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2];[.D2];[.G2];[.J2];[.M2];[.P2])" office:value-type="float" office:value="0.976666666666667" calcext:value-type="float">
            <text:p>0.976666666666667</text:p>
          </table:table-cell>
          <table:table-cell table:formula="of:=AVERAGE([.B2];[.E2];[.H2];[.K2];[.N2];[.Q2])"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AVERAGE([.A3];[.D3];[.G3];[.J3];[.M3];[.P3])" office:value-type="float" office:value="1.03666666666667" calcext:value-type="float">
            <text:p>1.03666666666667</text:p>
          </table:table-cell>
          <table:table-cell table:formula="of:=AVERAGE([.B3];[.E3];[.H3];[.K3];[.N3];[.Q3])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.92" calcext:value-type="float">
            <text:p>2.92</text:p>
          </table:table-cell>
          <table:table-cell/>
          <table:table-cell table:formula="of:=AVERAGE([.A4];[.D4];[.G4];[.J4];[.M4];[.P4])" office:value-type="float" office:value="1.09666666666667" calcext:value-type="float">
            <text:p>1.09666666666667</text:p>
          </table:table-cell>
          <table:table-cell table:formula="of:=AVERAGE([.B4];[.E4];[.H4];[.K4];[.N4];[.Q4])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64" calcext:value-type="float">
            <text:p>9.6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.33" calcext:value-type="float">
            <text:p>8.33</text:p>
          </table:table-cell>
          <table:table-cell/>
          <table:table-cell table:formula="of:=AVERAGE([.A5];[.D5];[.G5];[.J5];[.M5];[.P5])" office:value-type="float" office:value="1.18166666666667" calcext:value-type="float">
            <text:p>1.18166666666667</text:p>
          </table:table-cell>
          <table:table-cell table:formula="of:=AVERAGE([.B5];[.E5];[.H5];[.K5];[.N5];[.Q5])"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43" calcext:value-type="float">
            <text:p>19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/>
          <table:table-cell table:formula="of:=AVERAGE([.A6];[.D6];[.G6];[.J6];[.M6];[.P6])" office:value-type="float" office:value="1.26666666666667" calcext:value-type="float">
            <text:p>1.26666666666667</text:p>
          </table:table-cell>
          <table:table-cell table:formula="of:=AVERAGE([.B6];[.E6];[.H6];[.K6];[.N6];[.Q6])" office:value-type="float" office:value="10.475" calcext:value-type="float">
            <text:p>10.4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.94" calcext:value-type="float">
            <text:p>8.9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0.55" calcext:value-type="float">
            <text:p>30.5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0.88" calcext:value-type="float">
            <text:p>30.8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.73" calcext:value-type="float">
            <text:p>26.73</text:p>
          </table:table-cell>
          <table:table-cell/>
          <table:table-cell table:formula="of:=AVERAGE([.A7];[.D7];[.G7];[.J7];[.M7];[.P7])" office:value-type="float" office:value="1.36666666666667" calcext:value-type="float">
            <text:p>1.36666666666667</text:p>
          </table:table-cell>
          <table:table-cell table:formula="of:=AVERAGE([.B7];[.E7];[.H7];[.K7];[.N7];[.Q7])" office:value-type="float" office:value="18.0116666666667" calcext:value-type="float">
            <text:p>18.011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.92" calcext:value-type="float">
            <text:p>17.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1.68" calcext:value-type="float">
            <text:p>41.6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9.75" calcext:value-type="float">
            <text:p>19.7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37.01" calcext:value-type="float">
            <text:p>37.01</text:p>
          </table:table-cell>
          <table:table-cell/>
          <table:table-cell table:formula="of:=AVERAGE([.A8];[.D8];[.G8];[.J8];[.M8];[.P8])" office:value-type="float" office:value="1.46666666666667" calcext:value-type="float">
            <text:p>1.46666666666667</text:p>
          </table:table-cell>
          <table:table-cell table:formula="of:=AVERAGE([.B8];[.E8];[.H8];[.K8];[.N8];[.Q8])" office:value-type="float" office:value="27.1066666666667" calcext:value-type="float">
            <text:p>27.10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8.26" calcext:value-type="float">
            <text:p>28.2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07" calcext:value-type="float">
            <text:p>51.0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1.93" calcext:value-type="float">
            <text:p>11.9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1.06" calcext:value-type="float">
            <text:p>31.0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45" calcext:value-type="float">
            <text:p>51.4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6.58" calcext:value-type="float">
            <text:p>46.58</text:p>
          </table:table-cell>
          <table:table-cell/>
          <table:table-cell table:formula="of:=AVERAGE([.A9];[.D9];[.G9];[.J9];[.M9];[.P9])" office:value-type="float" office:value="1.56666666666667" calcext:value-type="float">
            <text:p>1.56666666666667</text:p>
          </table:table-cell>
          <table:table-cell table:formula="of:=AVERAGE([.B9];[.E9];[.H9];[.K9];[.N9];[.Q9])" office:value-type="float" office:value="36.725" calcext:value-type="float">
            <text:p>36.7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8.67" calcext:value-type="float">
            <text:p>38.6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8.93" calcext:value-type="float">
            <text:p>58.9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2.45" calcext:value-type="float">
            <text:p>22.4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2.15" calcext:value-type="float">
            <text:p>42.1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9.21" calcext:value-type="float">
            <text:p>59.2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4.93" calcext:value-type="float">
            <text:p>54.93</text:p>
          </table:table-cell>
          <table:table-cell/>
          <table:table-cell table:formula="of:=AVERAGE([.A10];[.D10];[.G10];[.J10];[.M10];[.P10])" office:value-type="float" office:value="1.66666666666667" calcext:value-type="float">
            <text:p>1.66666666666667</text:p>
          </table:table-cell>
          <table:table-cell table:formula="of:=AVERAGE([.B10];[.E10];[.H10];[.K10];[.N10];[.Q10])" office:value-type="float" office:value="46.0566666666667" calcext:value-type="float">
            <text:p>46.05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.44" calcext:value-type="float">
            <text:p>48.4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5.28" calcext:value-type="float">
            <text:p>65.2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1.83" calcext:value-type="float">
            <text:p>51.8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5.37" calcext:value-type="float">
            <text:p>65.3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1.65" calcext:value-type="float">
            <text:p>61.65</text:p>
          </table:table-cell>
          <table:table-cell/>
          <table:table-cell table:formula="of:=AVERAGE([.A11];[.D11];[.G11];[.J11];[.M11];[.P11])" office:value-type="float" office:value="1.76666666666667" calcext:value-type="float">
            <text:p>1.76666666666667</text:p>
          </table:table-cell>
          <table:table-cell table:formula="of:=AVERAGE([.B11];[.E11];[.H11];[.K11];[.N11];[.Q11])" office:value-type="float" office:value="54.4616666666667" calcext:value-type="float">
            <text:p>54.46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6.87" calcext:value-type="float">
            <text:p>56.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5.18" calcext:value-type="float">
            <text:p>45.1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59.51" calcext:value-type="float">
            <text:p>59.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.28" calcext:value-type="float">
            <text:p>70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21" calcext:value-type="float">
            <text:p>67.21</text:p>
          </table:table-cell>
          <table:table-cell/>
          <table:table-cell table:formula="of:=AVERAGE([.A12];[.D12];[.G12];[.J12];[.M12];[.P12])" office:value-type="float" office:value="1.86666666666667" calcext:value-type="float">
            <text:p>1.86666666666667</text:p>
          </table:table-cell>
          <table:table-cell table:formula="of:=AVERAGE([.B12];[.E12];[.H12];[.K12];[.N12];[.Q12])" office:value-type="float" office:value="61.525" calcext:value-type="float">
            <text:p>61.5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3.75" calcext:value-type="float">
            <text:p>63.7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3.94" calcext:value-type="float">
            <text:p>73.9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4.49" calcext:value-type="float">
            <text:p>54.4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6.04" calcext:value-type="float">
            <text:p>66.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4.06" calcext:value-type="float">
            <text:p>74.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1.33" calcext:value-type="float">
            <text:p>71.33</text:p>
          </table:table-cell>
          <table:table-cell/>
          <table:table-cell table:formula="of:=AVERAGE([.A13];[.D13];[.G13];[.J13];[.M13];[.P13])" office:value-type="float" office:value="1.96666666666667" calcext:value-type="float">
            <text:p>1.96666666666667</text:p>
          </table:table-cell>
          <table:table-cell table:formula="of:=AVERAGE([.B13];[.E13];[.H13];[.K13];[.N13];[.Q13])" office:value-type="float" office:value="67.2683333333333" calcext:value-type="float">
            <text:p>67.26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.74" calcext:value-type="float">
            <text:p>68.7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6.69" calcext:value-type="float">
            <text:p>76.6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62.07" calcext:value-type="float">
            <text:p>62.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.61" calcext:value-type="float">
            <text:p>70.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4.54" calcext:value-type="float">
            <text:p>74.54</text:p>
          </table:table-cell>
          <table:table-cell/>
          <table:table-cell table:formula="of:=AVERAGE([.A14];[.D14];[.G14];[.J14];[.M14];[.P14])" office:value-type="float" office:value="2.06666666666667" calcext:value-type="float">
            <text:p>2.06666666666667</text:p>
          </table:table-cell>
          <table:table-cell table:formula="of:=AVERAGE([.B14];[.E14];[.H14];[.K14];[.N14];[.Q14])" office:value-type="float" office:value="71.5916666666667" calcext:value-type="float">
            <text:p>71.591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2.79" calcext:value-type="float">
            <text:p>72.7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8.98" calcext:value-type="float">
            <text:p>78.9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68.19" calcext:value-type="float">
            <text:p>68.1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7.14" calcext:value-type="float">
            <text:p>77.14</text:p>
          </table:table-cell>
          <table:table-cell/>
          <table:table-cell table:formula="of:=AVERAGE([.A15];[.D15];[.G15];[.J15];[.M15];[.P15])" office:value-type="float" office:value="2.16666666666667" calcext:value-type="float">
            <text:p>2.16666666666667</text:p>
          </table:table-cell>
          <table:table-cell table:formula="of:=AVERAGE([.B15];[.E15];[.H15];[.K15];[.N15];[.Q15])" office:value-type="float" office:value="75.1716666666667" calcext:value-type="float">
            <text:p>75.17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61" calcext:value-type="float">
            <text:p>72.6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7.71" calcext:value-type="float">
            <text:p>77.7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9.06" calcext:value-type="float">
            <text:p>79.06</text:p>
          </table:table-cell>
          <table:table-cell/>
          <table:table-cell table:formula="of:=AVERAGE([.A16];[.D16];[.G16];[.J16];[.M16];[.P16])" office:value-type="float" office:value="2.26666666666667" calcext:value-type="float">
            <text:p>2.26666666666667</text:p>
          </table:table-cell>
          <table:table-cell table:formula="of:=AVERAGE([.B16];[.E16];[.H16];[.K16];[.N16];[.Q16])" office:value-type="float" office:value="77.7716666666667" calcext:value-type="float">
            <text:p>77.77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8.05" calcext:value-type="float">
            <text:p>78.0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9.72" calcext:value-type="float">
            <text:p>79.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0.5" calcext:value-type="float">
            <text:p>80.5</text:p>
          </table:table-cell>
          <table:table-cell/>
          <table:table-cell table:formula="of:=AVERAGE([.A17];[.D17];[.G17];[.J17];[.M17];[.P17])" office:value-type="float" office:value="2.36666666666667" calcext:value-type="float">
            <text:p>2.36666666666667</text:p>
          </table:table-cell>
          <table:table-cell table:formula="of:=AVERAGE([.B17];[.E17];[.H17];[.K17];[.N17];[.Q17])" office:value-type="float" office:value="79.83" calcext:value-type="float">
            <text:p>79.8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9.76" calcext:value-type="float">
            <text:p>79.7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81.28" calcext:value-type="float">
            <text:p>81.2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1.78" calcext:value-type="float">
            <text:p>81.78</text:p>
          </table:table-cell>
          <table:table-cell/>
          <table:table-cell table:formula="of:=AVERAGE([.A18];[.D18];[.G18];[.J18];[.M18];[.P18])" office:value-type="float" office:value="2.46666666666667" calcext:value-type="float">
            <text:p>2.46666666666667</text:p>
          </table:table-cell>
          <table:table-cell table:formula="of:=AVERAGE([.B18];[.E18];[.H18];[.K18];[.N18];[.Q18])" office:value-type="float" office:value="81.3966666666667" calcext:value-type="float">
            <text:p>81.39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1.03" calcext:value-type="float">
            <text:p>81.0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4.15" calcext:value-type="float">
            <text:p>84.1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80.74" calcext:value-type="float">
            <text:p>80.7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2.79" calcext:value-type="float">
            <text:p>82.7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2.84" calcext:value-type="float">
            <text:p>82.84</text:p>
          </table:table-cell>
          <table:table-cell/>
          <table:table-cell table:formula="of:=AVERAGE([.A19];[.D19];[.G19];[.J19];[.M19];[.P19])" office:value-type="float" office:value="2.56666666666667" calcext:value-type="float">
            <text:p>2.56666666666667</text:p>
          </table:table-cell>
          <table:table-cell table:formula="of:=AVERAGE([.B19];[.E19];[.H19];[.K19];[.N19];[.Q19])" office:value-type="float" office:value="82.6083333333333" calcext:value-type="float">
            <text:p>82.60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2.14" calcext:value-type="float">
            <text:p>82.1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82.32" calcext:value-type="float">
            <text:p>82.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3.91" calcext:value-type="float">
            <text:p>83.9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4.82" calcext:value-type="float">
            <text:p>84.8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3.7" calcext:value-type="float">
            <text:p>83.7</text:p>
          </table:table-cell>
          <table:table-cell/>
          <table:table-cell table:formula="of:=AVERAGE([.A20];[.D20];[.G20];[.J20];[.M20];[.P20])" office:value-type="float" office:value="2.66666666666667" calcext:value-type="float">
            <text:p>2.66666666666667</text:p>
          </table:table-cell>
          <table:table-cell table:formula="of:=AVERAGE([.B20];[.E20];[.H20];[.K20];[.N20];[.Q20])" office:value-type="float" office:value="83.6516666666667" calcext:value-type="float">
            <text:p>83.65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.57" calcext:value-type="float">
            <text:p>85.5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3.47" calcext:value-type="float">
            <text:p>83.4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4.77" calcext:value-type="float">
            <text:p>84.7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.39" calcext:value-type="float">
            <text:p>85.3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4.33" calcext:value-type="float">
            <text:p>84.33</text:p>
          </table:table-cell>
          <table:table-cell/>
          <table:table-cell table:formula="of:=AVERAGE([.A21];[.D21];[.G21];[.J21];[.M21];[.P21])" office:value-type="float" office:value="2.76666666666667" calcext:value-type="float">
            <text:p>2.76666666666667</text:p>
          </table:table-cell>
          <table:table-cell table:formula="of:=AVERAGE([.B21];[.E21];[.H21];[.K21];[.N21];[.Q21])" office:value-type="float" office:value="84.435" calcext:value-type="float">
            <text:p>84.43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3.97" calcext:value-type="float">
            <text:p>83.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4.43" calcext:value-type="float">
            <text:p>84.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.84" calcext:value-type="float">
            <text:p>84.84</text:p>
          </table:table-cell>
          <table:table-cell/>
          <table:table-cell table:formula="of:=AVERAGE([.A22];[.D22];[.G22];[.J22];[.M22];[.P22])" office:value-type="float" office:value="2.86666666666667" calcext:value-type="float">
            <text:p>2.86666666666667</text:p>
          </table:table-cell>
          <table:table-cell table:formula="of:=AVERAGE([.B22];[.E22];[.H22];[.K22];[.N22];[.Q22])" office:value-type="float" office:value="85.1516666666667" calcext:value-type="float">
            <text:p>85.15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6.55" calcext:value-type="float">
            <text:p>86.5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5.23" calcext:value-type="float">
            <text:p>85.2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6.29" calcext:value-type="float">
            <text:p>86.2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5.33" calcext:value-type="float">
            <text:p>85.33</text:p>
          </table:table-cell>
          <table:table-cell/>
          <table:table-cell table:formula="of:=AVERAGE([.A23];[.D23];[.G23];[.J23];[.M23];[.P23])" office:value-type="float" office:value="2.96666666666667" calcext:value-type="float">
            <text:p>2.96666666666667</text:p>
          </table:table-cell>
          <table:table-cell table:formula="of:=AVERAGE([.B23];[.E23];[.H23];[.K23];[.N23];[.Q23])" office:value-type="float" office:value="85.6933333333333" calcext:value-type="float">
            <text:p>85.69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.16" calcext:value-type="float">
            <text:p>85.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65" calcext:value-type="float">
            <text:p>86.6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5.75" calcext:value-type="float">
            <text:p>85.75</text:p>
          </table:table-cell>
          <table:table-cell/>
          <table:table-cell table:formula="of:=AVERAGE([.A24];[.D24];[.G24];[.J24];[.M24];[.P24])" office:value-type="float" office:value="3.06666666666667" calcext:value-type="float">
            <text:p>3.06666666666667</text:p>
          </table:table-cell>
          <table:table-cell table:formula="of:=AVERAGE([.B24];[.E24];[.H24];[.K24];[.N24];[.Q24])" office:value-type="float" office:value="86.17" calcext:value-type="float">
            <text:p>86.1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5.64" calcext:value-type="float">
            <text:p>85.6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6.41" calcext:value-type="float">
            <text:p>86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05" calcext:value-type="float">
            <text:p>87.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6.2" calcext:value-type="float">
            <text:p>86.2</text:p>
          </table:table-cell>
          <table:table-cell/>
          <table:table-cell table:formula="of:=AVERAGE([.A25];[.D25];[.G25];[.J25];[.M25];[.P25])" office:value-type="float" office:value="3.16666666666667" calcext:value-type="float">
            <text:p>3.16666666666667</text:p>
          </table:table-cell>
          <table:table-cell table:formula="of:=AVERAGE([.B25];[.E25];[.H25];[.K25];[.N25];[.Q25])" office:value-type="float" office:value="86.6216666666667" calcext:value-type="float">
            <text:p>86.62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6.01" calcext:value-type="float">
            <text:p>86.0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.91" calcext:value-type="float">
            <text:p>86.9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7.49" calcext:value-type="float">
            <text:p>87.4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59" calcext:value-type="float">
            <text:p>86.59</text:p>
          </table:table-cell>
          <table:table-cell/>
          <table:table-cell table:formula="of:=AVERAGE([.A26];[.D26];[.G26];[.J26];[.M26];[.P26])" office:value-type="float" office:value="3.26666666666667" calcext:value-type="float">
            <text:p>3.26666666666667</text:p>
          </table:table-cell>
          <table:table-cell table:formula="of:=AVERAGE([.B26];[.E26];[.H26];[.K26];[.N26];[.Q26])" office:value-type="float" office:value="87.0083333333333" calcext:value-type="float">
            <text:p>87.00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6.39" calcext:value-type="float">
            <text:p>86.3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7.33" calcext:value-type="float">
            <text:p>87.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7.75" calcext:value-type="float">
            <text:p>87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6.87" calcext:value-type="float">
            <text:p>86.87</text:p>
          </table:table-cell>
          <table:table-cell/>
          <table:table-cell table:formula="of:=AVERAGE([.A27];[.D27];[.G27];[.J27];[.M27];[.P27])" office:value-type="float" office:value="3.36666666666667" calcext:value-type="float">
            <text:p>3.36666666666667</text:p>
          </table:table-cell>
          <table:table-cell table:formula="of:=AVERAGE([.B27];[.E27];[.H27];[.K27];[.N27];[.Q27])" office:value-type="float" office:value="87.345" calcext:value-type="float">
            <text:p>87.34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6.77" calcext:value-type="float">
            <text:p>86.7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19" calcext:value-type="float">
            <text:p>88.1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8.06" calcext:value-type="float">
            <text:p>88.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17" calcext:value-type="float">
            <text:p>87.17</text:p>
          </table:table-cell>
          <table:table-cell/>
          <table:table-cell table:formula="of:=AVERAGE([.A28];[.D28];[.G28];[.J28];[.M28];[.P28])" office:value-type="float" office:value="3.46666666666667" calcext:value-type="float">
            <text:p>3.46666666666667</text:p>
          </table:table-cell>
          <table:table-cell table:formula="of:=AVERAGE([.B28];[.E28];[.H28];[.K28];[.N28];[.Q28])" office:value-type="float" office:value="87.64" calcext:value-type="float">
            <text:p>87.6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7.08" calcext:value-type="float">
            <text:p>87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8.53" calcext:value-type="float">
            <text:p>88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8.37" calcext:value-type="float">
            <text:p>88.3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8.29" calcext:value-type="float">
            <text:p>88.2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46" calcext:value-type="float">
            <text:p>87.46</text:p>
          </table:table-cell>
          <table:table-cell/>
          <table:table-cell table:formula="of:=AVERAGE([.A29];[.D29];[.G29];[.J29];[.M29];[.P29])" office:value-type="float" office:value="3.56666666666667" calcext:value-type="float">
            <text:p>3.56666666666667</text:p>
          </table:table-cell>
          <table:table-cell table:formula="of:=AVERAGE([.B29];[.E29];[.H29];[.K29];[.N29];[.Q29])" office:value-type="float" office:value="87.9433333333333" calcext:value-type="float">
            <text:p>87.94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8.81" calcext:value-type="float">
            <text:p>88.8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63" calcext:value-type="float">
            <text:p>88.6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8" calcext:value-type="float">
            <text:p>87.8</text:p>
          </table:table-cell>
          <table:table-cell/>
          <table:table-cell table:formula="of:=AVERAGE([.A30];[.D30];[.G30];[.J30];[.M30];[.P30])" office:value-type="float" office:value="3.66666666666667" calcext:value-type="float">
            <text:p>3.66666666666667</text:p>
          </table:table-cell>
          <table:table-cell table:formula="of:=AVERAGE([.B30];[.E30];[.H30];[.K30];[.N30];[.Q30])" office:value-type="float" office:value="88.2616666666667" calcext:value-type="float">
            <text:p>88.26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9.22" calcext:value-type="float">
            <text:p>89.2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98" calcext:value-type="float">
            <text:p>88.9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17" calcext:value-type="float">
            <text:p>88.17</text:p>
          </table:table-cell>
          <table:table-cell/>
          <table:table-cell table:formula="of:=AVERAGE([.A31];[.D31];[.G31];[.J31];[.M31];[.P31])" office:value-type="float" office:value="3.76666666666667" calcext:value-type="float">
            <text:p>3.76666666666667</text:p>
          </table:table-cell>
          <table:table-cell table:formula="of:=AVERAGE([.B31];[.E31];[.H31];[.K31];[.N31];[.Q31])" office:value-type="float" office:value="88.5983333333333" calcext:value-type="float">
            <text:p>88.59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8.05" calcext:value-type="float">
            <text:p>88.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.56" calcext:value-type="float">
            <text:p>89.5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8.86" calcext:value-type="float">
            <text:p>88.8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9.43" calcext:value-type="float">
            <text:p>89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73" calcext:value-type="float">
            <text:p>88.73</text:p>
          </table:table-cell>
          <table:table-cell/>
          <table:table-cell table:formula="of:=AVERAGE([.A32];[.D32];[.G32];[.J32];[.M32];[.P32])" office:value-type="float" office:value="3.86666666666667" calcext:value-type="float">
            <text:p>3.86666666666667</text:p>
          </table:table-cell>
          <table:table-cell table:formula="of:=AVERAGE([.B32];[.E32];[.H32];[.K32];[.N32];[.Q32])" office:value-type="float" office:value="88.9766666666667" calcext:value-type="float">
            <text:p>88.97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8.47" calcext:value-type="float">
            <text:p>88.4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97" calcext:value-type="float">
            <text:p>89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9.19" calcext:value-type="float">
            <text:p>89.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9.58" calcext:value-type="float">
            <text:p>89.5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96" calcext:value-type="float">
            <text:p>89.9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23" calcext:value-type="float">
            <text:p>89.23</text:p>
          </table:table-cell>
          <table:table-cell/>
          <table:table-cell table:formula="of:=AVERAGE([.A33];[.D33];[.G33];[.J33];[.M33];[.P33])" office:value-type="float" office:value="3.96666666666667" calcext:value-type="float">
            <text:p>3.96666666666667</text:p>
          </table:table-cell>
          <table:table-cell table:formula="of:=AVERAGE([.B33];[.E33];[.H33];[.K33];[.N33];[.Q33])"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78" calcext:value-type="float">
            <text:p>88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0.46" calcext:value-type="float">
            <text:p>90.4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9.54" calcext:value-type="float">
            <text:p>89.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12" calcext:value-type="float">
            <text:p>90.1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AVERAGE([.A34];[.D34];[.G34];[.J34];[.M34];[.P34])" office:value-type="float" office:value="4.06666666666667" calcext:value-type="float">
            <text:p>4.06666666666667</text:p>
          </table:table-cell>
          <table:table-cell table:formula="of:=AVERAGE([.B34];[.E34];[.H34];[.K34];[.N34];[.Q34])" office:value-type="float" office:value="89.885" calcext:value-type="float">
            <text:p>89.88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9.33" calcext:value-type="float">
            <text:p>89.3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97" calcext:value-type="float">
            <text:p>90.9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9.93" calcext:value-type="float">
            <text:p>89.9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90.56" calcext:value-type="float">
            <text:p>90.5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31" calcext:value-type="float">
            <text:p>90.31</text:p>
          </table:table-cell>
          <table:table-cell/>
          <table:table-cell table:formula="of:=AVERAGE([.A35];[.D35];[.G35];[.J35];[.M35];[.P35])" office:value-type="float" office:value="4.16666666666667" calcext:value-type="float">
            <text:p>4.16666666666667</text:p>
          </table:table-cell>
          <table:table-cell table:formula="of:=AVERAGE([.B35];[.E35];[.H35];[.K35];[.N35];[.Q35])" office:value-type="float" office:value="90.38" calcext:value-type="float">
            <text:p>90.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9.85" calcext:value-type="float">
            <text:p>89.8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1.53" calcext:value-type="float">
            <text:p>91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38" calcext:value-type="float">
            <text:p>90.3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1.12" calcext:value-type="float">
            <text:p>91.1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1.76" calcext:value-type="float">
            <text:p>91.7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91" calcext:value-type="float">
            <text:p>90.91</text:p>
          </table:table-cell>
          <table:table-cell/>
          <table:table-cell table:formula="of:=AVERAGE([.A36];[.D36];[.G36];[.J36];[.M36];[.P36])" office:value-type="float" office:value="4.26666666666667" calcext:value-type="float">
            <text:p>4.26666666666667</text:p>
          </table:table-cell>
          <table:table-cell table:formula="of:=AVERAGE([.B36];[.E36];[.H36];[.K36];[.N36];[.Q36])" office:value-type="float" office:value="90.925" calcext:value-type="float">
            <text:p>90.92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0.42" calcext:value-type="float">
            <text:p>90.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2.11" calcext:value-type="float">
            <text:p>92.1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90.87" calcext:value-type="float">
            <text:p>90.8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1.74" calcext:value-type="float">
            <text:p>91.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2.35" calcext:value-type="float">
            <text:p>92.3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5" calcext:value-type="float">
            <text:p>91.5</text:p>
          </table:table-cell>
          <table:table-cell/>
          <table:table-cell table:formula="of:=AVERAGE([.A37];[.D37];[.G37];[.J37];[.M37];[.P37])" office:value-type="float" office:value="4.36666666666667" calcext:value-type="float">
            <text:p>4.36666666666667</text:p>
          </table:table-cell>
          <table:table-cell table:formula="of:=AVERAGE([.B37];[.E37];[.H37];[.K37];[.N37];[.Q37])" office:value-type="float" office:value="91.4983333333333" calcext:value-type="float">
            <text:p>91.49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0.96" calcext:value-type="float">
            <text:p>90.9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75" calcext:value-type="float">
            <text:p>92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91.43" calcext:value-type="float">
            <text:p>91.4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2.27" calcext:value-type="float">
            <text:p>92.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91" calcext:value-type="float">
            <text:p>92.9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14" calcext:value-type="float">
            <text:p>92.14</text:p>
          </table:table-cell>
          <table:table-cell/>
          <table:table-cell table:formula="of:=AVERAGE([.A38];[.D38];[.G38];[.J38];[.M38];[.P38])" office:value-type="float" office:value="4.46666666666667" calcext:value-type="float">
            <text:p>4.46666666666667</text:p>
          </table:table-cell>
          <table:table-cell table:formula="of:=AVERAGE([.B38];[.E38];[.H38];[.K38];[.N38];[.Q38])" office:value-type="float" office:value="92.0766666666667" calcext:value-type="float">
            <text:p>92.076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1.51" calcext:value-type="float">
            <text:p>91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3.34" calcext:value-type="float">
            <text:p>93.3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1.92" calcext:value-type="float">
            <text:p>91.9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2.84" calcext:value-type="float">
            <text:p>92.8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76" calcext:value-type="float">
            <text:p>92.76</text:p>
          </table:table-cell>
          <table:table-cell/>
          <table:table-cell table:formula="of:=AVERAGE([.A39];[.D39];[.G39];[.J39];[.M39];[.P39])" office:value-type="float" office:value="4.56666666666667" calcext:value-type="float">
            <text:p>4.56666666666667</text:p>
          </table:table-cell>
          <table:table-cell table:formula="of:=AVERAGE([.B39];[.E39];[.H39];[.K39];[.N39];[.Q39])" office:value-type="float" office:value="92.6483333333333" calcext:value-type="float">
            <text:p>92.648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2.02" calcext:value-type="float">
            <text:p>92.0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91" calcext:value-type="float">
            <text:p>93.9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3.42" calcext:value-type="float">
            <text:p>93.4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36" calcext:value-type="float">
            <text:p>93.36</text:p>
          </table:table-cell>
          <table:table-cell/>
          <table:table-cell table:formula="of:=AVERAGE([.A40];[.D40];[.G40];[.J40];[.M40];[.P40])" office:value-type="float" office:value="4.66666666666667" calcext:value-type="float">
            <text:p>4.66666666666667</text:p>
          </table:table-cell>
          <table:table-cell table:formula="of:=AVERAGE([.B40];[.E40];[.H40];[.K40];[.N40];[.Q40])" office:value-type="float" office:value="93.2266666666667" calcext:value-type="float">
            <text:p>93.22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2.68" calcext:value-type="float">
            <text:p>92.6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3.16" calcext:value-type="float">
            <text:p>93.1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89" calcext:value-type="float">
            <text:p>93.89</text:p>
          </table:table-cell>
          <table:table-cell/>
          <table:table-cell table:formula="of:=AVERAGE([.A41];[.D41];[.G41];[.J41];[.M41];[.P41])" office:value-type="float" office:value="4.76666666666667" calcext:value-type="float">
            <text:p>4.76666666666667</text:p>
          </table:table-cell>
          <table:table-cell table:formula="of:=AVERAGE([.B41];[.E41];[.H41];[.K41];[.N41];[.Q41])"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3.32" calcext:value-type="float">
            <text:p>93.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4.58" calcext:value-type="float">
            <text:p>94.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39" calcext:value-type="float">
            <text:p>94.39</text:p>
          </table:table-cell>
          <table:table-cell/>
          <table:table-cell table:formula="of:=AVERAGE([.A42];[.D42];[.G42];[.J42];[.M42];[.P42])" office:value-type="float" office:value="4.86666666666667" calcext:value-type="float">
            <text:p>4.86666666666667</text:p>
          </table:table-cell>
          <table:table-cell table:formula="of:=AVERAGE([.B42];[.E42];[.H42];[.K42];[.N42];[.Q42])" office:value-type="float" office:value="94.3216666666667" calcext:value-type="float">
            <text:p>94.321666666666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.94" calcext:value-type="float">
            <text:p>93.9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43" calcext:value-type="float">
            <text:p>95.4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39" calcext:value-type="float">
            <text:p>95.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92" calcext:value-type="float">
            <text:p>94.92</text:p>
          </table:table-cell>
          <table:table-cell/>
          <table:table-cell table:formula="of:=AVERAGE([.A43];[.D43];[.G43];[.J43];[.M43];[.P43])" office:value-type="float" office:value="4.96666666666667" calcext:value-type="float">
            <text:p>4.96666666666667</text:p>
          </table:table-cell>
          <table:table-cell table:formula="of:=AVERAGE([.B43];[.E43];[.H43];[.K43];[.N43];[.Q43])" office:value-type="float" office:value="94.8516666666667" calcext:value-type="float">
            <text:p>94.85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.44" calcext:value-type="float">
            <text:p>94.4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45" calcext:value-type="float">
            <text:p>95.45</text:p>
          </table:table-cell>
          <table:table-cell/>
          <table:table-cell table:formula="of:=AVERAGE([.A44];[.D44];[.G44];[.J44];[.M44];[.P44])" office:value-type="float" office:value="5.06666666666667" calcext:value-type="float">
            <text:p>5.06666666666667</text:p>
          </table:table-cell>
          <table:table-cell table:formula="of:=AVERAGE([.B44];[.E44];[.H44];[.K44];[.N44];[.Q44])" office:value-type="float" office:value="95.3566666666667" calcext:value-type="float">
            <text:p>95.35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74" calcext:value-type="float">
            <text:p>95.74</text:p>
          </table:table-cell>
          <table:table-cell/>
          <table:table-cell table:formula="of:=AVERAGE([.A45];[.D45];[.G45];[.J45];[.M45];[.P45])" office:value-type="float" office:value="5.16666666666667" calcext:value-type="float">
            <text:p>5.16666666666667</text:p>
          </table:table-cell>
          <table:table-cell table:formula="of:=AVERAGE([.B45];[.E45];[.H45];[.K45];[.N45];[.Q45])" office:value-type="float" office:value="95.7633333333333" calcext:value-type="float">
            <text:p>95.763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16" calcext:value-type="float">
            <text:p>96.16</text:p>
          </table:table-cell>
          <table:table-cell/>
          <table:table-cell table:formula="of:=AVERAGE([.A46];[.D46];[.G46];[.J46];[.M46];[.P46])" office:value-type="float" office:value="5.26666666666667" calcext:value-type="float">
            <text:p>5.26666666666667</text:p>
          </table:table-cell>
          <table:table-cell table:formula="of:=AVERAGE([.B46];[.E46];[.H46];[.K46];[.N46];[.Q46])" office:value-type="float" office:value="96.155" calcext:value-type="float">
            <text:p>96.15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37" calcext:value-type="float">
            <text:p>96.37</text:p>
          </table:table-cell>
          <table:table-cell/>
          <table:table-cell table:formula="of:=AVERAGE([.A47];[.D47];[.G47];[.J47];[.M47];[.P47])" office:value-type="float" office:value="5.36666666666667" calcext:value-type="float">
            <text:p>5.36666666666667</text:p>
          </table:table-cell>
          <table:table-cell table:formula="of:=AVERAGE([.B47];[.E47];[.H47];[.K47];[.N47];[.Q47])" office:value-type="float" office:value="96.4516666666667" calcext:value-type="float">
            <text:p>96.451666666666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65" calcext:value-type="float">
            <text:p>96.65</text:p>
          </table:table-cell>
          <table:table-cell/>
          <table:table-cell table:formula="of:=AVERAGE([.A48];[.D48];[.G48];[.J48];[.M48];[.P48])" office:value-type="float" office:value="5.46666666666667" calcext:value-type="float">
            <text:p>5.46666666666667</text:p>
          </table:table-cell>
          <table:table-cell table:formula="of:=AVERAGE([.B48];[.E48];[.H48];[.K48];[.N48];[.Q48])" office:value-type="float" office:value="96.7583333333333" calcext:value-type="float">
            <text:p>96.75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49];[.D49];[.G49];[.J49];[.M49];[.P49])" office:value-type="float" office:value="5.56666666666667" calcext:value-type="float">
            <text:p>5.56666666666667</text:p>
          </table:table-cell>
          <table:table-cell table:formula="of:=AVERAGE([.B49];[.E49];[.H49];[.K49];[.N49];[.Q49])" office:value-type="float" office:value="96.9866666666667" calcext:value-type="float">
            <text:p>96.98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50];[.D50];[.G50];[.J50];[.M50];[.P50])" office:value-type="float" office:value="5.66666666666667" calcext:value-type="float">
            <text:p>5.66666666666667</text:p>
          </table:table-cell>
          <table:table-cell table:formula="of:=AVERAGE([.B50];[.E50];[.H50];[.K50];[.N50];[.Q50])" office:value-type="float" office:value="97.2066666666667" calcext:value-type="float">
            <text:p>97.20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23" calcext:value-type="float">
            <text:p>97.23</text:p>
          </table:table-cell>
          <table:table-cell/>
          <table:table-cell table:formula="of:=AVERAGE([.A51];[.D51];[.G51];[.J51];[.M51];[.P51])" office:value-type="float" office:value="5.76666666666667" calcext:value-type="float">
            <text:p>5.76666666666667</text:p>
          </table:table-cell>
          <table:table-cell table:formula="of:=AVERAGE([.B51];[.E51];[.H51];[.K51];[.N51];[.Q51])" office:value-type="float" office:value="97.4233333333333" calcext:value-type="float">
            <text:p>97.42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7.25" calcext:value-type="float">
            <text:p>97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37" calcext:value-type="float">
            <text:p>97.37</text:p>
          </table:table-cell>
          <table:table-cell/>
          <table:table-cell table:formula="of:=AVERAGE([.A52];[.D52];[.G52];[.J52];[.M52];[.P52])" office:value-type="float" office:value="5.86666666666667" calcext:value-type="float">
            <text:p>5.86666666666667</text:p>
          </table:table-cell>
          <table:table-cell table:formula="of:=AVERAGE([.B52];[.E52];[.H52];[.K52];[.N52];[.Q52])" office:value-type="float" office:value="97.6016666666667" calcext:value-type="float">
            <text:p>97.60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49" calcext:value-type="float">
            <text:p>97.49</text:p>
          </table:table-cell>
          <table:table-cell/>
          <table:table-cell table:formula="of:=AVERAGE([.A53];[.D53];[.G53];[.J53];[.M53];[.P53])" office:value-type="float" office:value="5.96666666666667" calcext:value-type="float">
            <text:p>5.96666666666667</text:p>
          </table:table-cell>
          <table:table-cell table:formula="of:=AVERAGE([.B53];[.E53];[.H53];[.K53];[.N53];[.Q53])" office:value-type="float" office:value="97.7366666666667" calcext:value-type="float">
            <text:p>97.73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6" calcext:value-type="float">
            <text:p>97.6</text:p>
          </table:table-cell>
          <table:table-cell/>
          <table:table-cell table:formula="of:=AVERAGE([.A54];[.D54];[.G54];[.J54];[.M54];[.P54])" office:value-type="float" office:value="6.06666666666667" calcext:value-type="float">
            <text:p>6.06666666666667</text:p>
          </table:table-cell>
          <table:table-cell table:formula="of:=AVERAGE([.B54];[.E54];[.H54];[.K54];[.N54];[.Q54])" office:value-type="float" office:value="97.8516666666667" calcext:value-type="float">
            <text:p>97.851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7" calcext:value-type="float">
            <text:p>97.7</text:p>
          </table:table-cell>
          <table:table-cell/>
          <table:table-cell table:formula="of:=AVERAGE([.A55];[.D55];[.G55];[.J55];[.M55];[.P55])" office:value-type="float" office:value="6.16666666666667" calcext:value-type="float">
            <text:p>6.16666666666667</text:p>
          </table:table-cell>
          <table:table-cell table:formula="of:=AVERAGE([.B55];[.E55];[.H55];[.K55];[.N55];[.Q55])" office:value-type="float" office:value="97.9516666666667" calcext:value-type="float">
            <text:p>97.95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79" calcext:value-type="float">
            <text:p>97.79</text:p>
          </table:table-cell>
          <table:table-cell/>
          <table:table-cell table:formula="of:=AVERAGE([.A56];[.D56];[.G56];[.J56];[.M56];[.P56])" office:value-type="float" office:value="6.26666666666667" calcext:value-type="float">
            <text:p>6.26666666666667</text:p>
          </table:table-cell>
          <table:table-cell table:formula="of:=AVERAGE([.B56];[.E56];[.H56];[.K56];[.N56];[.Q56])" office:value-type="float" office:value="98.055" calcext:value-type="float">
            <text:p>98.05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57];[.D57];[.G57];[.J57];[.M57];[.P57])" office:value-type="float" office:value="6.36666666666667" calcext:value-type="float">
            <text:p>6.36666666666667</text:p>
          </table:table-cell>
          <table:table-cell table:formula="of:=AVERAGE([.B57];[.E57];[.H57];[.K57];[.N57];[.Q57])" office:value-type="float" office:value="98.1416666666667" calcext:value-type="float">
            <text:p>98.14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58];[.D58];[.G58];[.J58];[.M58];[.P58])" office:value-type="float" office:value="6.46666666666667" calcext:value-type="float">
            <text:p>6.46666666666667</text:p>
          </table:table-cell>
          <table:table-cell table:formula="of:=AVERAGE([.B58];[.E58];[.H58];[.K58];[.N58];[.Q58])" office:value-type="float" office:value="98.225" calcext:value-type="float">
            <text:p>98.2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59];[.D59];[.G59];[.J59];[.M59];[.P59])" office:value-type="float" office:value="6.56666666666667" calcext:value-type="float">
            <text:p>6.56666666666667</text:p>
          </table:table-cell>
          <table:table-cell table:formula="of:=AVERAGE([.B59];[.E59];[.H59];[.K59];[.N59];[.Q59])" office:value-type="float" office:value="98.29" calcext:value-type="float">
            <text:p>98.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60];[.D60];[.G60];[.J60];[.M60];[.P60])" office:value-type="float" office:value="6.66666666666667" calcext:value-type="float">
            <text:p>6.66666666666667</text:p>
          </table:table-cell>
          <table:table-cell table:formula="of:=AVERAGE([.B60];[.E60];[.H60];[.K60];[.N60];[.Q60])" office:value-type="float" office:value="98.3533333333333" calcext:value-type="float">
            <text:p>98.35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61];[.D61];[.G61];[.J61];[.M61];[.P61])" office:value-type="float" office:value="6.76666666666667" calcext:value-type="float">
            <text:p>6.76666666666667</text:p>
          </table:table-cell>
          <table:table-cell table:formula="of:=AVERAGE([.B61];[.E61];[.H61];[.K61];[.N61];[.Q61])" office:value-type="float" office:value="98.4166666666667" calcext:value-type="float">
            <text:p>98.41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26" calcext:value-type="float">
            <text:p>98.26</text:p>
          </table:table-cell>
          <table:table-cell/>
          <table:table-cell table:formula="of:=AVERAGE([.A62];[.D62];[.G62];[.J62];[.M62];[.P62])" office:value-type="float" office:value="6.86666666666667" calcext:value-type="float">
            <text:p>6.86666666666667</text:p>
          </table:table-cell>
          <table:table-cell table:formula="of:=AVERAGE([.B62];[.E62];[.H62];[.K62];[.N62];[.Q62])"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33" calcext:value-type="float">
            <text:p>98.33</text:p>
          </table:table-cell>
          <table:table-cell/>
          <table:table-cell table:formula="of:=AVERAGE([.A63];[.D63];[.G63];[.J63];[.M63];[.P63])" office:value-type="float" office:value="6.96666666666667" calcext:value-type="float">
            <text:p>6.96666666666667</text:p>
          </table:table-cell>
          <table:table-cell table:formula="of:=AVERAGE([.B63];[.E63];[.H63];[.K63];[.N63];[.Q63])" office:value-type="float" office:value="98.5283333333333" calcext:value-type="float">
            <text:p>98.52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37" calcext:value-type="float">
            <text:p>98.37</text:p>
          </table:table-cell>
          <table:table-cell/>
          <table:table-cell table:formula="of:=AVERAGE([.A64];[.D64];[.G64];[.J64];[.M64];[.P64])" office:value-type="float" office:value="7.06666666666667" calcext:value-type="float">
            <text:p>7.06666666666667</text:p>
          </table:table-cell>
          <table:table-cell table:formula="of:=AVERAGE([.B64];[.E64];[.H64];[.K64];[.N64];[.Q64])" office:value-type="float" office:value="98.5816666666667" calcext:value-type="float">
            <text:p>98.58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42" calcext:value-type="float">
            <text:p>98.42</text:p>
          </table:table-cell>
          <table:table-cell/>
          <table:table-cell table:formula="of:=AVERAGE([.A65];[.D65];[.G65];[.J65];[.M65];[.P65])" office:value-type="float" office:value="7.16666666666667" calcext:value-type="float">
            <text:p>7.16666666666667</text:p>
          </table:table-cell>
          <table:table-cell table:formula="of:=AVERAGE([.B65];[.E65];[.H65];[.K65];[.N65];[.Q65])" office:value-type="float" office:value="98.63" calcext:value-type="float">
            <text:p>98.6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7" calcext:value-type="float">
            <text:p>98.47</text:p>
          </table:table-cell>
          <table:table-cell/>
          <table:table-cell table:formula="of:=AVERAGE([.A66];[.D66];[.G66];[.J66];[.M66];[.P66])" office:value-type="float" office:value="7.26666666666667" calcext:value-type="float">
            <text:p>7.26666666666667</text:p>
          </table:table-cell>
          <table:table-cell table:formula="of:=AVERAGE([.B66];[.E66];[.H66];[.K66];[.N66];[.Q66])" office:value-type="float" office:value="98.68" calcext:value-type="float">
            <text:p>98.6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9" calcext:value-type="float">
            <text:p>98.49</text:p>
          </table:table-cell>
          <table:table-cell/>
          <table:table-cell table:formula="of:=AVERAGE([.A67];[.D67];[.G67];[.J67];[.M67];[.P67])" office:value-type="float" office:value="7.36666666666667" calcext:value-type="float">
            <text:p>7.36666666666667</text:p>
          </table:table-cell>
          <table:table-cell table:formula="of:=AVERAGE([.B67];[.E67];[.H67];[.K67];[.N67];[.Q67])" office:value-type="float" office:value="98.7166666666667" calcext:value-type="float">
            <text:p>98.71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68];[.D68];[.G68];[.J68];[.M68];[.P68])" office:value-type="float" office:value="7.46666666666667" calcext:value-type="float">
            <text:p>7.46666666666667</text:p>
          </table:table-cell>
          <table:table-cell table:formula="of:=AVERAGE([.B68];[.E68];[.H68];[.K68];[.N68];[.Q68])" office:value-type="float" office:value="98.7616666666667" calcext:value-type="float">
            <text:p>98.76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69];[.D69];[.G69];[.J69];[.M69];[.P69])" office:value-type="float" office:value="7.56666666666667" calcext:value-type="float">
            <text:p>7.56666666666667</text:p>
          </table:table-cell>
          <table:table-cell table:formula="of:=AVERAGE([.B69];[.E69];[.H69];[.K69];[.N69];[.Q69])" office:value-type="float" office:value="98.8016666666667" calcext:value-type="float">
            <text:p>98.80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70];[.D70];[.G70];[.J70];[.M70];[.P70])" office:value-type="float" office:value="7.66666666666667" calcext:value-type="float">
            <text:p>7.66666666666667</text:p>
          </table:table-cell>
          <table:table-cell table:formula="of:=AVERAGE([.B70];[.E70];[.H70];[.K70];[.N70];[.Q70])" office:value-type="float" office:value="98.8433333333333" calcext:value-type="float">
            <text:p>98.84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71];[.D71];[.G71];[.J71];[.M71];[.P71])" office:value-type="float" office:value="7.76666666666667" calcext:value-type="float">
            <text:p>7.76666666666667</text:p>
          </table:table-cell>
          <table:table-cell table:formula="of:=AVERAGE([.B71];[.E71];[.H71];[.K71];[.N71];[.Q71])" office:value-type="float" office:value="98.87" calcext:value-type="float">
            <text:p>98.8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72];[.D72];[.G72];[.J72];[.M72];[.P72])" office:value-type="float" office:value="7.86666666666667" calcext:value-type="float">
            <text:p>7.86666666666667</text:p>
          </table:table-cell>
          <table:table-cell table:formula="of:=AVERAGE([.B72];[.E72];[.H72];[.K72];[.N72];[.Q72])" office:value-type="float" office:value="98.9083333333334" calcext:value-type="float">
            <text:p>98.908333333333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73];[.D73];[.G73];[.J73];[.M73];[.P73])" office:value-type="float" office:value="7.96666666666667" calcext:value-type="float">
            <text:p>7.96666666666667</text:p>
          </table:table-cell>
          <table:table-cell table:formula="of:=AVERAGE([.B73];[.E73];[.H73];[.K73];[.N73];[.Q73])" office:value-type="float" office:value="98.9416666666667" calcext:value-type="float">
            <text:p>98.94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74];[.D74];[.G74];[.J74];[.M74];[.P74])" office:value-type="float" office:value="8.06666666666667" calcext:value-type="float">
            <text:p>8.06666666666667</text:p>
          </table:table-cell>
          <table:table-cell table:formula="of:=AVERAGE([.B74];[.E74];[.H74];[.K74];[.N74];[.Q74])" office:value-type="float" office:value="98.9816666666667" calcext:value-type="float">
            <text:p>98.981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75];[.D75];[.G75];[.J75];[.M75];[.P75])" office:value-type="float" office:value="8.16666666666667" calcext:value-type="float">
            <text:p>8.16666666666667</text:p>
          </table:table-cell>
          <table:table-cell table:formula="of:=AVERAGE([.B75];[.E75];[.H75];[.K75];[.N75];[.Q75])" office:value-type="float" office:value="99.015" calcext:value-type="float">
            <text:p>99.01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76];[.D76];[.G76];[.J76];[.M76];[.P76])" office:value-type="float" office:value="8.26666666666667" calcext:value-type="float">
            <text:p>8.26666666666667</text:p>
          </table:table-cell>
          <table:table-cell table:formula="of:=AVERAGE([.B76];[.E76];[.H76];[.K76];[.N76];[.Q76])" office:value-type="float" office:value="99.0433333333333" calcext:value-type="float">
            <text:p>99.043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77];[.D77];[.G77];[.J77];[.M77];[.P77])" office:value-type="float" office:value="8.36666666666667" calcext:value-type="float">
            <text:p>8.36666666666667</text:p>
          </table:table-cell>
          <table:table-cell table:formula="of:=AVERAGE([.B77];[.E77];[.H77];[.K77];[.N77];[.Q77])" office:value-type="float" office:value="99.0833333333333" calcext:value-type="float">
            <text:p>99.083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78];[.D78];[.G78];[.J78];[.M78];[.P78])" office:value-type="float" office:value="8.46666666666667" calcext:value-type="float">
            <text:p>8.46666666666667</text:p>
          </table:table-cell>
          <table:table-cell table:formula="of:=AVERAGE([.B78];[.E78];[.H78];[.K78];[.N78];[.Q78])" office:value-type="float" office:value="99.115" calcext:value-type="float">
            <text:p>99.11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79];[.D79];[.G79];[.J79];[.M79];[.P79])" office:value-type="float" office:value="8.58333333333333" calcext:value-type="float">
            <text:p>8.58333333333333</text:p>
          </table:table-cell>
          <table:table-cell table:formula="of:=AVERAGE([.B79];[.E79];[.H79];[.K79];[.N79];[.Q79])" office:value-type="float" office:value="99.145" calcext:value-type="float">
            <text:p>99.14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80];[.D80];[.G80];[.J80];[.M80];[.P80])" office:value-type="float" office:value="8.68333333333334" calcext:value-type="float">
            <text:p>8.68333333333334</text:p>
          </table:table-cell>
          <table:table-cell table:formula="of:=AVERAGE([.B80];[.E80];[.H80];[.K80];[.N80];[.Q80])" office:value-type="float" office:value="99.1766666666667" calcext:value-type="float">
            <text:p>99.17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81];[.D81];[.G81];[.J81];[.M81];[.P81])" office:value-type="float" office:value="8.78333333333333" calcext:value-type="float">
            <text:p>8.78333333333333</text:p>
          </table:table-cell>
          <table:table-cell table:formula="of:=AVERAGE([.B81];[.E81];[.H81];[.K81];[.N81];[.Q81])" office:value-type="float" office:value="99.2083333333333" calcext:value-type="float">
            <text:p>99.20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82];[.D82];[.G82];[.J82];[.M82];[.P82])" office:value-type="float" office:value="8.88333333333333" calcext:value-type="float">
            <text:p>8.88333333333333</text:p>
          </table:table-cell>
          <table:table-cell table:formula="of:=AVERAGE([.B82];[.E82];[.H82];[.K82];[.N82];[.Q82])" office:value-type="float" office:value="99.2316666666667" calcext:value-type="float">
            <text:p>99.231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83];[.D83];[.G83];[.J83];[.M83];[.P83])" office:value-type="float" office:value="8.98333333333333" calcext:value-type="float">
            <text:p>8.98333333333333</text:p>
          </table:table-cell>
          <table:table-cell table:formula="of:=AVERAGE([.B83];[.E83];[.H83];[.K83];[.N83];[.Q83])" office:value-type="float" office:value="99.2566666666667" calcext:value-type="float">
            <text:p>99.25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84];[.D84];[.G84];[.J84];[.M84];[.P84])" office:value-type="float" office:value="9.08333333333333" calcext:value-type="float">
            <text:p>9.08333333333333</text:p>
          </table:table-cell>
          <table:table-cell table:formula="of:=AVERAGE([.B84];[.E84];[.H84];[.K84];[.N84];[.Q84])" office:value-type="float" office:value="99.2716666666667" calcext:value-type="float">
            <text:p>99.27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8" calcext:value-type="float">
            <text:p>99.18</text:p>
          </table:table-cell>
          <table:table-cell/>
          <table:table-cell table:formula="of:=AVERAGE([.A85];[.D85];[.G85];[.J85];[.M85];[.P85])" office:value-type="float" office:value="9.18333333333334" calcext:value-type="float">
            <text:p>9.18333333333334</text:p>
          </table:table-cell>
          <table:table-cell table:formula="of:=AVERAGE([.B85];[.E85];[.H85];[.K85];[.N85];[.Q85])" office:value-type="float" office:value="99.305" calcext:value-type="float">
            <text:p>99.30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2" calcext:value-type="float">
            <text:p>99.22</text:p>
          </table:table-cell>
          <table:table-cell/>
          <table:table-cell table:formula="of:=AVERAGE([.A86];[.D86];[.G86];[.J86];[.M86];[.P86])" office:value-type="float" office:value="9.28333333333333" calcext:value-type="float">
            <text:p>9.28333333333333</text:p>
          </table:table-cell>
          <table:table-cell table:formula="of:=AVERAGE([.B86];[.E86];[.H86];[.K86];[.N86];[.Q86])"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4" calcext:value-type="float">
            <text:p>99.24</text:p>
          </table:table-cell>
          <table:table-cell/>
          <table:table-cell table:formula="of:=AVERAGE([.A87];[.D87];[.G87];[.J87];[.M87];[.P87])" office:value-type="float" office:value="9.38333333333333" calcext:value-type="float">
            <text:p>9.38333333333333</text:p>
          </table:table-cell>
          <table:table-cell table:formula="of:=AVERAGE([.B87];[.E87];[.H87];[.K87];[.N87];[.Q87])" office:value-type="float" office:value="99.3533333333333" calcext:value-type="float">
            <text:p>99.35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8" calcext:value-type="float">
            <text:p>99.28</text:p>
          </table:table-cell>
          <table:table-cell/>
          <table:table-cell table:formula="of:=AVERAGE([.A88];[.D88];[.G88];[.J88];[.M88];[.P88])" office:value-type="float" office:value="9.48333333333333" calcext:value-type="float">
            <text:p>9.48333333333333</text:p>
          </table:table-cell>
          <table:table-cell table:formula="of:=AVERAGE([.B88];[.E88];[.H88];[.K88];[.N88];[.Q88])" office:value-type="float" office:value="99.3766666666667" calcext:value-type="float">
            <text:p>99.37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89];[.D89];[.G89];[.J89];[.M89];[.P89])" office:value-type="float" office:value="9.61666666666667" calcext:value-type="float">
            <text:p>9.61666666666667</text:p>
          </table:table-cell>
          <table:table-cell table:formula="of:=AVERAGE([.B89];[.E89];[.H89];[.K89];[.N89];[.Q89])" office:value-type="float" office:value="99.3966666666667" calcext:value-type="float">
            <text:p>99.39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2" calcext:value-type="float">
            <text:p>99.32</text:p>
          </table:table-cell>
          <table:table-cell/>
          <table:table-cell table:formula="of:=AVERAGE([.A90];[.D90];[.G90];[.J90];[.M90];[.P90])" office:value-type="float" office:value="9.71666666666667" calcext:value-type="float">
            <text:p>9.71666666666667</text:p>
          </table:table-cell>
          <table:table-cell table:formula="of:=AVERAGE([.B90];[.E90];[.H90];[.K90];[.N90];[.Q90])" office:value-type="float" office:value="99.4133333333333" calcext:value-type="float">
            <text:p>99.41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3" calcext:value-type="float">
            <text:p>99.33</text:p>
          </table:table-cell>
          <table:table-cell/>
          <table:table-cell table:formula="of:=AVERAGE([.A91];[.D91];[.G91];[.J91];[.M91];[.P91])" office:value-type="float" office:value="9.81666666666667" calcext:value-type="float">
            <text:p>9.81666666666667</text:p>
          </table:table-cell>
          <table:table-cell table:formula="of:=AVERAGE([.B91];[.E91];[.H91];[.K91];[.N91];[.Q91])" office:value-type="float" office:value="99.4533333333333" calcext:value-type="float">
            <text:p>99.45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1" calcext:value-type="float">
            <text:p>99.41</text:p>
          </table:table-cell>
          <table:table-cell/>
          <table:table-cell table:formula="of:=AVERAGE([.A92];[.D92];[.G92];[.J92];[.M92];[.P92])" office:value-type="float" office:value="10.0666666666667" calcext:value-type="float">
            <text:p>10.0666666666667</text:p>
          </table:table-cell>
          <table:table-cell table:formula="of:=AVERAGE([.B92];[.E92];[.H92];[.K92];[.N92];[.Q92])" office:value-type="float" office:value="99.5083333333333" calcext:value-type="float">
            <text:p>99.50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93];[.D93];[.G93];[.J93];[.M93];[.P93])" office:value-type="float" office:value="10.6166666666667" calcext:value-type="float">
            <text:p>10.6166666666667</text:p>
          </table:table-cell>
          <table:table-cell table:formula="of:=AVERAGE([.B93];[.E93];[.H93];[.K93];[.N93];[.Q93])" office:value-type="float" office:value="99.5816666666667" calcext:value-type="float">
            <text:p>99.58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3" calcext:value-type="float">
            <text:p>99.63</text:p>
          </table:table-cell>
          <table:table-cell/>
          <table:table-cell table:formula="of:=AVERAGE([.A94];[.D94];[.G94];[.J94];[.M94];[.P94])" office:value-type="float" office:value="11.3166666666667" calcext:value-type="float">
            <text:p>11.3166666666667</text:p>
          </table:table-cell>
          <table:table-cell table:formula="of:=AVERAGE([.B94];[.E94];[.H94];[.K94];[.N94];[.Q94])" office:value-type="float" office:value="99.6633333333334" calcext:value-type="float">
            <text:p>99.6633333333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95];[.D95];[.G95];[.J95];[.M95];[.P95])" office:value-type="float" office:value="12.1666666666667" calcext:value-type="float">
            <text:p>12.1666666666667</text:p>
          </table:table-cell>
          <table:table-cell table:formula="of:=AVERAGE([.B95];[.E95];[.H95];[.K95];[.N95];[.Q95])"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table:formula="of:=AVERAGE([.A96];[.D96];[.G96];[.J96];[.M96];[.P96])" office:value-type="float" office:value="13.1666666666667" calcext:value-type="float">
            <text:p>13.1666666666667</text:p>
          </table:table-cell>
          <table:table-cell table:formula="of:=AVERAGE([.B96];[.E96];[.H96];[.K96];[.N96];[.Q96])" office:value-type="float" office:value="99.7933333333333" calcext:value-type="float">
            <text:p>99.79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97];[.D97];[.G97];[.J97];[.M97];[.P97])" office:value-type="float" office:value="14.1666666666667" calcext:value-type="float">
            <text:p>14.1666666666667</text:p>
          </table:table-cell>
          <table:table-cell table:formula="of:=AVERAGE([.B97];[.E97];[.H97];[.K97];[.N97];[.Q97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98];[.D98];[.G98];[.J98];[.M98];[.P98])" office:value-type="float" office:value="15.1666666666667" calcext:value-type="float">
            <text:p>15.1666666666667</text:p>
          </table:table-cell>
          <table:table-cell table:formula="of:=AVERAGE([.B98];[.E98];[.H98];[.K98];[.N98];[.Q98])" office:value-type="float" office:value="99.865" calcext:value-type="float">
            <text:p>99.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99];[.D99];[.G99];[.J99];[.M99];[.P99])" office:value-type="float" office:value="16.3333333333333" calcext:value-type="float">
            <text:p>16.3333333333333</text:p>
          </table:table-cell>
          <table:table-cell table:formula="of:=AVERAGE([.B99];[.E99];[.H99];[.K99];[.N99];[.Q99])"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100];[.D100];[.G100];[.J100];[.M100];[.P100])" office:value-type="float" office:value="17.3333333333333" calcext:value-type="float">
            <text:p>17.3333333333333</text:p>
          </table:table-cell>
          <table:table-cell table:formula="of:=AVERAGE([.B100];[.E100];[.H100];[.K100];[.N100];[.Q100])"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101];[.D101];[.G101];[.J101];[.M101];[.P101])" office:value-type="float" office:value="18.8333333333333" calcext:value-type="float">
            <text:p>18.8333333333333</text:p>
          </table:table-cell>
          <table:table-cell table:formula="of:=AVERAGE([.B101];[.E101];[.H101];[.K101];[.N101];[.Q101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102];[.D102];[.G102];[.J102];[.M102];[.P102])" office:value-type="float" office:value="20.3333333333333" calcext:value-type="float">
            <text:p>20.3333333333333</text:p>
          </table:table-cell>
          <table:table-cell table:formula="of:=AVERAGE([.B102];[.E102];[.H102];[.K102];[.N102];[.Q102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103];[.D103];[.G103];[.J103];[.M103];[.P103])" office:value-type="float" office:value="23.3333333333333" calcext:value-type="float">
            <text:p>23.3333333333333</text:p>
          </table:table-cell>
          <table:table-cell table:formula="of:=AVERAGE([.B103];[.E103];[.H103];[.K103];[.N103];[.Q103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104];[.D104];[.G104];[.J104];[.M104];[.P104])" office:value-type="float" office:value="25.5" calcext:value-type="float">
            <text:p>25.5</text:p>
          </table:table-cell>
          <table:table-cell table:formula="of:=AVERAGE([.B104];[.E104];[.H104];[.K104];[.N104];[.Q104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05];[.D105];[.G105];[.J105];[.M105];[.P105])" office:value-type="float" office:value="30.8333333333333" calcext:value-type="float">
            <text:p>30.8333333333333</text:p>
          </table:table-cell>
          <table:table-cell table:formula="of:=AVERAGE([.B105];[.E105];[.H105];[.K105];[.N105];[.Q105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106];[.D106];[.G106];[.J106];[.M106];[.P106])" office:value-type="float" office:value="49.3333333333333" calcext:value-type="float">
            <text:p>49.3333333333333</text:p>
          </table:table-cell>
          <table:table-cell table:formula="of:=AVERAGE([.B106];[.E106];[.H106];[.K106];[.N106];[.Q106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7];[.D107];[.G107];[.J107];[.M107];[.P107])" office:value-type="float" office:value="55.3333333333333" calcext:value-type="float">
            <text:p>55.3333333333333</text:p>
          </table:table-cell>
          <table:table-cell table:formula="of:=AVERAGE([.B107];[.E107];[.H107];[.K107];[.N107];[.Q107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108];[.D108];[.G108];[.J108];[.M108];[.P108])" office:value-type="float" office:value="58.8333333333333" calcext:value-type="float">
            <text:p>58.8333333333333</text:p>
          </table:table-cell>
          <table:table-cell table:formula="of:=AVERAGE([.B108];[.E108];[.H108];[.K108];[.N108];[.Q108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109];[.D109];[.G109];[.J109];[.M109];[.P109])" office:value-type="float" office:value="74.1666666666667" calcext:value-type="float">
            <text:p>74.1666666666667</text:p>
          </table:table-cell>
          <table:table-cell table:formula="of:=AVERAGE([.B109];[.E109];[.H109];[.K109];[.N109];[.Q109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10];[.D110];[.G110];[.J110];[.M110];[.P110])" office:value-type="float" office:value="77.3333333333333" calcext:value-type="float">
            <text:p>77.3333333333333</text:p>
          </table:table-cell>
          <table:table-cell table:formula="of:=AVERAGE([.B110];[.E110];[.H110];[.K110];[.N110];[.Q110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111];[.D111];[.G111];[.J111];[.M111];[.P111])" office:value-type="float" office:value="78" calcext:value-type="float">
            <text:p>78</text:p>
          </table:table-cell>
          <table:table-cell table:formula="of:=AVERAGE([.B111];[.E111];[.H111];[.K111];[.N111];[.Q111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2];[.D112];[.G112];[.J112];[.M112];[.P112])" office:value-type="float" office:value="78.5" calcext:value-type="float">
            <text:p>78.5</text:p>
          </table:table-cell>
          <table:table-cell table:formula="of:=AVERAGE([.B112];[.E112];[.H112];[.K112];[.N112];[.Q112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113];[.D113];[.G113];[.J113];[.M113];[.P113])" office:value-type="float" office:value="86.1666666666667" calcext:value-type="float">
            <text:p>86.1666666666667</text:p>
          </table:table-cell>
          <table:table-cell table:formula="of:=AVERAGE([.B113];[.E113];[.H113];[.K113];[.N113];[.Q113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114];[.D114];[.G114];[.J114];[.M114];[.P114])" office:value-type="float" office:value="104" calcext:value-type="float">
            <text:p>104</text:p>
          </table:table-cell>
          <table:table-cell table:formula="of:=AVERAGE([.B114];[.E114];[.H114];[.K114];[.N114];[.Q114])" office:value-type="float" office:value="100" calcext:value-type="float">
            <text:p>100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129];[.D129];[.G129];[.J129];[.M129];[.P129])" office:value-type="float" office:value="1.08333333333333" calcext:value-type="float">
            <text:p>1.08333333333333</text:p>
          </table:table-cell>
          <table:table-cell table:formula="of:=AVERAGE([.B129];[.E129];[.H129];[.K129];[.N129];[.Q129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AVERAGE([.A130];[.D130];[.G130];[.J130];[.M130];[.P130])" office:value-type="float" office:value="1.18333333333333" calcext:value-type="float">
            <text:p>1.18333333333333</text:p>
          </table:table-cell>
          <table:table-cell table:formula="of:=AVERAGE([.B130];[.E130];[.H130];[.K130];[.N130];[.Q130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79" calcext:value-type="float">
            <text:p>1.79</text:p>
          </table:table-cell>
          <table:table-cell/>
          <table:table-cell table:formula="of:=AVERAGE([.A131];[.D131];[.G131];[.J131];[.M131];[.P131])" office:value-type="float" office:value="1.28333333333333" calcext:value-type="float">
            <text:p>1.28333333333333</text:p>
          </table:table-cell>
          <table:table-cell table:formula="of:=AVERAGE([.B131];[.E131];[.H131];[.K131];[.N131];[.Q131])" office:value-type="float" office:value="1.785" calcext:value-type="float">
            <text:p>1.78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74" calcext:value-type="float">
            <text:p>5.74</text:p>
          </table:table-cell>
          <table:table-cell/>
          <table:table-cell table:formula="of:=AVERAGE([.A132];[.D132];[.G132];[.J132];[.M132];[.P132])" office:value-type="float" office:value="1.38333333333333" calcext:value-type="float">
            <text:p>1.38333333333333</text:p>
          </table:table-cell>
          <table:table-cell table:formula="of:=AVERAGE([.B132];[.E132];[.H132];[.K132];[.N132];[.Q132])" office:value-type="float" office:value="5.855" calcext:value-type="float">
            <text:p>5.8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21" calcext:value-type="float">
            <text:p>14.2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15" calcext:value-type="float">
            <text:p>8.1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.31" calcext:value-type="float">
            <text:p>15.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.57" calcext:value-type="float">
            <text:p>12.57</text:p>
          </table:table-cell>
          <table:table-cell/>
          <table:table-cell table:formula="of:=AVERAGE([.A133];[.D133];[.G133];[.J133];[.M133];[.P133])" office:value-type="float" office:value="1.48333333333333" calcext:value-type="float">
            <text:p>1.48333333333333</text:p>
          </table:table-cell>
          <table:table-cell table:formula="of:=AVERAGE([.B133];[.E133];[.H133];[.K133];[.N133];[.Q133])" office:value-type="float" office:value="13.0083333333333" calcext:value-type="float">
            <text:p>13.00833333333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.14" calcext:value-type="float">
            <text:p>22.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.96" calcext:value-type="float">
            <text:p>16.9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5.14" calcext:value-type="float">
            <text:p>25.1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1.51" calcext:value-type="float">
            <text:p>21.51</text:p>
          </table:table-cell>
          <table:table-cell/>
          <table:table-cell table:formula="of:=AVERAGE([.A134];[.D134];[.G134];[.J134];[.M134];[.P134])" office:value-type="float" office:value="1.58333333333333" calcext:value-type="float">
            <text:p>1.58333333333333</text:p>
          </table:table-cell>
          <table:table-cell table:formula="of:=AVERAGE([.B134];[.E134];[.H134];[.K134];[.N134];[.Q134])" office:value-type="float" office:value="22.37" calcext:value-type="float">
            <text:p>22.3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1.75" calcext:value-type="float">
            <text:p>31.7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02" calcext:value-type="float">
            <text:p>34.0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7.41" calcext:value-type="float">
            <text:p>27.4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5.55" calcext:value-type="float">
            <text:p>35.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4.87" calcext:value-type="float">
            <text:p>34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1.06" calcext:value-type="float">
            <text:p>31.06</text:p>
          </table:table-cell>
          <table:table-cell/>
          <table:table-cell table:formula="of:=AVERAGE([.A135];[.D135];[.G135];[.J135];[.M135];[.P135])" office:value-type="float" office:value="1.68333333333333" calcext:value-type="float">
            <text:p>1.68333333333333</text:p>
          </table:table-cell>
          <table:table-cell table:formula="of:=AVERAGE([.B135];[.E135];[.H135];[.K135];[.N135];[.Q135])" office:value-type="float" office:value="32.4433333333333" calcext:value-type="float">
            <text:p>32.44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1.15" calcext:value-type="float">
            <text:p>41.1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5.17" calcext:value-type="float">
            <text:p>45.1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4.66" calcext:value-type="float">
            <text:p>44.6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33" calcext:value-type="float">
            <text:p>40.33</text:p>
          </table:table-cell>
          <table:table-cell/>
          <table:table-cell table:formula="of:=AVERAGE([.A136];[.D136];[.G136];[.J136];[.M136];[.P136])" office:value-type="float" office:value="1.78333333333333" calcext:value-type="float">
            <text:p>1.78333333333333</text:p>
          </table:table-cell>
          <table:table-cell table:formula="of:=AVERAGE([.B136];[.E136];[.H136];[.K136];[.N136];[.Q136])" office:value-type="float" office:value="42.2783333333333" calcext:value-type="float">
            <text:p>42.27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9.52" calcext:value-type="float">
            <text:p>49.5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2.36" calcext:value-type="float">
            <text:p>52.3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8.26" calcext:value-type="float">
            <text:p>48.2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3.31" calcext:value-type="float">
            <text:p>53.3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2.64" calcext:value-type="float">
            <text:p>52.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92" calcext:value-type="float">
            <text:p>48.92</text:p>
          </table:table-cell>
          <table:table-cell/>
          <table:table-cell table:formula="of:=AVERAGE([.A137];[.D137];[.G137];[.J137];[.M137];[.P137])" office:value-type="float" office:value="1.88333333333333" calcext:value-type="float">
            <text:p>1.88333333333333</text:p>
          </table:table-cell>
          <table:table-cell table:formula="of:=AVERAGE([.B137];[.E137];[.H137];[.K137];[.N137];[.Q137])" office:value-type="float" office:value="50.835" calcext:value-type="float">
            <text:p>50.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62" calcext:value-type="float">
            <text:p>56.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8" calcext:value-type="float">
            <text:p>59.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56.51" calcext:value-type="float">
            <text:p>56.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07" calcext:value-type="float">
            <text:p>60.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58" calcext:value-type="float">
            <text:p>59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09" calcext:value-type="float">
            <text:p>56.09</text:p>
          </table:table-cell>
          <table:table-cell/>
          <table:table-cell table:formula="of:=AVERAGE([.A138];[.D138];[.G138];[.J138];[.M138];[.P138])" office:value-type="float" office:value="1.98333333333333" calcext:value-type="float">
            <text:p>1.98333333333333</text:p>
          </table:table-cell>
          <table:table-cell table:formula="of:=AVERAGE([.B138];[.E138];[.H138];[.K138];[.N138];[.Q138])" office:value-type="float" office:value="58.0083333333333" calcext:value-type="float">
            <text:p>58.00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2.34" calcext:value-type="float">
            <text:p>62.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.12" calcext:value-type="float">
            <text:p>63.1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5.77" calcext:value-type="float">
            <text:p>65.7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5.03" calcext:value-type="float">
            <text:p>65.0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92" calcext:value-type="float">
            <text:p>61.92</text:p>
          </table:table-cell>
          <table:table-cell/>
          <table:table-cell table:formula="of:=AVERAGE([.A139];[.D139];[.G139];[.J139];[.M139];[.P139])" office:value-type="float" office:value="2.08333333333333" calcext:value-type="float">
            <text:p>2.08333333333333</text:p>
          </table:table-cell>
          <table:table-cell table:formula="of:=AVERAGE([.B139];[.E139];[.H139];[.K139];[.N139];[.Q139])" office:value-type="float" office:value="63.7883333333333" calcext:value-type="float">
            <text:p>63.78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6.84" calcext:value-type="float">
            <text:p>66.8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8.9" calcext:value-type="float">
            <text:p>68.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8.16" calcext:value-type="float">
            <text:p>68.1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9.11" calcext:value-type="float">
            <text:p>69.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41" calcext:value-type="float">
            <text:p>66.41</text:p>
          </table:table-cell>
          <table:table-cell/>
          <table:table-cell table:formula="of:=AVERAGE([.A140];[.D140];[.G140];[.J140];[.M140];[.P140])" office:value-type="float" office:value="2.18333333333333" calcext:value-type="float">
            <text:p>2.18333333333333</text:p>
          </table:table-cell>
          <table:table-cell table:formula="of:=AVERAGE([.B140];[.E140];[.H140];[.K140];[.N140];[.Q140])" office:value-type="float" office:value="68.2166666666667" calcext:value-type="float">
            <text:p>68.21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0.32" calcext:value-type="float">
            <text:p>70.3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89" calcext:value-type="float">
            <text:p>71.8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72.01" calcext:value-type="float">
            <text:p>72.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3.35" calcext:value-type="float">
            <text:p>73.3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2.54" calcext:value-type="float">
            <text:p>72.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0.12" calcext:value-type="float">
            <text:p>70.12</text:p>
          </table:table-cell>
          <table:table-cell/>
          <table:table-cell table:formula="of:=AVERAGE([.A141];[.D141];[.G141];[.J141];[.M141];[.P141])" office:value-type="float" office:value="2.28333333333333" calcext:value-type="float">
            <text:p>2.28333333333333</text:p>
          </table:table-cell>
          <table:table-cell table:formula="of:=AVERAGE([.B141];[.E141];[.H141];[.K141];[.N141];[.Q141])" office:value-type="float" office:value="71.705" calcext:value-type="float">
            <text:p>71.70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3.04" calcext:value-type="float">
            <text:p>73.0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59" calcext:value-type="float">
            <text:p>74.5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.94" calcext:value-type="float">
            <text:p>75.9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06" calcext:value-type="float">
            <text:p>73.06</text:p>
          </table:table-cell>
          <table:table-cell/>
          <table:table-cell table:formula="of:=AVERAGE([.A142];[.D142];[.G142];[.J142];[.M142];[.P142])" office:value-type="float" office:value="2.38333333333333" calcext:value-type="float">
            <text:p>2.38333333333333</text:p>
          </table:table-cell>
          <table:table-cell table:formula="of:=AVERAGE([.B142];[.E142];[.H142];[.K142];[.N142];[.Q142])" office:value-type="float" office:value="74.46" calcext:value-type="float">
            <text:p>74.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5.32" calcext:value-type="float">
            <text:p>75.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55" calcext:value-type="float">
            <text:p>76.5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7.52" calcext:value-type="float">
            <text:p>77.5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8.24" calcext:value-type="float">
            <text:p>78.2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7.17" calcext:value-type="float">
            <text:p>77.1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32" calcext:value-type="float">
            <text:p>75.32</text:p>
          </table:table-cell>
          <table:table-cell/>
          <table:table-cell table:formula="of:=AVERAGE([.A143];[.D143];[.G143];[.J143];[.M143];[.P143])" office:value-type="float" office:value="2.48333333333333" calcext:value-type="float">
            <text:p>2.48333333333333</text:p>
          </table:table-cell>
          <table:table-cell table:formula="of:=AVERAGE([.B143];[.E143];[.H143];[.K143];[.N143];[.Q143])" office:value-type="float" office:value="76.6866666666667" calcext:value-type="float">
            <text:p>76.686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7.17" calcext:value-type="float">
            <text:p>77.1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9.93" calcext:value-type="float">
            <text:p>79.9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08" calcext:value-type="float">
            <text:p>77.08</text:p>
          </table:table-cell>
          <table:table-cell/>
          <table:table-cell table:formula="of:=AVERAGE([.A144];[.D144];[.G144];[.J144];[.M144];[.P144])" office:value-type="float" office:value="2.58333333333333" calcext:value-type="float">
            <text:p>2.58333333333333</text:p>
          </table:table-cell>
          <table:table-cell table:formula="of:=AVERAGE([.B144];[.E144];[.H144];[.K144];[.N144];[.Q144])"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8.73" calcext:value-type="float">
            <text:p>78.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47" calcext:value-type="float">
            <text:p>79.4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0.96" calcext:value-type="float">
            <text:p>80.9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0.17" calcext:value-type="float">
            <text:p>80.1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4" calcext:value-type="float">
            <text:p>78.4</text:p>
          </table:table-cell>
          <table:table-cell/>
          <table:table-cell table:formula="of:=AVERAGE([.A145];[.D145];[.G145];[.J145];[.M145];[.P145])" office:value-type="float" office:value="2.68333333333333" calcext:value-type="float">
            <text:p>2.68333333333333</text:p>
          </table:table-cell>
          <table:table-cell table:formula="of:=AVERAGE([.B145];[.E145];[.H145];[.K145];[.N145];[.Q145])" office:value-type="float" office:value="79.8183333333333" calcext:value-type="float">
            <text:p>79.818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9.96" calcext:value-type="float">
            <text:p>79.9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2.29" calcext:value-type="float">
            <text:p>82.2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.22" calcext:value-type="float">
            <text:p>81.2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61" calcext:value-type="float">
            <text:p>79.61</text:p>
          </table:table-cell>
          <table:table-cell/>
          <table:table-cell table:formula="of:=AVERAGE([.A146];[.D146];[.G146];[.J146];[.M146];[.P146])" office:value-type="float" office:value="2.78333333333333" calcext:value-type="float">
            <text:p>2.78333333333333</text:p>
          </table:table-cell>
          <table:table-cell table:formula="of:=AVERAGE([.B146];[.E146];[.H146];[.K146];[.N146];[.Q146])" office:value-type="float" office:value="80.9483333333333" calcext:value-type="float">
            <text:p>80.948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0.92" calcext:value-type="float">
            <text:p>80.9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3.11" calcext:value-type="float">
            <text:p>83.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3.19" calcext:value-type="float">
            <text:p>83.1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2.05" calcext:value-type="float">
            <text:p>82.0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56" calcext:value-type="float">
            <text:p>80.56</text:p>
          </table:table-cell>
          <table:table-cell/>
          <table:table-cell table:formula="of:=AVERAGE([.A147];[.D147];[.G147];[.J147];[.M147];[.P147])" office:value-type="float" office:value="2.88333333333333" calcext:value-type="float">
            <text:p>2.88333333333333</text:p>
          </table:table-cell>
          <table:table-cell table:formula="of:=AVERAGE([.B147];[.E147];[.H147];[.K147];[.N147];[.Q147])" office:value-type="float" office:value="81.8716666666667" calcext:value-type="float">
            <text:p>81.87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85" calcext:value-type="float">
            <text:p>81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3.98" calcext:value-type="float">
            <text:p>83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98" calcext:value-type="float">
            <text:p>83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35" calcext:value-type="float">
            <text:p>81.35</text:p>
          </table:table-cell>
          <table:table-cell/>
          <table:table-cell table:formula="of:=AVERAGE([.A148];[.D148];[.G148];[.J148];[.M148];[.P148])" office:value-type="float" office:value="2.98333333333333" calcext:value-type="float">
            <text:p>2.98333333333333</text:p>
          </table:table-cell>
          <table:table-cell table:formula="of:=AVERAGE([.B148];[.E148];[.H148];[.K148];[.N148];[.Q148])" office:value-type="float" office:value="82.695" calcext:value-type="float">
            <text:p>82.69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2.59" calcext:value-type="float">
            <text:p>82.5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.67" calcext:value-type="float">
            <text:p>84.6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33" calcext:value-type="float">
            <text:p>83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03" calcext:value-type="float">
            <text:p>82.03</text:p>
          </table:table-cell>
          <table:table-cell/>
          <table:table-cell table:formula="of:=AVERAGE([.A149];[.D149];[.G149];[.J149];[.M149];[.P149])" office:value-type="float" office:value="3.08333333333333" calcext:value-type="float">
            <text:p>3.08333333333333</text:p>
          </table:table-cell>
          <table:table-cell table:formula="of:=AVERAGE([.B149];[.E149];[.H149];[.K149];[.N149];[.Q149])"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3.23" calcext:value-type="float">
            <text:p>83.2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49" calcext:value-type="float">
            <text:p>83.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5.27" calcext:value-type="float">
            <text:p>85.2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96" calcext:value-type="float">
            <text:p>83.9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77" calcext:value-type="float">
            <text:p>82.77</text:p>
          </table:table-cell>
          <table:table-cell/>
          <table:table-cell table:formula="of:=AVERAGE([.A150];[.D150];[.G150];[.J150];[.M150];[.P150])" office:value-type="float" office:value="3.18333333333333" calcext:value-type="float">
            <text:p>3.18333333333333</text:p>
          </table:table-cell>
          <table:table-cell table:formula="of:=AVERAGE([.B150];[.E150];[.H150];[.K150];[.N150];[.Q150])"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3.83" calcext:value-type="float">
            <text:p>83.8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02" calcext:value-type="float">
            <text:p>84.0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5.84" calcext:value-type="float">
            <text:p>85.8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5.58" calcext:value-type="float">
            <text:p>85.5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44" calcext:value-type="float">
            <text:p>84.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32" calcext:value-type="float">
            <text:p>83.32</text:p>
          </table:table-cell>
          <table:table-cell/>
          <table:table-cell table:formula="of:=AVERAGE([.A151];[.D151];[.G151];[.J151];[.M151];[.P151])" office:value-type="float" office:value="3.28333333333333" calcext:value-type="float">
            <text:p>3.28333333333333</text:p>
          </table:table-cell>
          <table:table-cell table:formula="of:=AVERAGE([.B151];[.E151];[.H151];[.K151];[.N151];[.Q151])" office:value-type="float" office:value="84.505" calcext:value-type="float">
            <text:p>84.50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53" calcext:value-type="float">
            <text:p>84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6.33" calcext:value-type="float">
            <text:p>86.3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98" calcext:value-type="float">
            <text:p>85.9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79" calcext:value-type="float">
            <text:p>83.79</text:p>
          </table:table-cell>
          <table:table-cell/>
          <table:table-cell table:formula="of:=AVERAGE([.A152];[.D152];[.G152];[.J152];[.M152];[.P152])" office:value-type="float" office:value="3.38333333333333" calcext:value-type="float">
            <text:p>3.38333333333333</text:p>
          </table:table-cell>
          <table:table-cell table:formula="of:=AVERAGE([.B152];[.E152];[.H152];[.K152];[.N152];[.Q152])" office:value-type="float" office:value="84.9566666666667" calcext:value-type="float">
            <text:p>84.956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6.41" calcext:value-type="float">
            <text:p>86.4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15" calcext:value-type="float">
            <text:p>85.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19" calcext:value-type="float">
            <text:p>84.19</text:p>
          </table:table-cell>
          <table:table-cell/>
          <table:table-cell table:formula="of:=AVERAGE([.A153];[.D153];[.G153];[.J153];[.M153];[.P153])" office:value-type="float" office:value="3.48333333333333" calcext:value-type="float">
            <text:p>3.48333333333333</text:p>
          </table:table-cell>
          <table:table-cell table:formula="of:=AVERAGE([.B153];[.E153];[.H153];[.K153];[.N153];[.Q153])" office:value-type="float" office:value="85.3483333333334" calcext:value-type="float">
            <text:p>85.348333333333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31" calcext:value-type="float">
            <text:p>85.3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6.94" calcext:value-type="float">
            <text:p>86.9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6.81" calcext:value-type="float">
            <text:p>86.8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54" calcext:value-type="float">
            <text:p>84.54</text:p>
          </table:table-cell>
          <table:table-cell/>
          <table:table-cell table:formula="of:=AVERAGE([.A154];[.D154];[.G154];[.J154];[.M154];[.P154])" office:value-type="float" office:value="3.58333333333333" calcext:value-type="float">
            <text:p>3.58333333333333</text:p>
          </table:table-cell>
          <table:table-cell table:formula="of:=AVERAGE([.B154];[.E154];[.H154];[.K154];[.N154];[.Q154])"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5.54" calcext:value-type="float">
            <text:p>85.5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69" calcext:value-type="float">
            <text:p>85.6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7.3" calcext:value-type="float">
            <text:p>87.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11" calcext:value-type="float">
            <text:p>87.1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05" calcext:value-type="float">
            <text:p>85.05</text:p>
          </table:table-cell>
          <table:table-cell/>
          <table:table-cell table:formula="of:=AVERAGE([.A155];[.D155];[.G155];[.J155];[.M155];[.P155])" office:value-type="float" office:value="3.68333333333333" calcext:value-type="float">
            <text:p>3.68333333333333</text:p>
          </table:table-cell>
          <table:table-cell table:formula="of:=AVERAGE([.B155];[.E155];[.H155];[.K155];[.N155];[.Q155])" office:value-type="float" office:value="86.1216666666667" calcext:value-type="float">
            <text:p>86.12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49" calcext:value-type="float">
            <text:p>87.4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59" calcext:value-type="float">
            <text:p>85.59</text:p>
          </table:table-cell>
          <table:table-cell/>
          <table:table-cell table:formula="of:=AVERAGE([.A156];[.D156];[.G156];[.J156];[.M156];[.P156])" office:value-type="float" office:value="3.78333333333333" calcext:value-type="float">
            <text:p>3.78333333333333</text:p>
          </table:table-cell>
          <table:table-cell table:formula="of:=AVERAGE([.B156];[.E156];[.H156];[.K156];[.N156];[.Q156])" office:value-type="float" office:value="86.5383333333334" calcext:value-type="float">
            <text:p>86.538333333333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6.33" calcext:value-type="float">
            <text:p>86.3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48" calcext:value-type="float">
            <text:p>86.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7.89" calcext:value-type="float">
            <text:p>87.8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95" calcext:value-type="float">
            <text:p>86.9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08" calcext:value-type="float">
            <text:p>86.08</text:p>
          </table:table-cell>
          <table:table-cell/>
          <table:table-cell table:formula="of:=AVERAGE([.A157];[.D157];[.G157];[.J157];[.M157];[.P157])" office:value-type="float" office:value="3.88333333333333" calcext:value-type="float">
            <text:p>3.88333333333333</text:p>
          </table:table-cell>
          <table:table-cell table:formula="of:=AVERAGE([.B157];[.E157];[.H157];[.K157];[.N157];[.Q157])" office:value-type="float" office:value="86.945" calcext:value-type="float">
            <text:p>86.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93" calcext:value-type="float">
            <text:p>86.9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8.34" calcext:value-type="float">
            <text:p>88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27" calcext:value-type="float">
            <text:p>88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52" calcext:value-type="float">
            <text:p>86.52</text:p>
          </table:table-cell>
          <table:table-cell/>
          <table:table-cell table:formula="of:=AVERAGE([.A158];[.D158];[.G158];[.J158];[.M158];[.P158])" office:value-type="float" office:value="3.98333333333333" calcext:value-type="float">
            <text:p>3.98333333333333</text:p>
          </table:table-cell>
          <table:table-cell table:formula="of:=AVERAGE([.B158];[.E158];[.H158];[.K158];[.N158];[.Q158])" office:value-type="float" office:value="87.3516666666667" calcext:value-type="float">
            <text:p>87.35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7.12" calcext:value-type="float">
            <text:p>87.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42" calcext:value-type="float">
            <text:p>87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.72" calcext:value-type="float">
            <text:p>88.7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8.02" calcext:value-type="float">
            <text:p>88.0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13" calcext:value-type="float">
            <text:p>87.13</text:p>
          </table:table-cell>
          <table:table-cell/>
          <table:table-cell table:formula="of:=AVERAGE([.A159];[.D159];[.G159];[.J159];[.M159];[.P159])" office:value-type="float" office:value="4.08333333333333" calcext:value-type="float">
            <text:p>4.08333333333333</text:p>
          </table:table-cell>
          <table:table-cell table:formula="of:=AVERAGE([.B159];[.E159];[.H159];[.K159];[.N159];[.Q159])" office:value-type="float" office:value="87.8633333333334" calcext:value-type="float">
            <text:p>87.86333333333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7.66" calcext:value-type="float">
            <text:p>87.6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93" calcext:value-type="float">
            <text:p>87.9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9.28" calcext:value-type="float">
            <text:p>89.2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58" calcext:value-type="float">
            <text:p>88.5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AVERAGE([.A160];[.D160];[.G160];[.J160];[.M160];[.P160])" office:value-type="float" office:value="4.18333333333333" calcext:value-type="float">
            <text:p>4.18333333333333</text:p>
          </table:table-cell>
          <table:table-cell table:formula="of:=AVERAGE([.B160];[.E160];[.H160];[.K160];[.N160];[.Q160])" office:value-type="float" office:value="88.3816666666667" calcext:value-type="float">
            <text:p>88.381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55" calcext:value-type="float">
            <text:p>88.5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9.27" calcext:value-type="float">
            <text:p>89.2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22" calcext:value-type="float">
            <text:p>88.22</text:p>
          </table:table-cell>
          <table:table-cell/>
          <table:table-cell table:formula="of:=AVERAGE([.A161];[.D161];[.G161];[.J161];[.M161];[.P161])" office:value-type="float" office:value="4.28333333333333" calcext:value-type="float">
            <text:p>4.28333333333333</text:p>
          </table:table-cell>
          <table:table-cell table:formula="of:=AVERAGE([.B161];[.E161];[.H161];[.K161];[.N161];[.Q161])" office:value-type="float" office:value="88.9783333333333" calcext:value-type="float">
            <text:p>88.978333333333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94" calcext:value-type="float">
            <text:p>88.9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23" calcext:value-type="float">
            <text:p>89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31" calcext:value-type="float">
            <text:p>90.3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93" calcext:value-type="float">
            <text:p>89.9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87" calcext:value-type="float">
            <text:p>88.87</text:p>
          </table:table-cell>
          <table:table-cell/>
          <table:table-cell table:formula="of:=AVERAGE([.A162];[.D162];[.G162];[.J162];[.M162];[.P162])" office:value-type="float" office:value="4.38333333333333" calcext:value-type="float">
            <text:p>4.38333333333333</text:p>
          </table:table-cell>
          <table:table-cell table:formula="of:=AVERAGE([.B162];[.E162];[.H162];[.K162];[.N162];[.Q162])"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9.44" calcext:value-type="float">
            <text:p>89.4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98" calcext:value-type="float">
            <text:p>90.9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0.54" calcext:value-type="float">
            <text:p>90.5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59" calcext:value-type="float">
            <text:p>89.59</text:p>
          </table:table-cell>
          <table:table-cell/>
          <table:table-cell table:formula="of:=AVERAGE([.A163];[.D163];[.G163];[.J163];[.M163];[.P163])" office:value-type="float" office:value="4.48333333333333" calcext:value-type="float">
            <text:p>4.48333333333333</text:p>
          </table:table-cell>
          <table:table-cell table:formula="of:=AVERAGE([.B163];[.E163];[.H163];[.K163];[.N163];[.Q163])" office:value-type="float" office:value="90.2266666666667" calcext:value-type="float">
            <text:p>90.22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0.09" calcext:value-type="float">
            <text:p>90.0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66" calcext:value-type="float">
            <text:p>90.6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91.58" calcext:value-type="float">
            <text:p>91.5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76" calcext:value-type="float">
            <text:p>91.7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1.23" calcext:value-type="float">
            <text:p>91.2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22" calcext:value-type="float">
            <text:p>90.22</text:p>
          </table:table-cell>
          <table:table-cell/>
          <table:table-cell table:formula="of:=AVERAGE([.A164];[.D164];[.G164];[.J164];[.M164];[.P164])" office:value-type="float" office:value="4.58333333333333" calcext:value-type="float">
            <text:p>4.58333333333333</text:p>
          </table:table-cell>
          <table:table-cell table:formula="of:=AVERAGE([.B164];[.E164];[.H164];[.K164];[.N164];[.Q164])" office:value-type="float" office:value="90.9233333333333" calcext:value-type="float">
            <text:p>90.92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83" calcext:value-type="float">
            <text:p>90.8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33" calcext:value-type="float">
            <text:p>91.3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2.17" calcext:value-type="float">
            <text:p>92.1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1.94" calcext:value-type="float">
            <text:p>91.9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94" calcext:value-type="float">
            <text:p>90.94</text:p>
          </table:table-cell>
          <table:table-cell/>
          <table:table-cell table:formula="of:=AVERAGE([.A165];[.D165];[.G165];[.J165];[.M165];[.P165])" office:value-type="float" office:value="4.68333333333333" calcext:value-type="float">
            <text:p>4.68333333333333</text:p>
          </table:table-cell>
          <table:table-cell table:formula="of:=AVERAGE([.B165];[.E165];[.H165];[.K165];[.N165];[.Q165])" office:value-type="float" office:value="91.6016666666667" calcext:value-type="float">
            <text:p>91.601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06" calcext:value-type="float">
            <text:p>92.0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04" calcext:value-type="float">
            <text:p>93.0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2.65" calcext:value-type="float">
            <text:p>92.6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64" calcext:value-type="float">
            <text:p>91.64</text:p>
          </table:table-cell>
          <table:table-cell/>
          <table:table-cell table:formula="of:=AVERAGE([.A166];[.D166];[.G166];[.J166];[.M166];[.P166])" office:value-type="float" office:value="4.78333333333333" calcext:value-type="float">
            <text:p>4.78333333333333</text:p>
          </table:table-cell>
          <table:table-cell table:formula="of:=AVERAGE([.B166];[.E166];[.H166];[.K166];[.N166];[.Q166])" office:value-type="float" office:value="92.2883333333333" calcext:value-type="float">
            <text:p>92.28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58" calcext:value-type="float">
            <text:p>93.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3.36" calcext:value-type="float">
            <text:p>93.3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28" calcext:value-type="float">
            <text:p>92.28</text:p>
          </table:table-cell>
          <table:table-cell/>
          <table:table-cell table:formula="of:=AVERAGE([.A167];[.D167];[.G167];[.J167];[.M167];[.P167])" office:value-type="float" office:value="4.88333333333333" calcext:value-type="float">
            <text:p>4.88333333333333</text:p>
          </table:table-cell>
          <table:table-cell table:formula="of:=AVERAGE([.B167];[.E167];[.H167];[.K167];[.N167];[.Q167])" office:value-type="float" office:value="92.9466666666667" calcext:value-type="float">
            <text:p>92.9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95" calcext:value-type="float">
            <text:p>92.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37" calcext:value-type="float">
            <text:p>93.3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9" calcext:value-type="float">
            <text:p>92.9</text:p>
          </table:table-cell>
          <table:table-cell/>
          <table:table-cell table:formula="of:=AVERAGE([.A168];[.D168];[.G168];[.J168];[.M168];[.P168])" office:value-type="float" office:value="4.98333333333333" calcext:value-type="float">
            <text:p>4.98333333333333</text:p>
          </table:table-cell>
          <table:table-cell table:formula="of:=AVERAGE([.B168];[.E168];[.H168];[.K168];[.N168];[.Q168])" office:value-type="float" office:value="93.5616666666667" calcext:value-type="float">
            <text:p>93.561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91" calcext:value-type="float">
            <text:p>93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42" calcext:value-type="float">
            <text:p>93.42</text:p>
          </table:table-cell>
          <table:table-cell/>
          <table:table-cell table:formula="of:=AVERAGE([.A169];[.D169];[.G169];[.J169];[.M169];[.P169])" office:value-type="float" office:value="5.08333333333333" calcext:value-type="float">
            <text:p>5.08333333333333</text:p>
          </table:table-cell>
          <table:table-cell table:formula="of:=AVERAGE([.B169];[.E169];[.H169];[.K169];[.N169];[.Q169])" office:value-type="float" office:value="94.105" calcext:value-type="float">
            <text:p>94.10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4.04" calcext:value-type="float">
            <text:p>94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92" calcext:value-type="float">
            <text:p>94.9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95" calcext:value-type="float">
            <text:p>93.95</text:p>
          </table:table-cell>
          <table:table-cell/>
          <table:table-cell table:formula="of:=AVERAGE([.A170];[.D170];[.G170];[.J170];[.M170];[.P170])" office:value-type="float" office:value="5.18333333333333" calcext:value-type="float">
            <text:p>5.18333333333333</text:p>
          </table:table-cell>
          <table:table-cell table:formula="of:=AVERAGE([.B170];[.E170];[.H170];[.K170];[.N170];[.Q170])" office:value-type="float" office:value="94.5966666666667" calcext:value-type="float">
            <text:p>94.59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55" calcext:value-type="float">
            <text:p>94.5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82" calcext:value-type="float">
            <text:p>94.8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63" calcext:value-type="float">
            <text:p>95.6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39" calcext:value-type="float">
            <text:p>94.39</text:p>
          </table:table-cell>
          <table:table-cell/>
          <table:table-cell table:formula="of:=AVERAGE([.A171];[.D171];[.G171];[.J171];[.M171];[.P171])" office:value-type="float" office:value="5.28333333333333" calcext:value-type="float">
            <text:p>5.28333333333333</text:p>
          </table:table-cell>
          <table:table-cell table:formula="of:=AVERAGE([.B171];[.E171];[.H171];[.K171];[.N171];[.Q171])" office:value-type="float" office:value="95.0433333333333" calcext:value-type="float">
            <text:p>95.04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4.99" calcext:value-type="float">
            <text:p>94.9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31" calcext:value-type="float">
            <text:p>95.3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87" calcext:value-type="float">
            <text:p>94.87</text:p>
          </table:table-cell>
          <table:table-cell/>
          <table:table-cell table:formula="of:=AVERAGE([.A172];[.D172];[.G172];[.J172];[.M172];[.P172])" office:value-type="float" office:value="5.38333333333333" calcext:value-type="float">
            <text:p>5.38333333333333</text:p>
          </table:table-cell>
          <table:table-cell table:formula="of:=AVERAGE([.B172];[.E172];[.H172];[.K172];[.N172];[.Q172])" office:value-type="float" office:value="95.4616666666667" calcext:value-type="float">
            <text:p>95.461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64" calcext:value-type="float">
            <text:p>95.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AVERAGE([.A173];[.D173];[.G173];[.J173];[.M173];[.P173])" office:value-type="float" office:value="5.48333333333333" calcext:value-type="float">
            <text:p>5.48333333333333</text:p>
          </table:table-cell>
          <table:table-cell table:formula="of:=AVERAGE([.B173];[.E173];[.H173];[.K173];[.N173];[.Q173])" office:value-type="float" office:value="95.815" calcext:value-type="float">
            <text:p>95.81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64" calcext:value-type="float">
            <text:p>95.64</text:p>
          </table:table-cell>
          <table:table-cell/>
          <table:table-cell table:formula="of:=AVERAGE([.A174];[.D174];[.G174];[.J174];[.M174];[.P174])" office:value-type="float" office:value="5.58333333333333" calcext:value-type="float">
            <text:p>5.58333333333333</text:p>
          </table:table-cell>
          <table:table-cell table:formula="of:=AVERAGE([.B174];[.E174];[.H174];[.K174];[.N174];[.Q174])" office:value-type="float" office:value="96.1383333333333" calcext:value-type="float">
            <text:p>96.138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06" calcext:value-type="float">
            <text:p>96.0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99" calcext:value-type="float">
            <text:p>95.99</text:p>
          </table:table-cell>
          <table:table-cell/>
          <table:table-cell table:formula="of:=AVERAGE([.A175];[.D175];[.G175];[.J175];[.M175];[.P175])" office:value-type="float" office:value="5.68333333333333" calcext:value-type="float">
            <text:p>5.68333333333333</text:p>
          </table:table-cell>
          <table:table-cell table:formula="of:=AVERAGE([.B175];[.E175];[.H175];[.K175];[.N175];[.Q175])" office:value-type="float" office:value="96.4483333333333" calcext:value-type="float">
            <text:p>96.44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34" calcext:value-type="float">
            <text:p>96.3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26" calcext:value-type="float">
            <text:p>96.26</text:p>
          </table:table-cell>
          <table:table-cell/>
          <table:table-cell table:formula="of:=AVERAGE([.A176];[.D176];[.G176];[.J176];[.M176];[.P176])" office:value-type="float" office:value="5.78333333333333" calcext:value-type="float">
            <text:p>5.78333333333333</text:p>
          </table:table-cell>
          <table:table-cell table:formula="of:=AVERAGE([.B176];[.E176];[.H176];[.K176];[.N176];[.Q176])" office:value-type="float" office:value="96.7183333333334" calcext:value-type="float">
            <text:p>96.718333333333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51" calcext:value-type="float">
            <text:p>96.51</text:p>
          </table:table-cell>
          <table:table-cell/>
          <table:table-cell table:formula="of:=AVERAGE([.A177];[.D177];[.G177];[.J177];[.M177];[.P177])" office:value-type="float" office:value="5.88333333333333" calcext:value-type="float">
            <text:p>5.88333333333333</text:p>
          </table:table-cell>
          <table:table-cell table:formula="of:=AVERAGE([.B177];[.E177];[.H177];[.K177];[.N177];[.Q177])" office:value-type="float" office:value="96.93" calcext:value-type="float">
            <text:p>96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74" calcext:value-type="float">
            <text:p>96.74</text:p>
          </table:table-cell>
          <table:table-cell/>
          <table:table-cell table:formula="of:=AVERAGE([.A178];[.D178];[.G178];[.J178];[.M178];[.P178])" office:value-type="float" office:value="5.98333333333333" calcext:value-type="float">
            <text:p>5.98333333333333</text:p>
          </table:table-cell>
          <table:table-cell table:formula="of:=AVERAGE([.B178];[.E178];[.H178];[.K178];[.N178];[.Q178])" office:value-type="float" office:value="97.1183333333333" calcext:value-type="float">
            <text:p>97.11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94" calcext:value-type="float">
            <text:p>96.9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9" calcext:value-type="float">
            <text:p>96.89</text:p>
          </table:table-cell>
          <table:table-cell/>
          <table:table-cell table:formula="of:=AVERAGE([.A179];[.D179];[.G179];[.J179];[.M179];[.P179])" office:value-type="float" office:value="6.08333333333333" calcext:value-type="float">
            <text:p>6.08333333333333</text:p>
          </table:table-cell>
          <table:table-cell table:formula="of:=AVERAGE([.B179];[.E179];[.H179];[.K179];[.N179];[.Q179])" office:value-type="float" office:value="97.2733333333334" calcext:value-type="float">
            <text:p>97.273333333333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180];[.D180];[.G180];[.J180];[.M180];[.P180])" office:value-type="float" office:value="6.18333333333333" calcext:value-type="float">
            <text:p>6.18333333333333</text:p>
          </table:table-cell>
          <table:table-cell table:formula="of:=AVERAGE([.B180];[.E180];[.H180];[.K180];[.N180];[.Q180])" office:value-type="float" office:value="97.4066666666667" calcext:value-type="float">
            <text:p>97.406666666666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29" calcext:value-type="float">
            <text:p>97.2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2" calcext:value-type="float">
            <text:p>97.2</text:p>
          </table:table-cell>
          <table:table-cell/>
          <table:table-cell table:formula="of:=AVERAGE([.A181];[.D181];[.G181];[.J181];[.M181];[.P181])" office:value-type="float" office:value="6.28333333333333" calcext:value-type="float">
            <text:p>6.28333333333333</text:p>
          </table:table-cell>
          <table:table-cell table:formula="of:=AVERAGE([.B181];[.E181];[.H181];[.K181];[.N181];[.Q181])" office:value-type="float" office:value="97.5383333333333" calcext:value-type="float">
            <text:p>97.538333333333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34" calcext:value-type="float">
            <text:p>97.34</text:p>
          </table:table-cell>
          <table:table-cell/>
          <table:table-cell table:formula="of:=AVERAGE([.A182];[.D182];[.G182];[.J182];[.M182];[.P182])" office:value-type="float" office:value="6.38333333333333" calcext:value-type="float">
            <text:p>6.38333333333333</text:p>
          </table:table-cell>
          <table:table-cell table:formula="of:=AVERAGE([.B182];[.E182];[.H182];[.K182];[.N182];[.Q182])" office:value-type="float" office:value="97.665" calcext:value-type="float">
            <text:p>97.66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49" calcext:value-type="float">
            <text:p>97.49</text:p>
          </table:table-cell>
          <table:table-cell/>
          <table:table-cell table:formula="of:=AVERAGE([.A183];[.D183];[.G183];[.J183];[.M183];[.P183])" office:value-type="float" office:value="6.48333333333333" calcext:value-type="float">
            <text:p>6.48333333333333</text:p>
          </table:table-cell>
          <table:table-cell table:formula="of:=AVERAGE([.B183];[.E183];[.H183];[.K183];[.N183];[.Q183])" office:value-type="float" office:value="97.77" calcext:value-type="float">
            <text:p>97.7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" calcext:value-type="float">
            <text:p>97.6</text:p>
          </table:table-cell>
          <table:table-cell/>
          <table:table-cell table:formula="of:=AVERAGE([.A184];[.D184];[.G184];[.J184];[.M184];[.P184])" office:value-type="float" office:value="6.58333333333333" calcext:value-type="float">
            <text:p>6.58333333333333</text:p>
          </table:table-cell>
          <table:table-cell table:formula="of:=AVERAGE([.B184];[.E184];[.H184];[.K184];[.N184];[.Q184])" office:value-type="float" office:value="97.865" calcext:value-type="float">
            <text:p>97.86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185];[.D185];[.G185];[.J185];[.M185];[.P185])" office:value-type="float" office:value="6.68333333333333" calcext:value-type="float">
            <text:p>6.68333333333333</text:p>
          </table:table-cell>
          <table:table-cell table:formula="of:=AVERAGE([.B185];[.E185];[.H185];[.K185];[.N185];[.Q185])" office:value-type="float" office:value="97.9666666666667" calcext:value-type="float">
            <text:p>97.96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94" calcext:value-type="float">
            <text:p>97.9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186];[.D186];[.G186];[.J186];[.M186];[.P186])" office:value-type="float" office:value="6.78333333333333" calcext:value-type="float">
            <text:p>6.78333333333333</text:p>
          </table:table-cell>
          <table:table-cell table:formula="of:=AVERAGE([.B186];[.E186];[.H186];[.K186];[.N186];[.Q186])" office:value-type="float" office:value="98.05" calcext:value-type="float">
            <text:p>98.0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5" calcext:value-type="float">
            <text:p>97.85</text:p>
          </table:table-cell>
          <table:table-cell/>
          <table:table-cell table:formula="of:=AVERAGE([.A187];[.D187];[.G187];[.J187];[.M187];[.P187])" office:value-type="float" office:value="6.88333333333333" calcext:value-type="float">
            <text:p>6.88333333333333</text:p>
          </table:table-cell>
          <table:table-cell table:formula="of:=AVERAGE([.B187];[.E187];[.H187];[.K187];[.N187];[.Q187])" office:value-type="float" office:value="98.135" calcext:value-type="float">
            <text:p>98.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" calcext:value-type="float">
            <text:p>97.9</text:p>
          </table:table-cell>
          <table:table-cell/>
          <table:table-cell table:formula="of:=AVERAGE([.A188];[.D188];[.G188];[.J188];[.M188];[.P188])" office:value-type="float" office:value="6.98333333333333" calcext:value-type="float">
            <text:p>6.98333333333333</text:p>
          </table:table-cell>
          <table:table-cell table:formula="of:=AVERAGE([.B188];[.E188];[.H188];[.K188];[.N188];[.Q188])" office:value-type="float" office:value="98.2033333333333" calcext:value-type="float">
            <text:p>98.20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7" calcext:value-type="float">
            <text:p>97.97</text:p>
          </table:table-cell>
          <table:table-cell/>
          <table:table-cell table:formula="of:=AVERAGE([.A189];[.D189];[.G189];[.J189];[.M189];[.P189])" office:value-type="float" office:value="7.08333333333333" calcext:value-type="float">
            <text:p>7.08333333333333</text:p>
          </table:table-cell>
          <table:table-cell table:formula="of:=AVERAGE([.B189];[.E189];[.H189];[.K189];[.N189];[.Q189])" office:value-type="float" office:value="98.2633333333333" calcext:value-type="float">
            <text:p>98.263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9" calcext:value-type="float">
            <text:p>98.1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190];[.D190];[.G190];[.J190];[.M190];[.P190])" office:value-type="float" office:value="7.18333333333333" calcext:value-type="float">
            <text:p>7.18333333333333</text:p>
          </table:table-cell>
          <table:table-cell table:formula="of:=AVERAGE([.B190];[.E190];[.H190];[.K190];[.N190];[.Q190])" office:value-type="float" office:value="98.315" calcext:value-type="float">
            <text:p>98.31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7" calcext:value-type="float">
            <text:p>98.07</text:p>
          </table:table-cell>
          <table:table-cell/>
          <table:table-cell table:formula="of:=AVERAGE([.A191];[.D191];[.G191];[.J191];[.M191];[.P191])" office:value-type="float" office:value="7.28333333333333" calcext:value-type="float">
            <text:p>7.28333333333333</text:p>
          </table:table-cell>
          <table:table-cell table:formula="of:=AVERAGE([.B191];[.E191];[.H191];[.K191];[.N191];[.Q191])" office:value-type="float" office:value="98.3766666666667" calcext:value-type="float">
            <text:p>98.37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4" calcext:value-type="float">
            <text:p>98.14</text:p>
          </table:table-cell>
          <table:table-cell/>
          <table:table-cell table:formula="of:=AVERAGE([.A192];[.D192];[.G192];[.J192];[.M192];[.P192])" office:value-type="float" office:value="7.38333333333333" calcext:value-type="float">
            <text:p>7.38333333333333</text:p>
          </table:table-cell>
          <table:table-cell table:formula="of:=AVERAGE([.B192];[.E192];[.H192];[.K192];[.N192];[.Q192])" office:value-type="float" office:value="98.435" calcext:value-type="float">
            <text:p>98.43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8" calcext:value-type="float">
            <text:p>98.18</text:p>
          </table:table-cell>
          <table:table-cell/>
          <table:table-cell table:formula="of:=AVERAGE([.A193];[.D193];[.G193];[.J193];[.M193];[.P193])" office:value-type="float" office:value="7.48333333333333" calcext:value-type="float">
            <text:p>7.48333333333333</text:p>
          </table:table-cell>
          <table:table-cell table:formula="of:=AVERAGE([.B193];[.E193];[.H193];[.K193];[.N193];[.Q193])"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194];[.D194];[.G194];[.J194];[.M194];[.P194])" office:value-type="float" office:value="7.58333333333333" calcext:value-type="float">
            <text:p>7.58333333333333</text:p>
          </table:table-cell>
          <table:table-cell table:formula="of:=AVERAGE([.B194];[.E194];[.H194];[.K194];[.N194];[.Q194])"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AVERAGE([.A195];[.D195];[.G195];[.J195];[.M195];[.P195])" office:value-type="float" office:value="7.68333333333333" calcext:value-type="float">
            <text:p>7.68333333333333</text:p>
          </table:table-cell>
          <table:table-cell table:formula="of:=AVERAGE([.B195];[.E195];[.H195];[.K195];[.N195];[.Q195])" office:value-type="float" office:value="98.5783333333333" calcext:value-type="float">
            <text:p>98.578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196];[.D196];[.G196];[.J196];[.M196];[.P196])" office:value-type="float" office:value="7.78333333333333" calcext:value-type="float">
            <text:p>7.78333333333333</text:p>
          </table:table-cell>
          <table:table-cell table:formula="of:=AVERAGE([.B196];[.E196];[.H196];[.K196];[.N196];[.Q196])" office:value-type="float" office:value="98.6216666666667" calcext:value-type="float">
            <text:p>98.621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" calcext:value-type="float">
            <text:p>98.4</text:p>
          </table:table-cell>
          <table:table-cell/>
          <table:table-cell table:formula="of:=AVERAGE([.A197];[.D197];[.G197];[.J197];[.M197];[.P197])" office:value-type="float" office:value="7.88333333333333" calcext:value-type="float">
            <text:p>7.88333333333333</text:p>
          </table:table-cell>
          <table:table-cell table:formula="of:=AVERAGE([.B197];[.E197];[.H197];[.K197];[.N197];[.Q197])" office:value-type="float" office:value="98.6616666666667" calcext:value-type="float">
            <text:p>98.66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198];[.D198];[.G198];[.J198];[.M198];[.P198])" office:value-type="float" office:value="7.98333333333333" calcext:value-type="float">
            <text:p>7.98333333333333</text:p>
          </table:table-cell>
          <table:table-cell table:formula="of:=AVERAGE([.B198];[.E198];[.H198];[.K198];[.N198];[.Q198])" office:value-type="float" office:value="98.7083333333333" calcext:value-type="float">
            <text:p>98.70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199];[.D199];[.G199];[.J199];[.M199];[.P199])" office:value-type="float" office:value="8.08333333333333" calcext:value-type="float">
            <text:p>8.08333333333333</text:p>
          </table:table-cell>
          <table:table-cell table:formula="of:=AVERAGE([.B199];[.E199];[.H199];[.K199];[.N199];[.Q199])" office:value-type="float" office:value="98.7433333333333" calcext:value-type="float">
            <text:p>98.743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200];[.D200];[.G200];[.J200];[.M200];[.P200])" office:value-type="float" office:value="8.18333333333334" calcext:value-type="float">
            <text:p>8.18333333333334</text:p>
          </table:table-cell>
          <table:table-cell table:formula="of:=AVERAGE([.B200];[.E200];[.H200];[.K200];[.N200];[.Q200])" office:value-type="float" office:value="98.7916666666667" calcext:value-type="float">
            <text:p>98.791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201];[.D201];[.G201];[.J201];[.M201];[.P201])" office:value-type="float" office:value="8.28333333333333" calcext:value-type="float">
            <text:p>8.28333333333333</text:p>
          </table:table-cell>
          <table:table-cell table:formula="of:=AVERAGE([.B201];[.E201];[.H201];[.K201];[.N201];[.Q201])" office:value-type="float" office:value="98.8383333333333" calcext:value-type="float">
            <text:p>98.8383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202];[.D202];[.G202];[.J202];[.M202];[.P202])" office:value-type="float" office:value="8.38333333333333" calcext:value-type="float">
            <text:p>8.38333333333333</text:p>
          </table:table-cell>
          <table:table-cell table:formula="of:=AVERAGE([.B202];[.E202];[.H202];[.K202];[.N202];[.Q202])" office:value-type="float" office:value="98.8766666666667" calcext:value-type="float">
            <text:p>98.87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203];[.D203];[.G203];[.J203];[.M203];[.P203])" office:value-type="float" office:value="8.48333333333333" calcext:value-type="float">
            <text:p>8.48333333333333</text:p>
          </table:table-cell>
          <table:table-cell table:formula="of:=AVERAGE([.B203];[.E203];[.H203];[.K203];[.N203];[.Q203])"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204];[.D204];[.G204];[.J204];[.M204];[.P204])" office:value-type="float" office:value="8.58333333333333" calcext:value-type="float">
            <text:p>8.58333333333333</text:p>
          </table:table-cell>
          <table:table-cell table:formula="of:=AVERAGE([.B204];[.E204];[.H204];[.K204];[.N204];[.Q204])" office:value-type="float" office:value="98.9383333333333" calcext:value-type="float">
            <text:p>98.93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205];[.D205];[.G205];[.J205];[.M205];[.P205])" office:value-type="float" office:value="8.68333333333334" calcext:value-type="float">
            <text:p>8.68333333333334</text:p>
          </table:table-cell>
          <table:table-cell table:formula="of:=AVERAGE([.B205];[.E205];[.H205];[.K205];[.N205];[.Q205])" office:value-type="float" office:value="98.975" calcext:value-type="float">
            <text:p>98.97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206];[.D206];[.G206];[.J206];[.M206];[.P206])" office:value-type="float" office:value="8.78333333333333" calcext:value-type="float">
            <text:p>8.78333333333333</text:p>
          </table:table-cell>
          <table:table-cell table:formula="of:=AVERAGE([.B206];[.E206];[.H206];[.K206];[.N206];[.Q206])" office:value-type="float" office:value="99.0066666666667" calcext:value-type="float">
            <text:p>99.00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5" calcext:value-type="float">
            <text:p>98.85</text:p>
          </table:table-cell>
          <table:table-cell/>
          <table:table-cell table:formula="of:=AVERAGE([.A207];[.D207];[.G207];[.J207];[.M207];[.P207])" office:value-type="float" office:value="8.88333333333333" calcext:value-type="float">
            <text:p>8.88333333333333</text:p>
          </table:table-cell>
          <table:table-cell table:formula="of:=AVERAGE([.B207];[.E207];[.H207];[.K207];[.N207];[.Q207])" office:value-type="float" office:value="99.0316666666667" calcext:value-type="float">
            <text:p>99.031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" calcext:value-type="float">
            <text:p>98.9</text:p>
          </table:table-cell>
          <table:table-cell/>
          <table:table-cell table:formula="of:=AVERAGE([.A208];[.D208];[.G208];[.J208];[.M208];[.P208])" office:value-type="float" office:value="8.98333333333333" calcext:value-type="float">
            <text:p>8.98333333333333</text:p>
          </table:table-cell>
          <table:table-cell table:formula="of:=AVERAGE([.B208];[.E208];[.H208];[.K208];[.N208];[.Q208])" office:value-type="float" office:value="99.0766666666667" calcext:value-type="float">
            <text:p>99.07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209];[.D209];[.G209];[.J209];[.M209];[.P209])" office:value-type="float" office:value="9.08333333333333" calcext:value-type="float">
            <text:p>9.08333333333333</text:p>
          </table:table-cell>
          <table:table-cell table:formula="of:=AVERAGE([.B209];[.E209];[.H209];[.K209];[.N209];[.Q209])" office:value-type="float" office:value="99.1066666666667" calcext:value-type="float">
            <text:p>99.10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210];[.D210];[.G210];[.J210];[.M210];[.P210])" office:value-type="float" office:value="9.18333333333334" calcext:value-type="float">
            <text:p>9.18333333333334</text:p>
          </table:table-cell>
          <table:table-cell table:formula="of:=AVERAGE([.B210];[.E210];[.H210];[.K210];[.N210];[.Q210])" office:value-type="float" office:value="99.1366666666667" calcext:value-type="float">
            <text:p>99.13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211];[.D211];[.G211];[.J211];[.M211];[.P211])" office:value-type="float" office:value="9.28333333333333" calcext:value-type="float">
            <text:p>9.28333333333333</text:p>
          </table:table-cell>
          <table:table-cell table:formula="of:=AVERAGE([.B211];[.E211];[.H211];[.K211];[.N211];[.Q211])" office:value-type="float" office:value="99.16" calcext:value-type="float">
            <text:p>99.1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212];[.D212];[.G212];[.J212];[.M212];[.P212])" office:value-type="float" office:value="9.38333333333333" calcext:value-type="float">
            <text:p>9.38333333333333</text:p>
          </table:table-cell>
          <table:table-cell table:formula="of:=AVERAGE([.B212];[.E212];[.H212];[.K212];[.N212];[.Q212])" office:value-type="float" office:value="99.1883333333333" calcext:value-type="float">
            <text:p>99.18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213];[.D213];[.G213];[.J213];[.M213];[.P213])" office:value-type="float" office:value="9.48333333333333" calcext:value-type="float">
            <text:p>9.48333333333333</text:p>
          </table:table-cell>
          <table:table-cell table:formula="of:=AVERAGE([.B213];[.E213];[.H213];[.K213];[.N213];[.Q213])" office:value-type="float" office:value="99.215" calcext:value-type="float">
            <text:p>99.21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1" calcext:value-type="float">
            <text:p>99.11</text:p>
          </table:table-cell>
          <table:table-cell/>
          <table:table-cell table:formula="of:=AVERAGE([.A214];[.D214];[.G214];[.J214];[.M214];[.P214])" office:value-type="float" office:value="9.58333333333333" calcext:value-type="float">
            <text:p>9.58333333333333</text:p>
          </table:table-cell>
          <table:table-cell table:formula="of:=AVERAGE([.B214];[.E214];[.H214];[.K214];[.N214];[.Q214])" office:value-type="float" office:value="99.2416666666667" calcext:value-type="float">
            <text:p>99.241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215];[.D215];[.G215];[.J215];[.M215];[.P215])" office:value-type="float" office:value="9.68333333333334" calcext:value-type="float">
            <text:p>9.68333333333334</text:p>
          </table:table-cell>
          <table:table-cell table:formula="of:=AVERAGE([.B215];[.E215];[.H215];[.K215];[.N215];[.Q215])" office:value-type="float" office:value="99.265" calcext:value-type="float">
            <text:p>99.26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216];[.D216];[.G216];[.J216];[.M216];[.P216])" office:value-type="float" office:value="9.78333333333333" calcext:value-type="float">
            <text:p>9.78333333333333</text:p>
          </table:table-cell>
          <table:table-cell table:formula="of:=AVERAGE([.B216];[.E216];[.H216];[.K216];[.N216];[.Q216])" office:value-type="float" office:value="99.285" calcext:value-type="float">
            <text:p>99.28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1" calcext:value-type="float">
            <text:p>99.21</text:p>
          </table:table-cell>
          <table:table-cell/>
          <table:table-cell table:formula="of:=AVERAGE([.A217];[.D217];[.G217];[.J217];[.M217];[.P217])" office:value-type="float" office:value="9.88333333333333" calcext:value-type="float">
            <text:p>9.88333333333333</text:p>
          </table:table-cell>
          <table:table-cell table:formula="of:=AVERAGE([.B217];[.E217];[.H217];[.K217];[.N217];[.Q217])" office:value-type="float" office:value="99.31" calcext:value-type="float">
            <text:p>9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52" calcext:value-type="float">
            <text:p>99.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5" calcext:value-type="float">
            <text:p>99.35</text:p>
          </table:table-cell>
          <table:table-cell/>
          <table:table-cell table:formula="of:=AVERAGE([.A218];[.D218];[.G218];[.J218];[.M218];[.P218])" office:value-type="float" office:value="9.98333333333333" calcext:value-type="float">
            <text:p>9.98333333333333</text:p>
          </table:table-cell>
          <table:table-cell table:formula="of:=AVERAGE([.B218];[.E218];[.H218];[.K218];[.N218];[.Q218])" office:value-type="float" office:value="99.4083333333333" calcext:value-type="float">
            <text:p>99.408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3" calcext:value-type="float">
            <text:p>99.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219];[.D219];[.G219];[.J219];[.M219];[.P219])" office:value-type="float" office:value="10.8333333333333" calcext:value-type="float">
            <text:p>10.8333333333333</text:p>
          </table:table-cell>
          <table:table-cell table:formula="of:=AVERAGE([.B219];[.E219];[.H219];[.K219];[.N219];[.Q219])" office:value-type="float" office:value="99.5683333333333" calcext:value-type="float">
            <text:p>99.56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5" calcext:value-type="float">
            <text:p>99.65</text:p>
          </table:table-cell>
          <table:table-cell/>
          <table:table-cell table:formula="of:=AVERAGE([.A220];[.D220];[.G220];[.J220];[.M220];[.P220])" office:value-type="float" office:value="11.8333333333333" calcext:value-type="float">
            <text:p>11.8333333333333</text:p>
          </table:table-cell>
          <table:table-cell table:formula="of:=AVERAGE([.B220];[.E220];[.H220];[.K220];[.N220];[.Q220])" office:value-type="float" office:value="99.6666666666667" calcext:value-type="float">
            <text:p>99.6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221];[.D221];[.G221];[.J221];[.M221];[.P221])" office:value-type="float" office:value="12.8333333333333" calcext:value-type="float">
            <text:p>12.8333333333333</text:p>
          </table:table-cell>
          <table:table-cell table:formula="of:=AVERAGE([.B221];[.E221];[.H221];[.K221];[.N221];[.Q221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table:formula="of:=AVERAGE([.A222];[.D222];[.G222];[.J222];[.M222];[.P222])" office:value-type="float" office:value="13.8333333333333" calcext:value-type="float">
            <text:p>13.8333333333333</text:p>
          </table:table-cell>
          <table:table-cell table:formula="of:=AVERAGE([.B222];[.E222];[.H222];[.K222];[.N222];[.Q222])"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223];[.D223];[.G223];[.J223];[.M223];[.P223])" office:value-type="float" office:value="14.8333333333333" calcext:value-type="float">
            <text:p>14.8333333333333</text:p>
          </table:table-cell>
          <table:table-cell table:formula="of:=AVERAGE([.B223];[.E223];[.H223];[.K223];[.N223];[.Q223])"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224];[.D224];[.G224];[.J224];[.M224];[.P224])" office:value-type="float" office:value="15.8333333333333" calcext:value-type="float">
            <text:p>15.8333333333333</text:p>
          </table:table-cell>
          <table:table-cell table:formula="of:=AVERAGE([.B224];[.E224];[.H224];[.K224];[.N224];[.Q224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225];[.D225];[.G225];[.J225];[.M225];[.P225])" office:value-type="float" office:value="16.8333333333333" calcext:value-type="float">
            <text:p>16.8333333333333</text:p>
          </table:table-cell>
          <table:table-cell table:formula="of:=AVERAGE([.B225];[.E225];[.H225];[.K225];[.N225];[.Q225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226];[.D226];[.G226];[.J226];[.M226];[.P226])" office:value-type="float" office:value="17.8333333333333" calcext:value-type="float">
            <text:p>17.8333333333333</text:p>
          </table:table-cell>
          <table:table-cell table:formula="of:=AVERAGE([.B226];[.E226];[.H226];[.K226];[.N226];[.Q226])"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227];[.D227];[.G227];[.J227];[.M227];[.P227])" office:value-type="float" office:value="19.1666666666667" calcext:value-type="float">
            <text:p>19.1666666666667</text:p>
          </table:table-cell>
          <table:table-cell table:formula="of:=AVERAGE([.B227];[.E227];[.H227];[.K227];[.N227];[.Q227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228];[.D228];[.G228];[.J228];[.M228];[.P228])" office:value-type="float" office:value="20.3333333333333" calcext:value-type="float">
            <text:p>20.3333333333333</text:p>
          </table:table-cell>
          <table:table-cell table:formula="of:=AVERAGE([.B228];[.E228];[.H228];[.K228];[.N228];[.Q228])"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229];[.D229];[.G229];[.J229];[.M229];[.P229])" office:value-type="float" office:value="21.6666666666667" calcext:value-type="float">
            <text:p>21.6666666666667</text:p>
          </table:table-cell>
          <table:table-cell table:formula="of:=AVERAGE([.B229];[.E229];[.H229];[.K229];[.N229];[.Q229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230];[.D230];[.G230];[.J230];[.M230];[.P230])" office:value-type="float" office:value="23.6666666666667" calcext:value-type="float">
            <text:p>23.6666666666667</text:p>
          </table:table-cell>
          <table:table-cell table:formula="of:=AVERAGE([.B230];[.E230];[.H230];[.K230];[.N230];[.Q230])"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231];[.D231];[.G231];[.J231];[.M231];[.P231])" office:value-type="float" office:value="25" calcext:value-type="float">
            <text:p>25</text:p>
          </table:table-cell>
          <table:table-cell table:formula="of:=AVERAGE([.B231];[.E231];[.H231];[.K231];[.N231];[.Q231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232];[.D232];[.G232];[.J232];[.M232];[.P232])" office:value-type="float" office:value="27.5" calcext:value-type="float">
            <text:p>27.5</text:p>
          </table:table-cell>
          <table:table-cell table:formula="of:=AVERAGE([.B232];[.E232];[.H232];[.K232];[.N232];[.Q232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233];[.D233];[.G233];[.J233];[.M233];[.P233])" office:value-type="float" office:value="30" calcext:value-type="float">
            <text:p>30</text:p>
          </table:table-cell>
          <table:table-cell table:formula="of:=AVERAGE([.B233];[.E233];[.H233];[.K233];[.N233];[.Q233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234];[.D234];[.G234];[.J234];[.M234];[.P234])" office:value-type="float" office:value="42.8333333333333" calcext:value-type="float">
            <text:p>42.8333333333333</text:p>
          </table:table-cell>
          <table:table-cell table:formula="of:=AVERAGE([.B234];[.E234];[.H234];[.K234];[.N234];[.Q234])"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35];[.D235];[.G235];[.J235];[.M235];[.P235])" office:value-type="float" office:value="51" calcext:value-type="float">
            <text:p>51</text:p>
          </table:table-cell>
          <table:table-cell table:formula="of:=AVERAGE([.B235];[.E235];[.H235];[.K235];[.N235];[.Q235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236];[.D236];[.G236];[.J236];[.M236];[.P236])" office:value-type="float" office:value="68.3333333333333" calcext:value-type="float">
            <text:p>68.3333333333333</text:p>
          </table:table-cell>
          <table:table-cell table:formula="of:=AVERAGE([.B236];[.E236];[.H236];[.K236];[.N236];[.Q236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7];[.D237];[.G237];[.J237];[.M237];[.P237])" office:value-type="float" office:value="91" calcext:value-type="float">
            <text:p>91</text:p>
          </table:table-cell>
          <table:table-cell table:formula="of:=AVERAGE([.B237];[.E237];[.H237];[.K237];[.N237];[.Q237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8];[.D238];[.G238];[.J238];[.M238];[.P238])" office:value-type="float" office:value="95" calcext:value-type="float">
            <text:p>95</text:p>
          </table:table-cell>
          <table:table-cell table:formula="of:=AVERAGE([.B238];[.E238];[.H238];[.K238];[.N238];[.Q238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39];[.D239];[.G239];[.J239];[.M239];[.P239])" office:value-type="float" office:value="112" calcext:value-type="float">
            <text:p>112</text:p>
          </table:table-cell>
          <table:table-cell table:formula="of:=AVERAGE([.B239];[.E239];[.H239];[.K239];[.N239];[.Q239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0];[.D240];[.G240];[.J240];[.M240];[.P240])" office:value-type="float" office:value="115.166666666667" calcext:value-type="float">
            <text:p>115.166666666667</text:p>
          </table:table-cell>
          <table:table-cell table:formula="of:=AVERAGE([.B240];[.E240];[.H240];[.K240];[.N240];[.Q240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241];[.D241];[.G241];[.J241];[.M241];[.P241])" office:value-type="float" office:value="136" calcext:value-type="float">
            <text:p>136</text:p>
          </table:table-cell>
          <table:table-cell table:formula="of:=AVERAGE([.B241];[.E241];[.H241];[.K241];[.N241];[.Q241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248];[.D248];[.G248];[.J248];[.M248];[.P248])" office:value-type="float" office:value="1.13333333333333" calcext:value-type="float">
            <text:p>1.13333333333333</text:p>
          </table:table-cell>
          <table:table-cell table:formula="of:=AVERAGE([.B248];[.E248];[.H248];[.K248];[.N248];[.Q248])" office:value-type="float" office:value="0.0533333333333333" calcext:value-type="float">
            <text:p>0.053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AVERAGE([.A249];[.D249];[.G249];[.J249];[.M249];[.P249])" office:value-type="float" office:value="1.23333333333333" calcext:value-type="float">
            <text:p>1.23333333333333</text:p>
          </table:table-cell>
          <table:table-cell table:formula="of:=AVERAGE([.B249];[.E249];[.H249];[.K249];[.N249];[.Q249])" office:value-type="float" office:value="0.503333333333333" calcext:value-type="float">
            <text:p>0.50333333333333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01" calcext:value-type="float">
            <text:p>1.01</text:p>
          </table:table-cell>
          <table:table-cell/>
          <table:table-cell table:number-columns-repeated="2" office:value-type="float" office:value="1.3" calcext:value-type="float">
            <text:p>1.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AVERAGE([.A250];[.D250];[.G250];[.J250];[.M250];[.P250])" office:value-type="float" office:value="1.33333333333333" calcext:value-type="float">
            <text:p>1.33333333333333</text:p>
          </table:table-cell>
          <table:table-cell table:formula="of:=AVERAGE([.B250];[.E250];[.H250];[.K250];[.N250];[.Q250])" office:value-type="float" office:value="2.29833333333333" calcext:value-type="float">
            <text:p>2.298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.27" calcext:value-type="float">
            <text:p>4.2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15" calcext:value-type="float">
            <text:p>11.1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0.35" calcext:value-type="float">
            <text:p>10.3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73" calcext:value-type="float">
            <text:p>4.73</text:p>
          </table:table-cell>
          <table:table-cell/>
          <table:table-cell table:formula="of:=AVERAGE([.A251];[.D251];[.G251];[.J251];[.M251];[.P251])" office:value-type="float" office:value="1.43333333333333" calcext:value-type="float">
            <text:p>1.43333333333333</text:p>
          </table:table-cell>
          <table:table-cell table:formula="of:=AVERAGE([.B251];[.E251];[.H251];[.K251];[.N251];[.Q251])" office:value-type="float" office:value="6.55666666666667" calcext:value-type="float">
            <text:p>6.556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.24" calcext:value-type="float">
            <text:p>20.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16" calcext:value-type="float">
            <text:p>19.1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A252];[.D252];[.G252];[.J252];[.M252];[.P252])" office:value-type="float" office:value="1.53333333333333" calcext:value-type="float">
            <text:p>1.53333333333333</text:p>
          </table:table-cell>
          <table:table-cell table:formula="of:=AVERAGE([.B252];[.E252];[.H252];[.K252];[.N252];[.Q252])" office:value-type="float" office:value="13.8466666666667" calcext:value-type="float">
            <text:p>13.84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7.65" calcext:value-type="float">
            <text:p>17.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.15" calcext:value-type="float">
            <text:p>20.1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35" calcext:value-type="float">
            <text:p>30.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8.65" calcext:value-type="float">
            <text:p>28.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.88" calcext:value-type="float">
            <text:p>20.88</text:p>
          </table:table-cell>
          <table:table-cell/>
          <table:table-cell table:formula="of:=AVERAGE([.A253];[.D253];[.G253];[.J253];[.M253];[.P253])" office:value-type="float" office:value="1.63333333333333" calcext:value-type="float">
            <text:p>1.63333333333333</text:p>
          </table:table-cell>
          <table:table-cell table:formula="of:=AVERAGE([.B253];[.E253];[.H253];[.K253];[.N253];[.Q253])" office:value-type="float" office:value="22.8833333333333" calcext:value-type="float">
            <text:p>22.88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9.71" calcext:value-type="float">
            <text:p>29.7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7.33" calcext:value-type="float">
            <text:p>27.3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88" calcext:value-type="float">
            <text:p>30.8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8.06" calcext:value-type="float">
            <text:p>38.0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1.17" calcext:value-type="float">
            <text:p>31.17</text:p>
          </table:table-cell>
          <table:table-cell/>
          <table:table-cell table:formula="of:=AVERAGE([.A254];[.D254];[.G254];[.J254];[.M254];[.P254])" office:value-type="float" office:value="1.73333333333333" calcext:value-type="float">
            <text:p>1.73333333333333</text:p>
          </table:table-cell>
          <table:table-cell table:formula="of:=AVERAGE([.B254];[.E254];[.H254];[.K254];[.N254];[.Q254])" office:value-type="float" office:value="32.8583333333333" calcext:value-type="float">
            <text:p>32.85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9.43" calcext:value-type="float">
            <text:p>39.4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06" calcext:value-type="float">
            <text:p>37.0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66" calcext:value-type="float">
            <text:p>40.6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63" calcext:value-type="float">
            <text:p>46.6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65" calcext:value-type="float">
            <text:p>40.65</text:p>
          </table:table-cell>
          <table:table-cell/>
          <table:table-cell table:formula="of:=AVERAGE([.A255];[.D255];[.G255];[.J255];[.M255];[.P255])" office:value-type="float" office:value="1.83333333333333" calcext:value-type="float">
            <text:p>1.83333333333333</text:p>
          </table:table-cell>
          <table:table-cell table:formula="of:=AVERAGE([.B255];[.E255];[.H255];[.K255];[.N255];[.Q255])"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.32" calcext:value-type="float">
            <text:p>48.3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34" calcext:value-type="float">
            <text:p>49.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17" calcext:value-type="float">
            <text:p>56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81" calcext:value-type="float">
            <text:p>53.8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35" calcext:value-type="float">
            <text:p>49.35</text:p>
          </table:table-cell>
          <table:table-cell/>
          <table:table-cell table:formula="of:=AVERAGE([.A256];[.D256];[.G256];[.J256];[.M256];[.P256])" office:value-type="float" office:value="1.93333333333333" calcext:value-type="float">
            <text:p>1.93333333333333</text:p>
          </table:table-cell>
          <table:table-cell table:formula="of:=AVERAGE([.B256];[.E256];[.H256];[.K256];[.N256];[.Q256])" office:value-type="float" office:value="50.5266666666667" calcext:value-type="float">
            <text:p>50.52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89" calcext:value-type="float">
            <text:p>55.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81" calcext:value-type="float">
            <text:p>53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41" calcext:value-type="float">
            <text:p>56.4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38" calcext:value-type="float">
            <text:p>62.3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81" calcext:value-type="float">
            <text:p>59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.31" calcext:value-type="float">
            <text:p>56.31</text:p>
          </table:table-cell>
          <table:table-cell/>
          <table:table-cell table:formula="of:=AVERAGE([.A257];[.D257];[.G257];[.J257];[.M257];[.P257])" office:value-type="float" office:value="2.03333333333333" calcext:value-type="float">
            <text:p>2.03333333333333</text:p>
          </table:table-cell>
          <table:table-cell table:formula="of:=AVERAGE([.B257];[.E257];[.H257];[.K257];[.N257];[.Q257])" office:value-type="float" office:value="57.435" calcext:value-type="float">
            <text:p>57.43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2.4" calcext:value-type="float">
            <text:p>62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0.11" calcext:value-type="float">
            <text:p>60.1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48" calcext:value-type="float">
            <text:p>62.4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17" calcext:value-type="float">
            <text:p>67.1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84" calcext:value-type="float">
            <text:p>64.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2.1" calcext:value-type="float">
            <text:p>62.1</text:p>
          </table:table-cell>
          <table:table-cell/>
          <table:table-cell table:formula="of:=AVERAGE([.A258];[.D258];[.G258];[.J258];[.M258];[.P258])" office:value-type="float" office:value="2.13333333333333" calcext:value-type="float">
            <text:p>2.13333333333333</text:p>
          </table:table-cell>
          <table:table-cell table:formula="of:=AVERAGE([.B258];[.E258];[.H258];[.K258];[.N258];[.Q258])" office:value-type="float" office:value="63.1833333333333" calcext:value-type="float">
            <text:p>63.18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42" calcext:value-type="float">
            <text:p>65.4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0.75" calcext:value-type="float">
            <text:p>70.7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67" calcext:value-type="float">
            <text:p>68.6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6.38" calcext:value-type="float">
            <text:p>66.38</text:p>
          </table:table-cell>
          <table:table-cell/>
          <table:table-cell table:formula="of:=AVERAGE([.A259];[.D259];[.G259];[.J259];[.M259];[.P259])" office:value-type="float" office:value="2.23333333333333" calcext:value-type="float">
            <text:p>2.23333333333333</text:p>
          </table:table-cell>
          <table:table-cell table:formula="of:=AVERAGE([.B259];[.E259];[.H259];[.K259];[.N259];[.Q259])" office:value-type="float" office:value="67.7383333333333" calcext:value-type="float">
            <text:p>67.73833333333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1.21" calcext:value-type="float">
            <text:p>71.2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39" calcext:value-type="float">
            <text:p>69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71.29" calcext:value-type="float">
            <text:p>71.2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3.71" calcext:value-type="float">
            <text:p>73.7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94" calcext:value-type="float">
            <text:p>71.9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85" calcext:value-type="float">
            <text:p>69.85</text:p>
          </table:table-cell>
          <table:table-cell/>
          <table:table-cell table:formula="of:=AVERAGE([.A260];[.D260];[.G260];[.J260];[.M260];[.P260])" office:value-type="float" office:value="2.33333333333333" calcext:value-type="float">
            <text:p>2.33333333333333</text:p>
          </table:table-cell>
          <table:table-cell table:formula="of:=AVERAGE([.B260];[.E260];[.H260];[.K260];[.N260];[.Q260])" office:value-type="float" office:value="71.2316666666667" calcext:value-type="float">
            <text:p>71.23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4.19" calcext:value-type="float">
            <text:p>74.1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68" calcext:value-type="float">
            <text:p>72.6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4.11" calcext:value-type="float">
            <text:p>74.1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13" calcext:value-type="float">
            <text:p>74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45" calcext:value-type="float">
            <text:p>72.45</text:p>
          </table:table-cell>
          <table:table-cell/>
          <table:table-cell table:formula="of:=AVERAGE([.A261];[.D261];[.G261];[.J261];[.M261];[.P261])" office:value-type="float" office:value="2.43333333333333" calcext:value-type="float">
            <text:p>2.43333333333333</text:p>
          </table:table-cell>
          <table:table-cell table:formula="of:=AVERAGE([.B261];[.E261];[.H261];[.K261];[.N261];[.Q261])" office:value-type="float" office:value="73.9466666666667" calcext:value-type="float">
            <text:p>73.94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6.61" calcext:value-type="float">
            <text:p>76.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5.27" calcext:value-type="float">
            <text:p>75.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18" calcext:value-type="float">
            <text:p>78.1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78" calcext:value-type="float">
            <text:p>74.78</text:p>
          </table:table-cell>
          <table:table-cell/>
          <table:table-cell table:formula="of:=AVERAGE([.A262];[.D262];[.G262];[.J262];[.M262];[.P262])" office:value-type="float" office:value="2.53333333333333" calcext:value-type="float">
            <text:p>2.53333333333333</text:p>
          </table:table-cell>
          <table:table-cell table:formula="of:=AVERAGE([.B262];[.E262];[.H262];[.K262];[.N262];[.Q262])" office:value-type="float" office:value="76.26" calcext:value-type="float">
            <text:p>76.2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8.64" calcext:value-type="float">
            <text:p>78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7.15" calcext:value-type="float">
            <text:p>77.1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8.46" calcext:value-type="float">
            <text:p>78.4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65" calcext:value-type="float">
            <text:p>79.6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76" calcext:value-type="float">
            <text:p>76.76</text:p>
          </table:table-cell>
          <table:table-cell/>
          <table:table-cell table:formula="of:=AVERAGE([.A263];[.D263];[.G263];[.J263];[.M263];[.P263])" office:value-type="float" office:value="2.63333333333333" calcext:value-type="float">
            <text:p>2.63333333333333</text:p>
          </table:table-cell>
          <table:table-cell table:formula="of:=AVERAGE([.B263];[.E263];[.H263];[.K263];[.N263];[.Q263])" office:value-type="float" office:value="78.05" calcext:value-type="float">
            <text:p>78.0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0.13" calcext:value-type="float">
            <text:p>80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73" calcext:value-type="float">
            <text:p>78.7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12" calcext:value-type="float">
            <text:p>79.1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8.29" calcext:value-type="float">
            <text:p>78.29</text:p>
          </table:table-cell>
          <table:table-cell/>
          <table:table-cell table:formula="of:=AVERAGE([.A264];[.D264];[.G264];[.J264];[.M264];[.P264])" office:value-type="float" office:value="2.73333333333333" calcext:value-type="float">
            <text:p>2.73333333333333</text:p>
          </table:table-cell>
          <table:table-cell table:formula="of:=AVERAGE([.B264];[.E264];[.H264];[.K264];[.N264];[.Q264])" office:value-type="float" office:value="79.4933333333333" calcext:value-type="float">
            <text:p>79.49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1.35" calcext:value-type="float">
            <text:p>81.3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0.16" calcext:value-type="float">
            <text:p>80.1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.05" calcext:value-type="float">
            <text:p>81.0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94" calcext:value-type="float">
            <text:p>81.9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33" calcext:value-type="float">
            <text:p>80.3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.61" calcext:value-type="float">
            <text:p>79.61</text:p>
          </table:table-cell>
          <table:table-cell/>
          <table:table-cell table:formula="of:=AVERAGE([.A265];[.D265];[.G265];[.J265];[.M265];[.P265])" office:value-type="float" office:value="2.83333333333333" calcext:value-type="float">
            <text:p>2.83333333333333</text:p>
          </table:table-cell>
          <table:table-cell table:formula="of:=AVERAGE([.B265];[.E265];[.H265];[.K265];[.N265];[.Q265])" office:value-type="float" office:value="80.74" calcext:value-type="float">
            <text:p>80.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2.21" calcext:value-type="float">
            <text:p>82.2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1.36" calcext:value-type="float">
            <text:p>81.3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2.09" calcext:value-type="float">
            <text:p>82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0.5" calcext:value-type="float">
            <text:p>80.5</text:p>
          </table:table-cell>
          <table:table-cell/>
          <table:table-cell table:formula="of:=AVERAGE([.A266];[.D266];[.G266];[.J266];[.M266];[.P266])" office:value-type="float" office:value="2.93333333333333" calcext:value-type="float">
            <text:p>2.93333333333333</text:p>
          </table:table-cell>
          <table:table-cell table:formula="of:=AVERAGE([.B266];[.E266];[.H266];[.K266];[.N266];[.Q266])" office:value-type="float" office:value="81.6966666666667" calcext:value-type="float">
            <text:p>81.69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23" calcext:value-type="float">
            <text:p>82.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2.92" calcext:value-type="float">
            <text:p>82.9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05" calcext:value-type="float">
            <text:p>82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.38" calcext:value-type="float">
            <text:p>81.38</text:p>
          </table:table-cell>
          <table:table-cell/>
          <table:table-cell table:formula="of:=AVERAGE([.A267];[.D267];[.G267];[.J267];[.M267];[.P267])" office:value-type="float" office:value="3.03333333333333" calcext:value-type="float">
            <text:p>3.03333333333333</text:p>
          </table:table-cell>
          <table:table-cell table:formula="of:=AVERAGE([.B267];[.E267];[.H267];[.K267];[.N267];[.Q267])" office:value-type="float" office:value="82.5333333333333" calcext:value-type="float">
            <text:p>82.533333333333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3.74" calcext:value-type="float">
            <text:p>83.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84" calcext:value-type="float">
            <text:p>82.8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2.27" calcext:value-type="float">
            <text:p>82.27</text:p>
          </table:table-cell>
          <table:table-cell/>
          <table:table-cell table:formula="of:=AVERAGE([.A268];[.D268];[.G268];[.J268];[.M268];[.P268])" office:value-type="float" office:value="3.13333333333333" calcext:value-type="float">
            <text:p>3.13333333333333</text:p>
          </table:table-cell>
          <table:table-cell table:formula="of:=AVERAGE([.B268];[.E268];[.H268];[.K268];[.N268];[.Q268])" office:value-type="float" office:value="83.2216666666667" calcext:value-type="float">
            <text:p>83.22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3.44" calcext:value-type="float">
            <text:p>83.4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4.08" calcext:value-type="float">
            <text:p>84.0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38" calcext:value-type="float">
            <text:p>83.3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97" calcext:value-type="float">
            <text:p>82.97</text:p>
          </table:table-cell>
          <table:table-cell/>
          <table:table-cell table:formula="of:=AVERAGE([.A269];[.D269];[.G269];[.J269];[.M269];[.P269])" office:value-type="float" office:value="3.23333333333333" calcext:value-type="float">
            <text:p>3.23333333333333</text:p>
          </table:table-cell>
          <table:table-cell table:formula="of:=AVERAGE([.B269];[.E269];[.H269];[.K269];[.N269];[.Q269])" office:value-type="float" office:value="83.8116666666667" calcext:value-type="float">
            <text:p>83.81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93" calcext:value-type="float">
            <text:p>83.9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4.6" calcext:value-type="float">
            <text:p>84.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85" calcext:value-type="float">
            <text:p>83.8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3.6" calcext:value-type="float">
            <text:p>83.6</text:p>
          </table:table-cell>
          <table:table-cell/>
          <table:table-cell table:formula="of:=AVERAGE([.A270];[.D270];[.G270];[.J270];[.M270];[.P270])" office:value-type="float" office:value="3.33333333333333" calcext:value-type="float">
            <text:p>3.33333333333333</text:p>
          </table:table-cell>
          <table:table-cell table:formula="of:=AVERAGE([.B270];[.E270];[.H270];[.K270];[.N270];[.Q270])" office:value-type="float" office:value="84.3116666666667" calcext:value-type="float">
            <text:p>84.3116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5.21" calcext:value-type="float">
            <text:p>85.2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48" calcext:value-type="float">
            <text:p>84.4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5.14" calcext:value-type="float">
            <text:p>85.1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56" calcext:value-type="float">
            <text:p>85.5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07" calcext:value-type="float">
            <text:p>84.07</text:p>
          </table:table-cell>
          <table:table-cell/>
          <table:table-cell table:formula="of:=AVERAGE([.A271];[.D271];[.G271];[.J271];[.M271];[.P271])" office:value-type="float" office:value="3.43333333333333" calcext:value-type="float">
            <text:p>3.43333333333333</text:p>
          </table:table-cell>
          <table:table-cell table:formula="of:=AVERAGE([.B271];[.E271];[.H271];[.K271];[.N271];[.Q271])" office:value-type="float" office:value="84.7933333333333" calcext:value-type="float">
            <text:p>84.79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5.61" calcext:value-type="float">
            <text:p>85.6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5.52" calcext:value-type="float">
            <text:p>85.5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4.77" calcext:value-type="float">
            <text:p>84.7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4.67" calcext:value-type="float">
            <text:p>84.67</text:p>
          </table:table-cell>
          <table:table-cell/>
          <table:table-cell table:formula="of:=AVERAGE([.A272];[.D272];[.G272];[.J272];[.M272];[.P272])" office:value-type="float" office:value="3.53333333333333" calcext:value-type="float">
            <text:p>3.53333333333333</text:p>
          </table:table-cell>
          <table:table-cell table:formula="of:=AVERAGE([.B272];[.E272];[.H272];[.K272];[.N272];[.Q272])" office:value-type="float" office:value="85.235" calcext:value-type="float">
            <text:p>85.23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22" calcext:value-type="float">
            <text:p>85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21" calcext:value-type="float">
            <text:p>86.2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5.1" calcext:value-type="float">
            <text:p>85.1</text:p>
          </table:table-cell>
          <table:table-cell/>
          <table:table-cell table:formula="of:=AVERAGE([.A273];[.D273];[.G273];[.J273];[.M273];[.P273])" office:value-type="float" office:value="3.63333333333333" calcext:value-type="float">
            <text:p>3.63333333333333</text:p>
          </table:table-cell>
          <table:table-cell table:formula="of:=AVERAGE([.B273];[.E273];[.H273];[.K273];[.N273];[.Q273])" office:value-type="float" office:value="85.5916666666667" calcext:value-type="float">
            <text:p>85.591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6.17" calcext:value-type="float">
            <text:p>86.1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54" calcext:value-type="float">
            <text:p>85.5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6.23" calcext:value-type="float">
            <text:p>86.2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62" calcext:value-type="float">
            <text:p>85.6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5.48" calcext:value-type="float">
            <text:p>85.48</text:p>
          </table:table-cell>
          <table:table-cell/>
          <table:table-cell table:formula="of:=AVERAGE([.A274];[.D274];[.G274];[.J274];[.M274];[.P274])" office:value-type="float" office:value="3.73333333333333" calcext:value-type="float">
            <text:p>3.73333333333333</text:p>
          </table:table-cell>
          <table:table-cell table:formula="of:=AVERAGE([.B274];[.E274];[.H274];[.K274];[.N274];[.Q274])" office:value-type="float" office:value="85.9333333333333" calcext:value-type="float">
            <text:p>85.933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6.39" calcext:value-type="float">
            <text:p>86.3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89" calcext:value-type="float">
            <text:p>85.8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6.51" calcext:value-type="float">
            <text:p>86.5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87" calcext:value-type="float">
            <text:p>86.8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08" calcext:value-type="float">
            <text:p>86.0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5.82" calcext:value-type="float">
            <text:p>85.82</text:p>
          </table:table-cell>
          <table:table-cell/>
          <table:table-cell table:formula="of:=AVERAGE([.A275];[.D275];[.G275];[.J275];[.M275];[.P275])" office:value-type="float" office:value="3.83333333333333" calcext:value-type="float">
            <text:p>3.83333333333333</text:p>
          </table:table-cell>
          <table:table-cell table:formula="of:=AVERAGE([.B275];[.E275];[.H275];[.K275];[.N275];[.Q275])" office:value-type="float" office:value="86.26" calcext:value-type="float">
            <text:p>86.2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6.68" calcext:value-type="float">
            <text:p>86.6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84" calcext:value-type="float">
            <text:p>86.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44" calcext:value-type="float">
            <text:p>86.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6.22" calcext:value-type="float">
            <text:p>86.22</text:p>
          </table:table-cell>
          <table:table-cell/>
          <table:table-cell table:formula="of:=AVERAGE([.A276];[.D276];[.G276];[.J276];[.M276];[.P276])" office:value-type="float" office:value="3.93333333333333" calcext:value-type="float">
            <text:p>3.93333333333333</text:p>
          </table:table-cell>
          <table:table-cell table:formula="of:=AVERAGE([.B276];[.E276];[.H276];[.K276];[.N276];[.Q276])"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.02" calcext:value-type="float">
            <text:p>87.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45" calcext:value-type="float">
            <text:p>86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.23" calcext:value-type="float">
            <text:p>87.2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87" calcext:value-type="float">
            <text:p>86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.68" calcext:value-type="float">
            <text:p>86.68</text:p>
          </table:table-cell>
          <table:table-cell/>
          <table:table-cell table:formula="of:=AVERAGE([.A277];[.D277];[.G277];[.J277];[.M277];[.P277])" office:value-type="float" office:value="4.03333333333333" calcext:value-type="float">
            <text:p>4.03333333333333</text:p>
          </table:table-cell>
          <table:table-cell table:formula="of:=AVERAGE([.B277];[.E277];[.H277];[.K277];[.N277];[.Q277])" office:value-type="float" office:value="86.9883333333334" calcext:value-type="float">
            <text:p>86.988333333333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7.43" calcext:value-type="float">
            <text:p>87.4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61" calcext:value-type="float">
            <text:p>87.6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31" calcext:value-type="float">
            <text:p>87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7.14" calcext:value-type="float">
            <text:p>87.14</text:p>
          </table:table-cell>
          <table:table-cell/>
          <table:table-cell table:formula="of:=AVERAGE([.A278];[.D278];[.G278];[.J278];[.M278];[.P278])" office:value-type="float" office:value="4.13333333333333" calcext:value-type="float">
            <text:p>4.13333333333333</text:p>
          </table:table-cell>
          <table:table-cell table:formula="of:=AVERAGE([.B278];[.E278];[.H278];[.K278];[.N278];[.Q278])" office:value-type="float" office:value="87.3983333333333" calcext:value-type="float">
            <text:p>87.398333333333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7.88" calcext:value-type="float">
            <text:p>87.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28" calcext:value-type="float">
            <text:p>87.2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8.02" calcext:value-type="float">
            <text:p>88.0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79" calcext:value-type="float">
            <text:p>87.7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7.65" calcext:value-type="float">
            <text:p>87.65</text:p>
          </table:table-cell>
          <table:table-cell/>
          <table:table-cell table:formula="of:=AVERAGE([.A279];[.D279];[.G279];[.J279];[.M279];[.P279])" office:value-type="float" office:value="4.23333333333333" calcext:value-type="float">
            <text:p>4.23333333333333</text:p>
          </table:table-cell>
          <table:table-cell table:formula="of:=AVERAGE([.B279];[.E279];[.H279];[.K279];[.N279];[.Q279])" office:value-type="float" office:value="87.8533333333333" calcext:value-type="float">
            <text:p>87.85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8.42" calcext:value-type="float">
            <text:p>88.4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07" calcext:value-type="float">
            <text:p>89.0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46" calcext:value-type="float">
            <text:p>88.4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8.23" calcext:value-type="float">
            <text:p>88.23</text:p>
          </table:table-cell>
          <table:table-cell/>
          <table:table-cell table:formula="of:=AVERAGE([.A280];[.D280];[.G280];[.J280];[.M280];[.P280])" office:value-type="float" office:value="4.33333333333333" calcext:value-type="float">
            <text:p>4.33333333333333</text:p>
          </table:table-cell>
          <table:table-cell table:formula="of:=AVERAGE([.B280];[.E280];[.H280];[.K280];[.N280];[.Q280])" office:value-type="float" office:value="88.4016666666667" calcext:value-type="float">
            <text:p>88.40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8.97" calcext:value-type="float">
            <text:p>88.9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41" calcext:value-type="float">
            <text:p>88.4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9.06" calcext:value-type="float">
            <text:p>89.0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67" calcext:value-type="float">
            <text:p>89.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95" calcext:value-type="float">
            <text:p>88.9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89" calcext:value-type="float">
            <text:p>88.89</text:p>
          </table:table-cell>
          <table:table-cell/>
          <table:table-cell table:formula="of:=AVERAGE([.A281];[.D281];[.G281];[.J281];[.M281];[.P281])" office:value-type="float" office:value="4.43333333333333" calcext:value-type="float">
            <text:p>4.43333333333333</text:p>
          </table:table-cell>
          <table:table-cell table:formula="of:=AVERAGE([.B281];[.E281];[.H281];[.K281];[.N281];[.Q281])" office:value-type="float" office:value="88.9916666666667" calcext:value-type="float">
            <text:p>88.9916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99" calcext:value-type="float">
            <text:p>88.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68" calcext:value-type="float">
            <text:p>89.6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23" calcext:value-type="float">
            <text:p>90.2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69" calcext:value-type="float">
            <text:p>89.6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9.52" calcext:value-type="float">
            <text:p>89.52</text:p>
          </table:table-cell>
          <table:table-cell/>
          <table:table-cell table:formula="of:=AVERAGE([.A282];[.D282];[.G282];[.J282];[.M282];[.P282])" office:value-type="float" office:value="4.53333333333333" calcext:value-type="float">
            <text:p>4.53333333333333</text:p>
          </table:table-cell>
          <table:table-cell table:formula="of:=AVERAGE([.B282];[.E282];[.H282];[.K282];[.N282];[.Q282])" office:value-type="float" office:value="89.6316666666667" calcext:value-type="float">
            <text:p>89.63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74" calcext:value-type="float">
            <text:p>89.7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35" calcext:value-type="float">
            <text:p>90.3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87" calcext:value-type="float">
            <text:p>90.8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34" calcext:value-type="float">
            <text:p>90.3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90.15" calcext:value-type="float">
            <text:p>90.15</text:p>
          </table:table-cell>
          <table:table-cell/>
          <table:table-cell table:formula="of:=AVERAGE([.A283];[.D283];[.G283];[.J283];[.M283];[.P283])" office:value-type="float" office:value="4.63333333333333" calcext:value-type="float">
            <text:p>4.63333333333333</text:p>
          </table:table-cell>
          <table:table-cell table:formula="of:=AVERAGE([.B283];[.E283];[.H283];[.K283];[.N283];[.Q283])" office:value-type="float" office:value="90.3016666666667" calcext:value-type="float">
            <text:p>90.301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97" calcext:value-type="float">
            <text:p>90.9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32" calcext:value-type="float">
            <text:p>90.3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84" calcext:value-type="float">
            <text:p>90.8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97" calcext:value-type="float">
            <text:p>90.9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77" calcext:value-type="float">
            <text:p>90.77</text:p>
          </table:table-cell>
          <table:table-cell/>
          <table:table-cell table:formula="of:=AVERAGE([.A284];[.D284];[.G284];[.J284];[.M284];[.P284])" office:value-type="float" office:value="4.73333333333333" calcext:value-type="float">
            <text:p>4.73333333333333</text:p>
          </table:table-cell>
          <table:table-cell table:formula="of:=AVERAGE([.B284];[.E284];[.H284];[.K284];[.N284];[.Q284])" office:value-type="float" office:value="90.9033333333333" calcext:value-type="float">
            <text:p>90.90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15" calcext:value-type="float">
            <text:p>91.1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21" calcext:value-type="float">
            <text:p>92.2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63" calcext:value-type="float">
            <text:p>91.6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47" calcext:value-type="float">
            <text:p>91.47</text:p>
          </table:table-cell>
          <table:table-cell/>
          <table:table-cell table:formula="of:=AVERAGE([.A285];[.D285];[.G285];[.J285];[.M285];[.P285])" office:value-type="float" office:value="4.83333333333333" calcext:value-type="float">
            <text:p>4.83333333333333</text:p>
          </table:table-cell>
          <table:table-cell table:formula="of:=AVERAGE([.B285];[.E285];[.H285];[.K285];[.N285];[.Q285])" office:value-type="float" office:value="91.6283333333333" calcext:value-type="float">
            <text:p>91.62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31" calcext:value-type="float">
            <text:p>92.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93" calcext:value-type="float">
            <text:p>92.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09" calcext:value-type="float">
            <text:p>92.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2.23" calcext:value-type="float">
            <text:p>92.23</text:p>
          </table:table-cell>
          <table:table-cell/>
          <table:table-cell table:formula="of:=AVERAGE([.A286];[.D286];[.G286];[.J286];[.M286];[.P286])" office:value-type="float" office:value="4.93333333333333" calcext:value-type="float">
            <text:p>4.93333333333333</text:p>
          </table:table-cell>
          <table:table-cell table:formula="of:=AVERAGE([.B286];[.E286];[.H286];[.K286];[.N286];[.Q286])" office:value-type="float" office:value="92.3016666666667" calcext:value-type="float">
            <text:p>92.3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94" calcext:value-type="float">
            <text:p>92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55" calcext:value-type="float">
            <text:p>9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.01" calcext:value-type="float">
            <text:p>93.0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74" calcext:value-type="float">
            <text:p>92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91" calcext:value-type="float">
            <text:p>92.91</text:p>
          </table:table-cell>
          <table:table-cell/>
          <table:table-cell table:formula="of:=AVERAGE([.A287];[.D287];[.G287];[.J287];[.M287];[.P287])" office:value-type="float" office:value="5.03333333333333" calcext:value-type="float">
            <text:p>5.03333333333333</text:p>
          </table:table-cell>
          <table:table-cell table:formula="of:=AVERAGE([.B287];[.E287];[.H287];[.K287];[.N287];[.Q287])" office:value-type="float" office:value="92.9483333333333" calcext:value-type="float">
            <text:p>92.94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64" calcext:value-type="float">
            <text:p>93.6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23" calcext:value-type="float">
            <text:p>93.2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17" calcext:value-type="float">
            <text:p>94.1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41" calcext:value-type="float">
            <text:p>93.4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42" calcext:value-type="float">
            <text:p>93.42</text:p>
          </table:table-cell>
          <table:table-cell/>
          <table:table-cell table:formula="of:=AVERAGE([.A288];[.D288];[.G288];[.J288];[.M288];[.P288])" office:value-type="float" office:value="5.13333333333333" calcext:value-type="float">
            <text:p>5.13333333333333</text:p>
          </table:table-cell>
          <table:table-cell table:formula="of:=AVERAGE([.B288];[.E288];[.H288];[.K288];[.N288];[.Q288])" office:value-type="float" office:value="93.5783333333333" calcext:value-type="float">
            <text:p>93.578333333333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4.39" calcext:value-type="float">
            <text:p>94.3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83" calcext:value-type="float">
            <text:p>93.8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4.15" calcext:value-type="float">
            <text:p>94.1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94" calcext:value-type="float">
            <text:p>93.94</text:p>
          </table:table-cell>
          <table:table-cell/>
          <table:table-cell table:formula="of:=AVERAGE([.A289];[.D289];[.G289];[.J289];[.M289];[.P289])" office:value-type="float" office:value="5.23333333333333" calcext:value-type="float">
            <text:p>5.23333333333333</text:p>
          </table:table-cell>
          <table:table-cell table:formula="of:=AVERAGE([.B289];[.E289];[.H289];[.K289];[.N289];[.Q289])" office:value-type="float" office:value="94.1616666666667" calcext:value-type="float">
            <text:p>94.16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49" calcext:value-type="float">
            <text:p>94.4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66" calcext:value-type="float">
            <text:p>94.6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16" calcext:value-type="float">
            <text:p>95.1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46" calcext:value-type="float">
            <text:p>94.46</text:p>
          </table:table-cell>
          <table:table-cell/>
          <table:table-cell table:formula="of:=AVERAGE([.A290];[.D290];[.G290];[.J290];[.M290];[.P290])" office:value-type="float" office:value="5.33333333333333" calcext:value-type="float">
            <text:p>5.33333333333333</text:p>
          </table:table-cell>
          <table:table-cell table:formula="of:=AVERAGE([.B290];[.E290];[.H290];[.K290];[.N290];[.Q290])" office:value-type="float" office:value="94.6933333333333" calcext:value-type="float">
            <text:p>94.69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95" calcext:value-type="float">
            <text:p>94.9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89" calcext:value-type="float">
            <text:p>94.8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86" calcext:value-type="float">
            <text:p>94.86</text:p>
          </table:table-cell>
          <table:table-cell/>
          <table:table-cell table:formula="of:=AVERAGE([.A291];[.D291];[.G291];[.J291];[.M291];[.P291])" office:value-type="float" office:value="5.43333333333333" calcext:value-type="float">
            <text:p>5.43333333333333</text:p>
          </table:table-cell>
          <table:table-cell table:formula="of:=AVERAGE([.B291];[.E291];[.H291];[.K291];[.N291];[.Q291])" office:value-type="float" office:value="95.14" calcext:value-type="float">
            <text:p>95.1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37" calcext:value-type="float">
            <text:p>95.3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56" calcext:value-type="float">
            <text:p>95.5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92" calcext:value-type="float">
            <text:p>95.9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26" calcext:value-type="float">
            <text:p>95.2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8" calcext:value-type="float">
            <text:p>95.18</text:p>
          </table:table-cell>
          <table:table-cell/>
          <table:table-cell table:formula="of:=AVERAGE([.A292];[.D292];[.G292];[.J292];[.M292];[.P292])" office:value-type="float" office:value="5.53333333333333" calcext:value-type="float">
            <text:p>5.53333333333333</text:p>
          </table:table-cell>
          <table:table-cell table:formula="of:=AVERAGE([.B292];[.E292];[.H292];[.K292];[.N292];[.Q292])" office:value-type="float" office:value="95.52" calcext:value-type="float">
            <text:p>95.5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6.16" calcext:value-type="float">
            <text:p>96.1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55" calcext:value-type="float">
            <text:p>95.55</text:p>
          </table:table-cell>
          <table:table-cell/>
          <table:table-cell table:formula="of:=AVERAGE([.A293];[.D293];[.G293];[.J293];[.M293];[.P293])" office:value-type="float" office:value="5.63333333333333" calcext:value-type="float">
            <text:p>5.63333333333333</text:p>
          </table:table-cell>
          <table:table-cell table:formula="of:=AVERAGE([.B293];[.E293];[.H293];[.K293];[.N293];[.Q293])" office:value-type="float" office:value="95.8416666666667" calcext:value-type="float">
            <text:p>95.84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6.54" calcext:value-type="float">
            <text:p>96.5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81" calcext:value-type="float">
            <text:p>95.8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87" calcext:value-type="float">
            <text:p>95.87</text:p>
          </table:table-cell>
          <table:table-cell/>
          <table:table-cell table:formula="of:=AVERAGE([.A294];[.D294];[.G294];[.J294];[.M294];[.P294])" office:value-type="float" office:value="5.73333333333333" calcext:value-type="float">
            <text:p>5.73333333333333</text:p>
          </table:table-cell>
          <table:table-cell table:formula="of:=AVERAGE([.B294];[.E294];[.H294];[.K294];[.N294];[.Q294])" office:value-type="float" office:value="96.1633333333333" calcext:value-type="float">
            <text:p>96.163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79" calcext:value-type="float">
            <text:p>96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37" calcext:value-type="float">
            <text:p>96.3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8" calcext:value-type="float">
            <text:p>96.18</text:p>
          </table:table-cell>
          <table:table-cell/>
          <table:table-cell table:formula="of:=AVERAGE([.A295];[.D295];[.G295];[.J295];[.M295];[.P295])" office:value-type="float" office:value="5.83333333333333" calcext:value-type="float">
            <text:p>5.83333333333333</text:p>
          </table:table-cell>
          <table:table-cell table:formula="of:=AVERAGE([.B295];[.E295];[.H295];[.K295];[.N295];[.Q295])" office:value-type="float" office:value="96.4333333333333" calcext:value-type="float">
            <text:p>96.433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43" calcext:value-type="float">
            <text:p>96.43</text:p>
          </table:table-cell>
          <table:table-cell/>
          <table:table-cell table:formula="of:=AVERAGE([.A296];[.D296];[.G296];[.J296];[.M296];[.P296])" office:value-type="float" office:value="5.93333333333333" calcext:value-type="float">
            <text:p>5.93333333333333</text:p>
          </table:table-cell>
          <table:table-cell table:formula="of:=AVERAGE([.B296];[.E296];[.H296];[.K296];[.N296];[.Q296])" office:value-type="float" office:value="96.66" calcext:value-type="float">
            <text:p>96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87" calcext:value-type="float">
            <text:p>96.8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66" calcext:value-type="float">
            <text:p>96.66</text:p>
          </table:table-cell>
          <table:table-cell/>
          <table:table-cell table:formula="of:=AVERAGE([.A297];[.D297];[.G297];[.J297];[.M297];[.P297])" office:value-type="float" office:value="6.03333333333333" calcext:value-type="float">
            <text:p>6.03333333333333</text:p>
          </table:table-cell>
          <table:table-cell table:formula="of:=AVERAGE([.B297];[.E297];[.H297];[.K297];[.N297];[.Q297])" office:value-type="float" office:value="96.8766666666667" calcext:value-type="float">
            <text:p>96.87666666666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09" calcext:value-type="float">
            <text:p>97.0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63" calcext:value-type="float">
            <text:p>96.6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84" calcext:value-type="float">
            <text:p>96.84</text:p>
          </table:table-cell>
          <table:table-cell/>
          <table:table-cell table:formula="of:=AVERAGE([.A298];[.D298];[.G298];[.J298];[.M298];[.P298])" office:value-type="float" office:value="6.13333333333333" calcext:value-type="float">
            <text:p>6.13333333333333</text:p>
          </table:table-cell>
          <table:table-cell table:formula="of:=AVERAGE([.B298];[.E298];[.H298];[.K298];[.N298];[.Q298])" office:value-type="float" office:value="97.055" calcext:value-type="float">
            <text:p>97.0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99" calcext:value-type="float">
            <text:p>96.99</text:p>
          </table:table-cell>
          <table:table-cell/>
          <table:table-cell table:formula="of:=AVERAGE([.A299];[.D299];[.G299];[.J299];[.M299];[.P299])" office:value-type="float" office:value="6.23333333333333" calcext:value-type="float">
            <text:p>6.23333333333333</text:p>
          </table:table-cell>
          <table:table-cell table:formula="of:=AVERAGE([.B299];[.E299];[.H299];[.K299];[.N299];[.Q299])" office:value-type="float" office:value="97.2233333333334" calcext:value-type="float">
            <text:p>97.223333333333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16" calcext:value-type="float">
            <text:p>97.16</text:p>
          </table:table-cell>
          <table:table-cell/>
          <table:table-cell table:formula="of:=AVERAGE([.A300];[.D300];[.G300];[.J300];[.M300];[.P300])" office:value-type="float" office:value="6.33333333333333" calcext:value-type="float">
            <text:p>6.33333333333333</text:p>
          </table:table-cell>
          <table:table-cell table:formula="of:=AVERAGE([.B300];[.E300];[.H300];[.K300];[.N300];[.Q300])" office:value-type="float" office:value="97.355" calcext:value-type="float">
            <text:p>97.35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28" calcext:value-type="float">
            <text:p>97.28</text:p>
          </table:table-cell>
          <table:table-cell/>
          <table:table-cell table:formula="of:=AVERAGE([.A301];[.D301];[.G301];[.J301];[.M301];[.P301])" office:value-type="float" office:value="6.43333333333333" calcext:value-type="float">
            <text:p>6.43333333333333</text:p>
          </table:table-cell>
          <table:table-cell table:formula="of:=AVERAGE([.B301];[.E301];[.H301];[.K301];[.N301];[.Q301])" office:value-type="float" office:value="97.5033333333333" calcext:value-type="float">
            <text:p>97.5033333333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64" calcext:value-type="float">
            <text:p>97.6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39" calcext:value-type="float">
            <text:p>97.39</text:p>
          </table:table-cell>
          <table:table-cell/>
          <table:table-cell table:formula="of:=AVERAGE([.A302];[.D302];[.G302];[.J302];[.M302];[.P302])" office:value-type="float" office:value="6.53333333333333" calcext:value-type="float">
            <text:p>6.53333333333333</text:p>
          </table:table-cell>
          <table:table-cell table:formula="of:=AVERAGE([.B302];[.E302];[.H302];[.K302];[.N302];[.Q302])" office:value-type="float" office:value="97.625" calcext:value-type="float">
            <text:p>97.62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8" calcext:value-type="float">
            <text:p>97.48</text:p>
          </table:table-cell>
          <table:table-cell/>
          <table:table-cell table:formula="of:=AVERAGE([.A303];[.D303];[.G303];[.J303];[.M303];[.P303])" office:value-type="float" office:value="6.63333333333333" calcext:value-type="float">
            <text:p>6.63333333333333</text:p>
          </table:table-cell>
          <table:table-cell table:formula="of:=AVERAGE([.B303];[.E303];[.H303];[.K303];[.N303];[.Q303])" office:value-type="float" office:value="97.7133333333333" calcext:value-type="float">
            <text:p>97.713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62" calcext:value-type="float">
            <text:p>97.62</text:p>
          </table:table-cell>
          <table:table-cell/>
          <table:table-cell table:formula="of:=AVERAGE([.A304];[.D304];[.G304];[.J304];[.M304];[.P304])" office:value-type="float" office:value="6.73333333333333" calcext:value-type="float">
            <text:p>6.73333333333333</text:p>
          </table:table-cell>
          <table:table-cell table:formula="of:=AVERAGE([.B304];[.E304];[.H304];[.K304];[.N304];[.Q304])" office:value-type="float" office:value="97.81" calcext:value-type="float">
            <text:p>97.8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305];[.D305];[.G305];[.J305];[.M305];[.P305])" office:value-type="float" office:value="6.83333333333333" calcext:value-type="float">
            <text:p>6.83333333333333</text:p>
          </table:table-cell>
          <table:table-cell table:formula="of:=AVERAGE([.B305];[.E305];[.H305];[.K305];[.N305];[.Q305])" office:value-type="float" office:value="97.8866666666667" calcext:value-type="float">
            <text:p>97.886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306];[.D306];[.G306];[.J306];[.M306];[.P306])" office:value-type="float" office:value="6.93333333333333" calcext:value-type="float">
            <text:p>6.93333333333333</text:p>
          </table:table-cell>
          <table:table-cell table:formula="of:=AVERAGE([.B306];[.E306];[.H306];[.K306];[.N306];[.Q306])" office:value-type="float" office:value="97.9716666666667" calcext:value-type="float">
            <text:p>97.97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307];[.D307];[.G307];[.J307];[.M307];[.P307])" office:value-type="float" office:value="7.03333333333333" calcext:value-type="float">
            <text:p>7.03333333333333</text:p>
          </table:table-cell>
          <table:table-cell table:formula="of:=AVERAGE([.B307];[.E307];[.H307];[.K307];[.N307];[.Q307])"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4" calcext:value-type="float">
            <text:p>97.94</text:p>
          </table:table-cell>
          <table:table-cell/>
          <table:table-cell table:formula="of:=AVERAGE([.A308];[.D308];[.G308];[.J308];[.M308];[.P308])" office:value-type="float" office:value="7.13333333333333" calcext:value-type="float">
            <text:p>7.13333333333333</text:p>
          </table:table-cell>
          <table:table-cell table:formula="of:=AVERAGE([.B308];[.E308];[.H308];[.K308];[.N308];[.Q308])" office:value-type="float" office:value="98.1116666666667" calcext:value-type="float">
            <text:p>98.11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309];[.D309];[.G309];[.J309];[.M309];[.P309])" office:value-type="float" office:value="7.23333333333333" calcext:value-type="float">
            <text:p>7.23333333333333</text:p>
          </table:table-cell>
          <table:table-cell table:formula="of:=AVERAGE([.B309];[.E309];[.H309];[.K309];[.N309];[.Q309])" office:value-type="float" office:value="98.1816666666667" calcext:value-type="float">
            <text:p>98.18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6" calcext:value-type="float">
            <text:p>98.06</text:p>
          </table:table-cell>
          <table:table-cell/>
          <table:table-cell table:formula="of:=AVERAGE([.A310];[.D310];[.G310];[.J310];[.M310];[.P310])" office:value-type="float" office:value="7.33333333333333" calcext:value-type="float">
            <text:p>7.33333333333333</text:p>
          </table:table-cell>
          <table:table-cell table:formula="of:=AVERAGE([.B310];[.E310];[.H310];[.K310];[.N310];[.Q310])" office:value-type="float" office:value="98.2466666666667" calcext:value-type="float">
            <text:p>98.24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311];[.D311];[.G311];[.J311];[.M311];[.P311])" office:value-type="float" office:value="7.43333333333333" calcext:value-type="float">
            <text:p>7.43333333333333</text:p>
          </table:table-cell>
          <table:table-cell table:formula="of:=AVERAGE([.B311];[.E311];[.H311];[.K311];[.N311];[.Q311])" office:value-type="float" office:value="98.3016666666667" calcext:value-type="float">
            <text:p>98.301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7" calcext:value-type="float">
            <text:p>98.17</text:p>
          </table:table-cell>
          <table:table-cell/>
          <table:table-cell table:formula="of:=AVERAGE([.A312];[.D312];[.G312];[.J312];[.M312];[.P312])" office:value-type="float" office:value="7.53333333333333" calcext:value-type="float">
            <text:p>7.53333333333333</text:p>
          </table:table-cell>
          <table:table-cell table:formula="of:=AVERAGE([.B312];[.E312];[.H312];[.K312];[.N312];[.Q312])" office:value-type="float" office:value="98.3533333333333" calcext:value-type="float">
            <text:p>98.353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313];[.D313];[.G313];[.J313];[.M313];[.P313])" office:value-type="float" office:value="7.63333333333333" calcext:value-type="float">
            <text:p>7.63333333333333</text:p>
          </table:table-cell>
          <table:table-cell table:formula="of:=AVERAGE([.B313];[.E313];[.H313];[.K313];[.N313];[.Q313])" office:value-type="float" office:value="98.4083333333333" calcext:value-type="float">
            <text:p>98.40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7" calcext:value-type="float">
            <text:p>98.27</text:p>
          </table:table-cell>
          <table:table-cell/>
          <table:table-cell table:formula="of:=AVERAGE([.A314];[.D314];[.G314];[.J314];[.M314];[.P314])" office:value-type="float" office:value="7.73333333333333" calcext:value-type="float">
            <text:p>7.73333333333333</text:p>
          </table:table-cell>
          <table:table-cell table:formula="of:=AVERAGE([.B314];[.E314];[.H314];[.K314];[.N314];[.Q314])"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315];[.D315];[.G315];[.J315];[.M315];[.P315])" office:value-type="float" office:value="7.83333333333333" calcext:value-type="float">
            <text:p>7.83333333333333</text:p>
          </table:table-cell>
          <table:table-cell table:formula="of:=AVERAGE([.B315];[.E315];[.H315];[.K315];[.N315];[.Q315])" office:value-type="float" office:value="98.5266666666667" calcext:value-type="float">
            <text:p>98.52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8" calcext:value-type="float">
            <text:p>98.38</text:p>
          </table:table-cell>
          <table:table-cell/>
          <table:table-cell table:formula="of:=AVERAGE([.A316];[.D316];[.G316];[.J316];[.M316];[.P316])" office:value-type="float" office:value="7.93333333333333" calcext:value-type="float">
            <text:p>7.93333333333333</text:p>
          </table:table-cell>
          <table:table-cell table:formula="of:=AVERAGE([.B316];[.E316];[.H316];[.K316];[.N316];[.Q316])" office:value-type="float" office:value="98.5816666666667" calcext:value-type="float">
            <text:p>98.581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4" calcext:value-type="float">
            <text:p>98.44</text:p>
          </table:table-cell>
          <table:table-cell/>
          <table:table-cell table:formula="of:=AVERAGE([.A317];[.D317];[.G317];[.J317];[.M317];[.P317])" office:value-type="float" office:value="8.03333333333333" calcext:value-type="float">
            <text:p>8.03333333333333</text:p>
          </table:table-cell>
          <table:table-cell table:formula="of:=AVERAGE([.B317];[.E317];[.H317];[.K317];[.N317];[.Q317])" office:value-type="float" office:value="98.6233333333333" calcext:value-type="float">
            <text:p>98.623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318];[.D318];[.G318];[.J318];[.M318];[.P318])" office:value-type="float" office:value="8.13333333333333" calcext:value-type="float">
            <text:p>8.13333333333333</text:p>
          </table:table-cell>
          <table:table-cell table:formula="of:=AVERAGE([.B318];[.E318];[.H318];[.K318];[.N318];[.Q318])" office:value-type="float" office:value="98.6683333333333" calcext:value-type="float">
            <text:p>98.66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319];[.D319];[.G319];[.J319];[.M319];[.P319])" office:value-type="float" office:value="8.23333333333333" calcext:value-type="float">
            <text:p>8.23333333333333</text:p>
          </table:table-cell>
          <table:table-cell table:formula="of:=AVERAGE([.B319];[.E319];[.H319];[.K319];[.N319];[.Q319])" office:value-type="float" office:value="98.7166666666667" calcext:value-type="float">
            <text:p>98.71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3" calcext:value-type="float">
            <text:p>98.63</text:p>
          </table:table-cell>
          <table:table-cell/>
          <table:table-cell table:formula="of:=AVERAGE([.A320];[.D320];[.G320];[.J320];[.M320];[.P320])" office:value-type="float" office:value="8.33333333333333" calcext:value-type="float">
            <text:p>8.33333333333333</text:p>
          </table:table-cell>
          <table:table-cell table:formula="of:=AVERAGE([.B320];[.E320];[.H320];[.K320];[.N320];[.Q320])" office:value-type="float" office:value="98.7666666666667" calcext:value-type="float">
            <text:p>98.76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321];[.D321];[.G321];[.J321];[.M321];[.P321])" office:value-type="float" office:value="8.43333333333333" calcext:value-type="float">
            <text:p>8.43333333333333</text:p>
          </table:table-cell>
          <table:table-cell table:formula="of:=AVERAGE([.B321];[.E321];[.H321];[.K321];[.N321];[.Q321])" office:value-type="float" office:value="98.8083333333333" calcext:value-type="float">
            <text:p>98.80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2" calcext:value-type="float">
            <text:p>98.72</text:p>
          </table:table-cell>
          <table:table-cell/>
          <table:table-cell table:formula="of:=AVERAGE([.A322];[.D322];[.G322];[.J322];[.M322];[.P322])" office:value-type="float" office:value="8.53333333333333" calcext:value-type="float">
            <text:p>8.53333333333333</text:p>
          </table:table-cell>
          <table:table-cell table:formula="of:=AVERAGE([.B322];[.E322];[.H322];[.K322];[.N322];[.Q322])" office:value-type="float" office:value="98.8516666666667" calcext:value-type="float">
            <text:p>98.851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7" calcext:value-type="float">
            <text:p>98.77</text:p>
          </table:table-cell>
          <table:table-cell/>
          <table:table-cell table:formula="of:=AVERAGE([.A323];[.D323];[.G323];[.J323];[.M323];[.P323])" office:value-type="float" office:value="8.65" calcext:value-type="float">
            <text:p>8.65</text:p>
          </table:table-cell>
          <table:table-cell table:formula="of:=AVERAGE([.B323];[.E323];[.H323];[.K323];[.N323];[.Q323])" office:value-type="float" office:value="98.8916666666666" calcext:value-type="float">
            <text:p>98.891666666666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324];[.D324];[.G324];[.J324];[.M324];[.P324])" office:value-type="float" office:value="8.75" calcext:value-type="float">
            <text:p>8.75</text:p>
          </table:table-cell>
          <table:table-cell table:formula="of:=AVERAGE([.B324];[.E324];[.H324];[.K324];[.N324];[.Q324])" office:value-type="float" office:value="98.9416666666667" calcext:value-type="float">
            <text:p>98.941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325];[.D325];[.G325];[.J325];[.M325];[.P325])" office:value-type="float" office:value="8.85" calcext:value-type="float">
            <text:p>8.85</text:p>
          </table:table-cell>
          <table:table-cell table:formula="of:=AVERAGE([.B325];[.E325];[.H325];[.K325];[.N325];[.Q325])" office:value-type="float" office:value="98.9783333333333" calcext:value-type="float">
            <text:p>98.978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326];[.D326];[.G326];[.J326];[.M326];[.P326])" office:value-type="float" office:value="8.95" calcext:value-type="float">
            <text:p>8.95</text:p>
          </table:table-cell>
          <table:table-cell table:formula="of:=AVERAGE([.B326];[.E326];[.H326];[.K326];[.N326];[.Q326])" office:value-type="float" office:value="99.0133333333333" calcext:value-type="float">
            <text:p>99.01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7" calcext:value-type="float">
            <text:p>98.97</text:p>
          </table:table-cell>
          <table:table-cell/>
          <table:table-cell table:formula="of:=AVERAGE([.A327];[.D327];[.G327];[.J327];[.M327];[.P327])" office:value-type="float" office:value="9.05" calcext:value-type="float">
            <text:p>9.05</text:p>
          </table:table-cell>
          <table:table-cell table:formula="of:=AVERAGE([.B327];[.E327];[.H327];[.K327];[.N327];[.Q327])" office:value-type="float" office:value="99.0483333333333" calcext:value-type="float">
            <text:p>99.04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9" calcext:value-type="float">
            <text:p>98.99</text:p>
          </table:table-cell>
          <table:table-cell/>
          <table:table-cell table:formula="of:=AVERAGE([.A328];[.D328];[.G328];[.J328];[.M328];[.P328])" office:value-type="float" office:value="9.15" calcext:value-type="float">
            <text:p>9.15</text:p>
          </table:table-cell>
          <table:table-cell table:formula="of:=AVERAGE([.B328];[.E328];[.H328];[.K328];[.N328];[.Q328])" office:value-type="float" office:value="99.0783333333333" calcext:value-type="float">
            <text:p>99.07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2" calcext:value-type="float">
            <text:p>99.02</text:p>
          </table:table-cell>
          <table:table-cell/>
          <table:table-cell table:formula="of:=AVERAGE([.A329];[.D329];[.G329];[.J329];[.M329];[.P329])" office:value-type="float" office:value="9.25" calcext:value-type="float">
            <text:p>9.25</text:p>
          </table:table-cell>
          <table:table-cell table:formula="of:=AVERAGE([.B329];[.E329];[.H329];[.K329];[.N329];[.Q329])" office:value-type="float" office:value="99.115" calcext:value-type="float">
            <text:p>99.11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7" calcext:value-type="float">
            <text:p>99.07</text:p>
          </table:table-cell>
          <table:table-cell/>
          <table:table-cell table:formula="of:=AVERAGE([.A330];[.D330];[.G330];[.J330];[.M330];[.P330])" office:value-type="float" office:value="9.35" calcext:value-type="float">
            <text:p>9.35</text:p>
          </table:table-cell>
          <table:table-cell table:formula="of:=AVERAGE([.B330];[.E330];[.H330];[.K330];[.N330];[.Q330])" office:value-type="float" office:value="99.1483333333333" calcext:value-type="float">
            <text:p>99.148333333333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331];[.D331];[.G331];[.J331];[.M331];[.P331])" office:value-type="float" office:value="9.45" calcext:value-type="float">
            <text:p>9.45</text:p>
          </table:table-cell>
          <table:table-cell table:formula="of:=AVERAGE([.B331];[.E331];[.H331];[.K331];[.N331];[.Q331])" office:value-type="float" office:value="99.1833333333333" calcext:value-type="float">
            <text:p>99.18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5" calcext:value-type="float">
            <text:p>99.15</text:p>
          </table:table-cell>
          <table:table-cell/>
          <table:table-cell table:formula="of:=AVERAGE([.A332];[.D332];[.G332];[.J332];[.M332];[.P332])" office:value-type="float" office:value="9.55" calcext:value-type="float">
            <text:p>9.55</text:p>
          </table:table-cell>
          <table:table-cell table:formula="of:=AVERAGE([.B332];[.E332];[.H332];[.K332];[.N332];[.Q332])" office:value-type="float" office:value="99.2183333333333" calcext:value-type="float">
            <text:p>99.21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333];[.D333];[.G333];[.J333];[.M333];[.P333])" office:value-type="float" office:value="9.65" calcext:value-type="float">
            <text:p>9.65</text:p>
          </table:table-cell>
          <table:table-cell table:formula="of:=AVERAGE([.B333];[.E333];[.H333];[.K333];[.N333];[.Q333])" office:value-type="float" office:value="99.24" calcext:value-type="float">
            <text:p>99.2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334];[.D334];[.G334];[.J334];[.M334];[.P334])" office:value-type="float" office:value="9.75" calcext:value-type="float">
            <text:p>9.75</text:p>
          </table:table-cell>
          <table:table-cell table:formula="of:=AVERAGE([.B334];[.E334];[.H334];[.K334];[.N334];[.Q334])" office:value-type="float" office:value="99.2733333333333" calcext:value-type="float">
            <text:p>99.273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3" calcext:value-type="float">
            <text:p>99.3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335];[.D335];[.G335];[.J335];[.M335];[.P335])" office:value-type="float" office:value="9.85" calcext:value-type="float">
            <text:p>9.85</text:p>
          </table:table-cell>
          <table:table-cell table:formula="of:=AVERAGE([.B335];[.E335];[.H335];[.K335];[.N335];[.Q335])" office:value-type="float" office:value="99.2983333333333" calcext:value-type="float">
            <text:p>99.29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336];[.D336];[.G336];[.J336];[.M336];[.P336])" office:value-type="float" office:value="9.95" calcext:value-type="float">
            <text:p>9.95</text:p>
          </table:table-cell>
          <table:table-cell table:formula="of:=AVERAGE([.B336];[.E336];[.H336];[.K336];[.N336];[.Q336])" office:value-type="float" office:value="99.3633333333333" calcext:value-type="float">
            <text:p>99.36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337];[.D337];[.G337];[.J337];[.M337];[.P337])" office:value-type="float" office:value="10.5" calcext:value-type="float">
            <text:p>10.5</text:p>
          </table:table-cell>
          <table:table-cell table:formula="of:=AVERAGE([.B337];[.E337];[.H337];[.K337];[.N337];[.Q337])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AVERAGE([.A338];[.D338];[.G338];[.J338];[.M338];[.P338])" office:value-type="float" office:value="11.5" calcext:value-type="float">
            <text:p>11.5</text:p>
          </table:table-cell>
          <table:table-cell table:formula="of:=AVERAGE([.B338];[.E338];[.H338];[.K338];[.N338];[.Q338])" office:value-type="float" office:value="99.6066666666667" calcext:value-type="float">
            <text:p>99.60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339];[.D339];[.G339];[.J339];[.M339];[.P339])" office:value-type="float" office:value="12.5" calcext:value-type="float">
            <text:p>12.5</text:p>
          </table:table-cell>
          <table:table-cell table:formula="of:=AVERAGE([.B339];[.E339];[.H339];[.K339];[.N339];[.Q339])" office:value-type="float" office:value="99.695" calcext:value-type="float">
            <text:p>99.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340];[.D340];[.G340];[.J340];[.M340];[.P340])" office:value-type="float" office:value="13.5" calcext:value-type="float">
            <text:p>13.5</text:p>
          </table:table-cell>
          <table:table-cell table:formula="of:=AVERAGE([.B340];[.E340];[.H340];[.K340];[.N340];[.Q340])"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341];[.D341];[.G341];[.J341];[.M341];[.P341])" office:value-type="float" office:value="14.5" calcext:value-type="float">
            <text:p>14.5</text:p>
          </table:table-cell>
          <table:table-cell table:formula="of:=AVERAGE([.B341];[.E341];[.H341];[.K341];[.N341];[.Q341])"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342];[.D342];[.G342];[.J342];[.M342];[.P342])" office:value-type="float" office:value="15.5" calcext:value-type="float">
            <text:p>15.5</text:p>
          </table:table-cell>
          <table:table-cell table:formula="of:=AVERAGE([.B342];[.E342];[.H342];[.K342];[.N342];[.Q342])"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343];[.D343];[.G343];[.J343];[.M343];[.P343])" office:value-type="float" office:value="16.5" calcext:value-type="float">
            <text:p>16.5</text:p>
          </table:table-cell>
          <table:table-cell table:formula="of:=AVERAGE([.B343];[.E343];[.H343];[.K343];[.N343];[.Q343])" office:value-type="float" office:value="99.8766666666667" calcext:value-type="float">
            <text:p>99.87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344];[.D344];[.G344];[.J344];[.M344];[.P344])" office:value-type="float" office:value="17.6666666666667" calcext:value-type="float">
            <text:p>17.6666666666667</text:p>
          </table:table-cell>
          <table:table-cell table:formula="of:=AVERAGE([.B344];[.E344];[.H344];[.K344];[.N344];[.Q344])"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345];[.D345];[.G345];[.J345];[.M345];[.P345])" office:value-type="float" office:value="18.6666666666667" calcext:value-type="float">
            <text:p>18.6666666666667</text:p>
          </table:table-cell>
          <table:table-cell table:formula="of:=AVERAGE([.B345];[.E345];[.H345];[.K345];[.N345];[.Q345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46];[.D346];[.G346];[.J346];[.M346];[.P346])" office:value-type="float" office:value="19.6666666666667" calcext:value-type="float">
            <text:p>19.6666666666667</text:p>
          </table:table-cell>
          <table:table-cell table:formula="of:=AVERAGE([.B346];[.E346];[.H346];[.K346];[.N346];[.Q346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347];[.D347];[.G347];[.J347];[.M347];[.P347])" office:value-type="float" office:value="20.8333333333333" calcext:value-type="float">
            <text:p>20.8333333333333</text:p>
          </table:table-cell>
          <table:table-cell table:formula="of:=AVERAGE([.B347];[.E347];[.H347];[.K347];[.N347];[.Q347])"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48];[.D348];[.G348];[.J348];[.M348];[.P348])" office:value-type="float" office:value="22" calcext:value-type="float">
            <text:p>22</text:p>
          </table:table-cell>
          <table:table-cell table:formula="of:=AVERAGE([.B348];[.E348];[.H348];[.K348];[.N348];[.Q348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349];[.D349];[.G349];[.J349];[.M349];[.P349])" office:value-type="float" office:value="23.8333333333333" calcext:value-type="float">
            <text:p>23.8333333333333</text:p>
          </table:table-cell>
          <table:table-cell table:formula="of:=AVERAGE([.B349];[.E349];[.H349];[.K349];[.N349];[.Q349])" office:value-type="float" office:value="99.9683333333334" calcext:value-type="float">
            <text:p>99.96833333333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350];[.D350];[.G350];[.J350];[.M350];[.P350])" office:value-type="float" office:value="27" calcext:value-type="float">
            <text:p>27</text:p>
          </table:table-cell>
          <table:table-cell table:formula="of:=AVERAGE([.B350];[.E350];[.H350];[.K350];[.N350];[.Q350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351];[.D351];[.G351];[.J351];[.M351];[.P351])" office:value-type="float" office:value="31.5" calcext:value-type="float">
            <text:p>31.5</text:p>
          </table:table-cell>
          <table:table-cell table:formula="of:=AVERAGE([.B351];[.E351];[.H351];[.K351];[.N351];[.Q351])"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2];[.D352];[.G352];[.J352];[.M352];[.P352])" office:value-type="float" office:value="58.3333333333333" calcext:value-type="float">
            <text:p>58.3333333333333</text:p>
          </table:table-cell>
          <table:table-cell table:formula="of:=AVERAGE([.B352];[.E352];[.H352];[.K352];[.N352];[.Q352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3];[.D353];[.G353];[.J353];[.M353];[.P353])" office:value-type="float" office:value="62.6666666666667" calcext:value-type="float">
            <text:p>62.6666666666667</text:p>
          </table:table-cell>
          <table:table-cell table:formula="of:=AVERAGE([.B353];[.E353];[.H353];[.K353];[.N353];[.Q353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4];[.D354];[.G354];[.J354];[.M354];[.P354])" office:value-type="float" office:value="92.8333333333333" calcext:value-type="float">
            <text:p>92.8333333333333</text:p>
          </table:table-cell>
          <table:table-cell table:formula="of:=AVERAGE([.B354];[.E354];[.H354];[.K354];[.N354];[.Q354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5];[.D355];[.G355];[.J355];[.M355];[.P355])" office:value-type="float" office:value="93.1666666666667" calcext:value-type="float">
            <text:p>93.1666666666667</text:p>
          </table:table-cell>
          <table:table-cell table:formula="of:=AVERAGE([.B355];[.E355];[.H355];[.K355];[.N355];[.Q355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6];[.D356];[.G356];[.J356];[.M356];[.P356])" office:value-type="float" office:value="97.1666666666667" calcext:value-type="float">
            <text:p>97.1666666666667</text:p>
          </table:table-cell>
          <table:table-cell table:formula="of:=AVERAGE([.B356];[.E356];[.H356];[.K356];[.N356];[.Q356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7];[.D357];[.G357];[.J357];[.M357];[.P357])" office:value-type="float" office:value="108.833333333333" calcext:value-type="float">
            <text:p>108.833333333333</text:p>
          </table:table-cell>
          <table:table-cell table:formula="of:=AVERAGE([.B357];[.E357];[.H357];[.K357];[.N357];[.Q357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8];[.D358];[.G358];[.J358];[.M358];[.P358])" office:value-type="float" office:value="112.166666666667" calcext:value-type="float">
            <text:p>112.166666666667</text:p>
          </table:table-cell>
          <table:table-cell table:formula="of:=AVERAGE([.B358];[.E358];[.H358];[.K358];[.N358];[.Q358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359];[.D359];[.G359];[.J359];[.M359];[.P359])" office:value-type="float" office:value="117.166666666667" calcext:value-type="float">
            <text:p>117.166666666667</text:p>
          </table:table-cell>
          <table:table-cell table:formula="of:=AVERAGE([.B359];[.E359];[.H359];[.K359];[.N359];[.Q35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368];[.D368];[.G368];[.J368];[.M368];[.P368])" office:value-type="float" office:value="1.1" calcext:value-type="float">
            <text:p>1.1</text:p>
          </table:table-cell>
          <table:table-cell table:formula="of:=AVERAGE([.B368];[.E368];[.H368];[.K368];[.N368];[.Q36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VERAGE([.A369];[.D369];[.G369];[.J369];[.M369];[.P369])" office:value-type="float" office:value="1.2" calcext:value-type="float">
            <text:p>1.2</text:p>
          </table:table-cell>
          <table:table-cell table:formula="of:=AVERAGE([.B369];[.E369];[.H369];[.K369];[.N369];[.Q369])" office:value-type="float" office:value="0.481666666666667" calcext:value-type="float">
            <text:p>0.481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AVERAGE([.A370];[.D370];[.G370];[.J370];[.M370];[.P370])" office:value-type="float" office:value="1.3" calcext:value-type="float">
            <text:p>1.3</text:p>
          </table:table-cell>
          <table:table-cell table:formula="of:=AVERAGE([.B370];[.E370];[.H370];[.K370];[.N370];[.Q370])" office:value-type="float" office:value="2.08166666666667" calcext:value-type="float">
            <text:p>2.081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AVERAGE([.A371];[.D371];[.G371];[.J371];[.M371];[.P371])" office:value-type="float" office:value="1.4" calcext:value-type="float">
            <text:p>1.4</text:p>
          </table:table-cell>
          <table:table-cell table:formula="of:=AVERAGE([.B371];[.E371];[.H371];[.K371];[.N371];[.Q371])" office:value-type="float" office:value="5.935" calcext:value-type="float">
            <text:p>5.9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39" calcext:value-type="float">
            <text:p>11.3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.57" calcext:value-type="float">
            <text:p>12.5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.44" calcext:value-type="float">
            <text:p>11.4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.92" calcext:value-type="float">
            <text:p>5.92</text:p>
          </table:table-cell>
          <table:table-cell/>
          <table:table-cell table:formula="of:=AVERAGE([.A372];[.D372];[.G372];[.J372];[.M372];[.P372])" office:value-type="float" office:value="1.5" calcext:value-type="float">
            <text:p>1.5</text:p>
          </table:table-cell>
          <table:table-cell table:formula="of:=AVERAGE([.B372];[.E372];[.H372];[.K372];[.N372];[.Q372])" office:value-type="float" office:value="12.505" calcext:value-type="float">
            <text:p>12.50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52" calcext:value-type="float">
            <text:p>19.5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81" calcext:value-type="float">
            <text:p>30.8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9.48" calcext:value-type="float">
            <text:p>19.4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3.19" calcext:value-type="float">
            <text:p>13.19</text:p>
          </table:table-cell>
          <table:table-cell/>
          <table:table-cell table:formula="of:=AVERAGE([.A373];[.D373];[.G373];[.J373];[.M373];[.P373])" office:value-type="float" office:value="1.6" calcext:value-type="float">
            <text:p>1.6</text:p>
          </table:table-cell>
          <table:table-cell table:formula="of:=AVERAGE([.B373];[.E373];[.H373];[.K373];[.N373];[.Q373])" office:value-type="float" office:value="20.925" calcext:value-type="float">
            <text:p>20.92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0.55" calcext:value-type="float">
            <text:p>30.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8.55" calcext:value-type="float">
            <text:p>28.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0.93" calcext:value-type="float">
            <text:p>30.9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03" calcext:value-type="float">
            <text:p>40.0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8.61" calcext:value-type="float">
            <text:p>28.6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2.47" calcext:value-type="float">
            <text:p>22.47</text:p>
          </table:table-cell>
          <table:table-cell/>
          <table:table-cell table:formula="of:=AVERAGE([.A374];[.D374];[.G374];[.J374];[.M374];[.P374])" office:value-type="float" office:value="1.7" calcext:value-type="float">
            <text:p>1.7</text:p>
          </table:table-cell>
          <table:table-cell table:formula="of:=AVERAGE([.B374];[.E374];[.H374];[.K374];[.N374];[.Q374])"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0.16" calcext:value-type="float">
            <text:p>40.1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82" calcext:value-type="float">
            <text:p>37.8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0.09" calcext:value-type="float">
            <text:p>40.0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42" calcext:value-type="float">
            <text:p>48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7.43" calcext:value-type="float">
            <text:p>37.4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32.21" calcext:value-type="float">
            <text:p>32.21</text:p>
          </table:table-cell>
          <table:table-cell/>
          <table:table-cell table:formula="of:=AVERAGE([.A375];[.D375];[.G375];[.J375];[.M375];[.P375])" office:value-type="float" office:value="1.8" calcext:value-type="float">
            <text:p>1.8</text:p>
          </table:table-cell>
          <table:table-cell table:formula="of:=AVERAGE([.B375];[.E375];[.H375];[.K375];[.N375];[.Q375])" office:value-type="float" office:value="39.355" calcext:value-type="float">
            <text:p>39.3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.95" calcext:value-type="float">
            <text:p>48.9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6.18" calcext:value-type="float">
            <text:p>46.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58" calcext:value-type="float">
            <text:p>48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61" calcext:value-type="float">
            <text:p>55.6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5.49" calcext:value-type="float">
            <text:p>45.4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1.38" calcext:value-type="float">
            <text:p>41.38</text:p>
          </table:table-cell>
          <table:table-cell/>
          <table:table-cell table:formula="of:=AVERAGE([.A376];[.D376];[.G376];[.J376];[.M376];[.P376])" office:value-type="float" office:value="1.9" calcext:value-type="float">
            <text:p>1.9</text:p>
          </table:table-cell>
          <table:table-cell table:formula="of:=AVERAGE([.B376];[.E376];[.H376];[.K376];[.N376];[.Q376])" office:value-type="float" office:value="47.6983333333333" calcext:value-type="float">
            <text:p>47.698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96" calcext:value-type="float">
            <text:p>55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.61" calcext:value-type="float">
            <text:p>53.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73" calcext:value-type="float">
            <text:p>55.7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16" calcext:value-type="float">
            <text:p>61.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11" calcext:value-type="float">
            <text:p>52.1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9.43" calcext:value-type="float">
            <text:p>49.43</text:p>
          </table:table-cell>
          <table:table-cell/>
          <table:table-cell table:formula="of:=AVERAGE([.A377];[.D377];[.G377];[.J377];[.M377];[.P377])" office:value-type="float" office:value="2" calcext:value-type="float">
            <text:p>2</text:p>
          </table:table-cell>
          <table:table-cell table:formula="of:=AVERAGE([.B377];[.E377];[.H377];[.K377];[.N377];[.Q377])"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1.37" calcext:value-type="float">
            <text:p>61.3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9.34" calcext:value-type="float">
            <text:p>59.3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47" calcext:value-type="float">
            <text:p>61.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79" calcext:value-type="float">
            <text:p>65.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7.94" calcext:value-type="float">
            <text:p>57.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.88" calcext:value-type="float">
            <text:p>55.88</text:p>
          </table:table-cell>
          <table:table-cell/>
          <table:table-cell table:formula="of:=AVERAGE([.A378];[.D378];[.G378];[.J378];[.M378];[.P378])" office:value-type="float" office:value="2.1" calcext:value-type="float">
            <text:p>2.1</text:p>
          </table:table-cell>
          <table:table-cell table:formula="of:=AVERAGE([.B378];[.E378];[.H378];[.K378];[.N378];[.Q378])" office:value-type="float" office:value="60.2983333333333" calcext:value-type="float">
            <text:p>60.298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5.93" calcext:value-type="float">
            <text:p>65.9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4.28" calcext:value-type="float">
            <text:p>64.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92" calcext:value-type="float">
            <text:p>65.9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39" calcext:value-type="float">
            <text:p>69.3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2.39" calcext:value-type="float">
            <text:p>62.3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61.13" calcext:value-type="float">
            <text:p>61.13</text:p>
          </table:table-cell>
          <table:table-cell/>
          <table:table-cell table:formula="of:=AVERAGE([.A379];[.D379];[.G379];[.J379];[.M379];[.P379])" office:value-type="float" office:value="2.2" calcext:value-type="float">
            <text:p>2.2</text:p>
          </table:table-cell>
          <table:table-cell table:formula="of:=AVERAGE([.B379];[.E379];[.H379];[.K379];[.N379];[.Q379])"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9.84" calcext:value-type="float">
            <text:p>69.8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43" calcext:value-type="float">
            <text:p>68.4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9.28" calcext:value-type="float">
            <text:p>69.2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2.02" calcext:value-type="float">
            <text:p>72.0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65.27" calcext:value-type="float">
            <text:p>65.27</text:p>
          </table:table-cell>
          <table:table-cell/>
          <table:table-cell table:formula="of:=AVERAGE([.A380];[.D380];[.G380];[.J380];[.M380];[.P380])" office:value-type="float" office:value="2.3" calcext:value-type="float">
            <text:p>2.3</text:p>
          </table:table-cell>
          <table:table-cell table:formula="of:=AVERAGE([.B380];[.E380];[.H380];[.K380];[.N380];[.Q380])" office:value-type="float" office:value="68.4733333333333" calcext:value-type="float">
            <text:p>68.473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2.74" calcext:value-type="float">
            <text:p>72.7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42" calcext:value-type="float">
            <text:p>71.4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96" calcext:value-type="float">
            <text:p>71.9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26" calcext:value-type="float">
            <text:p>74.2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8.84" calcext:value-type="float">
            <text:p>68.8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8.35" calcext:value-type="float">
            <text:p>68.35</text:p>
          </table:table-cell>
          <table:table-cell/>
          <table:table-cell table:formula="of:=AVERAGE([.A381];[.D381];[.G381];[.J381];[.M381];[.P381])" office:value-type="float" office:value="2.4" calcext:value-type="float">
            <text:p>2.4</text:p>
          </table:table-cell>
          <table:table-cell table:formula="of:=AVERAGE([.B381];[.E381];[.H381];[.K381];[.N381];[.Q381])" office:value-type="float" office:value="71.2616666666667" calcext:value-type="float">
            <text:p>71.26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4.95" calcext:value-type="float">
            <text:p>74.9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89" calcext:value-type="float">
            <text:p>73.8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4.06" calcext:value-type="float">
            <text:p>74.0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6.01" calcext:value-type="float">
            <text:p>76.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1.24" calcext:value-type="float">
            <text:p>71.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1.08" calcext:value-type="float">
            <text:p>71.08</text:p>
          </table:table-cell>
          <table:table-cell/>
          <table:table-cell table:formula="of:=AVERAGE([.A382];[.D382];[.G382];[.J382];[.M382];[.P382])" office:value-type="float" office:value="2.5" calcext:value-type="float">
            <text:p>2.5</text:p>
          </table:table-cell>
          <table:table-cell table:formula="of:=AVERAGE([.B382];[.E382];[.H382];[.K382];[.N382];[.Q382])" office:value-type="float" office:value="73.5383333333333" calcext:value-type="float">
            <text:p>73.53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6.81" calcext:value-type="float">
            <text:p>76.8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79" calcext:value-type="float">
            <text:p>75.7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43" calcext:value-type="float">
            <text:p>77.4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3.58" calcext:value-type="float">
            <text:p>73.5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3.34" calcext:value-type="float">
            <text:p>73.34</text:p>
          </table:table-cell>
          <table:table-cell/>
          <table:table-cell table:formula="of:=AVERAGE([.A383];[.D383];[.G383];[.J383];[.M383];[.P383])" office:value-type="float" office:value="2.6" calcext:value-type="float">
            <text:p>2.6</text:p>
          </table:table-cell>
          <table:table-cell table:formula="of:=AVERAGE([.B383];[.E383];[.H383];[.K383];[.N383];[.Q383])" office:value-type="float" office:value="75.4633333333333" calcext:value-type="float">
            <text:p>75.463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8.25" calcext:value-type="float">
            <text:p>78.2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7.21" calcext:value-type="float">
            <text:p>77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5.09" calcext:value-type="float">
            <text:p>75.0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5.1" calcext:value-type="float">
            <text:p>75.1</text:p>
          </table:table-cell>
          <table:table-cell/>
          <table:table-cell table:formula="of:=AVERAGE([.A384];[.D384];[.G384];[.J384];[.M384];[.P384])" office:value-type="float" office:value="2.7" calcext:value-type="float">
            <text:p>2.7</text:p>
          </table:table-cell>
          <table:table-cell table:formula="of:=AVERAGE([.B384];[.E384];[.H384];[.K384];[.N384];[.Q384])" office:value-type="float" office:value="76.9433333333333" calcext:value-type="float">
            <text:p>76.9433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9.25" calcext:value-type="float">
            <text:p>79.2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44" calcext:value-type="float">
            <text:p>78.4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6.49" calcext:value-type="float">
            <text:p>76.4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6.72" calcext:value-type="float">
            <text:p>76.72</text:p>
          </table:table-cell>
          <table:table-cell/>
          <table:table-cell table:formula="of:=AVERAGE([.A385];[.D385];[.G385];[.J385];[.M385];[.P385])" office:value-type="float" office:value="2.8" calcext:value-type="float">
            <text:p>2.8</text:p>
          </table:table-cell>
          <table:table-cell table:formula="of:=AVERAGE([.B385];[.E385];[.H385];[.K385];[.N385];[.Q385])" office:value-type="float" office:value="78.2266666666667" calcext:value-type="float">
            <text:p>78.226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0.27" calcext:value-type="float">
            <text:p>80.2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56" calcext:value-type="float">
            <text:p>79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55" calcext:value-type="float">
            <text:p>80.5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7.83" calcext:value-type="float">
            <text:p>77.8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8.17" calcext:value-type="float">
            <text:p>78.17</text:p>
          </table:table-cell>
          <table:table-cell/>
          <table:table-cell table:formula="of:=AVERAGE([.A386];[.D386];[.G386];[.J386];[.M386];[.P386])" office:value-type="float" office:value="2.9" calcext:value-type="float">
            <text:p>2.9</text:p>
          </table:table-cell>
          <table:table-cell table:formula="of:=AVERAGE([.B386];[.E386];[.H386];[.K386];[.N386];[.Q386])" office:value-type="float" office:value="79.36" calcext:value-type="float">
            <text:p>79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24" calcext:value-type="float">
            <text:p>81.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73" calcext:value-type="float">
            <text:p>80.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29" calcext:value-type="float">
            <text:p>81.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88" calcext:value-type="float">
            <text:p>78.8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9.3" calcext:value-type="float">
            <text:p>79.3</text:p>
          </table:table-cell>
          <table:table-cell/>
          <table:table-cell table:formula="of:=AVERAGE([.A387];[.D387];[.G387];[.J387];[.M387];[.P387])" office:value-type="float" office:value="3" calcext:value-type="float">
            <text:p>3</text:p>
          </table:table-cell>
          <table:table-cell table:formula="of:=AVERAGE([.B387];[.E387];[.H387];[.K387];[.N387];[.Q387])" office:value-type="float" office:value="80.31" calcext:value-type="float">
            <text:p>80.3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1.83" calcext:value-type="float">
            <text:p>81.8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49" calcext:value-type="float">
            <text:p>81.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86" calcext:value-type="float">
            <text:p>81.8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9.72" calcext:value-type="float">
            <text:p>79.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.27" calcext:value-type="float">
            <text:p>80.27</text:p>
          </table:table-cell>
          <table:table-cell/>
          <table:table-cell table:formula="of:=AVERAGE([.A388];[.D388];[.G388];[.J388];[.M388];[.P388])" office:value-type="float" office:value="3.1" calcext:value-type="float">
            <text:p>3.1</text:p>
          </table:table-cell>
          <table:table-cell table:formula="of:=AVERAGE([.B388];[.E388];[.H388];[.K388];[.N388];[.Q388])" office:value-type="float" office:value="81.0666666666667" calcext:value-type="float">
            <text:p>81.066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2.32" calcext:value-type="float">
            <text:p>82.3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2.05" calcext:value-type="float">
            <text:p>82.0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98" calcext:value-type="float">
            <text:p>81.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80.94" calcext:value-type="float">
            <text:p>80.94</text:p>
          </table:table-cell>
          <table:table-cell/>
          <table:table-cell table:formula="of:=AVERAGE([.A389];[.D389];[.G389];[.J389];[.M389];[.P389])" office:value-type="float" office:value="3.2" calcext:value-type="float">
            <text:p>3.2</text:p>
          </table:table-cell>
          <table:table-cell table:formula="of:=AVERAGE([.B389];[.E389];[.H389];[.K389];[.N389];[.Q389])" office:value-type="float" office:value="81.7133333333333" calcext:value-type="float">
            <text:p>81.713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49" calcext:value-type="float">
            <text:p>82.4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81.58" calcext:value-type="float">
            <text:p>81.58</text:p>
          </table:table-cell>
          <table:table-cell/>
          <table:table-cell table:formula="of:=AVERAGE([.A390];[.D390];[.G390];[.J390];[.M390];[.P390])" office:value-type="float" office:value="3.3" calcext:value-type="float">
            <text:p>3.3</text:p>
          </table:table-cell>
          <table:table-cell table:formula="of:=AVERAGE([.B390];[.E390];[.H390];[.K390];[.N390];[.Q390])" office:value-type="float" office:value="82.24" calcext:value-type="float">
            <text:p>82.2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3.21" calcext:value-type="float">
            <text:p>83.2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98" calcext:value-type="float">
            <text:p>82.9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27" calcext:value-type="float">
            <text:p>83.2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1.84" calcext:value-type="float">
            <text:p>81.8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2.09" calcext:value-type="float">
            <text:p>82.09</text:p>
          </table:table-cell>
          <table:table-cell/>
          <table:table-cell table:formula="of:=AVERAGE([.A391];[.D391];[.G391];[.J391];[.M391];[.P391])" office:value-type="float" office:value="3.4" calcext:value-type="float">
            <text:p>3.4</text:p>
          </table:table-cell>
          <table:table-cell table:formula="of:=AVERAGE([.B391];[.E391];[.H391];[.K391];[.N391];[.Q391])" office:value-type="float" office:value="82.74" calcext:value-type="float">
            <text:p>82.7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3.54" calcext:value-type="float">
            <text:p>83.5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42" calcext:value-type="float">
            <text:p>83.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42" calcext:value-type="float">
            <text:p>83.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2.43" calcext:value-type="float">
            <text:p>82.4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2.72" calcext:value-type="float">
            <text:p>82.72</text:p>
          </table:table-cell>
          <table:table-cell/>
          <table:table-cell table:formula="of:=AVERAGE([.A392];[.D392];[.G392];[.J392];[.M392];[.P392])" office:value-type="float" office:value="3.5" calcext:value-type="float">
            <text:p>3.5</text:p>
          </table:table-cell>
          <table:table-cell table:formula="of:=AVERAGE([.B392];[.E392];[.H392];[.K392];[.N392];[.Q392])" office:value-type="float" office:value="83.1916666666667" calcext:value-type="float">
            <text:p>83.19166666666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3.92" calcext:value-type="float">
            <text:p>83.9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88" calcext:value-type="float">
            <text:p>83.8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81" calcext:value-type="float">
            <text:p>83.8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2.99" calcext:value-type="float">
            <text:p>82.9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23" calcext:value-type="float">
            <text:p>83.23</text:p>
          </table:table-cell>
          <table:table-cell/>
          <table:table-cell table:formula="of:=AVERAGE([.A393];[.D393];[.G393];[.J393];[.M393];[.P393])" office:value-type="float" office:value="3.6" calcext:value-type="float">
            <text:p>3.6</text:p>
          </table:table-cell>
          <table:table-cell table:formula="of:=AVERAGE([.B393];[.E393];[.H393];[.K393];[.N393];[.Q393])" office:value-type="float" office:value="83.655" calcext:value-type="float">
            <text:p>83.65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4.31" calcext:value-type="float">
            <text:p>84.3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32" calcext:value-type="float">
            <text:p>84.3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46" calcext:value-type="float">
            <text:p>84.4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3.52" calcext:value-type="float">
            <text:p>83.5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3.67" calcext:value-type="float">
            <text:p>83.67</text:p>
          </table:table-cell>
          <table:table-cell/>
          <table:table-cell table:formula="of:=AVERAGE([.A394];[.D394];[.G394];[.J394];[.M394];[.P394])" office:value-type="float" office:value="3.7" calcext:value-type="float">
            <text:p>3.7</text:p>
          </table:table-cell>
          <table:table-cell table:formula="of:=AVERAGE([.B394];[.E394];[.H394];[.K394];[.N394];[.Q394])" office:value-type="float" office:value="84.0783333333333" calcext:value-type="float">
            <text:p>84.078333333333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4.79" calcext:value-type="float">
            <text:p>84.7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67" calcext:value-type="float">
            <text:p>84.6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3.98" calcext:value-type="float">
            <text:p>83.9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4.11" calcext:value-type="float">
            <text:p>84.11</text:p>
          </table:table-cell>
          <table:table-cell/>
          <table:table-cell table:formula="of:=AVERAGE([.A395];[.D395];[.G395];[.J395];[.M395];[.P395])" office:value-type="float" office:value="3.8" calcext:value-type="float">
            <text:p>3.8</text:p>
          </table:table-cell>
          <table:table-cell table:formula="of:=AVERAGE([.B395];[.E395];[.H395];[.K395];[.N395];[.Q395])" office:value-type="float" office:value="84.5066666666667" calcext:value-type="float">
            <text:p>84.5066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5.17" calcext:value-type="float">
            <text:p>85.1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99" calcext:value-type="float">
            <text:p>84.9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02" calcext:value-type="float">
            <text:p>85.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4.41" calcext:value-type="float">
            <text:p>84.4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4.6" calcext:value-type="float">
            <text:p>84.6</text:p>
          </table:table-cell>
          <table:table-cell/>
          <table:table-cell table:formula="of:=AVERAGE([.A396];[.D396];[.G396];[.J396];[.M396];[.P396])" office:value-type="float" office:value="3.9" calcext:value-type="float">
            <text:p>3.9</text:p>
          </table:table-cell>
          <table:table-cell table:formula="of:=AVERAGE([.B396];[.E396];[.H396];[.K396];[.N396];[.Q396])" office:value-type="float" office:value="84.9383333333333" calcext:value-type="float">
            <text:p>84.938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46" calcext:value-type="float">
            <text:p>85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45" calcext:value-type="float">
            <text:p>85.4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93" calcext:value-type="float">
            <text:p>85.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5.03" calcext:value-type="float">
            <text:p>85.03</text:p>
          </table:table-cell>
          <table:table-cell/>
          <table:table-cell table:formula="of:=AVERAGE([.A397];[.D397];[.G397];[.J397];[.M397];[.P397])" office:value-type="float" office:value="4" calcext:value-type="float">
            <text:p>4</text:p>
          </table:table-cell>
          <table:table-cell table:formula="of:=AVERAGE([.B397];[.E397];[.H397];[.K397];[.N397];[.Q397])" office:value-type="float" office:value="85.4083333333333" calcext:value-type="float">
            <text:p>85.40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6.03" calcext:value-type="float">
            <text:p>86.0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91" calcext:value-type="float">
            <text:p>85.9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95" calcext:value-type="float">
            <text:p>85.9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53" calcext:value-type="float">
            <text:p>86.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.52" calcext:value-type="float">
            <text:p>85.52</text:p>
          </table:table-cell>
          <table:table-cell/>
          <table:table-cell table:formula="of:=AVERAGE([.A398];[.D398];[.G398];[.J398];[.M398];[.P398])" office:value-type="float" office:value="4.1" calcext:value-type="float">
            <text:p>4.1</text:p>
          </table:table-cell>
          <table:table-cell table:formula="of:=AVERAGE([.B398];[.E398];[.H398];[.K398];[.N398];[.Q398])" office:value-type="float" office:value="85.8966666666667" calcext:value-type="float">
            <text:p>85.89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6.59" calcext:value-type="float">
            <text:p>86.5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32" calcext:value-type="float">
            <text:p>86.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46" calcext:value-type="float">
            <text:p>86.4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25" calcext:value-type="float">
            <text:p>87.2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04" calcext:value-type="float">
            <text:p>86.0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6.09" calcext:value-type="float">
            <text:p>86.09</text:p>
          </table:table-cell>
          <table:table-cell/>
          <table:table-cell table:formula="of:=AVERAGE([.A399];[.D399];[.G399];[.J399];[.M399];[.P399])" office:value-type="float" office:value="4.2" calcext:value-type="float">
            <text:p>4.2</text:p>
          </table:table-cell>
          <table:table-cell table:formula="of:=AVERAGE([.B399];[.E399];[.H399];[.K399];[.N399];[.Q399])" office:value-type="float" office:value="86.4583333333333" calcext:value-type="float">
            <text:p>86.45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7.25" calcext:value-type="float">
            <text:p>87.2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05" calcext:value-type="float">
            <text:p>87.0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06" calcext:value-type="float">
            <text:p>88.0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6.63" calcext:value-type="float">
            <text:p>86.6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6.74" calcext:value-type="float">
            <text:p>86.74</text:p>
          </table:table-cell>
          <table:table-cell/>
          <table:table-cell table:formula="of:=AVERAGE([.A400];[.D400];[.G400];[.J400];[.M400];[.P400])" office:value-type="float" office:value="4.3" calcext:value-type="float">
            <text:p>4.3</text:p>
          </table:table-cell>
          <table:table-cell table:formula="of:=AVERAGE([.B400];[.E400];[.H400];[.K400];[.N400];[.Q400])" office:value-type="float" office:value="87.1216666666667" calcext:value-type="float">
            <text:p>87.12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7.98" calcext:value-type="float">
            <text:p>87.9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69" calcext:value-type="float">
            <text:p>87.6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89" calcext:value-type="float">
            <text:p>88.8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7.31" calcext:value-type="float">
            <text:p>87.3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7.32" calcext:value-type="float">
            <text:p>87.32</text:p>
          </table:table-cell>
          <table:table-cell/>
          <table:table-cell table:formula="of:=AVERAGE([.A401];[.D401];[.G401];[.J401];[.M401];[.P401])" office:value-type="float" office:value="4.4" calcext:value-type="float">
            <text:p>4.4</text:p>
          </table:table-cell>
          <table:table-cell table:formula="of:=AVERAGE([.B401];[.E401];[.H401];[.K401];[.N401];[.Q401])" office:value-type="float" office:value="87.79" calcext:value-type="float">
            <text:p>87.7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33" calcext:value-type="float">
            <text:p>88.3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38" calcext:value-type="float">
            <text:p>88.3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51" calcext:value-type="float">
            <text:p>89.5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8.05" calcext:value-type="float">
            <text:p>88.05</text:p>
          </table:table-cell>
          <table:table-cell/>
          <table:table-cell table:formula="of:=AVERAGE([.A402];[.D402];[.G402];[.J402];[.M402];[.P402])" office:value-type="float" office:value="4.5" calcext:value-type="float">
            <text:p>4.5</text:p>
          </table:table-cell>
          <table:table-cell table:formula="of:=AVERAGE([.B402];[.E402];[.H402];[.K402];[.N402];[.Q402])" office:value-type="float" office:value="88.5066666666667" calcext:value-type="float">
            <text:p>88.506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9.48" calcext:value-type="float">
            <text:p>89.4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21" calcext:value-type="float">
            <text:p>89.2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35" calcext:value-type="float">
            <text:p>90.3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8.76" calcext:value-type="float">
            <text:p>88.7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8.78" calcext:value-type="float">
            <text:p>88.78</text:p>
          </table:table-cell>
          <table:table-cell/>
          <table:table-cell table:formula="of:=AVERAGE([.A403];[.D403];[.G403];[.J403];[.M403];[.P403])" office:value-type="float" office:value="4.6" calcext:value-type="float">
            <text:p>4.6</text:p>
          </table:table-cell>
          <table:table-cell table:formula="of:=AVERAGE([.B403];[.E403];[.H403];[.K403];[.N403];[.Q403])" office:value-type="float" office:value="89.2633333333333" calcext:value-type="float">
            <text:p>89.26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0.18" calcext:value-type="float">
            <text:p>90.1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79" calcext:value-type="float">
            <text:p>89.7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91" calcext:value-type="float">
            <text:p>89.9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08" calcext:value-type="float">
            <text:p>91.0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9.48" calcext:value-type="float">
            <text:p>89.4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9.56" calcext:value-type="float">
            <text:p>89.56</text:p>
          </table:table-cell>
          <table:table-cell/>
          <table:table-cell table:formula="of:=AVERAGE([.A404];[.D404];[.G404];[.J404];[.M404];[.P404])" office:value-type="float" office:value="4.7" calcext:value-type="float">
            <text:p>4.7</text:p>
          </table:table-cell>
          <table:table-cell table:formula="of:=AVERAGE([.B404];[.E404];[.H404];[.K404];[.N404];[.Q404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0.91" calcext:value-type="float">
            <text:p>90.9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62" calcext:value-type="float">
            <text:p>90.6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58" calcext:value-type="float">
            <text:p>90.5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86" calcext:value-type="float">
            <text:p>91.8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90.38" calcext:value-type="float">
            <text:p>90.38</text:p>
          </table:table-cell>
          <table:table-cell/>
          <table:table-cell table:formula="of:=AVERAGE([.A405];[.D405];[.G405];[.J405];[.M405];[.P405])" office:value-type="float" office:value="4.8" calcext:value-type="float">
            <text:p>4.8</text:p>
          </table:table-cell>
          <table:table-cell table:formula="of:=AVERAGE([.B405];[.E405];[.H405];[.K405];[.N405];[.Q405])" office:value-type="float" office:value="90.7583333333333" calcext:value-type="float">
            <text:p>90.75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1.77" calcext:value-type="float">
            <text:p>91.7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39" calcext:value-type="float">
            <text:p>91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56" calcext:value-type="float">
            <text:p>92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91.05" calcext:value-type="float">
            <text:p>91.05</text:p>
          </table:table-cell>
          <table:table-cell/>
          <table:table-cell table:formula="of:=AVERAGE([.A406];[.D406];[.G406];[.J406];[.M406];[.P406])" office:value-type="float" office:value="4.9" calcext:value-type="float">
            <text:p>4.9</text:p>
          </table:table-cell>
          <table:table-cell table:formula="of:=AVERAGE([.B406];[.E406];[.H406];[.K406];[.N406];[.Q406])" office:value-type="float" office:value="91.495" calcext:value-type="float">
            <text:p>91.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47" calcext:value-type="float">
            <text:p>92.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15" calcext:value-type="float">
            <text:p>92.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56" calcext:value-type="float">
            <text:p>91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91.71" calcext:value-type="float">
            <text:p>91.71</text:p>
          </table:table-cell>
          <table:table-cell/>
          <table:table-cell table:formula="of:=AVERAGE([.A407];[.D407];[.G407];[.J407];[.M407];[.P407])" office:value-type="float" office:value="5" calcext:value-type="float">
            <text:p>5</text:p>
          </table:table-cell>
          <table:table-cell table:formula="of:=AVERAGE([.B407];[.E407];[.H407];[.K407];[.N407];[.Q407])"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11" calcext:value-type="float">
            <text:p>93.1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74" calcext:value-type="float">
            <text:p>92.7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.36" calcext:value-type="float">
            <text:p>92.36</text:p>
          </table:table-cell>
          <table:table-cell/>
          <table:table-cell table:formula="of:=AVERAGE([.A408];[.D408];[.G408];[.J408];[.M408];[.P408])" office:value-type="float" office:value="5.1" calcext:value-type="float">
            <text:p>5.1</text:p>
          </table:table-cell>
          <table:table-cell table:formula="of:=AVERAGE([.B408];[.E408];[.H408];[.K408];[.N408];[.Q408])" office:value-type="float" office:value="92.8566666666667" calcext:value-type="float">
            <text:p>92.85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.66" calcext:value-type="float">
            <text:p>93.6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32" calcext:value-type="float">
            <text:p>94.3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2.93" calcext:value-type="float">
            <text:p>92.9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2.99" calcext:value-type="float">
            <text:p>92.99</text:p>
          </table:table-cell>
          <table:table-cell/>
          <table:table-cell table:formula="of:=AVERAGE([.A409];[.D409];[.G409];[.J409];[.M409];[.P409])" office:value-type="float" office:value="5.2" calcext:value-type="float">
            <text:p>5.2</text:p>
          </table:table-cell>
          <table:table-cell table:formula="of:=AVERAGE([.B409];[.E409];[.H409];[.K409];[.N409];[.Q409])" office:value-type="float" office:value="93.4683333333333" calcext:value-type="float">
            <text:p>93.468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96" calcext:value-type="float">
            <text:p>93.9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77" calcext:value-type="float">
            <text:p>94.7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3.6" calcext:value-type="float">
            <text:p>93.6</text:p>
          </table:table-cell>
          <table:table-cell/>
          <table:table-cell table:formula="of:=AVERAGE([.A410];[.D410];[.G410];[.J410];[.M410];[.P410])" office:value-type="float" office:value="5.3" calcext:value-type="float">
            <text:p>5.3</text:p>
          </table:table-cell>
          <table:table-cell table:formula="of:=AVERAGE([.B410];[.E410];[.H410];[.K410];[.N410];[.Q410])" office:value-type="float" office:value="93.9933333333333" calcext:value-type="float">
            <text:p>93.99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4.19" calcext:value-type="float">
            <text:p>94.19</text:p>
          </table:table-cell>
          <table:table-cell/>
          <table:table-cell table:formula="of:=AVERAGE([.A411];[.D411];[.G411];[.J411];[.M411];[.P411])" office:value-type="float" office:value="5.4" calcext:value-type="float">
            <text:p>5.4</text:p>
          </table:table-cell>
          <table:table-cell table:formula="of:=AVERAGE([.B411];[.E411];[.H411];[.K411];[.N411];[.Q411])" office:value-type="float" office:value="94.5083333333333" calcext:value-type="float">
            <text:p>94.50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4.63" calcext:value-type="float">
            <text:p>94.63</text:p>
          </table:table-cell>
          <table:table-cell/>
          <table:table-cell table:formula="of:=AVERAGE([.A412];[.D412];[.G412];[.J412];[.M412];[.P412])" office:value-type="float" office:value="5.5" calcext:value-type="float">
            <text:p>5.5</text:p>
          </table:table-cell>
          <table:table-cell table:formula="of:=AVERAGE([.B412];[.E412];[.H412];[.K412];[.N412];[.Q412])" office:value-type="float" office:value="94.9466666666667" calcext:value-type="float">
            <text:p>94.94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25" calcext:value-type="float">
            <text:p>95.2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5.01" calcext:value-type="float">
            <text:p>95.01</text:p>
          </table:table-cell>
          <table:table-cell/>
          <table:table-cell table:formula="of:=AVERAGE([.A413];[.D413];[.G413];[.J413];[.M413];[.P413])" office:value-type="float" office:value="5.6" calcext:value-type="float">
            <text:p>5.6</text:p>
          </table:table-cell>
          <table:table-cell table:formula="of:=AVERAGE([.B413];[.E413];[.H413];[.K413];[.N413];[.Q413])" office:value-type="float" office:value="95.3516666666667" calcext:value-type="float">
            <text:p>95.35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5.91" calcext:value-type="float">
            <text:p>95.9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6.05" calcext:value-type="float">
            <text:p>96.0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5.31" calcext:value-type="float">
            <text:p>95.31</text:p>
          </table:table-cell>
          <table:table-cell/>
          <table:table-cell table:formula="of:=AVERAGE([.A414];[.D414];[.G414];[.J414];[.M414];[.P414])" office:value-type="float" office:value="5.7" calcext:value-type="float">
            <text:p>5.7</text:p>
          </table:table-cell>
          <table:table-cell table:formula="of:=AVERAGE([.B414];[.E414];[.H414];[.K414];[.N414];[.Q414])" office:value-type="float" office:value="95.67" calcext:value-type="float">
            <text:p>95.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32" calcext:value-type="float">
            <text:p>95.3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5.59" calcext:value-type="float">
            <text:p>95.59</text:p>
          </table:table-cell>
          <table:table-cell/>
          <table:table-cell table:formula="of:=AVERAGE([.A415];[.D415];[.G415];[.J415];[.M415];[.P415])" office:value-type="float" office:value="5.8" calcext:value-type="float">
            <text:p>5.8</text:p>
          </table:table-cell>
          <table:table-cell table:formula="of:=AVERAGE([.B415];[.E415];[.H415];[.K415];[.N415];[.Q415])" office:value-type="float" office:value="95.9816666666667" calcext:value-type="float">
            <text:p>95.981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51" calcext:value-type="float">
            <text:p>96.5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72" calcext:value-type="float">
            <text:p>95.7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88" calcext:value-type="float">
            <text:p>95.88</text:p>
          </table:table-cell>
          <table:table-cell/>
          <table:table-cell table:formula="of:=AVERAGE([.A416];[.D416];[.G416];[.J416];[.M416];[.P416])" office:value-type="float" office:value="5.9" calcext:value-type="float">
            <text:p>5.9</text:p>
          </table:table-cell>
          <table:table-cell table:formula="of:=AVERAGE([.B416];[.E416];[.H416];[.K416];[.N416];[.Q416])" office:value-type="float" office:value="96.265" calcext:value-type="float">
            <text:p>96.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57" calcext:value-type="float">
            <text:p>96.5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6.08" calcext:value-type="float">
            <text:p>96.08</text:p>
          </table:table-cell>
          <table:table-cell/>
          <table:table-cell table:formula="of:=AVERAGE([.A417];[.D417];[.G417];[.J417];[.M417];[.P417])" office:value-type="float" office:value="6" calcext:value-type="float">
            <text:p>6</text:p>
          </table:table-cell>
          <table:table-cell table:formula="of:=AVERAGE([.B417];[.E417];[.H417];[.K417];[.N417];[.Q417])" office:value-type="float" office:value="96.485" calcext:value-type="float">
            <text:p>96.4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74" calcext:value-type="float">
            <text:p>96.7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12" calcext:value-type="float">
            <text:p>97.1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33" calcext:value-type="float">
            <text:p>96.33</text:p>
          </table:table-cell>
          <table:table-cell/>
          <table:table-cell table:formula="of:=AVERAGE([.A418];[.D418];[.G418];[.J418];[.M418];[.P418])" office:value-type="float" office:value="6.1" calcext:value-type="float">
            <text:p>6.1</text:p>
          </table:table-cell>
          <table:table-cell table:formula="of:=AVERAGE([.B418];[.E418];[.H418];[.K418];[.N418];[.Q418])" office:value-type="float" office:value="96.7083333333333" calcext:value-type="float">
            <text:p>96.708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42" calcext:value-type="float">
            <text:p>96.4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56" calcext:value-type="float">
            <text:p>96.56</text:p>
          </table:table-cell>
          <table:table-cell/>
          <table:table-cell table:formula="of:=AVERAGE([.A419];[.D419];[.G419];[.J419];[.M419];[.P419])" office:value-type="float" office:value="6.2" calcext:value-type="float">
            <text:p>6.2</text:p>
          </table:table-cell>
          <table:table-cell table:formula="of:=AVERAGE([.B419];[.E419];[.H419];[.K419];[.N419];[.Q419])"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65" calcext:value-type="float">
            <text:p>96.6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79" calcext:value-type="float">
            <text:p>96.79</text:p>
          </table:table-cell>
          <table:table-cell/>
          <table:table-cell table:formula="of:=AVERAGE([.A420];[.D420];[.G420];[.J420];[.M420];[.P420])" office:value-type="float" office:value="6.3" calcext:value-type="float">
            <text:p>6.3</text:p>
          </table:table-cell>
          <table:table-cell table:formula="of:=AVERAGE([.B420];[.E420];[.H420];[.K420];[.N420];[.Q420])" office:value-type="float" office:value="97.0766666666666" calcext:value-type="float">
            <text:p>97.076666666666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98" calcext:value-type="float">
            <text:p>96.98</text:p>
          </table:table-cell>
          <table:table-cell/>
          <table:table-cell table:formula="of:=AVERAGE([.A421];[.D421];[.G421];[.J421];[.M421];[.P421])" office:value-type="float" office:value="6.4" calcext:value-type="float">
            <text:p>6.4</text:p>
          </table:table-cell>
          <table:table-cell table:formula="of:=AVERAGE([.B421];[.E421];[.H421];[.K421];[.N421];[.Q421])"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02" calcext:value-type="float">
            <text:p>97.0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7.12" calcext:value-type="float">
            <text:p>97.12</text:p>
          </table:table-cell>
          <table:table-cell/>
          <table:table-cell table:formula="of:=AVERAGE([.A422];[.D422];[.G422];[.J422];[.M422];[.P422])" office:value-type="float" office:value="6.5" calcext:value-type="float">
            <text:p>6.5</text:p>
          </table:table-cell>
          <table:table-cell table:formula="of:=AVERAGE([.B422];[.E422];[.H422];[.K422];[.N422];[.Q422])" office:value-type="float" office:value="97.3633333333333" calcext:value-type="float">
            <text:p>97.36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21" calcext:value-type="float">
            <text:p>97.21</text:p>
          </table:table-cell>
          <table:table-cell/>
          <table:table-cell table:formula="of:=AVERAGE([.A423];[.D423];[.G423];[.J423];[.M423];[.P423])" office:value-type="float" office:value="6.6" calcext:value-type="float">
            <text:p>6.6</text:p>
          </table:table-cell>
          <table:table-cell table:formula="of:=AVERAGE([.B423];[.E423];[.H423];[.K423];[.N423];[.Q423])" office:value-type="float" office:value="97.4516666666667" calcext:value-type="float">
            <text:p>97.45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34" calcext:value-type="float">
            <text:p>97.34</text:p>
          </table:table-cell>
          <table:table-cell/>
          <table:table-cell table:formula="of:=AVERAGE([.A424];[.D424];[.G424];[.J424];[.M424];[.P424])" office:value-type="float" office:value="6.7" calcext:value-type="float">
            <text:p>6.7</text:p>
          </table:table-cell>
          <table:table-cell table:formula="of:=AVERAGE([.B424];[.E424];[.H424];[.K424];[.N424];[.Q424])" office:value-type="float" office:value="97.5633333333333" calcext:value-type="float">
            <text:p>97.563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42" calcext:value-type="float">
            <text:p>97.42</text:p>
          </table:table-cell>
          <table:table-cell/>
          <table:table-cell table:formula="of:=AVERAGE([.A425];[.D425];[.G425];[.J425];[.M425];[.P425])" office:value-type="float" office:value="6.8" calcext:value-type="float">
            <text:p>6.8</text:p>
          </table:table-cell>
          <table:table-cell table:formula="of:=AVERAGE([.B425];[.E425];[.H425];[.K425];[.N425];[.Q425])" office:value-type="float" office:value="97.6616666666667" calcext:value-type="float">
            <text:p>97.66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426];[.D426];[.G426];[.J426];[.M426];[.P426])" office:value-type="float" office:value="6.9" calcext:value-type="float">
            <text:p>6.9</text:p>
          </table:table-cell>
          <table:table-cell table:formula="of:=AVERAGE([.B426];[.E426];[.H426];[.K426];[.N426];[.Q426])" office:value-type="float" office:value="97.7683333333333" calcext:value-type="float">
            <text:p>97.768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52" calcext:value-type="float">
            <text:p>97.5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63" calcext:value-type="float">
            <text:p>97.63</text:p>
          </table:table-cell>
          <table:table-cell/>
          <table:table-cell table:formula="of:=AVERAGE([.A427];[.D427];[.G427];[.J427];[.M427];[.P427])" office:value-type="float" office:value="7" calcext:value-type="float">
            <text:p>7</text:p>
          </table:table-cell>
          <table:table-cell table:formula="of:=AVERAGE([.B427];[.E427];[.H427];[.K427];[.N427];[.Q427])" office:value-type="float" office:value="97.8483333333333" calcext:value-type="float">
            <text:p>97.848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73" calcext:value-type="float">
            <text:p>97.73</text:p>
          </table:table-cell>
          <table:table-cell/>
          <table:table-cell table:formula="of:=AVERAGE([.A428];[.D428];[.G428];[.J428];[.M428];[.P428])" office:value-type="float" office:value="7.1" calcext:value-type="float">
            <text:p>7.1</text:p>
          </table:table-cell>
          <table:table-cell table:formula="of:=AVERAGE([.B428];[.E428];[.H428];[.K428];[.N428];[.Q428])" office:value-type="float" office:value="97.9333333333333" calcext:value-type="float">
            <text:p>97.93333333333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1" calcext:value-type="float">
            <text:p>97.81</text:p>
          </table:table-cell>
          <table:table-cell/>
          <table:table-cell table:formula="of:=AVERAGE([.A429];[.D429];[.G429];[.J429];[.M429];[.P429])" office:value-type="float" office:value="7.2" calcext:value-type="float">
            <text:p>7.2</text:p>
          </table:table-cell>
          <table:table-cell table:formula="of:=AVERAGE([.B429];[.E429];[.H429];[.K429];[.N429];[.Q429])" office:value-type="float" office:value="98.02" calcext:value-type="float">
            <text:p>98.0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76" calcext:value-type="float">
            <text:p>97.7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87" calcext:value-type="float">
            <text:p>97.87</text:p>
          </table:table-cell>
          <table:table-cell/>
          <table:table-cell table:formula="of:=AVERAGE([.A430];[.D430];[.G430];[.J430];[.M430];[.P430])" office:value-type="float" office:value="7.3" calcext:value-type="float">
            <text:p>7.3</text:p>
          </table:table-cell>
          <table:table-cell table:formula="of:=AVERAGE([.B430];[.E430];[.H430];[.K430];[.N430];[.Q430])" office:value-type="float" office:value="98.09" calcext:value-type="float">
            <text:p>98.0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94" calcext:value-type="float">
            <text:p>97.94</text:p>
          </table:table-cell>
          <table:table-cell/>
          <table:table-cell table:formula="of:=AVERAGE([.A431];[.D431];[.G431];[.J431];[.M431];[.P431])" office:value-type="float" office:value="7.4" calcext:value-type="float">
            <text:p>7.4</text:p>
          </table:table-cell>
          <table:table-cell table:formula="of:=AVERAGE([.B431];[.E431];[.H431];[.K431];[.N431];[.Q431])"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432];[.D432];[.G432];[.J432];[.M432];[.P432])" office:value-type="float" office:value="7.5" calcext:value-type="float">
            <text:p>7.5</text:p>
          </table:table-cell>
          <table:table-cell table:formula="of:=AVERAGE([.B432];[.E432];[.H432];[.K432];[.N432];[.Q432])" office:value-type="float" office:value="98.235" calcext:value-type="float">
            <text:p>98.23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04" calcext:value-type="float">
            <text:p>98.04</text:p>
          </table:table-cell>
          <table:table-cell/>
          <table:table-cell table:formula="of:=AVERAGE([.A433];[.D433];[.G433];[.J433];[.M433];[.P433])" office:value-type="float" office:value="7.6" calcext:value-type="float">
            <text:p>7.6</text:p>
          </table:table-cell>
          <table:table-cell table:formula="of:=AVERAGE([.B433];[.E433];[.H433];[.K433];[.N433];[.Q433])" office:value-type="float" office:value="98.2833333333333" calcext:value-type="float">
            <text:p>98.28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3" calcext:value-type="float">
            <text:p>98.0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434];[.D434];[.G434];[.J434];[.M434];[.P434])" office:value-type="float" office:value="7.7" calcext:value-type="float">
            <text:p>7.7</text:p>
          </table:table-cell>
          <table:table-cell table:formula="of:=AVERAGE([.B434];[.E434];[.H434];[.K434];[.N434];[.Q434])" office:value-type="float" office:value="98.345" calcext:value-type="float">
            <text:p>98.3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6" calcext:value-type="float">
            <text:p>98.16</text:p>
          </table:table-cell>
          <table:table-cell/>
          <table:table-cell table:formula="of:=AVERAGE([.A435];[.D435];[.G435];[.J435];[.M435];[.P435])" office:value-type="float" office:value="7.8" calcext:value-type="float">
            <text:p>7.8</text:p>
          </table:table-cell>
          <table:table-cell table:formula="of:=AVERAGE([.B435];[.E435];[.H435];[.K435];[.N435];[.Q435])"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436];[.D436];[.G436];[.J436];[.M436];[.P436])" office:value-type="float" office:value="7.9" calcext:value-type="float">
            <text:p>7.9</text:p>
          </table:table-cell>
          <table:table-cell table:formula="of:=AVERAGE([.B436];[.E436];[.H436];[.K436];[.N436];[.Q436])" office:value-type="float" office:value="98.4633333333333" calcext:value-type="float">
            <text:p>98.46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1" calcext:value-type="float">
            <text:p>98.31</text:p>
          </table:table-cell>
          <table:table-cell/>
          <table:table-cell table:formula="of:=AVERAGE([.A437];[.D437];[.G437];[.J437];[.M437];[.P437])" office:value-type="float" office:value="8" calcext:value-type="float">
            <text:p>8</text:p>
          </table:table-cell>
          <table:table-cell table:formula="of:=AVERAGE([.B437];[.E437];[.H437];[.K437];[.N437];[.Q437])" office:value-type="float" office:value="98.5166666666667" calcext:value-type="float">
            <text:p>98.51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438];[.D438];[.G438];[.J438];[.M438];[.P438])" office:value-type="float" office:value="8.1" calcext:value-type="float">
            <text:p>8.1</text:p>
          </table:table-cell>
          <table:table-cell table:formula="of:=AVERAGE([.B438];[.E438];[.H438];[.K438];[.N438];[.Q438])"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1" calcext:value-type="float">
            <text:p>98.41</text:p>
          </table:table-cell>
          <table:table-cell/>
          <table:table-cell table:formula="of:=AVERAGE([.A439];[.D439];[.G439];[.J439];[.M439];[.P439])" office:value-type="float" office:value="8.2" calcext:value-type="float">
            <text:p>8.2</text:p>
          </table:table-cell>
          <table:table-cell table:formula="of:=AVERAGE([.B439];[.E439];[.H439];[.K439];[.N439];[.Q439])" office:value-type="float" office:value="98.6083333333333" calcext:value-type="float">
            <text:p>98.60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440];[.D440];[.G440];[.J440];[.M440];[.P440])" office:value-type="float" office:value="8.3" calcext:value-type="float">
            <text:p>8.3</text:p>
          </table:table-cell>
          <table:table-cell table:formula="of:=AVERAGE([.B440];[.E440];[.H440];[.K440];[.N440];[.Q440])" office:value-type="float" office:value="98.6566666666667" calcext:value-type="float">
            <text:p>98.65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48" calcext:value-type="float">
            <text:p>98.48</text:p>
          </table:table-cell>
          <table:table-cell/>
          <table:table-cell table:formula="of:=AVERAGE([.A441];[.D441];[.G441];[.J441];[.M441];[.P441])" office:value-type="float" office:value="8.4" calcext:value-type="float">
            <text:p>8.4</text:p>
          </table:table-cell>
          <table:table-cell table:formula="of:=AVERAGE([.B441];[.E441];[.H441];[.K441];[.N441];[.Q441])" office:value-type="float" office:value="98.69" calcext:value-type="float">
            <text:p>98.6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442];[.D442];[.G442];[.J442];[.M442];[.P442])" office:value-type="float" office:value="8.5" calcext:value-type="float">
            <text:p>8.5</text:p>
          </table:table-cell>
          <table:table-cell table:formula="of:=AVERAGE([.B442];[.E442];[.H442];[.K442];[.N442];[.Q442])"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7" calcext:value-type="float">
            <text:p>98.57</text:p>
          </table:table-cell>
          <table:table-cell/>
          <table:table-cell table:formula="of:=AVERAGE([.A443];[.D443];[.G443];[.J443];[.M443];[.P443])" office:value-type="float" office:value="8.6" calcext:value-type="float">
            <text:p>8.6</text:p>
          </table:table-cell>
          <table:table-cell table:formula="of:=AVERAGE([.B443];[.E443];[.H443];[.K443];[.N443];[.Q443])" office:value-type="float" office:value="98.7833333333333" calcext:value-type="float">
            <text:p>98.78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1" calcext:value-type="float">
            <text:p>98.61</text:p>
          </table:table-cell>
          <table:table-cell/>
          <table:table-cell table:formula="of:=AVERAGE([.A444];[.D444];[.G444];[.J444];[.M444];[.P444])" office:value-type="float" office:value="8.7" calcext:value-type="float">
            <text:p>8.7</text:p>
          </table:table-cell>
          <table:table-cell table:formula="of:=AVERAGE([.B444];[.E444];[.H444];[.K444];[.N444];[.Q444])" office:value-type="float" office:value="98.8283333333333" calcext:value-type="float">
            <text:p>98.828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4" calcext:value-type="float">
            <text:p>98.64</text:p>
          </table:table-cell>
          <table:table-cell/>
          <table:table-cell table:formula="of:=AVERAGE([.A445];[.D445];[.G445];[.J445];[.M445];[.P445])" office:value-type="float" office:value="8.8" calcext:value-type="float">
            <text:p>8.8</text:p>
          </table:table-cell>
          <table:table-cell table:formula="of:=AVERAGE([.B445];[.E445];[.H445];[.K445];[.N445];[.Q445])" office:value-type="float" office:value="98.865" calcext:value-type="float">
            <text:p>98.86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5" calcext:value-type="float">
            <text:p>98.65</text:p>
          </table:table-cell>
          <table:table-cell/>
          <table:table-cell table:formula="of:=AVERAGE([.A446];[.D446];[.G446];[.J446];[.M446];[.P446])" office:value-type="float" office:value="8.9" calcext:value-type="float">
            <text:p>8.9</text:p>
          </table:table-cell>
          <table:table-cell table:formula="of:=AVERAGE([.B446];[.E446];[.H446];[.K446];[.N446];[.Q446])" office:value-type="float" office:value="98.8983333333333" calcext:value-type="float">
            <text:p>98.898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447];[.D447];[.G447];[.J447];[.M447];[.P447])" office:value-type="float" office:value="9" calcext:value-type="float">
            <text:p>9</text:p>
          </table:table-cell>
          <table:table-cell table:formula="of:=AVERAGE([.B447];[.E447];[.H447];[.K447];[.N447];[.Q447])" office:value-type="float" office:value="98.9333333333333" calcext:value-type="float">
            <text:p>98.933333333333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5" calcext:value-type="float">
            <text:p>98.75</text:p>
          </table:table-cell>
          <table:table-cell/>
          <table:table-cell table:formula="of:=AVERAGE([.A448];[.D448];[.G448];[.J448];[.M448];[.P448])" office:value-type="float" office:value="9.1" calcext:value-type="float">
            <text:p>9.1</text:p>
          </table:table-cell>
          <table:table-cell table:formula="of:=AVERAGE([.B448];[.E448];[.H448];[.K448];[.N448];[.Q448])" office:value-type="float" office:value="98.9766666666666" calcext:value-type="float">
            <text:p>98.976666666666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9" calcext:value-type="float">
            <text:p>98.79</text:p>
          </table:table-cell>
          <table:table-cell/>
          <table:table-cell table:formula="of:=AVERAGE([.A449];[.D449];[.G449];[.J449];[.M449];[.P449])" office:value-type="float" office:value="9.2" calcext:value-type="float">
            <text:p>9.2</text:p>
          </table:table-cell>
          <table:table-cell table:formula="of:=AVERAGE([.B449];[.E449];[.H449];[.K449];[.N449];[.Q449])" office:value-type="float" office:value="99.015" calcext:value-type="float">
            <text:p>99.01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450];[.D450];[.G450];[.J450];[.M450];[.P450])" office:value-type="float" office:value="9.3" calcext:value-type="float">
            <text:p>9.3</text:p>
          </table:table-cell>
          <table:table-cell table:formula="of:=AVERAGE([.B450];[.E450];[.H450];[.K450];[.N450];[.Q450])" office:value-type="float" office:value="99.0566666666667" calcext:value-type="float">
            <text:p>99.05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8" calcext:value-type="float">
            <text:p>98.88</text:p>
          </table:table-cell>
          <table:table-cell/>
          <table:table-cell table:formula="of:=AVERAGE([.A451];[.D451];[.G451];[.J451];[.M451];[.P451])" office:value-type="float" office:value="9.4" calcext:value-type="float">
            <text:p>9.4</text:p>
          </table:table-cell>
          <table:table-cell table:formula="of:=AVERAGE([.B451];[.E451];[.H451];[.K451];[.N451];[.Q451])" office:value-type="float" office:value="99.0983333333334" calcext:value-type="float">
            <text:p>99.098333333333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1" calcext:value-type="float">
            <text:p>98.91</text:p>
          </table:table-cell>
          <table:table-cell/>
          <table:table-cell table:formula="of:=AVERAGE([.A452];[.D452];[.G452];[.J452];[.M452];[.P452])" office:value-type="float" office:value="9.51666666666667" calcext:value-type="float">
            <text:p>9.51666666666667</text:p>
          </table:table-cell>
          <table:table-cell table:formula="of:=AVERAGE([.B452];[.E452];[.H452];[.K452];[.N452];[.Q452])" office:value-type="float" office:value="99.1183333333333" calcext:value-type="float">
            <text:p>99.11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6" calcext:value-type="float">
            <text:p>98.96</text:p>
          </table:table-cell>
          <table:table-cell/>
          <table:table-cell table:formula="of:=AVERAGE([.A453];[.D453];[.G453];[.J453];[.M453];[.P453])" office:value-type="float" office:value="9.61666666666667" calcext:value-type="float">
            <text:p>9.61666666666667</text:p>
          </table:table-cell>
          <table:table-cell table:formula="of:=AVERAGE([.B453];[.E453];[.H453];[.K453];[.N453];[.Q453])" office:value-type="float" office:value="99.1466666666667" calcext:value-type="float">
            <text:p>99.14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32" calcext:value-type="float">
            <text:p>99.3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454];[.D454];[.G454];[.J454];[.M454];[.P454])" office:value-type="float" office:value="9.71666666666667" calcext:value-type="float">
            <text:p>9.71666666666667</text:p>
          </table:table-cell>
          <table:table-cell table:formula="of:=AVERAGE([.B454];[.E454];[.H454];[.K454];[.N454];[.Q454])" office:value-type="float" office:value="99.1866666666667" calcext:value-type="float">
            <text:p>99.18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4" calcext:value-type="float">
            <text:p>99.3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3" calcext:value-type="float">
            <text:p>99.0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" calcext:value-type="float">
            <text:p>99.1</text:p>
          </table:table-cell>
          <table:table-cell/>
          <table:table-cell table:formula="of:=AVERAGE([.A455];[.D455];[.G455];[.J455];[.M455];[.P455])" office:value-type="float" office:value="9.81666666666667" calcext:value-type="float">
            <text:p>9.81666666666667</text:p>
          </table:table-cell>
          <table:table-cell table:formula="of:=AVERAGE([.B455];[.E455];[.H455];[.K455];[.N455];[.Q455])" office:value-type="float" office:value="99.2216666666667" calcext:value-type="float">
            <text:p>99.221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3" calcext:value-type="float">
            <text:p>99.13</text:p>
          </table:table-cell>
          <table:table-cell/>
          <table:table-cell table:formula="of:=AVERAGE([.A456];[.D456];[.G456];[.J456];[.M456];[.P456])" office:value-type="float" office:value="9.91666666666667" calcext:value-type="float">
            <text:p>9.91666666666667</text:p>
          </table:table-cell>
          <table:table-cell table:formula="of:=AVERAGE([.B456];[.E456];[.H456];[.K456];[.N456];[.Q456])"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457];[.D457];[.G457];[.J457];[.M457];[.P457])" office:value-type="float" office:value="10.3166666666667" calcext:value-type="float">
            <text:p>10.3166666666667</text:p>
          </table:table-cell>
          <table:table-cell table:formula="of:=AVERAGE([.B457];[.E457];[.H457];[.K457];[.N457];[.Q457])" office:value-type="float" office:value="99.41" calcext:value-type="float">
            <text:p>99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8" calcext:value-type="float">
            <text:p>99.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1" calcext:value-type="float">
            <text:p>99.31</text:p>
          </table:table-cell>
          <table:table-cell/>
          <table:table-cell table:formula="of:=AVERAGE([.A458];[.D458];[.G458];[.J458];[.M458];[.P458])" office:value-type="float" office:value="11.1666666666667" calcext:value-type="float">
            <text:p>11.1666666666667</text:p>
          </table:table-cell>
          <table:table-cell table:formula="of:=AVERAGE([.B458];[.E458];[.H458];[.K458];[.N458];[.Q458])" office:value-type="float" office:value="99.5433333333333" calcext:value-type="float">
            <text:p>99.54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459];[.D459];[.G459];[.J459];[.M459];[.P459])" office:value-type="float" office:value="12.1666666666667" calcext:value-type="float">
            <text:p>12.1666666666667</text:p>
          </table:table-cell>
          <table:table-cell table:formula="of:=AVERAGE([.B459];[.E459];[.H459];[.K459];[.N459];[.Q459])" office:value-type="float" office:value="99.6616666666667" calcext:value-type="float">
            <text:p>99.66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460];[.D460];[.G460];[.J460];[.M460];[.P460])" office:value-type="float" office:value="13.1666666666667" calcext:value-type="float">
            <text:p>13.1666666666667</text:p>
          </table:table-cell>
          <table:table-cell table:formula="of:=AVERAGE([.B460];[.E460];[.H460];[.K460];[.N460];[.Q460])"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table:formula="of:=AVERAGE([.A461];[.D461];[.G461];[.J461];[.M461];[.P461])" office:value-type="float" office:value="14.1666666666667" calcext:value-type="float">
            <text:p>14.1666666666667</text:p>
          </table:table-cell>
          <table:table-cell table:formula="of:=AVERAGE([.B461];[.E461];[.H461];[.K461];[.N461];[.Q461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462];[.D462];[.G462];[.J462];[.M462];[.P462])" office:value-type="float" office:value="15.1666666666667" calcext:value-type="float">
            <text:p>15.1666666666667</text:p>
          </table:table-cell>
          <table:table-cell table:formula="of:=AVERAGE([.B462];[.E462];[.H462];[.K462];[.N462];[.Q462])"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463];[.D463];[.G463];[.J463];[.M463];[.P463])" office:value-type="float" office:value="16.1666666666667" calcext:value-type="float">
            <text:p>16.1666666666667</text:p>
          </table:table-cell>
          <table:table-cell table:formula="of:=AVERAGE([.B463];[.E463];[.H463];[.K463];[.N463];[.Q463])"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464];[.D464];[.G464];[.J464];[.M464];[.P464])" office:value-type="float" office:value="17.1666666666667" calcext:value-type="float">
            <text:p>17.1666666666667</text:p>
          </table:table-cell>
          <table:table-cell table:formula="of:=AVERAGE([.B464];[.E464];[.H464];[.K464];[.N464];[.Q464])" office:value-type="float" office:value="99.8983333333334" calcext:value-type="float">
            <text:p>99.89833333333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465];[.D465];[.G465];[.J465];[.M465];[.P465])" office:value-type="float" office:value="18.1666666666667" calcext:value-type="float">
            <text:p>18.1666666666667</text:p>
          </table:table-cell>
          <table:table-cell table:formula="of:=AVERAGE([.B465];[.E465];[.H465];[.K465];[.N465];[.Q465])"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466];[.D466];[.G466];[.J466];[.M466];[.P466])" office:value-type="float" office:value="19.5" calcext:value-type="float">
            <text:p>19.5</text:p>
          </table:table-cell>
          <table:table-cell table:formula="of:=AVERAGE([.B466];[.E466];[.H466];[.K466];[.N466];[.Q466])"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467];[.D467];[.G467];[.J467];[.M467];[.P467])" office:value-type="float" office:value="21" calcext:value-type="float">
            <text:p>21</text:p>
          </table:table-cell>
          <table:table-cell table:formula="of:=AVERAGE([.B467];[.E467];[.H467];[.K467];[.N467];[.Q467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468];[.D468];[.G468];[.J468];[.M468];[.P468])" office:value-type="float" office:value="22.8333333333333" calcext:value-type="float">
            <text:p>22.8333333333333</text:p>
          </table:table-cell>
          <table:table-cell table:formula="of:=AVERAGE([.B468];[.E468];[.H468];[.K468];[.N468];[.Q468])"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469];[.D469];[.G469];[.J469];[.M469];[.P469])" office:value-type="float" office:value="24.3333333333333" calcext:value-type="float">
            <text:p>24.3333333333333</text:p>
          </table:table-cell>
          <table:table-cell table:formula="of:=AVERAGE([.B469];[.E469];[.H469];[.K469];[.N469];[.Q469])"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470];[.D470];[.G470];[.J470];[.M470];[.P470])" office:value-type="float" office:value="25.8333333333333" calcext:value-type="float">
            <text:p>25.8333333333333</text:p>
          </table:table-cell>
          <table:table-cell table:formula="of:=AVERAGE([.B470];[.E470];[.H470];[.K470];[.N470];[.Q470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471];[.D471];[.G471];[.J471];[.M471];[.P471])" office:value-type="float" office:value="28.3333333333333" calcext:value-type="float">
            <text:p>28.3333333333333</text:p>
          </table:table-cell>
          <table:table-cell table:formula="of:=AVERAGE([.B471];[.E471];[.H471];[.K471];[.N471];[.Q471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472];[.D472];[.G472];[.J472];[.M472];[.P472])" office:value-type="float" office:value="35.3333333333333" calcext:value-type="float">
            <text:p>35.3333333333333</text:p>
          </table:table-cell>
          <table:table-cell table:formula="of:=AVERAGE([.B472];[.E472];[.H472];[.K472];[.N472];[.Q472])"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73];[.D473];[.G473];[.J473];[.M473];[.P473])" office:value-type="float" office:value="79" calcext:value-type="float">
            <text:p>79</text:p>
          </table:table-cell>
          <table:table-cell table:formula="of:=AVERAGE([.B473];[.E473];[.H473];[.K473];[.N473];[.Q473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474];[.D474];[.G474];[.J474];[.M474];[.P474])" office:value-type="float" office:value="99.6666666666667" calcext:value-type="float">
            <text:p>99.6666666666667</text:p>
          </table:table-cell>
          <table:table-cell table:formula="of:=AVERAGE([.B474];[.E474];[.H474];[.K474];[.N474];[.Q474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475];[.D475];[.G475];[.J475];[.M475];[.P475])" office:value-type="float" office:value="105.833333333333" calcext:value-type="float">
            <text:p>105.833333333333</text:p>
          </table:table-cell>
          <table:table-cell table:formula="of:=AVERAGE([.B475];[.E475];[.H475];[.K475];[.N475];[.Q475])" office:value-type="float" office:value="99.9966666666667" calcext:value-type="float">
            <text:p>99.996666666666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476];[.D476];[.G476];[.J476];[.M476];[.P476])" office:value-type="float" office:value="91.4" calcext:value-type="float">
            <text:p>91.4</text:p>
          </table:table-cell>
          <table:table-cell table:formula="of:=AVERAGE([.B476];[.E476];[.H476];[.K476];[.N476];[.Q476])" office:value-type="float" office:value="99.998" calcext:value-type="float">
            <text:p>99.998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477];[.D477];[.G477];[.J477];[.M477];[.P477])" office:value-type="float" office:value="120" calcext:value-type="float">
            <text:p>120</text:p>
          </table:table-cell>
          <table:table-cell table:formula="of:=AVERAGE([.B477];[.E477];[.H477];[.K477];[.N477];[.Q477])"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484];[.D484];[.G484];[.J484];[.M484];[.P484])" office:value-type="float" office:value="1.36666666666667" calcext:value-type="float">
            <text:p>1.36666666666667</text:p>
          </table:table-cell>
          <table:table-cell table:formula="of:=AVERAGE([.B484];[.E484];[.H484];[.K484];[.N484];[.Q484])"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6" calcext:value-type="float">
            <text:p>0.56</text:p>
          </table:table-cell>
          <table:table-cell/>
          <table:table-cell table:formula="of:=AVERAGE([.A485];[.D485];[.G485];[.J485];[.M485];[.P485])" office:value-type="float" office:value="1.46666666666667" calcext:value-type="float">
            <text:p>1.46666666666667</text:p>
          </table:table-cell>
          <table:table-cell table:formula="of:=AVERAGE([.B485];[.E485];[.H485];[.K485];[.N485];[.Q485])" office:value-type="float" office:value="0.343333333333333" calcext:value-type="float">
            <text:p>0.3433333333333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A486];[.D486];[.G486];[.J486];[.M486];[.P486])" office:value-type="float" office:value="1.56666666666667" calcext:value-type="float">
            <text:p>1.56666666666667</text:p>
          </table:table-cell>
          <table:table-cell table:formula="of:=AVERAGE([.B486];[.E486];[.H486];[.K486];[.N486];[.Q486])" office:value-type="float" office:value="1.64666666666667" calcext:value-type="float">
            <text:p>1.64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.72" calcext:value-type="float">
            <text:p>6.72</text:p>
          </table:table-cell>
          <table:table-cell/>
          <table:table-cell table:formula="of:=AVERAGE([.A487];[.D487];[.G487];[.J487];[.M487];[.P487])" office:value-type="float" office:value="1.66666666666667" calcext:value-type="float">
            <text:p>1.66666666666667</text:p>
          </table:table-cell>
          <table:table-cell table:formula="of:=AVERAGE([.B487];[.E487];[.H487];[.K487];[.N487];[.Q487])" office:value-type="float" office:value="4.76666666666667" calcext:value-type="float">
            <text:p>4.766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6.97" calcext:value-type="float">
            <text:p>6.9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3.46" calcext:value-type="float">
            <text:p>13.46</text:p>
          </table:table-cell>
          <table:table-cell/>
          <table:table-cell table:formula="of:=AVERAGE([.A488];[.D488];[.G488];[.J488];[.M488];[.P488])" office:value-type="float" office:value="1.76666666666667" calcext:value-type="float">
            <text:p>1.76666666666667</text:p>
          </table:table-cell>
          <table:table-cell table:formula="of:=AVERAGE([.B488];[.E488];[.H488];[.K488];[.N488];[.Q488])" office:value-type="float" office:value="10.2033333333333" calcext:value-type="float">
            <text:p>10.203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77" calcext:value-type="float">
            <text:p>11.7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0.92" calcext:value-type="float">
            <text:p>20.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8.37" calcext:value-type="float">
            <text:p>18.3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1.96" calcext:value-type="float">
            <text:p>21.96</text:p>
          </table:table-cell>
          <table:table-cell/>
          <table:table-cell table:formula="of:=AVERAGE([.A489];[.D489];[.G489];[.J489];[.M489];[.P489])" office:value-type="float" office:value="1.86666666666667" calcext:value-type="float">
            <text:p>1.86666666666667</text:p>
          </table:table-cell>
          <table:table-cell table:formula="of:=AVERAGE([.B489];[.E489];[.H489];[.K489];[.N489];[.Q489])" office:value-type="float" office:value="17.545" calcext:value-type="float">
            <text:p>17.54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9.05" calcext:value-type="float">
            <text:p>19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2.54" calcext:value-type="float">
            <text:p>22.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58" calcext:value-type="float">
            <text:p>29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85" calcext:value-type="float">
            <text:p>26.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AVERAGE([.A490];[.D490];[.G490];[.J490];[.M490];[.P490])" office:value-type="float" office:value="1.96666666666667" calcext:value-type="float">
            <text:p>1.96666666666667</text:p>
          </table:table-cell>
          <table:table-cell table:formula="of:=AVERAGE([.B490];[.E490];[.H490];[.K490];[.N490];[.Q490])"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29" calcext:value-type="float">
            <text:p>27.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.96" calcext:value-type="float">
            <text:p>31.9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.45" calcext:value-type="float">
            <text:p>34.4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.96" calcext:value-type="float">
            <text:p>34.9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8.31" calcext:value-type="float">
            <text:p>38.31</text:p>
          </table:table-cell>
          <table:table-cell/>
          <table:table-cell table:formula="of:=AVERAGE([.A491];[.D491];[.G491];[.J491];[.M491];[.P491])" office:value-type="float" office:value="2.06666666666667" calcext:value-type="float">
            <text:p>2.06666666666667</text:p>
          </table:table-cell>
          <table:table-cell table:formula="of:=AVERAGE([.B491];[.E491];[.H491];[.K491];[.N491];[.Q491])" office:value-type="float" office:value="34.1466666666667" calcext:value-type="float">
            <text:p>34.14666666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5.55" calcext:value-type="float">
            <text:p>35.5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0.45" calcext:value-type="float">
            <text:p>40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47" calcext:value-type="float">
            <text:p>45.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1.91" calcext:value-type="float">
            <text:p>41.9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28" calcext:value-type="float">
            <text:p>45.28</text:p>
          </table:table-cell>
          <table:table-cell/>
          <table:table-cell table:formula="of:=AVERAGE([.A492];[.D492];[.G492];[.J492];[.M492];[.P492])" office:value-type="float" office:value="2.16666666666667" calcext:value-type="float">
            <text:p>2.16666666666667</text:p>
          </table:table-cell>
          <table:table-cell table:formula="of:=AVERAGE([.B492];[.E492];[.H492];[.K492];[.N492];[.Q492])" office:value-type="float" office:value="41.8616666666667" calcext:value-type="float">
            <text:p>41.86166666666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3.01" calcext:value-type="float">
            <text:p>43.0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54" calcext:value-type="float">
            <text:p>51.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8.56" calcext:value-type="float">
            <text:p>48.5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9.31" calcext:value-type="float">
            <text:p>49.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AVERAGE([.A493];[.D493];[.G493];[.J493];[.M493];[.P493])" office:value-type="float" office:value="2.26666666666667" calcext:value-type="float">
            <text:p>2.26666666666667</text:p>
          </table:table-cell>
          <table:table-cell table:formula="of:=AVERAGE([.B493];[.E493];[.H493];[.K493];[.N493];[.Q493])"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9.51" calcext:value-type="float">
            <text:p>49.5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05" calcext:value-type="float">
            <text:p>54.0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55" calcext:value-type="float">
            <text:p>56.5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3.88" calcext:value-type="float">
            <text:p>53.8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4.94" calcext:value-type="float">
            <text:p>54.9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79" calcext:value-type="float">
            <text:p>56.79</text:p>
          </table:table-cell>
          <table:table-cell/>
          <table:table-cell table:formula="of:=AVERAGE([.A494];[.D494];[.G494];[.J494];[.M494];[.P494])" office:value-type="float" office:value="2.36666666666667" calcext:value-type="float">
            <text:p>2.36666666666667</text:p>
          </table:table-cell>
          <table:table-cell table:formula="of:=AVERAGE([.B494];[.E494];[.H494];[.K494];[.N494];[.Q494])" office:value-type="float" office:value="54.2866666666667" calcext:value-type="float">
            <text:p>54.28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5.09" calcext:value-type="float">
            <text:p>55.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75" calcext:value-type="float">
            <text:p>60.7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.39" calcext:value-type="float">
            <text:p>58.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9.61" calcext:value-type="float">
            <text:p>59.6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01" calcext:value-type="float">
            <text:p>61.01</text:p>
          </table:table-cell>
          <table:table-cell/>
          <table:table-cell table:formula="of:=AVERAGE([.A495];[.D495];[.G495];[.J495];[.M495];[.P495])" office:value-type="float" office:value="2.46666666666667" calcext:value-type="float">
            <text:p>2.46666666666667</text:p>
          </table:table-cell>
          <table:table-cell table:formula="of:=AVERAGE([.B495];[.E495];[.H495];[.K495];[.N495];[.Q495])"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9.71" calcext:value-type="float">
            <text:p>59.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21" calcext:value-type="float">
            <text:p>63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34" calcext:value-type="float">
            <text:p>64.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2.29" calcext:value-type="float">
            <text:p>62.2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66" calcext:value-type="float">
            <text:p>63.6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86" calcext:value-type="float">
            <text:p>64.86</text:p>
          </table:table-cell>
          <table:table-cell/>
          <table:table-cell table:formula="of:=AVERAGE([.A496];[.D496];[.G496];[.J496];[.M496];[.P496])" office:value-type="float" office:value="2.56666666666667" calcext:value-type="float">
            <text:p>2.56666666666667</text:p>
          </table:table-cell>
          <table:table-cell table:formula="of:=AVERAGE([.B496];[.E496];[.H496];[.K496];[.N496];[.Q496])" office:value-type="float" office:value="63.0116666666667" calcext:value-type="float">
            <text:p>63.01166666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3.59" calcext:value-type="float">
            <text:p>63.5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93" calcext:value-type="float">
            <text:p>66.9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14" calcext:value-type="float">
            <text:p>67.1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5.34" calcext:value-type="float">
            <text:p>65.3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01" calcext:value-type="float">
            <text:p>68.01</text:p>
          </table:table-cell>
          <table:table-cell/>
          <table:table-cell table:formula="of:=AVERAGE([.A497];[.D497];[.G497];[.J497];[.M497];[.P497])" office:value-type="float" office:value="2.66666666666667" calcext:value-type="float">
            <text:p>2.66666666666667</text:p>
          </table:table-cell>
          <table:table-cell table:formula="of:=AVERAGE([.B497];[.E497];[.H497];[.K497];[.N497];[.Q497])" office:value-type="float" office:value="66.28" calcext:value-type="float">
            <text:p>66.2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6.99" calcext:value-type="float">
            <text:p>66.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52" calcext:value-type="float">
            <text:p>69.5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81" calcext:value-type="float">
            <text:p>69.8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7.88" calcext:value-type="float">
            <text:p>67.8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12" calcext:value-type="float">
            <text:p>69.1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12" calcext:value-type="float">
            <text:p>70.12</text:p>
          </table:table-cell>
          <table:table-cell/>
          <table:table-cell table:formula="of:=AVERAGE([.A498];[.D498];[.G498];[.J498];[.M498];[.P498])" office:value-type="float" office:value="2.76666666666667" calcext:value-type="float">
            <text:p>2.76666666666667</text:p>
          </table:table-cell>
          <table:table-cell table:formula="of:=AVERAGE([.B498];[.E498];[.H498];[.K498];[.N498];[.Q498])" office:value-type="float" office:value="68.9066666666667" calcext:value-type="float">
            <text:p>68.90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9.56" calcext:value-type="float">
            <text:p>69.5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0.18" calcext:value-type="float">
            <text:p>70.1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12" calcext:value-type="float">
            <text:p>71.1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13" calcext:value-type="float">
            <text:p>72.13</text:p>
          </table:table-cell>
          <table:table-cell/>
          <table:table-cell table:formula="of:=AVERAGE([.A499];[.D499];[.G499];[.J499];[.M499];[.P499])" office:value-type="float" office:value="2.86666666666667" calcext:value-type="float">
            <text:p>2.86666666666667</text:p>
          </table:table-cell>
          <table:table-cell table:formula="of:=AVERAGE([.B499];[.E499];[.H499];[.K499];[.N499];[.Q499])" office:value-type="float" office:value="71.0416666666667" calcext:value-type="float">
            <text:p>71.04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1.57" calcext:value-type="float">
            <text:p>71.5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.86" calcext:value-type="float">
            <text:p>71.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58" calcext:value-type="float">
            <text:p>73.58</text:p>
          </table:table-cell>
          <table:table-cell/>
          <table:table-cell table:formula="of:=AVERAGE([.A500];[.D500];[.G500];[.J500];[.M500];[.P500])" office:value-type="float" office:value="2.96666666666667" calcext:value-type="float">
            <text:p>2.96666666666667</text:p>
          </table:table-cell>
          <table:table-cell table:formula="of:=AVERAGE([.B500];[.E500];[.H500];[.K500];[.N500];[.Q500])" office:value-type="float" office:value="72.7283333333333" calcext:value-type="float">
            <text:p>72.72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36" calcext:value-type="float">
            <text:p>73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57" calcext:value-type="float">
            <text:p>74.5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41" calcext:value-type="float">
            <text:p>73.4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06" calcext:value-type="float">
            <text:p>74.0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86" calcext:value-type="float">
            <text:p>74.86</text:p>
          </table:table-cell>
          <table:table-cell/>
          <table:table-cell table:formula="of:=AVERAGE([.A501];[.D501];[.G501];[.J501];[.M501];[.P501])" office:value-type="float" office:value="3.06666666666667" calcext:value-type="float">
            <text:p>3.06666666666667</text:p>
          </table:table-cell>
          <table:table-cell table:formula="of:=AVERAGE([.B501];[.E501];[.H501];[.K501];[.N501];[.Q501])" office:value-type="float" office:value="74.21" calcext:value-type="float">
            <text:p>74.2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4.74" calcext:value-type="float">
            <text:p>74.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23" calcext:value-type="float">
            <text:p>76.2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54" calcext:value-type="float">
            <text:p>74.5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11" calcext:value-type="float">
            <text:p>75.1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95" calcext:value-type="float">
            <text:p>75.95</text:p>
          </table:table-cell>
          <table:table-cell/>
          <table:table-cell table:formula="of:=AVERAGE([.A502];[.D502];[.G502];[.J502];[.M502];[.P502])" office:value-type="float" office:value="3.16666666666667" calcext:value-type="float">
            <text:p>3.16666666666667</text:p>
          </table:table-cell>
          <table:table-cell table:formula="of:=AVERAGE([.B502];[.E502];[.H502];[.K502];[.N502];[.Q502])" office:value-type="float" office:value="75.4033333333333" calcext:value-type="float">
            <text:p>75.403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33" calcext:value-type="float">
            <text:p>77.3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8" calcext:value-type="float">
            <text:p>76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84" calcext:value-type="float">
            <text:p>76.84</text:p>
          </table:table-cell>
          <table:table-cell/>
          <table:table-cell table:formula="of:=AVERAGE([.A503];[.D503];[.G503];[.J503];[.M503];[.P503])" office:value-type="float" office:value="3.26666666666667" calcext:value-type="float">
            <text:p>3.26666666666667</text:p>
          </table:table-cell>
          <table:table-cell table:formula="of:=AVERAGE([.B503];[.E503];[.H503];[.K503];[.N503];[.Q503])" office:value-type="float" office:value="76.41" calcext:value-type="float">
            <text:p>76.4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6.78" calcext:value-type="float">
            <text:p>76.7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52" calcext:value-type="float">
            <text:p>77.5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43" calcext:value-type="float">
            <text:p>76.4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91" calcext:value-type="float">
            <text:p>76.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7" calcext:value-type="float">
            <text:p>77.7</text:p>
          </table:table-cell>
          <table:table-cell/>
          <table:table-cell table:formula="of:=AVERAGE([.A504];[.D504];[.G504];[.J504];[.M504];[.P504])" office:value-type="float" office:value="3.36666666666667" calcext:value-type="float">
            <text:p>3.36666666666667</text:p>
          </table:table-cell>
          <table:table-cell table:formula="of:=AVERAGE([.B504];[.E504];[.H504];[.K504];[.N504];[.Q504])" office:value-type="float" office:value="77.2583333333333" calcext:value-type="float">
            <text:p>77.25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7.55" calcext:value-type="float">
            <text:p>77.5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92" calcext:value-type="float">
            <text:p>78.9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37" calcext:value-type="float">
            <text:p>78.3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22" calcext:value-type="float">
            <text:p>77.2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57" calcext:value-type="float">
            <text:p>77.5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43" calcext:value-type="float">
            <text:p>78.43</text:p>
          </table:table-cell>
          <table:table-cell/>
          <table:table-cell table:formula="of:=AVERAGE([.A505];[.D505];[.G505];[.J505];[.M505];[.P505])" office:value-type="float" office:value="3.46666666666667" calcext:value-type="float">
            <text:p>3.46666666666667</text:p>
          </table:table-cell>
          <table:table-cell table:formula="of:=AVERAGE([.B505];[.E505];[.H505];[.K505];[.N505];[.Q505])"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8.11" calcext:value-type="float">
            <text:p>78.1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92" calcext:value-type="float">
            <text:p>77.9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99" calcext:value-type="float">
            <text:p>78.99</text:p>
          </table:table-cell>
          <table:table-cell/>
          <table:table-cell table:formula="of:=AVERAGE([.A506];[.D506];[.G506];[.J506];[.M506];[.P506])" office:value-type="float" office:value="3.56666666666667" calcext:value-type="float">
            <text:p>3.56666666666667</text:p>
          </table:table-cell>
          <table:table-cell table:formula="of:=AVERAGE([.B506];[.E506];[.H506];[.K506];[.N506];[.Q506])"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8.75" calcext:value-type="float">
            <text:p>78.7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97" calcext:value-type="float">
            <text:p>79.9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58" calcext:value-type="float">
            <text:p>79.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58" calcext:value-type="float">
            <text:p>78.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67" calcext:value-type="float">
            <text:p>78.67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55" calcext:value-type="float">
            <text:p>79.55</text:p>
          </table:table-cell>
          <table:table-cell/>
          <table:table-cell table:formula="of:=AVERAGE([.A507];[.D507];[.G507];[.J507];[.M507];[.P507])" office:value-type="float" office:value="3.66666666666667" calcext:value-type="float">
            <text:p>3.66666666666667</text:p>
          </table:table-cell>
          <table:table-cell table:formula="of:=AVERAGE([.B507];[.E507];[.H507];[.K507];[.N507];[.Q507])" office:value-type="float" office:value="79.1833333333333" calcext:value-type="float">
            <text:p>79.18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9.18" calcext:value-type="float">
            <text:p>79.1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12" calcext:value-type="float">
            <text:p>80.1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13" calcext:value-type="float">
            <text:p>79.1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14" calcext:value-type="float">
            <text:p>79.1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A508];[.D508];[.G508];[.J508];[.M508];[.P508])" office:value-type="float" office:value="3.76666666666667" calcext:value-type="float">
            <text:p>3.76666666666667</text:p>
          </table:table-cell>
          <table:table-cell table:formula="of:=AVERAGE([.B508];[.E508];[.H508];[.K508];[.N508];[.Q508])" office:value-type="float" office:value="79.6616666666667" calcext:value-type="float">
            <text:p>79.661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9.75" calcext:value-type="float">
            <text:p>79.7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86" calcext:value-type="float">
            <text:p>80.8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53" calcext:value-type="float">
            <text:p>80.5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64" calcext:value-type="float">
            <text:p>79.6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52" calcext:value-type="float">
            <text:p>79.5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47" calcext:value-type="float">
            <text:p>80.47</text:p>
          </table:table-cell>
          <table:table-cell/>
          <table:table-cell table:formula="of:=AVERAGE([.A509];[.D509];[.G509];[.J509];[.M509];[.P509])" office:value-type="float" office:value="3.86666666666667" calcext:value-type="float">
            <text:p>3.86666666666667</text:p>
          </table:table-cell>
          <table:table-cell table:formula="of:=AVERAGE([.B509];[.E509];[.H509];[.K509];[.N509];[.Q509])" office:value-type="float" office:value="80.1283333333333" calcext:value-type="float">
            <text:p>80.128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0.14" calcext:value-type="float">
            <text:p>80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27" calcext:value-type="float">
            <text:p>81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15" calcext:value-type="float">
            <text:p>80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79" calcext:value-type="float">
            <text:p>80.79</text:p>
          </table:table-cell>
          <table:table-cell/>
          <table:table-cell table:formula="of:=AVERAGE([.A510];[.D510];[.G510];[.J510];[.M510];[.P510])" office:value-type="float" office:value="3.96666666666667" calcext:value-type="float">
            <text:p>3.96666666666667</text:p>
          </table:table-cell>
          <table:table-cell table:formula="of:=AVERAGE([.B510];[.E510];[.H510];[.K510];[.N510];[.Q510])" office:value-type="float" office:value="80.5333333333333" calcext:value-type="float">
            <text:p>80.5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51" calcext:value-type="float">
            <text:p>80.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26" calcext:value-type="float">
            <text:p>81.2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66" calcext:value-type="float">
            <text:p>80.6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28" calcext:value-type="float">
            <text:p>80.2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09" calcext:value-type="float">
            <text:p>81.09</text:p>
          </table:table-cell>
          <table:table-cell/>
          <table:table-cell table:formula="of:=AVERAGE([.A511];[.D511];[.G511];[.J511];[.M511];[.P511])" office:value-type="float" office:value="4.06666666666667" calcext:value-type="float">
            <text:p>4.06666666666667</text:p>
          </table:table-cell>
          <table:table-cell table:formula="of:=AVERAGE([.B511];[.E511];[.H511];[.K511];[.N511];[.Q511])" office:value-type="float" office:value="80.8983333333333" calcext:value-type="float">
            <text:p>80.8983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0.9" calcext:value-type="float">
            <text:p>80.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02" calcext:value-type="float">
            <text:p>81.0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68" calcext:value-type="float">
            <text:p>80.6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48" calcext:value-type="float">
            <text:p>81.48</text:p>
          </table:table-cell>
          <table:table-cell/>
          <table:table-cell table:formula="of:=AVERAGE([.A512];[.D512];[.G512];[.J512];[.M512];[.P512])" office:value-type="float" office:value="4.16666666666667" calcext:value-type="float">
            <text:p>4.16666666666667</text:p>
          </table:table-cell>
          <table:table-cell table:formula="of:=AVERAGE([.B512];[.E512];[.H512];[.K512];[.N512];[.Q512])"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36" calcext:value-type="float">
            <text:p>82.3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13" calcext:value-type="float">
            <text:p>82.1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47" calcext:value-type="float">
            <text:p>81.4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06" calcext:value-type="float">
            <text:p>81.0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93" calcext:value-type="float">
            <text:p>81.93</text:p>
          </table:table-cell>
          <table:table-cell/>
          <table:table-cell table:formula="of:=AVERAGE([.A513];[.D513];[.G513];[.J513];[.M513];[.P513])" office:value-type="float" office:value="4.26666666666667" calcext:value-type="float">
            <text:p>4.26666666666667</text:p>
          </table:table-cell>
          <table:table-cell table:formula="of:=AVERAGE([.B513];[.E513];[.H513];[.K513];[.N513];[.Q513])" office:value-type="float" office:value="81.7083333333333" calcext:value-type="float">
            <text:p>81.708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1.74" calcext:value-type="float">
            <text:p>81.7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78" calcext:value-type="float">
            <text:p>82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62" calcext:value-type="float">
            <text:p>82.6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92" calcext:value-type="float">
            <text:p>81.9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39" calcext:value-type="float">
            <text:p>81.3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33" calcext:value-type="float">
            <text:p>82.33</text:p>
          </table:table-cell>
          <table:table-cell/>
          <table:table-cell table:formula="of:=AVERAGE([.A514];[.D514];[.G514];[.J514];[.M514];[.P514])" office:value-type="float" office:value="4.36666666666667" calcext:value-type="float">
            <text:p>4.36666666666667</text:p>
          </table:table-cell>
          <table:table-cell table:formula="of:=AVERAGE([.B514];[.E514];[.H514];[.K514];[.N514];[.Q514])" office:value-type="float" office:value="82.13" calcext:value-type="float">
            <text:p>82.1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2.18" calcext:value-type="float">
            <text:p>82.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37" calcext:value-type="float">
            <text:p>83.3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13" calcext:value-type="float">
            <text:p>83.1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37" calcext:value-type="float">
            <text:p>82.3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99" calcext:value-type="float">
            <text:p>81.9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85" calcext:value-type="float">
            <text:p>82.85</text:p>
          </table:table-cell>
          <table:table-cell/>
          <table:table-cell table:formula="of:=AVERAGE([.A515];[.D515];[.G515];[.J515];[.M515];[.P515])" office:value-type="float" office:value="4.46666666666667" calcext:value-type="float">
            <text:p>4.46666666666667</text:p>
          </table:table-cell>
          <table:table-cell table:formula="of:=AVERAGE([.B515];[.E515];[.H515];[.K515];[.N515];[.Q515])" office:value-type="float" office:value="82.6483333333333" calcext:value-type="float">
            <text:p>82.648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2.68" calcext:value-type="float">
            <text:p>82.6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86" calcext:value-type="float">
            <text:p>83.8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73" calcext:value-type="float">
            <text:p>83.7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08" calcext:value-type="float">
            <text:p>83.0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54" calcext:value-type="float">
            <text:p>82.5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49" calcext:value-type="float">
            <text:p>83.49</text:p>
          </table:table-cell>
          <table:table-cell/>
          <table:table-cell table:formula="of:=AVERAGE([.A516];[.D516];[.G516];[.J516];[.M516];[.P516])" office:value-type="float" office:value="4.56666666666667" calcext:value-type="float">
            <text:p>4.56666666666667</text:p>
          </table:table-cell>
          <table:table-cell table:formula="of:=AVERAGE([.B516];[.E516];[.H516];[.K516];[.N516];[.Q516])" office:value-type="float" office:value="83.23" calcext:value-type="float">
            <text:p>83.2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3.23" calcext:value-type="float">
            <text:p>83.2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1" calcext:value-type="float">
            <text:p>84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28" calcext:value-type="float">
            <text:p>83.2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16" calcext:value-type="float">
            <text:p>84.16</text:p>
          </table:table-cell>
          <table:table-cell/>
          <table:table-cell table:formula="of:=AVERAGE([.A517];[.D517];[.G517];[.J517];[.M517];[.P517])" office:value-type="float" office:value="4.66666666666667" calcext:value-type="float">
            <text:p>4.66666666666667</text:p>
          </table:table-cell>
          <table:table-cell table:formula="of:=AVERAGE([.B517];[.E517];[.H517];[.K517];[.N517];[.Q517])" office:value-type="float" office:value="83.8766666666667" calcext:value-type="float">
            <text:p>83.87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41" calcext:value-type="float">
            <text:p>84.4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01" calcext:value-type="float">
            <text:p>84.0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89" calcext:value-type="float">
            <text:p>84.89</text:p>
          </table:table-cell>
          <table:table-cell/>
          <table:table-cell table:formula="of:=AVERAGE([.A518];[.D518];[.G518];[.J518];[.M518];[.P518])" office:value-type="float" office:value="4.76666666666667" calcext:value-type="float">
            <text:p>4.76666666666667</text:p>
          </table:table-cell>
          <table:table-cell table:formula="of:=AVERAGE([.B518];[.E518];[.H518];[.K518];[.N518];[.Q518])" office:value-type="float" office:value="84.5933333333333" calcext:value-type="float">
            <text:p>84.593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4.54" calcext:value-type="float">
            <text:p>84.5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83" calcext:value-type="float">
            <text:p>85.8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24" calcext:value-type="float">
            <text:p>85.2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78" calcext:value-type="float">
            <text:p>84.7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72" calcext:value-type="float">
            <text:p>85.72</text:p>
          </table:table-cell>
          <table:table-cell/>
          <table:table-cell table:formula="of:=AVERAGE([.A519];[.D519];[.G519];[.J519];[.M519];[.P519])" office:value-type="float" office:value="4.86666666666667" calcext:value-type="float">
            <text:p>4.86666666666667</text:p>
          </table:table-cell>
          <table:table-cell table:formula="of:=AVERAGE([.B519];[.E519];[.H519];[.K519];[.N519];[.Q519])" office:value-type="float" office:value="85.3833333333333" calcext:value-type="float">
            <text:p>85.383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14" calcext:value-type="float">
            <text:p>87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22" calcext:value-type="float">
            <text:p>86.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66" calcext:value-type="float">
            <text:p>85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68" calcext:value-type="float">
            <text:p>86.68</text:p>
          </table:table-cell>
          <table:table-cell/>
          <table:table-cell table:formula="of:=AVERAGE([.A520];[.D520];[.G520];[.J520];[.M520];[.P520])" office:value-type="float" office:value="4.96666666666667" calcext:value-type="float">
            <text:p>4.96666666666667</text:p>
          </table:table-cell>
          <table:table-cell table:formula="of:=AVERAGE([.B520];[.E520];[.H520];[.K520];[.N520];[.Q520])"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26" calcext:value-type="float">
            <text:p>86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19" calcext:value-type="float">
            <text:p>88.1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06" calcext:value-type="float">
            <text:p>87.0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59" calcext:value-type="float">
            <text:p>86.5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68" calcext:value-type="float">
            <text:p>87.68</text:p>
          </table:table-cell>
          <table:table-cell/>
          <table:table-cell table:formula="of:=AVERAGE([.A521];[.D521];[.G521];[.J521];[.M521];[.P521])" office:value-type="float" office:value="5.06666666666667" calcext:value-type="float">
            <text:p>5.06666666666667</text:p>
          </table:table-cell>
          <table:table-cell table:formula="of:=AVERAGE([.B521];[.E521];[.H521];[.K521];[.N521];[.Q521])" office:value-type="float" office:value="87.2083333333333" calcext:value-type="float">
            <text:p>87.208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31" calcext:value-type="float">
            <text:p>88.3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13" calcext:value-type="float">
            <text:p>89.1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98" calcext:value-type="float">
            <text:p>87.9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73" calcext:value-type="float">
            <text:p>88.73</text:p>
          </table:table-cell>
          <table:table-cell/>
          <table:table-cell table:formula="of:=AVERAGE([.A522];[.D522];[.G522];[.J522];[.M522];[.P522])" office:value-type="float" office:value="5.16666666666667" calcext:value-type="float">
            <text:p>5.16666666666667</text:p>
          </table:table-cell>
          <table:table-cell table:formula="of:=AVERAGE([.B522];[.E522];[.H522];[.K522];[.N522];[.Q522])" office:value-type="float" office:value="88.1666666666667" calcext:value-type="float">
            <text:p>88.166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25" calcext:value-type="float">
            <text:p>89.2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91" calcext:value-type="float">
            <text:p>89.91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76" calcext:value-type="float">
            <text:p>88.7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8.62" calcext:value-type="float">
            <text:p>88.6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9.7" calcext:value-type="float">
            <text:p>89.7</text:p>
          </table:table-cell>
          <table:table-cell/>
          <table:table-cell table:formula="of:=AVERAGE([.A523];[.D523];[.G523];[.J523];[.M523];[.P523])" office:value-type="float" office:value="5.26666666666667" calcext:value-type="float">
            <text:p>5.26666666666667</text:p>
          </table:table-cell>
          <table:table-cell table:formula="of:=AVERAGE([.B523];[.E523];[.H523];[.K523];[.N523];[.Q523])" office:value-type="float" office:value="89.0416666666667" calcext:value-type="float">
            <text:p>89.041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9.08" calcext:value-type="float">
            <text:p>89.0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22" calcext:value-type="float">
            <text:p>90.2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66" calcext:value-type="float">
            <text:p>90.6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65" calcext:value-type="float">
            <text:p>89.6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9.57" calcext:value-type="float">
            <text:p>89.5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48" calcext:value-type="float">
            <text:p>90.48</text:p>
          </table:table-cell>
          <table:table-cell/>
          <table:table-cell table:formula="of:=AVERAGE([.A524];[.D524];[.G524];[.J524];[.M524];[.P524])" office:value-type="float" office:value="5.36666666666667" calcext:value-type="float">
            <text:p>5.36666666666667</text:p>
          </table:table-cell>
          <table:table-cell table:formula="of:=AVERAGE([.B524];[.E524];[.H524];[.K524];[.N524];[.Q524])" office:value-type="float" office:value="89.9433333333333" calcext:value-type="float">
            <text:p>89.94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9.93" calcext:value-type="float">
            <text:p>89.9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44" calcext:value-type="float">
            <text:p>91.4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0.46" calcext:value-type="float">
            <text:p>90.4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35" calcext:value-type="float">
            <text:p>91.35</text:p>
          </table:table-cell>
          <table:table-cell/>
          <table:table-cell table:formula="of:=AVERAGE([.A525];[.D525];[.G525];[.J525];[.M525];[.P525])" office:value-type="float" office:value="5.46666666666667" calcext:value-type="float">
            <text:p>5.46666666666667</text:p>
          </table:table-cell>
          <table:table-cell table:formula="of:=AVERAGE([.B525];[.E525];[.H525];[.K525];[.N525];[.Q525])" office:value-type="float" office:value="90.8266666666666" calcext:value-type="float">
            <text:p>90.826666666666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0.78" calcext:value-type="float">
            <text:p>90.7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09" calcext:value-type="float">
            <text:p>92.0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11" calcext:value-type="float">
            <text:p>92.1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1.29" calcext:value-type="float">
            <text:p>91.2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19" calcext:value-type="float">
            <text:p>92.19</text:p>
          </table:table-cell>
          <table:table-cell/>
          <table:table-cell table:formula="of:=AVERAGE([.A526];[.D526];[.G526];[.J526];[.M526];[.P526])" office:value-type="float" office:value="5.56666666666667" calcext:value-type="float">
            <text:p>5.56666666666667</text:p>
          </table:table-cell>
          <table:table-cell table:formula="of:=AVERAGE([.B526];[.E526];[.H526];[.K526];[.N526];[.Q526])" office:value-type="float" office:value="91.6633333333333" calcext:value-type="float">
            <text:p>91.663333333333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1.66" calcext:value-type="float">
            <text:p>91.6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89" calcext:value-type="float">
            <text:p>92.8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28" calcext:value-type="float">
            <text:p>92.2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1" calcext:value-type="float">
            <text:p>93.1</text:p>
          </table:table-cell>
          <table:table-cell/>
          <table:table-cell table:formula="of:=AVERAGE([.A527];[.D527];[.G527];[.J527];[.M527];[.P527])" office:value-type="float" office:value="5.66666666666667" calcext:value-type="float">
            <text:p>5.66666666666667</text:p>
          </table:table-cell>
          <table:table-cell table:formula="of:=AVERAGE([.B527];[.E527];[.H527];[.K527];[.N527];[.Q527])" office:value-type="float" office:value="92.4666666666667" calcext:value-type="float">
            <text:p>92.46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.45" calcext:value-type="float">
            <text:p>92.4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54" calcext:value-type="float">
            <text:p>93.5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57" calcext:value-type="float">
            <text:p>93.5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02" calcext:value-type="float">
            <text:p>93.0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2.77" calcext:value-type="float">
            <text:p>92.7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66" calcext:value-type="float">
            <text:p>93.66</text:p>
          </table:table-cell>
          <table:table-cell/>
          <table:table-cell table:formula="of:=AVERAGE([.A528];[.D528];[.G528];[.J528];[.M528];[.P528])" office:value-type="float" office:value="5.76666666666667" calcext:value-type="float">
            <text:p>5.76666666666667</text:p>
          </table:table-cell>
          <table:table-cell table:formula="of:=AVERAGE([.B528];[.E528];[.H528];[.K528];[.N528];[.Q528])" office:value-type="float" office:value="93.1683333333333" calcext:value-type="float">
            <text:p>93.16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09" calcext:value-type="float">
            <text:p>94.0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16" calcext:value-type="float">
            <text:p>94.1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66" calcext:value-type="float">
            <text:p>93.6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17" calcext:value-type="float">
            <text:p>94.17</text:p>
          </table:table-cell>
          <table:table-cell/>
          <table:table-cell table:formula="of:=AVERAGE([.A529];[.D529];[.G529];[.J529];[.M529];[.P529])" office:value-type="float" office:value="5.86666666666667" calcext:value-type="float">
            <text:p>5.86666666666667</text:p>
          </table:table-cell>
          <table:table-cell table:formula="of:=AVERAGE([.B529];[.E529];[.H529];[.K529];[.N529];[.Q529])" office:value-type="float" office:value="93.7683333333333" calcext:value-type="float">
            <text:p>93.76833333333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3.81" calcext:value-type="float">
            <text:p>93.8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65" calcext:value-type="float">
            <text:p>94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5" calcext:value-type="float">
            <text:p>94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22" calcext:value-type="float">
            <text:p>94.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03" calcext:value-type="float">
            <text:p>94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75" calcext:value-type="float">
            <text:p>94.75</text:p>
          </table:table-cell>
          <table:table-cell/>
          <table:table-cell table:formula="of:=AVERAGE([.A530];[.D530];[.G530];[.J530];[.M530];[.P530])" office:value-type="float" office:value="5.96666666666667" calcext:value-type="float">
            <text:p>5.96666666666667</text:p>
          </table:table-cell>
          <table:table-cell table:formula="of:=AVERAGE([.B530];[.E530];[.H530];[.K530];[.N530];[.Q530])" office:value-type="float" office:value="94.3683333333333" calcext:value-type="float">
            <text:p>94.36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38" calcext:value-type="float">
            <text:p>94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14" calcext:value-type="float">
            <text:p>95.1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17" calcext:value-type="float">
            <text:p>95.1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21" calcext:value-type="float">
            <text:p>95.21</text:p>
          </table:table-cell>
          <table:table-cell/>
          <table:table-cell table:formula="of:=AVERAGE([.A531];[.D531];[.G531];[.J531];[.M531];[.P531])" office:value-type="float" office:value="6.06666666666667" calcext:value-type="float">
            <text:p>6.06666666666667</text:p>
          </table:table-cell>
          <table:table-cell table:formula="of:=AVERAGE([.B531];[.E531];[.H531];[.K531];[.N531];[.Q531])" office:value-type="float" office:value="94.86" calcext:value-type="float">
            <text:p>94.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57" calcext:value-type="float">
            <text:p>95.5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11" calcext:value-type="float">
            <text:p>95.1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01" calcext:value-type="float">
            <text:p>95.0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57" calcext:value-type="float">
            <text:p>95.57</text:p>
          </table:table-cell>
          <table:table-cell/>
          <table:table-cell table:formula="of:=AVERAGE([.A532];[.D532];[.G532];[.J532];[.M532];[.P532])" office:value-type="float" office:value="6.16666666666667" calcext:value-type="float">
            <text:p>6.16666666666667</text:p>
          </table:table-cell>
          <table:table-cell table:formula="of:=AVERAGE([.B532];[.E532];[.H532];[.K532];[.N532];[.Q532])" office:value-type="float" office:value="95.2766666666667" calcext:value-type="float">
            <text:p>95.276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89" calcext:value-type="float">
            <text:p>95.8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38" calcext:value-type="float">
            <text:p>95.3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9" calcext:value-type="float">
            <text:p>95.9</text:p>
          </table:table-cell>
          <table:table-cell/>
          <table:table-cell table:formula="of:=AVERAGE([.A533];[.D533];[.G533];[.J533];[.M533];[.P533])" office:value-type="float" office:value="6.26666666666667" calcext:value-type="float">
            <text:p>6.26666666666667</text:p>
          </table:table-cell>
          <table:table-cell table:formula="of:=AVERAGE([.B533];[.E533];[.H533];[.K533];[.N533];[.Q533])" office:value-type="float" office:value="95.6733333333333" calcext:value-type="float">
            <text:p>95.67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5.73" calcext:value-type="float">
            <text:p>95.7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32" calcext:value-type="float">
            <text:p>96.3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76" calcext:value-type="float">
            <text:p>95.7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1" calcext:value-type="float">
            <text:p>96.11</text:p>
          </table:table-cell>
          <table:table-cell/>
          <table:table-cell table:formula="of:=AVERAGE([.A534];[.D534];[.G534];[.J534];[.M534];[.P534])" office:value-type="float" office:value="6.36666666666667" calcext:value-type="float">
            <text:p>6.36666666666667</text:p>
          </table:table-cell>
          <table:table-cell table:formula="of:=AVERAGE([.B534];[.E534];[.H534];[.K534];[.N534];[.Q534])" office:value-type="float" office:value="95.96" calcext:value-type="float">
            <text:p>95.9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99" calcext:value-type="float">
            <text:p>95.9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table:formula="of:=AVERAGE([.A535];[.D535];[.G535];[.J535];[.M535];[.P535])" office:value-type="float" office:value="6.46666666666667" calcext:value-type="float">
            <text:p>6.46666666666667</text:p>
          </table:table-cell>
          <table:table-cell table:formula="of:=AVERAGE([.B535];[.E535];[.H535];[.K535];[.N535];[.Q535])" office:value-type="float" office:value="96.2266666666667" calcext:value-type="float">
            <text:p>96.22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8" calcext:value-type="float">
            <text:p>96.2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7" calcext:value-type="float">
            <text:p>96.57</text:p>
          </table:table-cell>
          <table:table-cell/>
          <table:table-cell table:formula="of:=AVERAGE([.A536];[.D536];[.G536];[.J536];[.M536];[.P536])" office:value-type="float" office:value="6.56666666666667" calcext:value-type="float">
            <text:p>6.56666666666667</text:p>
          </table:table-cell>
          <table:table-cell table:formula="of:=AVERAGE([.B536];[.E536];[.H536];[.K536];[.N536];[.Q536])" office:value-type="float" office:value="96.45" calcext:value-type="float">
            <text:p>96.4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48" calcext:value-type="float">
            <text:p>96.4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2" calcext:value-type="float">
            <text:p>96.5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7" calcext:value-type="float">
            <text:p>96.77</text:p>
          </table:table-cell>
          <table:table-cell/>
          <table:table-cell table:formula="of:=AVERAGE([.A537];[.D537];[.G537];[.J537];[.M537];[.P537])" office:value-type="float" office:value="6.66666666666667" calcext:value-type="float">
            <text:p>6.66666666666667</text:p>
          </table:table-cell>
          <table:table-cell table:formula="of:=AVERAGE([.B537];[.E537];[.H537];[.K537];[.N537];[.Q537])" office:value-type="float" office:value="96.6566666666667" calcext:value-type="float">
            <text:p>96.65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75" calcext:value-type="float">
            <text:p>96.7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4" calcext:value-type="float">
            <text:p>96.94</text:p>
          </table:table-cell>
          <table:table-cell/>
          <table:table-cell table:formula="of:=AVERAGE([.A538];[.D538];[.G538];[.J538];[.M538];[.P538])" office:value-type="float" office:value="6.76666666666667" calcext:value-type="float">
            <text:p>6.76666666666667</text:p>
          </table:table-cell>
          <table:table-cell table:formula="of:=AVERAGE([.B538];[.E538];[.H538];[.K538];[.N538];[.Q538])" office:value-type="float" office:value="96.85" calcext:value-type="float">
            <text:p>96.8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92" calcext:value-type="float">
            <text:p>96.9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95" calcext:value-type="float">
            <text:p>96.9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9" calcext:value-type="float">
            <text:p>97.09</text:p>
          </table:table-cell>
          <table:table-cell/>
          <table:table-cell table:formula="of:=AVERAGE([.A539];[.D539];[.G539];[.J539];[.M539];[.P539])" office:value-type="float" office:value="6.86666666666667" calcext:value-type="float">
            <text:p>6.86666666666667</text:p>
          </table:table-cell>
          <table:table-cell table:formula="of:=AVERAGE([.B539];[.E539];[.H539];[.K539];[.N539];[.Q539])" office:value-type="float" office:value="97.0183333333333" calcext:value-type="float">
            <text:p>97.01833333333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33" calcext:value-type="float">
            <text:p>97.33</text:p>
          </table:table-cell>
          <table:table-cell/>
          <table:table-cell table:formula="of:=AVERAGE([.A540];[.D540];[.G540];[.J540];[.M540];[.P540])" office:value-type="float" office:value="6.96666666666667" calcext:value-type="float">
            <text:p>6.96666666666667</text:p>
          </table:table-cell>
          <table:table-cell table:formula="of:=AVERAGE([.B540];[.E540];[.H540];[.K540];[.N540];[.Q540])" office:value-type="float" office:value="97.1716666666667" calcext:value-type="float">
            <text:p>97.17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91" calcext:value-type="float">
            <text:p>96.9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47" calcext:value-type="float">
            <text:p>97.47</text:p>
          </table:table-cell>
          <table:table-cell/>
          <table:table-cell table:formula="of:=AVERAGE([.A541];[.D541];[.G541];[.J541];[.M541];[.P541])" office:value-type="float" office:value="7.06666666666667" calcext:value-type="float">
            <text:p>7.06666666666667</text:p>
          </table:table-cell>
          <table:table-cell table:formula="of:=AVERAGE([.B541];[.E541];[.H541];[.K541];[.N541];[.Q541])" office:value-type="float" office:value="97.3216666666667" calcext:value-type="float">
            <text:p>97.321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4" calcext:value-type="float">
            <text:p>97.4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08" calcext:value-type="float">
            <text:p>97.0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58" calcext:value-type="float">
            <text:p>97.58</text:p>
          </table:table-cell>
          <table:table-cell/>
          <table:table-cell table:formula="of:=AVERAGE([.A542];[.D542];[.G542];[.J542];[.M542];[.P542])" office:value-type="float" office:value="7.16666666666667" calcext:value-type="float">
            <text:p>7.16666666666667</text:p>
          </table:table-cell>
          <table:table-cell table:formula="of:=AVERAGE([.B542];[.E542];[.H542];[.K542];[.N542];[.Q542])" office:value-type="float" office:value="97.455" calcext:value-type="float">
            <text:p>97.45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AVERAGE([.A543];[.D543];[.G543];[.J543];[.M543];[.P543])" office:value-type="float" office:value="7.26666666666667" calcext:value-type="float">
            <text:p>7.26666666666667</text:p>
          </table:table-cell>
          <table:table-cell table:formula="of:=AVERAGE([.B543];[.E543];[.H543];[.K543];[.N543];[.Q543])" office:value-type="float" office:value="97.5766666666667" calcext:value-type="float">
            <text:p>97.57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544];[.D544];[.G544];[.J544];[.M544];[.P544])" office:value-type="float" office:value="7.36666666666667" calcext:value-type="float">
            <text:p>7.36666666666667</text:p>
          </table:table-cell>
          <table:table-cell table:formula="of:=AVERAGE([.B544];[.E544];[.H544];[.K544];[.N544];[.Q544])" office:value-type="float" office:value="97.6933333333333" calcext:value-type="float">
            <text:p>97.693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16" calcext:value-type="float">
            <text:p>98.1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9" calcext:value-type="float">
            <text:p>97.89</text:p>
          </table:table-cell>
          <table:table-cell/>
          <table:table-cell table:formula="of:=AVERAGE([.A545];[.D545];[.G545];[.J545];[.M545];[.P545])" office:value-type="float" office:value="7.46666666666667" calcext:value-type="float">
            <text:p>7.46666666666667</text:p>
          </table:table-cell>
          <table:table-cell table:formula="of:=AVERAGE([.B545];[.E545];[.H545];[.K545];[.N545];[.Q545])" office:value-type="float" office:value="97.8083333333333" calcext:value-type="float">
            <text:p>97.80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546];[.D546];[.G546];[.J546];[.M546];[.P546])" office:value-type="float" office:value="7.56666666666667" calcext:value-type="float">
            <text:p>7.56666666666667</text:p>
          </table:table-cell>
          <table:table-cell table:formula="of:=AVERAGE([.B546];[.E546];[.H546];[.K546];[.N546];[.Q546])" office:value-type="float" office:value="97.8816666666667" calcext:value-type="float">
            <text:p>97.88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6" calcext:value-type="float">
            <text:p>98.06</text:p>
          </table:table-cell>
          <table:table-cell/>
          <table:table-cell table:formula="of:=AVERAGE([.A547];[.D547];[.G547];[.J547];[.M547];[.P547])" office:value-type="float" office:value="7.66666666666667" calcext:value-type="float">
            <text:p>7.66666666666667</text:p>
          </table:table-cell>
          <table:table-cell table:formula="of:=AVERAGE([.B547];[.E547];[.H547];[.K547];[.N547];[.Q547])" office:value-type="float" office:value="97.9583333333333" calcext:value-type="float">
            <text:p>97.95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13" calcext:value-type="float">
            <text:p>98.13</text:p>
          </table:table-cell>
          <table:table-cell/>
          <table:table-cell table:formula="of:=AVERAGE([.A548];[.D548];[.G548];[.J548];[.M548];[.P548])" office:value-type="float" office:value="7.76666666666667" calcext:value-type="float">
            <text:p>7.76666666666667</text:p>
          </table:table-cell>
          <table:table-cell table:formula="of:=AVERAGE([.B548];[.E548];[.H548];[.K548];[.N548];[.Q548])" office:value-type="float" office:value="98.03" calcext:value-type="float">
            <text:p>98.0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AVERAGE([.A549];[.D549];[.G549];[.J549];[.M549];[.P549])" office:value-type="float" office:value="7.86666666666667" calcext:value-type="float">
            <text:p>7.86666666666667</text:p>
          </table:table-cell>
          <table:table-cell table:formula="of:=AVERAGE([.B549];[.E549];[.H549];[.K549];[.N549];[.Q549])" office:value-type="float" office:value="98.115" calcext:value-type="float">
            <text:p>98.11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550];[.D550];[.G550];[.J550];[.M550];[.P550])" office:value-type="float" office:value="7.96666666666667" calcext:value-type="float">
            <text:p>7.96666666666667</text:p>
          </table:table-cell>
          <table:table-cell table:formula="of:=AVERAGE([.B550];[.E550];[.H550];[.K550];[.N550];[.Q550])" office:value-type="float" office:value="98.185" calcext:value-type="float">
            <text:p>98.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3" calcext:value-type="float">
            <text:p>98.2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551];[.D551];[.G551];[.J551];[.M551];[.P551])" office:value-type="float" office:value="8.06666666666667" calcext:value-type="float">
            <text:p>8.06666666666667</text:p>
          </table:table-cell>
          <table:table-cell table:formula="of:=AVERAGE([.B551];[.E551];[.H551];[.K551];[.N551];[.Q551])" office:value-type="float" office:value="98.25" calcext:value-type="float">
            <text:p>98.2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" calcext:value-type="float">
            <text:p>98.4</text:p>
          </table:table-cell>
          <table:table-cell/>
          <table:table-cell table:formula="of:=AVERAGE([.A552];[.D552];[.G552];[.J552];[.M552];[.P552])" office:value-type="float" office:value="8.16666666666667" calcext:value-type="float">
            <text:p>8.16666666666667</text:p>
          </table:table-cell>
          <table:table-cell table:formula="of:=AVERAGE([.B552];[.E552];[.H552];[.K552];[.N552];[.Q552])" office:value-type="float" office:value="98.2983333333334" calcext:value-type="float">
            <text:p>98.298333333333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7" calcext:value-type="float">
            <text:p>98.5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3" calcext:value-type="float">
            <text:p>98.3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553];[.D553];[.G553];[.J553];[.M553];[.P553])" office:value-type="float" office:value="8.26666666666667" calcext:value-type="float">
            <text:p>8.26666666666667</text:p>
          </table:table-cell>
          <table:table-cell table:formula="of:=AVERAGE([.B553];[.E553];[.H553];[.K553];[.N553];[.Q553])" office:value-type="float" office:value="98.3683333333333" calcext:value-type="float">
            <text:p>98.3683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3" calcext:value-type="float">
            <text:p>98.53</text:p>
          </table:table-cell>
          <table:table-cell/>
          <table:table-cell table:formula="of:=AVERAGE([.A554];[.D554];[.G554];[.J554];[.M554];[.P554])" office:value-type="float" office:value="8.36666666666667" calcext:value-type="float">
            <text:p>8.36666666666667</text:p>
          </table:table-cell>
          <table:table-cell table:formula="of:=AVERAGE([.B554];[.E554];[.H554];[.K554];[.N554];[.Q554])" office:value-type="float" office:value="98.4116666666666" calcext:value-type="float">
            <text:p>98.411666666666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55" calcext:value-type="float">
            <text:p>98.55</text:p>
          </table:table-cell>
          <table:table-cell/>
          <table:table-cell table:formula="of:=AVERAGE([.A555];[.D555];[.G555];[.J555];[.M555];[.P555])" office:value-type="float" office:value="8.46666666666667" calcext:value-type="float">
            <text:p>8.46666666666667</text:p>
          </table:table-cell>
          <table:table-cell table:formula="of:=AVERAGE([.B555];[.E555];[.H555];[.K555];[.N555];[.Q555])" office:value-type="float" office:value="98.4533333333333" calcext:value-type="float">
            <text:p>98.453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556];[.D556];[.G556];[.J556];[.M556];[.P556])" office:value-type="float" office:value="8.56666666666667" calcext:value-type="float">
            <text:p>8.56666666666667</text:p>
          </table:table-cell>
          <table:table-cell table:formula="of:=AVERAGE([.B556];[.E556];[.H556];[.K556];[.N556];[.Q556])"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557];[.D557];[.G557];[.J557];[.M557];[.P557])" office:value-type="float" office:value="8.66666666666667" calcext:value-type="float">
            <text:p>8.66666666666667</text:p>
          </table:table-cell>
          <table:table-cell table:formula="of:=AVERAGE([.B557];[.E557];[.H557];[.K557];[.N557];[.Q557])" office:value-type="float" office:value="98.5466666666667" calcext:value-type="float">
            <text:p>98.54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" calcext:value-type="float">
            <text:p>98.7</text:p>
          </table:table-cell>
          <table:table-cell/>
          <table:table-cell table:formula="of:=AVERAGE([.A558];[.D558];[.G558];[.J558];[.M558];[.P558])" office:value-type="float" office:value="8.76666666666667" calcext:value-type="float">
            <text:p>8.76666666666667</text:p>
          </table:table-cell>
          <table:table-cell table:formula="of:=AVERAGE([.B558];[.E558];[.H558];[.K558];[.N558];[.Q558])" office:value-type="float" office:value="98.5916666666667" calcext:value-type="float">
            <text:p>98.59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559];[.D559];[.G559];[.J559];[.M559];[.P559])" office:value-type="float" office:value="8.86666666666667" calcext:value-type="float">
            <text:p>8.86666666666667</text:p>
          </table:table-cell>
          <table:table-cell table:formula="of:=AVERAGE([.B559];[.E559];[.H559];[.K559];[.N559];[.Q559])" office:value-type="float" office:value="98.635" calcext:value-type="float">
            <text:p>98.63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3" calcext:value-type="float">
            <text:p>98.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560];[.D560];[.G560];[.J560];[.M560];[.P560])" office:value-type="float" office:value="8.96666666666667" calcext:value-type="float">
            <text:p>8.96666666666667</text:p>
          </table:table-cell>
          <table:table-cell table:formula="of:=AVERAGE([.B560];[.E560];[.H560];[.K560];[.N560];[.Q560])" office:value-type="float" office:value="98.6866666666667" calcext:value-type="float">
            <text:p>98.68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82" calcext:value-type="float">
            <text:p>98.82</text:p>
          </table:table-cell>
          <table:table-cell/>
          <table:table-cell table:formula="of:=AVERAGE([.A561];[.D561];[.G561];[.J561];[.M561];[.P561])" office:value-type="float" office:value="9.06666666666667" calcext:value-type="float">
            <text:p>9.06666666666667</text:p>
          </table:table-cell>
          <table:table-cell table:formula="of:=AVERAGE([.B561];[.E561];[.H561];[.K561];[.N561];[.Q561])" office:value-type="float" office:value="98.7366666666667" calcext:value-type="float">
            <text:p>98.73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4" calcext:value-type="float">
            <text:p>98.84</text:p>
          </table:table-cell>
          <table:table-cell/>
          <table:table-cell table:formula="of:=AVERAGE([.A562];[.D562];[.G562];[.J562];[.M562];[.P562])" office:value-type="float" office:value="9.16666666666667" calcext:value-type="float">
            <text:p>9.16666666666667</text:p>
          </table:table-cell>
          <table:table-cell table:formula="of:=AVERAGE([.B562];[.E562];[.H562];[.K562];[.N562];[.Q562])" office:value-type="float" office:value="98.7783333333334" calcext:value-type="float">
            <text:p>98.778333333333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563];[.D563];[.G563];[.J563];[.M563];[.P563])" office:value-type="float" office:value="9.26666666666667" calcext:value-type="float">
            <text:p>9.26666666666667</text:p>
          </table:table-cell>
          <table:table-cell table:formula="of:=AVERAGE([.B563];[.E563];[.H563];[.K563];[.N563];[.Q563])" office:value-type="float" office:value="98.8283333333333" calcext:value-type="float">
            <text:p>98.8283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9" calcext:value-type="float">
            <text:p>98.89</text:p>
          </table:table-cell>
          <table:table-cell/>
          <table:table-cell table:formula="of:=AVERAGE([.A564];[.D564];[.G564];[.J564];[.M564];[.P564])" office:value-type="float" office:value="9.36666666666667" calcext:value-type="float">
            <text:p>9.36666666666667</text:p>
          </table:table-cell>
          <table:table-cell table:formula="of:=AVERAGE([.B564];[.E564];[.H564];[.K564];[.N564];[.Q564])" office:value-type="float" office:value="98.8733333333333" calcext:value-type="float">
            <text:p>98.87333333333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3" calcext:value-type="float">
            <text:p>98.93</text:p>
          </table:table-cell>
          <table:table-cell/>
          <table:table-cell table:formula="of:=AVERAGE([.A565];[.D565];[.G565];[.J565];[.M565];[.P565])" office:value-type="float" office:value="9.46666666666667" calcext:value-type="float">
            <text:p>9.46666666666667</text:p>
          </table:table-cell>
          <table:table-cell table:formula="of:=AVERAGE([.B565];[.E565];[.H565];[.K565];[.N565];[.Q565])"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566];[.D566];[.G566];[.J566];[.M566];[.P566])" office:value-type="float" office:value="9.56666666666667" calcext:value-type="float">
            <text:p>9.56666666666667</text:p>
          </table:table-cell>
          <table:table-cell table:formula="of:=AVERAGE([.B566];[.E566];[.H566];[.K566];[.N566];[.Q566])" office:value-type="float" office:value="98.9533333333333" calcext:value-type="float">
            <text:p>98.95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4" calcext:value-type="float">
            <text:p>99.04</text:p>
          </table:table-cell>
          <table:table-cell/>
          <table:table-cell table:formula="of:=AVERAGE([.A567];[.D567];[.G567];[.J567];[.M567];[.P567])" office:value-type="float" office:value="9.66666666666667" calcext:value-type="float">
            <text:p>9.66666666666667</text:p>
          </table:table-cell>
          <table:table-cell table:formula="of:=AVERAGE([.B567];[.E567];[.H567];[.K567];[.N567];[.Q567])" office:value-type="float" office:value="98.9966666666667" calcext:value-type="float">
            <text:p>98.99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5" calcext:value-type="float">
            <text:p>98.8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568];[.D568];[.G568];[.J568];[.M568];[.P568])" office:value-type="float" office:value="9.76666666666667" calcext:value-type="float">
            <text:p>9.76666666666667</text:p>
          </table:table-cell>
          <table:table-cell table:formula="of:=AVERAGE([.B568];[.E568];[.H568];[.K568];[.N568];[.Q568])" office:value-type="float" office:value="99.025" calcext:value-type="float">
            <text:p>99.02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6" calcext:value-type="float">
            <text:p>99.0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569];[.D569];[.G569];[.J569];[.M569];[.P569])" office:value-type="float" office:value="9.86666666666667" calcext:value-type="float">
            <text:p>9.86666666666667</text:p>
          </table:table-cell>
          <table:table-cell table:formula="of:=AVERAGE([.B569];[.E569];[.H569];[.K569];[.N569];[.Q569])" office:value-type="float" office:value="99.0683333333334" calcext:value-type="float">
            <text:p>99.068333333333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5" calcext:value-type="float">
            <text:p>99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570];[.D570];[.G570];[.J570];[.M570];[.P570])" office:value-type="float" office:value="9.96666666666667" calcext:value-type="float">
            <text:p>9.96666666666667</text:p>
          </table:table-cell>
          <table:table-cell table:formula="of:=AVERAGE([.B570];[.E570];[.H570];[.K570];[.N570];[.Q570])"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table:formula="of:=AVERAGE([.A571];[.D571];[.G571];[.J571];[.M571];[.P571])" office:value-type="float" office:value="10.6666666666667" calcext:value-type="float">
            <text:p>10.6666666666667</text:p>
          </table:table-cell>
          <table:table-cell table:formula="of:=AVERAGE([.B571];[.E571];[.H571];[.K571];[.N571];[.Q571])" office:value-type="float" office:value="99.385" calcext:value-type="float">
            <text:p>99.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table:formula="of:=AVERAGE([.A572];[.D572];[.G572];[.J572];[.M572];[.P572])" office:value-type="float" office:value="11.6666666666667" calcext:value-type="float">
            <text:p>11.6666666666667</text:p>
          </table:table-cell>
          <table:table-cell table:formula="of:=AVERAGE([.B572];[.E572];[.H572];[.K572];[.N572];[.Q572])"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9" calcext:value-type="float">
            <text:p>99.69</text:p>
          </table:table-cell>
          <table:table-cell/>
          <table:table-cell table:formula="of:=AVERAGE([.A573];[.D573];[.G573];[.J573];[.M573];[.P573])" office:value-type="float" office:value="12.6666666666667" calcext:value-type="float">
            <text:p>12.6666666666667</text:p>
          </table:table-cell>
          <table:table-cell table:formula="of:=AVERAGE([.B573];[.E573];[.H573];[.K573];[.N573];[.Q573])" office:value-type="float" office:value="99.6333333333333" calcext:value-type="float">
            <text:p>99.6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3" calcext:value-type="float">
            <text:p>99.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4" calcext:value-type="float">
            <text:p>99.74</text:p>
          </table:table-cell>
          <table:table-cell/>
          <table:table-cell table:formula="of:=AVERAGE([.A574];[.D574];[.G574];[.J574];[.M574];[.P574])" office:value-type="float" office:value="13.6666666666667" calcext:value-type="float">
            <text:p>13.6666666666667</text:p>
          </table:table-cell>
          <table:table-cell table:formula="of:=AVERAGE([.B574];[.E574];[.H574];[.K574];[.N574];[.Q574])" office:value-type="float" office:value="99.6983333333333" calcext:value-type="float">
            <text:p>99.698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575];[.D575];[.G575];[.J575];[.M575];[.P575])" office:value-type="float" office:value="14.6666666666667" calcext:value-type="float">
            <text:p>14.6666666666667</text:p>
          </table:table-cell>
          <table:table-cell table:formula="of:=AVERAGE([.B575];[.E575];[.H575];[.K575];[.N575];[.Q575])" office:value-type="float" office:value="99.7683333333333" calcext:value-type="float">
            <text:p>99.768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576];[.D576];[.G576];[.J576];[.M576];[.P576])" office:value-type="float" office:value="15.6666666666667" calcext:value-type="float">
            <text:p>15.6666666666667</text:p>
          </table:table-cell>
          <table:table-cell table:formula="of:=AVERAGE([.B576];[.E576];[.H576];[.K576];[.N576];[.Q576])"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577];[.D577];[.G577];[.J577];[.M577];[.P577])" office:value-type="float" office:value="16.6666666666667" calcext:value-type="float">
            <text:p>16.6666666666667</text:p>
          </table:table-cell>
          <table:table-cell table:formula="of:=AVERAGE([.B577];[.E577];[.H577];[.K577];[.N577];[.Q577])"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578];[.D578];[.G578];[.J578];[.M578];[.P578])" office:value-type="float" office:value="17.6666666666667" calcext:value-type="float">
            <text:p>17.6666666666667</text:p>
          </table:table-cell>
          <table:table-cell table:formula="of:=AVERAGE([.B578];[.E578];[.H578];[.K578];[.N578];[.Q578])"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579];[.D579];[.G579];[.J579];[.M579];[.P579])" office:value-type="float" office:value="18.6666666666667" calcext:value-type="float">
            <text:p>18.6666666666667</text:p>
          </table:table-cell>
          <table:table-cell table:formula="of:=AVERAGE([.B579];[.E579];[.H579];[.K579];[.N579];[.Q579])"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580];[.D580];[.G580];[.J580];[.M580];[.P580])" office:value-type="float" office:value="19.6666666666667" calcext:value-type="float">
            <text:p>19.6666666666667</text:p>
          </table:table-cell>
          <table:table-cell table:formula="of:=AVERAGE([.B580];[.E580];[.H580];[.K580];[.N580];[.Q580])" office:value-type="float" office:value="99.9066666666667" calcext:value-type="float">
            <text:p>99.90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581];[.D581];[.G581];[.J581];[.M581];[.P581])" office:value-type="float" office:value="20.8333333333333" calcext:value-type="float">
            <text:p>20.8333333333333</text:p>
          </table:table-cell>
          <table:table-cell table:formula="of:=AVERAGE([.B581];[.E581];[.H581];[.K581];[.N581];[.Q581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582];[.D582];[.G582];[.J582];[.M582];[.P582])" office:value-type="float" office:value="22.3333333333333" calcext:value-type="float">
            <text:p>22.3333333333333</text:p>
          </table:table-cell>
          <table:table-cell table:formula="of:=AVERAGE([.B582];[.E582];[.H582];[.K582];[.N582];[.Q582])"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583];[.D583];[.G583];[.J583];[.M583];[.P583])" office:value-type="float" office:value="25.3333333333333" calcext:value-type="float">
            <text:p>25.3333333333333</text:p>
          </table:table-cell>
          <table:table-cell table:formula="of:=AVERAGE([.B583];[.E583];[.H583];[.K583];[.N583];[.Q583])"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84];[.D584];[.G584];[.J584];[.M584];[.P584])" office:value-type="float" office:value="27.1666666666667" calcext:value-type="float">
            <text:p>27.1666666666667</text:p>
          </table:table-cell>
          <table:table-cell table:formula="of:=AVERAGE([.B584];[.E584];[.H584];[.K584];[.N584];[.Q584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585];[.D585];[.G585];[.J585];[.M585];[.P585])" office:value-type="float" office:value="28.3333333333333" calcext:value-type="float">
            <text:p>28.3333333333333</text:p>
          </table:table-cell>
          <table:table-cell table:formula="of:=AVERAGE([.B585];[.E585];[.H585];[.K585];[.N585];[.Q585])"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586];[.D586];[.G586];[.J586];[.M586];[.P586])" office:value-type="float" office:value="29.8333333333333" calcext:value-type="float">
            <text:p>29.8333333333333</text:p>
          </table:table-cell>
          <table:table-cell table:formula="of:=AVERAGE([.B586];[.E586];[.H586];[.K586];[.N586];[.Q586])"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587];[.D587];[.G587];[.J587];[.M587];[.P587])" office:value-type="float" office:value="34" calcext:value-type="float">
            <text:p>34</text:p>
          </table:table-cell>
          <table:table-cell table:formula="of:=AVERAGE([.B587];[.E587];[.H587];[.K587];[.N587];[.Q587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88];[.D588];[.G588];[.J588];[.M588];[.P588])" office:value-type="float" office:value="40.3333333333333" calcext:value-type="float">
            <text:p>40.3333333333333</text:p>
          </table:table-cell>
          <table:table-cell table:formula="of:=AVERAGE([.B588];[.E588];[.H588];[.K588];[.N588];[.Q588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589];[.D589];[.G589];[.J589];[.M589];[.P589])" office:value-type="float" office:value="62.6666666666667" calcext:value-type="float">
            <text:p>62.6666666666667</text:p>
          </table:table-cell>
          <table:table-cell table:formula="of:=AVERAGE([.B589];[.E589];[.H589];[.K589];[.N589];[.Q589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0];[.D590];[.G590];[.J590];[.M590];[.P590])" office:value-type="float" office:value="67.1666666666667" calcext:value-type="float">
            <text:p>67.1666666666667</text:p>
          </table:table-cell>
          <table:table-cell table:formula="of:=AVERAGE([.B590];[.E590];[.H590];[.K590];[.N590];[.Q590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1];[.D591];[.G591];[.J591];[.M591];[.P591])" office:value-type="float" office:value="67.3333333333333" calcext:value-type="float">
            <text:p>67.3333333333333</text:p>
          </table:table-cell>
          <table:table-cell table:formula="of:=AVERAGE([.B591];[.E591];[.H591];[.K591];[.N591];[.Q591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592];[.D592];[.G592];[.J592];[.M592];[.P592])" office:value-type="float" office:value="68.6666666666667" calcext:value-type="float">
            <text:p>68.6666666666667</text:p>
          </table:table-cell>
          <table:table-cell table:formula="of:=AVERAGE([.B592];[.E592];[.H592];[.K592];[.N592];[.Q592])" office:value-type="float" office:value="100" calcext:value-type="float">
            <text:p>100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613];[.D613];[.G613];[.J613];[.M613];[.P613])" office:value-type="float" office:value="1.15" calcext:value-type="float">
            <text:p>1.15</text:p>
          </table:table-cell>
          <table:table-cell table:formula="of:=AVERAGE([.B613];[.E613];[.H613];[.K613];[.N613];[.Q613])" office:value-type="float" office:value="0.0383333333333333" calcext:value-type="float">
            <text:p>0.0383333333333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AVERAGE([.A614];[.D614];[.G614];[.J614];[.M614];[.P614])" office:value-type="float" office:value="1.25" calcext:value-type="float">
            <text:p>1.25</text:p>
          </table:table-cell>
          <table:table-cell table:formula="of:=AVERAGE([.B614];[.E614];[.H614];[.K614];[.N614];[.Q614])" office:value-type="float" office:value="0.306666666666667" calcext:value-type="float">
            <text:p>0.3066666666666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67" calcext:value-type="float">
            <text:p>0.67</text:p>
          </table:table-cell>
          <table:table-cell/>
          <table:table-cell table:formula="of:=AVERAGE([.A615];[.D615];[.G615];[.J615];[.M615];[.P615])" office:value-type="float" office:value="1.35" calcext:value-type="float">
            <text:p>1.35</text:p>
          </table:table-cell>
          <table:table-cell table:formula="of:=AVERAGE([.B615];[.E615];[.H615];[.K615];[.N615];[.Q615])" office:value-type="float" office:value="1.41166666666667" calcext:value-type="float">
            <text:p>1.411666666666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99" calcext:value-type="float">
            <text:p>5.9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AVERAGE([.A616];[.D616];[.G616];[.J616];[.M616];[.P616])" office:value-type="float" office:value="1.45" calcext:value-type="float">
            <text:p>1.45</text:p>
          </table:table-cell>
          <table:table-cell table:formula="of:=AVERAGE([.B616];[.E616];[.H616];[.K616];[.N616];[.Q616])" office:value-type="float" office:value="4.18166666666667" calcext:value-type="float">
            <text:p>4.181666666666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44" calcext:value-type="float">
            <text:p>12.4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08" calcext:value-type="float">
            <text:p>12.0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6.58" calcext:value-type="float">
            <text:p>6.58</text:p>
          </table:table-cell>
          <table:table-cell/>
          <table:table-cell table:formula="of:=AVERAGE([.A617];[.D617];[.G617];[.J617];[.M617];[.P617])" office:value-type="float" office:value="1.55" calcext:value-type="float">
            <text:p>1.55</text:p>
          </table:table-cell>
          <table:table-cell table:formula="of:=AVERAGE([.B617];[.E617];[.H617];[.K617];[.N617];[.Q617])" office:value-type="float" office:value="9.125" calcext:value-type="float">
            <text:p>9.1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3.43" calcext:value-type="float">
            <text:p>13.4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9.56" calcext:value-type="float">
            <text:p>19.5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.93" calcext:value-type="float">
            <text:p>17.9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82" calcext:value-type="float">
            <text:p>12.82</text:p>
          </table:table-cell>
          <table:table-cell/>
          <table:table-cell table:formula="of:=AVERAGE([.A618];[.D618];[.G618];[.J618];[.M618];[.P618])" office:value-type="float" office:value="1.65" calcext:value-type="float">
            <text:p>1.65</text:p>
          </table:table-cell>
          <table:table-cell table:formula="of:=AVERAGE([.B618];[.E618];[.H618];[.K618];[.N618];[.Q618])" office:value-type="float" office:value="15.865" calcext:value-type="float">
            <text:p>15.8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8.14" calcext:value-type="float">
            <text:p>18.1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1.92" calcext:value-type="float">
            <text:p>21.9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53" calcext:value-type="float">
            <text:p>28.5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0.84" calcext:value-type="float">
            <text:p>20.84</text:p>
          </table:table-cell>
          <table:table-cell/>
          <table:table-cell table:formula="of:=AVERAGE([.A619];[.D619];[.G619];[.J619];[.M619];[.P619])" office:value-type="float" office:value="1.75" calcext:value-type="float">
            <text:p>1.75</text:p>
          </table:table-cell>
          <table:table-cell table:formula="of:=AVERAGE([.B619];[.E619];[.H619];[.K619];[.N619];[.Q619])" office:value-type="float" office:value="23.7516666666667" calcext:value-type="float">
            <text:p>23.75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6.03" calcext:value-type="float">
            <text:p>26.0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58" calcext:value-type="float">
            <text:p>36.5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5.13" calcext:value-type="float">
            <text:p>35.1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3.75" calcext:value-type="float">
            <text:p>33.7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8.88" calcext:value-type="float">
            <text:p>28.88</text:p>
          </table:table-cell>
          <table:table-cell/>
          <table:table-cell table:formula="of:=AVERAGE([.A620];[.D620];[.G620];[.J620];[.M620];[.P620])" office:value-type="float" office:value="1.85" calcext:value-type="float">
            <text:p>1.85</text:p>
          </table:table-cell>
          <table:table-cell table:formula="of:=AVERAGE([.B620];[.E620];[.H620];[.K620];[.N620];[.Q620])" office:value-type="float" office:value="31.8033333333333" calcext:value-type="float">
            <text:p>31.80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3.91" calcext:value-type="float">
            <text:p>33.9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8.86" calcext:value-type="float">
            <text:p>38.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89" calcext:value-type="float">
            <text:p>43.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.13" calcext:value-type="float">
            <text:p>42.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.33" calcext:value-type="float">
            <text:p>41.3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6.77" calcext:value-type="float">
            <text:p>36.77</text:p>
          </table:table-cell>
          <table:table-cell/>
          <table:table-cell table:formula="of:=AVERAGE([.A621];[.D621];[.G621];[.J621];[.M621];[.P621])" office:value-type="float" office:value="1.95" calcext:value-type="float">
            <text:p>1.95</text:p>
          </table:table-cell>
          <table:table-cell table:formula="of:=AVERAGE([.B621];[.E621];[.H621];[.K621];[.N621];[.Q621])" office:value-type="float" office:value="39.4816666666667" calcext:value-type="float">
            <text:p>39.481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95" calcext:value-type="float">
            <text:p>40.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07" calcext:value-type="float">
            <text:p>46.0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8.23" calcext:value-type="float">
            <text:p>48.2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75" calcext:value-type="float">
            <text:p>43.75</text:p>
          </table:table-cell>
          <table:table-cell/>
          <table:table-cell table:formula="of:=AVERAGE([.A622];[.D622];[.G622];[.J622];[.M622];[.P622])" office:value-type="float" office:value="2.05" calcext:value-type="float">
            <text:p>2.05</text:p>
          </table:table-cell>
          <table:table-cell table:formula="of:=AVERAGE([.B622];[.E622];[.H622];[.K622];[.N622];[.Q622])" office:value-type="float" office:value="46.16" calcext:value-type="float">
            <text:p>46.1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7.18" calcext:value-type="float">
            <text:p>47.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13" calcext:value-type="float">
            <text:p>55.1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43" calcext:value-type="float">
            <text:p>53.4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3.17" calcext:value-type="float">
            <text:p>53.1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0.13" calcext:value-type="float">
            <text:p>50.13</text:p>
          </table:table-cell>
          <table:table-cell/>
          <table:table-cell table:formula="of:=AVERAGE([.A623];[.D623];[.G623];[.J623];[.M623];[.P623])" office:value-type="float" office:value="2.15" calcext:value-type="float">
            <text:p>2.15</text:p>
          </table:table-cell>
          <table:table-cell table:formula="of:=AVERAGE([.B623];[.E623];[.H623];[.K623];[.N623];[.Q623])" office:value-type="float" office:value="51.8733333333333" calcext:value-type="float">
            <text:p>51.87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3.03" calcext:value-type="float">
            <text:p>53.0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7.17" calcext:value-type="float">
            <text:p>57.1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25" calcext:value-type="float">
            <text:p>59.2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83" calcext:value-type="float">
            <text:p>57.8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5.06" calcext:value-type="float">
            <text:p>55.06</text:p>
          </table:table-cell>
          <table:table-cell/>
          <table:table-cell table:formula="of:=AVERAGE([.A624];[.D624];[.G624];[.J624];[.M624];[.P624])" office:value-type="float" office:value="2.25" calcext:value-type="float">
            <text:p>2.25</text:p>
          </table:table-cell>
          <table:table-cell table:formula="of:=AVERAGE([.B624];[.E624];[.H624];[.K624];[.N624];[.Q624])" office:value-type="float" office:value="56.7066666666667" calcext:value-type="float">
            <text:p>56.706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7.49" calcext:value-type="float">
            <text:p>57.4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2.45" calcext:value-type="float">
            <text:p>62.4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1.39" calcext:value-type="float">
            <text:p>61.3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9.82" calcext:value-type="float">
            <text:p>59.82</text:p>
          </table:table-cell>
          <table:table-cell/>
          <table:table-cell table:formula="of:=AVERAGE([.A625];[.D625];[.G625];[.J625];[.M625];[.P625])" office:value-type="float" office:value="2.35" calcext:value-type="float">
            <text:p>2.35</text:p>
          </table:table-cell>
          <table:table-cell table:formula="of:=AVERAGE([.B625];[.E625];[.H625];[.K625];[.N625];[.Q625])" office:value-type="float" office:value="60.6583333333333" calcext:value-type="float">
            <text:p>60.6583333333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1.32" calcext:value-type="float">
            <text:p>61.3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4.72" calcext:value-type="float">
            <text:p>64.7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5.35" calcext:value-type="float">
            <text:p>65.3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4.28" calcext:value-type="float">
            <text:p>64.2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3.19" calcext:value-type="float">
            <text:p>63.19</text:p>
          </table:table-cell>
          <table:table-cell/>
          <table:table-cell table:formula="of:=AVERAGE([.A626];[.D626];[.G626];[.J626];[.M626];[.P626])" office:value-type="float" office:value="2.45" calcext:value-type="float">
            <text:p>2.45</text:p>
          </table:table-cell>
          <table:table-cell table:formula="of:=AVERAGE([.B626];[.E626];[.H626];[.K626];[.N626];[.Q626])" office:value-type="float" office:value="63.9333333333333" calcext:value-type="float">
            <text:p>63.93333333333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77" calcext:value-type="float">
            <text:p>67.7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7.12" calcext:value-type="float">
            <text:p>67.1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76" calcext:value-type="float">
            <text:p>66.7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5.87" calcext:value-type="float">
            <text:p>65.87</text:p>
          </table:table-cell>
          <table:table-cell/>
          <table:table-cell table:formula="of:=AVERAGE([.A627];[.D627];[.G627];[.J627];[.M627];[.P627])" office:value-type="float" office:value="2.55" calcext:value-type="float">
            <text:p>2.55</text:p>
          </table:table-cell>
          <table:table-cell table:formula="of:=AVERAGE([.B627];[.E627];[.H627];[.K627];[.N627];[.Q627])" office:value-type="float" office:value="66.6233333333333" calcext:value-type="float">
            <text:p>66.623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6.96" calcext:value-type="float">
            <text:p>66.9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0.02" calcext:value-type="float">
            <text:p>70.0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77" calcext:value-type="float">
            <text:p>69.7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08" calcext:value-type="float">
            <text:p>69.0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88" calcext:value-type="float">
            <text:p>68.8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8.32" calcext:value-type="float">
            <text:p>68.32</text:p>
          </table:table-cell>
          <table:table-cell/>
          <table:table-cell table:formula="of:=AVERAGE([.A628];[.D628];[.G628];[.J628];[.M628];[.P628])" office:value-type="float" office:value="2.65" calcext:value-type="float">
            <text:p>2.65</text:p>
          </table:table-cell>
          <table:table-cell table:formula="of:=AVERAGE([.B628];[.E628];[.H628];[.K628];[.N628];[.Q628])" office:value-type="float" office:value="68.8383333333333" calcext:value-type="float">
            <text:p>68.83833333333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9.16" calcext:value-type="float">
            <text:p>69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.81" calcext:value-type="float">
            <text:p>71.8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56" calcext:value-type="float">
            <text:p>71.5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74" calcext:value-type="float">
            <text:p>70.7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39" calcext:value-type="float">
            <text:p>70.3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.22" calcext:value-type="float">
            <text:p>70.22</text:p>
          </table:table-cell>
          <table:table-cell/>
          <table:table-cell table:formula="of:=AVERAGE([.A629];[.D629];[.G629];[.J629];[.M629];[.P629])" office:value-type="float" office:value="2.75" calcext:value-type="float">
            <text:p>2.75</text:p>
          </table:table-cell>
          <table:table-cell table:formula="of:=AVERAGE([.B629];[.E629];[.H629];[.K629];[.N629];[.Q629])" office:value-type="float" office:value="70.6466666666667" calcext:value-type="float">
            <text:p>70.64666666666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0.97" calcext:value-type="float">
            <text:p>70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96" calcext:value-type="float">
            <text:p>72.9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13" calcext:value-type="float">
            <text:p>72.1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73" calcext:value-type="float">
            <text:p>71.7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82" calcext:value-type="float">
            <text:p>71.82</text:p>
          </table:table-cell>
          <table:table-cell/>
          <table:table-cell table:formula="of:=AVERAGE([.A630];[.D630];[.G630];[.J630];[.M630];[.P630])" office:value-type="float" office:value="2.85" calcext:value-type="float">
            <text:p>2.85</text:p>
          </table:table-cell>
          <table:table-cell table:formula="of:=AVERAGE([.B630];[.E630];[.H630];[.K630];[.N630];[.Q630])" office:value-type="float" office:value="72.135" calcext:value-type="float">
            <text:p>72.13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2.37" calcext:value-type="float">
            <text:p>72.3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4.51" calcext:value-type="float">
            <text:p>74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6" calcext:value-type="float">
            <text:p>74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34" calcext:value-type="float">
            <text:p>73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04" calcext:value-type="float">
            <text:p>73.04</text:p>
          </table:table-cell>
          <table:table-cell/>
          <table:table-cell table:formula="of:=AVERAGE([.A631];[.D631];[.G631];[.J631];[.M631];[.P631])" office:value-type="float" office:value="2.95" calcext:value-type="float">
            <text:p>2.95</text:p>
          </table:table-cell>
          <table:table-cell table:formula="of:=AVERAGE([.B631];[.E631];[.H631];[.K631];[.N631];[.Q631])" office:value-type="float" office:value="73.375" calcext:value-type="float">
            <text:p>73.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64" calcext:value-type="float">
            <text:p>73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14" calcext:value-type="float">
            <text:p>75.1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33" calcext:value-type="float">
            <text:p>74.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3.71" calcext:value-type="float">
            <text:p>73.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91" calcext:value-type="float">
            <text:p>73.91</text:p>
          </table:table-cell>
          <table:table-cell/>
          <table:table-cell table:formula="of:=AVERAGE([.A632];[.D632];[.G632];[.J632];[.M632];[.P632])" office:value-type="float" office:value="3.05" calcext:value-type="float">
            <text:p>3.05</text:p>
          </table:table-cell>
          <table:table-cell table:formula="of:=AVERAGE([.B632];[.E632];[.H632];[.K632];[.N632];[.Q632])" office:value-type="float" office:value="74.355" calcext:value-type="float">
            <text:p>74.35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4.68" calcext:value-type="float">
            <text:p>74.6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93" calcext:value-type="float">
            <text:p>75.9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77" calcext:value-type="float">
            <text:p>74.77</text:p>
          </table:table-cell>
          <table:table-cell/>
          <table:table-cell table:formula="of:=AVERAGE([.A633];[.D633];[.G633];[.J633];[.M633];[.P633])" office:value-type="float" office:value="3.15" calcext:value-type="float">
            <text:p>3.15</text:p>
          </table:table-cell>
          <table:table-cell table:formula="of:=AVERAGE([.B633];[.E633];[.H633];[.K633];[.N633];[.Q633])" office:value-type="float" office:value="75.2516666666667" calcext:value-type="float">
            <text:p>75.251666666666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.59" calcext:value-type="float">
            <text:p>75.5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68" calcext:value-type="float">
            <text:p>76.6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83" calcext:value-type="float">
            <text:p>75.8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5.27" calcext:value-type="float">
            <text:p>75.2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56" calcext:value-type="float">
            <text:p>75.56</text:p>
          </table:table-cell>
          <table:table-cell/>
          <table:table-cell table:formula="of:=AVERAGE([.A634];[.D634];[.G634];[.J634];[.M634];[.P634])" office:value-type="float" office:value="3.25" calcext:value-type="float">
            <text:p>3.25</text:p>
          </table:table-cell>
          <table:table-cell table:formula="of:=AVERAGE([.B634];[.E634];[.H634];[.K634];[.N634];[.Q634])" office:value-type="float" office:value="75.9883333333333" calcext:value-type="float">
            <text:p>75.9883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6.44" calcext:value-type="float">
            <text:p>76.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64" calcext:value-type="float">
            <text:p>77.6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39" calcext:value-type="float">
            <text:p>77.3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49" calcext:value-type="float">
            <text:p>76.4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97" calcext:value-type="float">
            <text:p>75.9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26" calcext:value-type="float">
            <text:p>76.26</text:p>
          </table:table-cell>
          <table:table-cell/>
          <table:table-cell table:formula="of:=AVERAGE([.A635];[.D635];[.G635];[.J635];[.M635];[.P635])" office:value-type="float" office:value="3.35" calcext:value-type="float">
            <text:p>3.35</text:p>
          </table:table-cell>
          <table:table-cell table:formula="of:=AVERAGE([.B635];[.E635];[.H635];[.K635];[.N635];[.Q635])" office:value-type="float" office:value="76.6983333333333" calcext:value-type="float">
            <text:p>76.69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93" calcext:value-type="float">
            <text:p>77.9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11" calcext:value-type="float">
            <text:p>77.1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52" calcext:value-type="float">
            <text:p>76.5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6.87" calcext:value-type="float">
            <text:p>76.87</text:p>
          </table:table-cell>
          <table:table-cell/>
          <table:table-cell table:formula="of:=AVERAGE([.A636];[.D636];[.G636];[.J636];[.M636];[.P636])" office:value-type="float" office:value="3.45" calcext:value-type="float">
            <text:p>3.45</text:p>
          </table:table-cell>
          <table:table-cell table:formula="of:=AVERAGE([.B636];[.E636];[.H636];[.K636];[.N636];[.Q636])" office:value-type="float" office:value="77.29" calcext:value-type="float">
            <text:p>77.2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68" calcext:value-type="float">
            <text:p>78.6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26" calcext:value-type="float">
            <text:p>78.2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61" calcext:value-type="float">
            <text:p>77.6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7.54" calcext:value-type="float">
            <text:p>77.54</text:p>
          </table:table-cell>
          <table:table-cell/>
          <table:table-cell table:formula="of:=AVERAGE([.A637];[.D637];[.G637];[.J637];[.M637];[.P637])" office:value-type="float" office:value="3.55" calcext:value-type="float">
            <text:p>3.55</text:p>
          </table:table-cell>
          <table:table-cell table:formula="of:=AVERAGE([.B637];[.E637];[.H637];[.K637];[.N637];[.Q637])" office:value-type="float" office:value="77.765" calcext:value-type="float">
            <text:p>77.7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7.98" calcext:value-type="float">
            <text:p>77.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73" calcext:value-type="float">
            <text:p>78.7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06" calcext:value-type="float">
            <text:p>78.0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22" calcext:value-type="float">
            <text:p>77.2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92" calcext:value-type="float">
            <text:p>77.92</text:p>
          </table:table-cell>
          <table:table-cell/>
          <table:table-cell table:formula="of:=AVERAGE([.A638];[.D638];[.G638];[.J638];[.M638];[.P638])" office:value-type="float" office:value="3.65" calcext:value-type="float">
            <text:p>3.65</text:p>
          </table:table-cell>
          <table:table-cell table:formula="of:=AVERAGE([.B638];[.E638];[.H638];[.K638];[.N638];[.Q638])" office:value-type="float" office:value="78.1566666666667" calcext:value-type="float">
            <text:p>78.15666666666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44" calcext:value-type="float">
            <text:p>79.4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21" calcext:value-type="float">
            <text:p>79.2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49" calcext:value-type="float">
            <text:p>78.4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65" calcext:value-type="float">
            <text:p>77.6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33" calcext:value-type="float">
            <text:p>78.33</text:p>
          </table:table-cell>
          <table:table-cell/>
          <table:table-cell table:formula="of:=AVERAGE([.A639];[.D639];[.G639];[.J639];[.M639];[.P639])" office:value-type="float" office:value="3.75" calcext:value-type="float">
            <text:p>3.75</text:p>
          </table:table-cell>
          <table:table-cell table:formula="of:=AVERAGE([.B639];[.E639];[.H639];[.K639];[.N639];[.Q639])" office:value-type="float" office:value="78.585" calcext:value-type="float">
            <text:p>78.58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8.82" calcext:value-type="float">
            <text:p>78.8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84" calcext:value-type="float">
            <text:p>79.8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58" calcext:value-type="float">
            <text:p>79.5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15" calcext:value-type="float">
            <text:p>78.1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7" calcext:value-type="float">
            <text:p>78.7</text:p>
          </table:table-cell>
          <table:table-cell/>
          <table:table-cell table:formula="of:=AVERAGE([.A640];[.D640];[.G640];[.J640];[.M640];[.P640])" office:value-type="float" office:value="3.85" calcext:value-type="float">
            <text:p>3.85</text:p>
          </table:table-cell>
          <table:table-cell table:formula="of:=AVERAGE([.B640];[.E640];[.H640];[.K640];[.N640];[.Q640])" office:value-type="float" office:value="79.01" calcext:value-type="float">
            <text:p>79.0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9.19" calcext:value-type="float">
            <text:p>79.1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25" calcext:value-type="float">
            <text:p>8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09" calcext:value-type="float">
            <text:p>80.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46" calcext:value-type="float">
            <text:p>79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19" calcext:value-type="float">
            <text:p>79.19</text:p>
          </table:table-cell>
          <table:table-cell/>
          <table:table-cell table:formula="of:=AVERAGE([.A641];[.D641];[.G641];[.J641];[.M641];[.P641])" office:value-type="float" office:value="3.95" calcext:value-type="float">
            <text:p>3.95</text:p>
          </table:table-cell>
          <table:table-cell table:formula="of:=AVERAGE([.B641];[.E641];[.H641];[.K641];[.N641];[.Q641])" office:value-type="float" office:value="79.4716666666667" calcext:value-type="float">
            <text:p>79.47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61" calcext:value-type="float">
            <text:p>79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71" calcext:value-type="float">
            <text:p>80.7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67" calcext:value-type="float">
            <text:p>80.6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97" calcext:value-type="float">
            <text:p>79.9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09" calcext:value-type="float">
            <text:p>79.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59" calcext:value-type="float">
            <text:p>79.59</text:p>
          </table:table-cell>
          <table:table-cell/>
          <table:table-cell table:formula="of:=AVERAGE([.A642];[.D642];[.G642];[.J642];[.M642];[.P642])" office:value-type="float" office:value="4.05" calcext:value-type="float">
            <text:p>4.05</text:p>
          </table:table-cell>
          <table:table-cell table:formula="of:=AVERAGE([.B642];[.E642];[.H642];[.K642];[.N642];[.Q642])" office:value-type="float" office:value="79.94" calcext:value-type="float">
            <text:p>79.9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0.09" calcext:value-type="float">
            <text:p>80.0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43" calcext:value-type="float">
            <text:p>80.4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11" calcext:value-type="float">
            <text:p>80.11</text:p>
          </table:table-cell>
          <table:table-cell/>
          <table:table-cell table:formula="of:=AVERAGE([.A643];[.D643];[.G643];[.J643];[.M643];[.P643])" office:value-type="float" office:value="4.15" calcext:value-type="float">
            <text:p>4.15</text:p>
          </table:table-cell>
          <table:table-cell table:formula="of:=AVERAGE([.B643];[.E643];[.H643];[.K643];[.N643];[.Q643])" office:value-type="float" office:value="80.4366666666667" calcext:value-type="float">
            <text:p>80.436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81" calcext:value-type="float">
            <text:p>81.8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76" calcext:value-type="float">
            <text:p>81.7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03" calcext:value-type="float">
            <text:p>81.0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19" calcext:value-type="float">
            <text:p>80.1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62" calcext:value-type="float">
            <text:p>80.62</text:p>
          </table:table-cell>
          <table:table-cell/>
          <table:table-cell table:formula="of:=AVERAGE([.A644];[.D644];[.G644];[.J644];[.M644];[.P644])" office:value-type="float" office:value="4.25" calcext:value-type="float">
            <text:p>4.25</text:p>
          </table:table-cell>
          <table:table-cell table:formula="of:=AVERAGE([.B644];[.E644];[.H644];[.K644];[.N644];[.Q644])" office:value-type="float" office:value="81.0266666666667" calcext:value-type="float">
            <text:p>81.026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52" calcext:value-type="float">
            <text:p>82.5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52" calcext:value-type="float">
            <text:p>82.5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83" calcext:value-type="float">
            <text:p>81.8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0.97" calcext:value-type="float">
            <text:p>80.9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32" calcext:value-type="float">
            <text:p>81.32</text:p>
          </table:table-cell>
          <table:table-cell/>
          <table:table-cell table:formula="of:=AVERAGE([.A645];[.D645];[.G645];[.J645];[.M645];[.P645])" office:value-type="float" office:value="4.35" calcext:value-type="float">
            <text:p>4.35</text:p>
          </table:table-cell>
          <table:table-cell table:formula="of:=AVERAGE([.B645];[.E645];[.H645];[.K645];[.N645];[.Q645])" office:value-type="float" office:value="81.7316666666667" calcext:value-type="float">
            <text:p>81.731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23" calcext:value-type="float">
            <text:p>83.2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6" calcext:value-type="float">
            <text:p>83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81" calcext:value-type="float">
            <text:p>82.8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98" calcext:value-type="float">
            <text:p>81.98</text:p>
          </table:table-cell>
          <table:table-cell/>
          <table:table-cell table:formula="of:=AVERAGE([.A646];[.D646];[.G646];[.J646];[.M646];[.P646])" office:value-type="float" office:value="4.45" calcext:value-type="float">
            <text:p>4.45</text:p>
          </table:table-cell>
          <table:table-cell table:formula="of:=AVERAGE([.B646];[.E646];[.H646];[.K646];[.N646];[.Q646])" office:value-type="float" office:value="82.5333333333333" calcext:value-type="float">
            <text:p>82.53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2.78" calcext:value-type="float">
            <text:p>82.7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07" calcext:value-type="float">
            <text:p>84.0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83" calcext:value-type="float">
            <text:p>82.83</text:p>
          </table:table-cell>
          <table:table-cell/>
          <table:table-cell table:formula="of:=AVERAGE([.A647];[.D647];[.G647];[.J647];[.M647];[.P647])" office:value-type="float" office:value="4.55" calcext:value-type="float">
            <text:p>4.55</text:p>
          </table:table-cell>
          <table:table-cell table:formula="of:=AVERAGE([.B647];[.E647];[.H647];[.K647];[.N647];[.Q647])" office:value-type="float" office:value="83.4016666666667" calcext:value-type="float">
            <text:p>83.40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3.75" calcext:value-type="float">
            <text:p>83.7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92" calcext:value-type="float">
            <text:p>84.9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51" calcext:value-type="float">
            <text:p>85.5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76" calcext:value-type="float">
            <text:p>83.76</text:p>
          </table:table-cell>
          <table:table-cell/>
          <table:table-cell table:formula="of:=AVERAGE([.A648];[.D648];[.G648];[.J648];[.M648];[.P648])" office:value-type="float" office:value="4.65" calcext:value-type="float">
            <text:p>4.65</text:p>
          </table:table-cell>
          <table:table-cell table:formula="of:=AVERAGE([.B648];[.E648];[.H648];[.K648];[.N648];[.Q648])" office:value-type="float" office:value="84.3233333333333" calcext:value-type="float">
            <text:p>84.323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4.65" calcext:value-type="float">
            <text:p>84.6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03" calcext:value-type="float">
            <text:p>86.0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56" calcext:value-type="float">
            <text:p>86.5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59" calcext:value-type="float">
            <text:p>85.5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52" calcext:value-type="float">
            <text:p>84.5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73" calcext:value-type="float">
            <text:p>84.73</text:p>
          </table:table-cell>
          <table:table-cell/>
          <table:table-cell table:formula="of:=AVERAGE([.A649];[.D649];[.G649];[.J649];[.M649];[.P649])" office:value-type="float" office:value="4.75" calcext:value-type="float">
            <text:p>4.75</text:p>
          </table:table-cell>
          <table:table-cell table:formula="of:=AVERAGE([.B649];[.E649];[.H649];[.K649];[.N649];[.Q649])" office:value-type="float" office:value="85.3466666666667" calcext:value-type="float">
            <text:p>85.3466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5.73" calcext:value-type="float">
            <text:p>85.7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97" calcext:value-type="float">
            <text:p>86.9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52" calcext:value-type="float">
            <text:p>86.5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63" calcext:value-type="float">
            <text:p>85.6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8" calcext:value-type="float">
            <text:p>85.8</text:p>
          </table:table-cell>
          <table:table-cell/>
          <table:table-cell table:formula="of:=AVERAGE([.A650];[.D650];[.G650];[.J650];[.M650];[.P650])" office:value-type="float" office:value="4.85" calcext:value-type="float">
            <text:p>4.85</text:p>
          </table:table-cell>
          <table:table-cell table:formula="of:=AVERAGE([.B650];[.E650];[.H650];[.K650];[.N650];[.Q650])" office:value-type="float" office:value="86.3583333333333" calcext:value-type="float">
            <text:p>86.35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6.76" calcext:value-type="float">
            <text:p>86.7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8.01" calcext:value-type="float">
            <text:p>88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44" calcext:value-type="float">
            <text:p>88.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73" calcext:value-type="float">
            <text:p>86.7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93" calcext:value-type="float">
            <text:p>86.93</text:p>
          </table:table-cell>
          <table:table-cell/>
          <table:table-cell table:formula="of:=AVERAGE([.A651];[.D651];[.G651];[.J651];[.M651];[.P651])" office:value-type="float" office:value="4.95" calcext:value-type="float">
            <text:p>4.95</text:p>
          </table:table-cell>
          <table:table-cell table:formula="of:=AVERAGE([.B651];[.E651];[.H651];[.K651];[.N651];[.Q651])" office:value-type="float" office:value="87.42" calcext:value-type="float">
            <text:p>8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09" calcext:value-type="float">
            <text:p>89.0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7.78" calcext:value-type="float">
            <text:p>87.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97" calcext:value-type="float">
            <text:p>87.97</text:p>
          </table:table-cell>
          <table:table-cell/>
          <table:table-cell table:formula="of:=AVERAGE([.A652];[.D652];[.G652];[.J652];[.M652];[.P652])" office:value-type="float" office:value="5.05" calcext:value-type="float">
            <text:p>5.05</text:p>
          </table:table-cell>
          <table:table-cell table:formula="of:=AVERAGE([.B652];[.E652];[.H652];[.K652];[.N652];[.Q652])" office:value-type="float" office:value="88.47" calcext:value-type="float">
            <text:p>88.4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42" calcext:value-type="float">
            <text:p>90.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09" calcext:value-type="float">
            <text:p>89.09</text:p>
          </table:table-cell>
          <table:table-cell/>
          <table:table-cell table:formula="of:=AVERAGE([.A653];[.D653];[.G653];[.J653];[.M653];[.P653])" office:value-type="float" office:value="5.15" calcext:value-type="float">
            <text:p>5.15</text:p>
          </table:table-cell>
          <table:table-cell table:formula="of:=AVERAGE([.B653];[.E653];[.H653];[.K653];[.N653];[.Q653])" office:value-type="float" office:value="89.5016666666667" calcext:value-type="float">
            <text:p>89.501666666666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9.74" calcext:value-type="float">
            <text:p>89.7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1.18" calcext:value-type="float">
            <text:p>91.1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27" calcext:value-type="float">
            <text:p>91.2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66" calcext:value-type="float">
            <text:p>90.6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06" calcext:value-type="float">
            <text:p>90.0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07" calcext:value-type="float">
            <text:p>90.07</text:p>
          </table:table-cell>
          <table:table-cell/>
          <table:table-cell table:formula="of:=AVERAGE([.A654];[.D654];[.G654];[.J654];[.M654];[.P654])" office:value-type="float" office:value="5.25" calcext:value-type="float">
            <text:p>5.25</text:p>
          </table:table-cell>
          <table:table-cell table:formula="of:=AVERAGE([.B654];[.E654];[.H654];[.K654];[.N654];[.Q654])" office:value-type="float" office:value="90.4966666666667" calcext:value-type="float">
            <text:p>90.49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99" calcext:value-type="float">
            <text:p>91.9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06" calcext:value-type="float">
            <text:p>91.06</text:p>
          </table:table-cell>
          <table:table-cell/>
          <table:table-cell table:formula="of:=AVERAGE([.A655];[.D655];[.G655];[.J655];[.M655];[.P655])" office:value-type="float" office:value="5.35" calcext:value-type="float">
            <text:p>5.35</text:p>
          </table:table-cell>
          <table:table-cell table:formula="of:=AVERAGE([.B655];[.E655];[.H655];[.K655];[.N655];[.Q655])" office:value-type="float" office:value="91.355" calcext:value-type="float">
            <text:p>91.35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1.52" calcext:value-type="float">
            <text:p>91.5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72" calcext:value-type="float">
            <text:p>92.7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16" calcext:value-type="float">
            <text:p>92.1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74" calcext:value-type="float">
            <text:p>91.7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99" calcext:value-type="float">
            <text:p>91.99</text:p>
          </table:table-cell>
          <table:table-cell/>
          <table:table-cell table:formula="of:=AVERAGE([.A656];[.D656];[.G656];[.J656];[.M656];[.P656])" office:value-type="float" office:value="5.45" calcext:value-type="float">
            <text:p>5.45</text:p>
          </table:table-cell>
          <table:table-cell table:formula="of:=AVERAGE([.B656];[.E656];[.H656];[.K656];[.N656];[.Q656])" office:value-type="float" office:value="92.1483333333333" calcext:value-type="float">
            <text:p>92.14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2.26" calcext:value-type="float">
            <text:p>92.2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43" calcext:value-type="float">
            <text:p>93.4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29" calcext:value-type="float">
            <text:p>93.2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82" calcext:value-type="float">
            <text:p>92.8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8" calcext:value-type="float">
            <text:p>92.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75" calcext:value-type="float">
            <text:p>92.75</text:p>
          </table:table-cell>
          <table:table-cell/>
          <table:table-cell table:formula="of:=AVERAGE([.A657];[.D657];[.G657];[.J657];[.M657];[.P657])" office:value-type="float" office:value="5.55" calcext:value-type="float">
            <text:p>5.55</text:p>
          </table:table-cell>
          <table:table-cell table:formula="of:=AVERAGE([.B657];[.E657];[.H657];[.K657];[.N657];[.Q657])" office:value-type="float" office:value="92.855" calcext:value-type="float">
            <text:p>92.85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2.94" calcext:value-type="float">
            <text:p>92.9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38" calcext:value-type="float">
            <text:p>93.38</text:p>
          </table:table-cell>
          <table:table-cell/>
          <table:table-cell table:formula="of:=AVERAGE([.A658];[.D658];[.G658];[.J658];[.M658];[.P658])" office:value-type="float" office:value="5.65" calcext:value-type="float">
            <text:p>5.65</text:p>
          </table:table-cell>
          <table:table-cell table:formula="of:=AVERAGE([.B658];[.E658];[.H658];[.K658];[.N658];[.Q658])" office:value-type="float" office:value="93.4383333333333" calcext:value-type="float">
            <text:p>93.438333333333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3.58" calcext:value-type="float">
            <text:p>93.5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83" calcext:value-type="float">
            <text:p>93.8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06" calcext:value-type="float">
            <text:p>94.06</text:p>
          </table:table-cell>
          <table:table-cell/>
          <table:table-cell table:formula="of:=AVERAGE([.A659];[.D659];[.G659];[.J659];[.M659];[.P659])" office:value-type="float" office:value="5.75" calcext:value-type="float">
            <text:p>5.75</text:p>
          </table:table-cell>
          <table:table-cell table:formula="of:=AVERAGE([.B659];[.E659];[.H659];[.K659];[.N659];[.Q659])" office:value-type="float" office:value="94.0583333333333" calcext:value-type="float">
            <text:p>94.05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4.18" calcext:value-type="float">
            <text:p>94.1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5.19" calcext:value-type="float">
            <text:p>95.1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79" calcext:value-type="float">
            <text:p>94.7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31" calcext:value-type="float">
            <text:p>94.3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56" calcext:value-type="float">
            <text:p>94.56</text:p>
          </table:table-cell>
          <table:table-cell/>
          <table:table-cell table:formula="of:=AVERAGE([.A660];[.D660];[.G660];[.J660];[.M660];[.P660])" office:value-type="float" office:value="5.85" calcext:value-type="float">
            <text:p>5.85</text:p>
          </table:table-cell>
          <table:table-cell table:formula="of:=AVERAGE([.B660];[.E660];[.H660];[.K660];[.N660];[.Q660])" office:value-type="float" office:value="94.575" calcext:value-type="float">
            <text:p>94.57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69" calcext:value-type="float">
            <text:p>94.6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15" calcext:value-type="float">
            <text:p>95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85" calcext:value-type="float">
            <text:p>94.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89" calcext:value-type="float">
            <text:p>94.8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AVERAGE([.A661];[.D661];[.G661];[.J661];[.M661];[.P661])" office:value-type="float" office:value="5.95" calcext:value-type="float">
            <text:p>5.95</text:p>
          </table:table-cell>
          <table:table-cell table:formula="of:=AVERAGE([.B661];[.E661];[.H661];[.K661];[.N661];[.Q661])" office:value-type="float" office:value="95.025" calcext:value-type="float">
            <text:p>95.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13" calcext:value-type="float">
            <text:p>95.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88" calcext:value-type="float">
            <text:p>95.8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47" calcext:value-type="float">
            <text:p>95.4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35" calcext:value-type="float">
            <text:p>95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41" calcext:value-type="float">
            <text:p>95.41</text:p>
          </table:table-cell>
          <table:table-cell/>
          <table:table-cell table:formula="of:=AVERAGE([.A662];[.D662];[.G662];[.J662];[.M662];[.P662])" office:value-type="float" office:value="6.05" calcext:value-type="float">
            <text:p>6.05</text:p>
          </table:table-cell>
          <table:table-cell table:formula="of:=AVERAGE([.B662];[.E662];[.H662];[.K662];[.N662];[.Q662])" office:value-type="float" office:value="95.4083333333333" calcext:value-type="float">
            <text:p>95.40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5.53" calcext:value-type="float">
            <text:p>95.5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13" calcext:value-type="float">
            <text:p>96.13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68" calcext:value-type="float">
            <text:p>95.6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82" calcext:value-type="float">
            <text:p>95.82</text:p>
          </table:table-cell>
          <table:table-cell/>
          <table:table-cell table:formula="of:=AVERAGE([.A663];[.D663];[.G663];[.J663];[.M663];[.P663])" office:value-type="float" office:value="6.15" calcext:value-type="float">
            <text:p>6.15</text:p>
          </table:table-cell>
          <table:table-cell table:formula="of:=AVERAGE([.B663];[.E663];[.H663];[.K663];[.N663];[.Q663])" office:value-type="float" office:value="95.7733333333333" calcext:value-type="float">
            <text:p>95.773333333333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38" calcext:value-type="float">
            <text:p>96.3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02" calcext:value-type="float">
            <text:p>96.0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96" calcext:value-type="float">
            <text:p>95.9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11" calcext:value-type="float">
            <text:p>96.1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12" calcext:value-type="float">
            <text:p>96.12</text:p>
          </table:table-cell>
          <table:table-cell/>
          <table:table-cell table:formula="of:=AVERAGE([.A664];[.D664];[.G664];[.J664];[.M664];[.P664])" office:value-type="float" office:value="6.25" calcext:value-type="float">
            <text:p>6.25</text:p>
          </table:table-cell>
          <table:table-cell table:formula="of:=AVERAGE([.B664];[.E664];[.H664];[.K664];[.N664];[.Q664])" office:value-type="float" office:value="96.0883333333333" calcext:value-type="float">
            <text:p>96.088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64" calcext:value-type="float">
            <text:p>96.6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21" calcext:value-type="float">
            <text:p>96.2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19" calcext:value-type="float">
            <text:p>96.1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33" calcext:value-type="float">
            <text:p>96.3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44" calcext:value-type="float">
            <text:p>96.44</text:p>
          </table:table-cell>
          <table:table-cell/>
          <table:table-cell table:formula="of:=AVERAGE([.A665];[.D665];[.G665];[.J665];[.M665];[.P665])" office:value-type="float" office:value="6.35" calcext:value-type="float">
            <text:p>6.35</text:p>
          </table:table-cell>
          <table:table-cell table:formula="of:=AVERAGE([.B665];[.E665];[.H665];[.K665];[.N665];[.Q665])" office:value-type="float" office:value="96.335" calcext:value-type="float">
            <text:p>96.33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4" calcext:value-type="float">
            <text:p>96.3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39" calcext:value-type="float">
            <text:p>96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69" calcext:value-type="float">
            <text:p>96.69</text:p>
          </table:table-cell>
          <table:table-cell/>
          <table:table-cell table:formula="of:=AVERAGE([.A666];[.D666];[.G666];[.J666];[.M666];[.P666])" office:value-type="float" office:value="6.45" calcext:value-type="float">
            <text:p>6.45</text:p>
          </table:table-cell>
          <table:table-cell table:formula="of:=AVERAGE([.B666];[.E666];[.H666];[.K666];[.N666];[.Q666])" office:value-type="float" office:value="96.5466666666667" calcext:value-type="float">
            <text:p>96.54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55" calcext:value-type="float">
            <text:p>96.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85" calcext:value-type="float">
            <text:p>96.85</text:p>
          </table:table-cell>
          <table:table-cell/>
          <table:table-cell table:formula="of:=AVERAGE([.A667];[.D667];[.G667];[.J667];[.M667];[.P667])" office:value-type="float" office:value="6.55" calcext:value-type="float">
            <text:p>6.55</text:p>
          </table:table-cell>
          <table:table-cell table:formula="of:=AVERAGE([.B667];[.E667];[.H667];[.K667];[.N667];[.Q667])" office:value-type="float" office:value="96.73" calcext:value-type="float">
            <text:p>96.7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21" calcext:value-type="float">
            <text:p>97.2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8" calcext:value-type="float">
            <text:p>96.5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04" calcext:value-type="float">
            <text:p>97.04</text:p>
          </table:table-cell>
          <table:table-cell/>
          <table:table-cell table:formula="of:=AVERAGE([.A668];[.D668];[.G668];[.J668];[.M668];[.P668])" office:value-type="float" office:value="6.65" calcext:value-type="float">
            <text:p>6.65</text:p>
          </table:table-cell>
          <table:table-cell table:formula="of:=AVERAGE([.B668];[.E668];[.H668];[.K668];[.N668];[.Q668])" office:value-type="float" office:value="96.8983333333333" calcext:value-type="float">
            <text:p>96.89833333333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05" calcext:value-type="float">
            <text:p>97.0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33" calcext:value-type="float">
            <text:p>97.3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17" calcext:value-type="float">
            <text:p>97.17</text:p>
          </table:table-cell>
          <table:table-cell/>
          <table:table-cell table:formula="of:=AVERAGE([.A669];[.D669];[.G669];[.J669];[.M669];[.P669])" office:value-type="float" office:value="6.75" calcext:value-type="float">
            <text:p>6.75</text:p>
          </table:table-cell>
          <table:table-cell table:formula="of:=AVERAGE([.B669];[.E669];[.H669];[.K669];[.N669];[.Q669])" office:value-type="float" office:value="97.0516666666667" calcext:value-type="float">
            <text:p>97.051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86" calcext:value-type="float">
            <text:p>96.8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26" calcext:value-type="float">
            <text:p>97.2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670];[.D670];[.G670];[.J670];[.M670];[.P670])" office:value-type="float" office:value="6.85" calcext:value-type="float">
            <text:p>6.85</text:p>
          </table:table-cell>
          <table:table-cell table:formula="of:=AVERAGE([.B670];[.E670];[.H670];[.K670];[.N670];[.Q670])" office:value-type="float" office:value="97.1916666666667" calcext:value-type="float">
            <text:p>97.19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06" calcext:value-type="float">
            <text:p>97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41" calcext:value-type="float">
            <text:p>97.4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46" calcext:value-type="float">
            <text:p>97.46</text:p>
          </table:table-cell>
          <table:table-cell/>
          <table:table-cell table:formula="of:=AVERAGE([.A671];[.D671];[.G671];[.J671];[.M671];[.P671])" office:value-type="float" office:value="6.95" calcext:value-type="float">
            <text:p>6.95</text:p>
          </table:table-cell>
          <table:table-cell table:formula="of:=AVERAGE([.B671];[.E671];[.H671];[.K671];[.N671];[.Q671])" office:value-type="float" office:value="97.3383333333334" calcext:value-type="float">
            <text:p>97.3383333333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49" calcext:value-type="float">
            <text:p>97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51" calcext:value-type="float">
            <text:p>97.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55" calcext:value-type="float">
            <text:p>97.55</text:p>
          </table:table-cell>
          <table:table-cell/>
          <table:table-cell table:formula="of:=AVERAGE([.A672];[.D672];[.G672];[.J672];[.M672];[.P672])" office:value-type="float" office:value="7.05" calcext:value-type="float">
            <text:p>7.05</text:p>
          </table:table-cell>
          <table:table-cell table:formula="of:=AVERAGE([.B672];[.E672];[.H672];[.K672];[.N672];[.Q672])" office:value-type="float" office:value="97.4466666666667" calcext:value-type="float">
            <text:p>97.44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61" calcext:value-type="float">
            <text:p>97.6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66" calcext:value-type="float">
            <text:p>97.66</text:p>
          </table:table-cell>
          <table:table-cell/>
          <table:table-cell table:formula="of:=AVERAGE([.A673];[.D673];[.G673];[.J673];[.M673];[.P673])" office:value-type="float" office:value="7.15" calcext:value-type="float">
            <text:p>7.15</text:p>
          </table:table-cell>
          <table:table-cell table:formula="of:=AVERAGE([.B673];[.E673];[.H673];[.K673];[.N673];[.Q673])" office:value-type="float" office:value="97.5516666666667" calcext:value-type="float">
            <text:p>97.551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87" calcext:value-type="float">
            <text:p>97.8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6" calcext:value-type="float">
            <text:p>97.3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46" calcext:value-type="float">
            <text:p>97.4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7" calcext:value-type="float">
            <text:p>97.6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78" calcext:value-type="float">
            <text:p>97.78</text:p>
          </table:table-cell>
          <table:table-cell/>
          <table:table-cell table:formula="of:=AVERAGE([.A674];[.D674];[.G674];[.J674];[.M674];[.P674])" office:value-type="float" office:value="7.25" calcext:value-type="float">
            <text:p>7.25</text:p>
          </table:table-cell>
          <table:table-cell table:formula="of:=AVERAGE([.B674];[.E674];[.H674];[.K674];[.N674];[.Q674])" office:value-type="float" office:value="97.6383333333333" calcext:value-type="float">
            <text:p>97.63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3" calcext:value-type="float">
            <text:p>97.7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86" calcext:value-type="float">
            <text:p>97.86</text:p>
          </table:table-cell>
          <table:table-cell/>
          <table:table-cell table:formula="of:=AVERAGE([.A675];[.D675];[.G675];[.J675];[.M675];[.P675])" office:value-type="float" office:value="7.35" calcext:value-type="float">
            <text:p>7.35</text:p>
          </table:table-cell>
          <table:table-cell table:formula="of:=AVERAGE([.B675];[.E675];[.H675];[.K675];[.N675];[.Q675])" office:value-type="float" office:value="97.7266666666667" calcext:value-type="float">
            <text:p>97.72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4" calcext:value-type="float">
            <text:p>97.5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92" calcext:value-type="float">
            <text:p>97.92</text:p>
          </table:table-cell>
          <table:table-cell/>
          <table:table-cell table:formula="of:=AVERAGE([.A676];[.D676];[.G676];[.J676];[.M676];[.P676])" office:value-type="float" office:value="7.45" calcext:value-type="float">
            <text:p>7.45</text:p>
          </table:table-cell>
          <table:table-cell table:formula="of:=AVERAGE([.B676];[.E676];[.H676];[.K676];[.N676];[.Q676])" office:value-type="float" office:value="97.8183333333333" calcext:value-type="float">
            <text:p>97.818333333333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99" calcext:value-type="float">
            <text:p>97.9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3" calcext:value-type="float">
            <text:p>97.6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8" calcext:value-type="float">
            <text:p>97.98</text:p>
          </table:table-cell>
          <table:table-cell/>
          <table:table-cell table:formula="of:=AVERAGE([.A677];[.D677];[.G677];[.J677];[.M677];[.P677])" office:value-type="float" office:value="7.55" calcext:value-type="float">
            <text:p>7.55</text:p>
          </table:table-cell>
          <table:table-cell table:formula="of:=AVERAGE([.B677];[.E677];[.H677];[.K677];[.N677];[.Q677])" office:value-type="float" office:value="97.905" calcext:value-type="float">
            <text:p>97.90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6" calcext:value-type="float">
            <text:p>97.6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AVERAGE([.A678];[.D678];[.G678];[.J678];[.M678];[.P678])" office:value-type="float" office:value="7.65" calcext:value-type="float">
            <text:p>7.65</text:p>
          </table:table-cell>
          <table:table-cell table:formula="of:=AVERAGE([.B678];[.E678];[.H678];[.K678];[.N678];[.Q678])" office:value-type="float" office:value="97.9833333333333" calcext:value-type="float">
            <text:p>97.983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14" calcext:value-type="float">
            <text:p>98.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1" calcext:value-type="float">
            <text:p>97.7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97" calcext:value-type="float">
            <text:p>97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679];[.D679];[.G679];[.J679];[.M679];[.P679])" office:value-type="float" office:value="7.75" calcext:value-type="float">
            <text:p>7.75</text:p>
          </table:table-cell>
          <table:table-cell table:formula="of:=AVERAGE([.B679];[.E679];[.H679];[.K679];[.N679];[.Q679])" office:value-type="float" office:value="98.075" calcext:value-type="float">
            <text:p>98.07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1" calcext:value-type="float">
            <text:p>97.8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3" calcext:value-type="float">
            <text:p>98.23</text:p>
          </table:table-cell>
          <table:table-cell/>
          <table:table-cell table:formula="of:=AVERAGE([.A680];[.D680];[.G680];[.J680];[.M680];[.P680])" office:value-type="float" office:value="7.85" calcext:value-type="float">
            <text:p>7.85</text:p>
          </table:table-cell>
          <table:table-cell table:formula="of:=AVERAGE([.B680];[.E680];[.H680];[.K680];[.N680];[.Q680])" office:value-type="float" office:value="98.1483333333333" calcext:value-type="float">
            <text:p>98.14833333333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7" calcext:value-type="float">
            <text:p>98.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8" calcext:value-type="float">
            <text:p>98.28</text:p>
          </table:table-cell>
          <table:table-cell/>
          <table:table-cell table:formula="of:=AVERAGE([.A681];[.D681];[.G681];[.J681];[.M681];[.P681])" office:value-type="float" office:value="7.95" calcext:value-type="float">
            <text:p>7.95</text:p>
          </table:table-cell>
          <table:table-cell table:formula="of:=AVERAGE([.B681];[.E681];[.H681];[.K681];[.N681];[.Q681])" office:value-type="float" office:value="98.2216666666666" calcext:value-type="float">
            <text:p>98.2216666666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4" calcext:value-type="float">
            <text:p>98.34</text:p>
          </table:table-cell>
          <table:table-cell/>
          <table:table-cell table:formula="of:=AVERAGE([.A682];[.D682];[.G682];[.J682];[.M682];[.P682])" office:value-type="float" office:value="8.05" calcext:value-type="float">
            <text:p>8.05</text:p>
          </table:table-cell>
          <table:table-cell table:formula="of:=AVERAGE([.B682];[.E682];[.H682];[.K682];[.N682];[.Q682])" office:value-type="float" office:value="98.3083333333333" calcext:value-type="float">
            <text:p>98.30833333333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683];[.D683];[.G683];[.J683];[.M683];[.P683])" office:value-type="float" office:value="8.15" calcext:value-type="float">
            <text:p>8.15</text:p>
          </table:table-cell>
          <table:table-cell table:formula="of:=AVERAGE([.B683];[.E683];[.H683];[.K683];[.N683];[.Q683])" office:value-type="float" office:value="98.395" calcext:value-type="float">
            <text:p>98.39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9" calcext:value-type="float">
            <text:p>98.49</text:p>
          </table:table-cell>
          <table:table-cell/>
          <table:table-cell table:formula="of:=AVERAGE([.A684];[.D684];[.G684];[.J684];[.M684];[.P684])" office:value-type="float" office:value="8.25" calcext:value-type="float">
            <text:p>8.25</text:p>
          </table:table-cell>
          <table:table-cell table:formula="of:=AVERAGE([.B684];[.E684];[.H684];[.K684];[.N684];[.Q684])" office:value-type="float" office:value="98.4366666666667" calcext:value-type="float">
            <text:p>98.43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1" calcext:value-type="float">
            <text:p>98.51</text:p>
          </table:table-cell>
          <table:table-cell/>
          <table:table-cell table:formula="of:=AVERAGE([.A685];[.D685];[.G685];[.J685];[.M685];[.P685])" office:value-type="float" office:value="8.35" calcext:value-type="float">
            <text:p>8.35</text:p>
          </table:table-cell>
          <table:table-cell table:formula="of:=AVERAGE([.B685];[.E685];[.H685];[.K685];[.N685];[.Q685])" office:value-type="float" office:value="98.4866666666667" calcext:value-type="float">
            <text:p>98.48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686];[.D686];[.G686];[.J686];[.M686];[.P686])" office:value-type="float" office:value="8.45" calcext:value-type="float">
            <text:p>8.45</text:p>
          </table:table-cell>
          <table:table-cell table:formula="of:=AVERAGE([.B686];[.E686];[.H686];[.K686];[.N686];[.Q686])" office:value-type="float" office:value="98.5483333333333" calcext:value-type="float">
            <text:p>98.54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687];[.D687];[.G687];[.J687];[.M687];[.P687])" office:value-type="float" office:value="8.55" calcext:value-type="float">
            <text:p>8.55</text:p>
          </table:table-cell>
          <table:table-cell table:formula="of:=AVERAGE([.B687];[.E687];[.H687];[.K687];[.N687];[.Q687])" office:value-type="float" office:value="98.61" calcext:value-type="float">
            <text:p>98.6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67" calcext:value-type="float">
            <text:p>98.67</text:p>
          </table:table-cell>
          <table:table-cell/>
          <table:table-cell table:formula="of:=AVERAGE([.A688];[.D688];[.G688];[.J688];[.M688];[.P688])" office:value-type="float" office:value="8.65" calcext:value-type="float">
            <text:p>8.65</text:p>
          </table:table-cell>
          <table:table-cell table:formula="of:=AVERAGE([.B688];[.E688];[.H688];[.K688];[.N688];[.Q688])" office:value-type="float" office:value="98.6583333333333" calcext:value-type="float">
            <text:p>98.65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5" calcext:value-type="float">
            <text:p>98.4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689];[.D689];[.G689];[.J689];[.M689];[.P689])" office:value-type="float" office:value="8.75" calcext:value-type="float">
            <text:p>8.75</text:p>
          </table:table-cell>
          <table:table-cell table:formula="of:=AVERAGE([.B689];[.E689];[.H689];[.K689];[.N689];[.Q689])" office:value-type="float" office:value="98.6933333333333" calcext:value-type="float">
            <text:p>98.69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690];[.D690];[.G690];[.J690];[.M690];[.P690])" office:value-type="float" office:value="8.85" calcext:value-type="float">
            <text:p>8.85</text:p>
          </table:table-cell>
          <table:table-cell table:formula="of:=AVERAGE([.B690];[.E690];[.H690];[.K690];[.N690];[.Q690])" office:value-type="float" office:value="98.76" calcext:value-type="float">
            <text:p>98.7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8" calcext:value-type="float">
            <text:p>98.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7" calcext:value-type="float">
            <text:p>98.87</text:p>
          </table:table-cell>
          <table:table-cell/>
          <table:table-cell table:formula="of:=AVERAGE([.A691];[.D691];[.G691];[.J691];[.M691];[.P691])" office:value-type="float" office:value="8.95" calcext:value-type="float">
            <text:p>8.95</text:p>
          </table:table-cell>
          <table:table-cell table:formula="of:=AVERAGE([.B691];[.E691];[.H691];[.K691];[.N691];[.Q691])" office:value-type="float" office:value="98.8033333333333" calcext:value-type="float">
            <text:p>98.80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3" calcext:value-type="float">
            <text:p>98.7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94" calcext:value-type="float">
            <text:p>98.94</text:p>
          </table:table-cell>
          <table:table-cell/>
          <table:table-cell table:formula="of:=AVERAGE([.A692];[.D692];[.G692];[.J692];[.M692];[.P692])" office:value-type="float" office:value="9.05" calcext:value-type="float">
            <text:p>9.05</text:p>
          </table:table-cell>
          <table:table-cell table:formula="of:=AVERAGE([.B692];[.E692];[.H692];[.K692];[.N692];[.Q692])" office:value-type="float" office:value="98.86" calcext:value-type="float">
            <text:p>98.86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8" calcext:value-type="float">
            <text:p>98.98</text:p>
          </table:table-cell>
          <table:table-cell/>
          <table:table-cell table:formula="of:=AVERAGE([.A693];[.D693];[.G693];[.J693];[.M693];[.P693])" office:value-type="float" office:value="9.15" calcext:value-type="float">
            <text:p>9.15</text:p>
          </table:table-cell>
          <table:table-cell table:formula="of:=AVERAGE([.B693];[.E693];[.H693];[.K693];[.N693];[.Q693])" office:value-type="float" office:value="98.895" calcext:value-type="float">
            <text:p>98.89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06" calcext:value-type="float">
            <text:p>99.06</text:p>
          </table:table-cell>
          <table:table-cell/>
          <table:table-cell table:formula="of:=AVERAGE([.A694];[.D694];[.G694];[.J694];[.M694];[.P694])" office:value-type="float" office:value="9.25" calcext:value-type="float">
            <text:p>9.25</text:p>
          </table:table-cell>
          <table:table-cell table:formula="of:=AVERAGE([.B694];[.E694];[.H694];[.K694];[.N694];[.Q694])" office:value-type="float" office:value="98.95" calcext:value-type="float">
            <text:p>98.9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8" calcext:value-type="float">
            <text:p>99.0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09" calcext:value-type="float">
            <text:p>99.09</text:p>
          </table:table-cell>
          <table:table-cell/>
          <table:table-cell table:formula="of:=AVERAGE([.A695];[.D695];[.G695];[.J695];[.M695];[.P695])" office:value-type="float" office:value="9.35" calcext:value-type="float">
            <text:p>9.35</text:p>
          </table:table-cell>
          <table:table-cell table:formula="of:=AVERAGE([.B695];[.E695];[.H695];[.K695];[.N695];[.Q695])" office:value-type="float" office:value="98.99" calcext:value-type="float">
            <text:p>98.9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2" calcext:value-type="float">
            <text:p>99.12</text:p>
          </table:table-cell>
          <table:table-cell/>
          <table:table-cell table:formula="of:=AVERAGE([.A696];[.D696];[.G696];[.J696];[.M696];[.P696])" office:value-type="float" office:value="9.45" calcext:value-type="float">
            <text:p>9.45</text:p>
          </table:table-cell>
          <table:table-cell table:formula="of:=AVERAGE([.B696];[.E696];[.H696];[.K696];[.N696];[.Q696])" office:value-type="float" office:value="99.025" calcext:value-type="float">
            <text:p>99.02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6" calcext:value-type="float">
            <text:p>99.16</text:p>
          </table:table-cell>
          <table:table-cell/>
          <table:table-cell table:formula="of:=AVERAGE([.A697];[.D697];[.G697];[.J697];[.M697];[.P697])" office:value-type="float" office:value="9.55" calcext:value-type="float">
            <text:p>9.55</text:p>
          </table:table-cell>
          <table:table-cell table:formula="of:=AVERAGE([.B697];[.E697];[.H697];[.K697];[.N697];[.Q697])" office:value-type="float" office:value="99.0516666666667" calcext:value-type="float">
            <text:p>99.051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9" calcext:value-type="float">
            <text:p>99.1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8" calcext:value-type="float">
            <text:p>98.9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5" calcext:value-type="float">
            <text:p>99.1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17" calcext:value-type="float">
            <text:p>99.17</text:p>
          </table:table-cell>
          <table:table-cell/>
          <table:table-cell table:formula="of:=AVERAGE([.A698];[.D698];[.G698];[.J698];[.M698];[.P698])" office:value-type="float" office:value="9.65" calcext:value-type="float">
            <text:p>9.65</text:p>
          </table:table-cell>
          <table:table-cell table:formula="of:=AVERAGE([.B698];[.E698];[.H698];[.K698];[.N698];[.Q698])" office:value-type="float" office:value="99.075" calcext:value-type="float">
            <text:p>99.07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19" calcext:value-type="float">
            <text:p>99.19</text:p>
          </table:table-cell>
          <table:table-cell/>
          <table:table-cell table:formula="of:=AVERAGE([.A699];[.D699];[.G699];[.J699];[.M699];[.P699])" office:value-type="float" office:value="9.75" calcext:value-type="float">
            <text:p>9.75</text:p>
          </table:table-cell>
          <table:table-cell table:formula="of:=AVERAGE([.B699];[.E699];[.H699];[.K699];[.N699];[.Q699])" office:value-type="float" office:value="99.1083333333333" calcext:value-type="float">
            <text:p>99.108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AVERAGE([.A700];[.D700];[.G700];[.J700];[.M700];[.P700])" office:value-type="float" office:value="9.85" calcext:value-type="float">
            <text:p>9.85</text:p>
          </table:table-cell>
          <table:table-cell table:formula="of:=AVERAGE([.B700];[.E700];[.H700];[.K700];[.N700];[.Q700])" office:value-type="float" office:value="99.1483333333333" calcext:value-type="float">
            <text:p>99.148333333333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7" calcext:value-type="float">
            <text:p>99.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4" calcext:value-type="float">
            <text:p>99.4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701];[.D701];[.G701];[.J701];[.M701];[.P701])" office:value-type="float" office:value="9.95" calcext:value-type="float">
            <text:p>9.95</text:p>
          </table:table-cell>
          <table:table-cell table:formula="of:=AVERAGE([.B701];[.E701];[.H701];[.K701];[.N701];[.Q701])" office:value-type="float" office:value="99.2383333333333" calcext:value-type="float">
            <text:p>99.23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39" calcext:value-type="float">
            <text:p>99.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6" calcext:value-type="float">
            <text:p>99.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6" calcext:value-type="float">
            <text:p>99.36</text:p>
          </table:table-cell>
          <table:table-cell/>
          <table:table-cell table:formula="of:=AVERAGE([.A702];[.D702];[.G702];[.J702];[.M702];[.P702])" office:value-type="float" office:value="10.5" calcext:value-type="float">
            <text:p>10.5</text:p>
          </table:table-cell>
          <table:table-cell table:formula="of:=AVERAGE([.B702];[.E702];[.H702];[.K702];[.N702];[.Q702])" office:value-type="float" office:value="99.4016666666667" calcext:value-type="float">
            <text:p>99.401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6" calcext:value-type="float">
            <text:p>99.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7" calcext:value-type="float">
            <text:p>99.57</text:p>
          </table:table-cell>
          <table:table-cell/>
          <table:table-cell table:formula="of:=AVERAGE([.A703];[.D703];[.G703];[.J703];[.M703];[.P703])" office:value-type="float" office:value="11.5" calcext:value-type="float">
            <text:p>11.5</text:p>
          </table:table-cell>
          <table:table-cell table:formula="of:=AVERAGE([.B703];[.E703];[.H703];[.K703];[.N703];[.Q703])" office:value-type="float" office:value="99.55" calcext:value-type="float">
            <text:p>99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3" calcext:value-type="float">
            <text:p>99.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1" calcext:value-type="float">
            <text:p>99.71</text:p>
          </table:table-cell>
          <table:table-cell/>
          <table:table-cell table:formula="of:=AVERAGE([.A704];[.D704];[.G704];[.J704];[.M704];[.P704])" office:value-type="float" office:value="12.5" calcext:value-type="float">
            <text:p>12.5</text:p>
          </table:table-cell>
          <table:table-cell table:formula="of:=AVERAGE([.B704];[.E704];[.H704];[.K704];[.N704];[.Q704])" office:value-type="float" office:value="99.6783333333334" calcext:value-type="float">
            <text:p>99.6783333333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table:formula="of:=AVERAGE([.A705];[.D705];[.G705];[.J705];[.M705];[.P705])" office:value-type="float" office:value="13.5" calcext:value-type="float">
            <text:p>13.5</text:p>
          </table:table-cell>
          <table:table-cell table:formula="of:=AVERAGE([.B705];[.E705];[.H705];[.K705];[.N705];[.Q705])"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1" calcext:value-type="float">
            <text:p>99.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3" calcext:value-type="float">
            <text:p>99.83</text:p>
          </table:table-cell>
          <table:table-cell/>
          <table:table-cell table:formula="of:=AVERAGE([.A706];[.D706];[.G706];[.J706];[.M706];[.P706])" office:value-type="float" office:value="14.5" calcext:value-type="float">
            <text:p>14.5</text:p>
          </table:table-cell>
          <table:table-cell table:formula="of:=AVERAGE([.B706];[.E706];[.H706];[.K706];[.N706];[.Q706])" office:value-type="float" office:value="99.7833333333334" calcext:value-type="float">
            <text:p>99.7833333333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707];[.D707];[.G707];[.J707];[.M707];[.P707])" office:value-type="float" office:value="15.5" calcext:value-type="float">
            <text:p>15.5</text:p>
          </table:table-cell>
          <table:table-cell table:formula="of:=AVERAGE([.B707];[.E707];[.H707];[.K707];[.N707];[.Q707])"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table:formula="of:=AVERAGE([.A708];[.D708];[.G708];[.J708];[.M708];[.P708])" office:value-type="float" office:value="16.5" calcext:value-type="float">
            <text:p>16.5</text:p>
          </table:table-cell>
          <table:table-cell table:formula="of:=AVERAGE([.B708];[.E708];[.H708];[.K708];[.N708];[.Q708])"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709];[.D709];[.G709];[.J709];[.M709];[.P709])" office:value-type="float" office:value="17.5" calcext:value-type="float">
            <text:p>17.5</text:p>
          </table:table-cell>
          <table:table-cell table:formula="of:=AVERAGE([.B709];[.E709];[.H709];[.K709];[.N709];[.Q709])"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710];[.D710];[.G710];[.J710];[.M710];[.P710])" office:value-type="float" office:value="18.5" calcext:value-type="float">
            <text:p>18.5</text:p>
          </table:table-cell>
          <table:table-cell table:formula="of:=AVERAGE([.B710];[.E710];[.H710];[.K710];[.N710];[.Q710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711];[.D711];[.G711];[.J711];[.M711];[.P711])" office:value-type="float" office:value="20.1666666666667" calcext:value-type="float">
            <text:p>20.1666666666667</text:p>
          </table:table-cell>
          <table:table-cell table:formula="of:=AVERAGE([.B711];[.E711];[.H711];[.K711];[.N711];[.Q711])"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712];[.D712];[.G712];[.J712];[.M712];[.P712])" office:value-type="float" office:value="21.3333333333333" calcext:value-type="float">
            <text:p>21.3333333333333</text:p>
          </table:table-cell>
          <table:table-cell table:formula="of:=AVERAGE([.B712];[.E712];[.H712];[.K712];[.N712];[.Q712])"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713];[.D713];[.G713];[.J713];[.M713];[.P713])" office:value-type="float" office:value="22.6666666666667" calcext:value-type="float">
            <text:p>22.6666666666667</text:p>
          </table:table-cell>
          <table:table-cell table:formula="of:=AVERAGE([.B713];[.E713];[.H713];[.K713];[.N713];[.Q713])"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714];[.D714];[.G714];[.J714];[.M714];[.P714])" office:value-type="float" office:value="24.1666666666667" calcext:value-type="float">
            <text:p>24.1666666666667</text:p>
          </table:table-cell>
          <table:table-cell table:formula="of:=AVERAGE([.B714];[.E714];[.H714];[.K714];[.N714];[.Q714])"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715];[.D715];[.G715];[.J715];[.M715];[.P715])" office:value-type="float" office:value="26.6666666666667" calcext:value-type="float">
            <text:p>26.6666666666667</text:p>
          </table:table-cell>
          <table:table-cell table:formula="of:=AVERAGE([.B715];[.E715];[.H715];[.K715];[.N715];[.Q715])"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16];[.D716];[.G716];[.J716];[.M716];[.P716])" office:value-type="float" office:value="50.1666666666667" calcext:value-type="float">
            <text:p>50.1666666666667</text:p>
          </table:table-cell>
          <table:table-cell table:formula="of:=AVERAGE([.B716];[.E716];[.H716];[.K716];[.N716];[.Q716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717];[.D717];[.G717];[.J717];[.M717];[.P717])" office:value-type="float" office:value="59.8333333333333" calcext:value-type="float">
            <text:p>59.8333333333333</text:p>
          </table:table-cell>
          <table:table-cell table:formula="of:=AVERAGE([.B717];[.E717];[.H717];[.K717];[.N717];[.Q717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8];[.D718];[.G718];[.J718];[.M718];[.P718])" office:value-type="float" office:value="102.833333333333" calcext:value-type="float">
            <text:p>102.833333333333</text:p>
          </table:table-cell>
          <table:table-cell table:formula="of:=AVERAGE([.B718];[.E718];[.H718];[.K718];[.N718];[.Q718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19];[.D719];[.G719];[.J719];[.M719];[.P719])" office:value-type="float" office:value="108" calcext:value-type="float">
            <text:p>108</text:p>
          </table:table-cell>
          <table:table-cell table:formula="of:=AVERAGE([.B719];[.E719];[.H719];[.K719];[.N719];[.Q719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0];[.D720];[.G720];[.J720];[.M720];[.P720])" office:value-type="float" office:value="128.666666666667" calcext:value-type="float">
            <text:p>128.666666666667</text:p>
          </table:table-cell>
          <table:table-cell table:formula="of:=AVERAGE([.B720];[.E720];[.H720];[.K720];[.N720];[.Q720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1];[.D721];[.G721];[.J721];[.M721];[.P721])" office:value-type="float" office:value="156" calcext:value-type="float">
            <text:p>156</text:p>
          </table:table-cell>
          <table:table-cell table:formula="of:=AVERAGE([.B721];[.E721];[.H721];[.K721];[.N721];[.Q72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22];[.D722];[.G722];[.J722];[.M722];[.P722])" office:value-type="float" office:value="178" calcext:value-type="float">
            <text:p>178</text:p>
          </table:table-cell>
          <table:table-cell table:formula="of:=AVERAGE([.B722];[.E722];[.H722];[.K722];[.N722];[.Q722])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k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AVERAGE([.A728];[.D728];[.G728];[.J728];[.M728];[.P728])" office:value-type="float" office:value="1.6" calcext:value-type="float">
            <text:p>1.6</text:p>
          </table:table-cell>
          <table:table-cell table:formula="of:=AVERAGE([.B728];[.E728];[.H728];[.K728];[.N728];[.Q728])" office:value-type="float" office:value="0.0316666666666667" calcext:value-type="float">
            <text:p>0.03166666666666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AVERAGE([.A729];[.D729];[.G729];[.J729];[.M729];[.P729])" office:value-type="float" office:value="1.7" calcext:value-type="float">
            <text:p>1.7</text:p>
          </table:table-cell>
          <table:table-cell table:formula="of:=AVERAGE([.B729];[.E729];[.H729];[.K729];[.N729];[.Q729])" office:value-type="float" office:value="0.296666666666667" calcext:value-type="float">
            <text:p>0.29666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AVERAGE([.A730];[.D730];[.G730];[.J730];[.M730];[.P730])" office:value-type="float" office:value="1.8" calcext:value-type="float">
            <text:p>1.8</text:p>
          </table:table-cell>
          <table:table-cell table:formula="of:=AVERAGE([.B730];[.E730];[.H730];[.K730];[.N730];[.Q730])" office:value-type="float" office:value="1.26833333333333" calcext:value-type="float">
            <text:p>1.2683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AVERAGE([.A731];[.D731];[.G731];[.J731];[.M731];[.P731])" office:value-type="float" office:value="1.9" calcext:value-type="float">
            <text:p>1.9</text:p>
          </table:table-cell>
          <table:table-cell table:formula="of:=AVERAGE([.B731];[.E731];[.H731];[.K731];[.N731];[.Q731])" office:value-type="float" office:value="3.40333333333333" calcext:value-type="float">
            <text:p>3.40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1" calcext:value-type="float">
            <text:p>6.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9" calcext:value-type="float">
            <text:p>7.09</text:p>
          </table:table-cell>
          <table:table-cell/>
          <table:table-cell table:formula="of:=AVERAGE([.A732];[.D732];[.G732];[.J732];[.M732];[.P732])" office:value-type="float" office:value="2" calcext:value-type="float">
            <text:p>2</text:p>
          </table:table-cell>
          <table:table-cell table:formula="of:=AVERAGE([.B732];[.E732];[.H732];[.K732];[.N732];[.Q732])" office:value-type="float" office:value="7.045" calcext:value-type="float">
            <text:p>7.0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2.36" calcext:value-type="float">
            <text:p>12.3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1.73" calcext:value-type="float">
            <text:p>11.73</text:p>
          </table:table-cell>
          <table:table-cell/>
          <table:table-cell table:formula="of:=AVERAGE([.A733];[.D733];[.G733];[.J733];[.M733];[.P733])" office:value-type="float" office:value="2.1" calcext:value-type="float">
            <text:p>2.1</text:p>
          </table:table-cell>
          <table:table-cell table:formula="of:=AVERAGE([.B733];[.E733];[.H733];[.K733];[.N733];[.Q733])"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7.36" calcext:value-type="float">
            <text:p>17.3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0.38" calcext:value-type="float">
            <text:p>20.3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7.46" calcext:value-type="float">
            <text:p>17.4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8.27" calcext:value-type="float">
            <text:p>18.2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7.81" calcext:value-type="float">
            <text:p>17.81</text:p>
          </table:table-cell>
          <table:table-cell/>
          <table:table-cell table:formula="of:=AVERAGE([.A734];[.D734];[.G734];[.J734];[.M734];[.P734])" office:value-type="float" office:value="2.2" calcext:value-type="float">
            <text:p>2.2</text:p>
          </table:table-cell>
          <table:table-cell table:formula="of:=AVERAGE([.B734];[.E734];[.H734];[.K734];[.N734];[.Q734])"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7.54" calcext:value-type="float">
            <text:p>27.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7.81" calcext:value-type="float">
            <text:p>27.8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5.25" calcext:value-type="float">
            <text:p>25.2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4.7" calcext:value-type="float">
            <text:p>24.7</text:p>
          </table:table-cell>
          <table:table-cell/>
          <table:table-cell table:formula="of:=AVERAGE([.A735];[.D735];[.G735];[.J735];[.M735];[.P735])" office:value-type="float" office:value="2.3" calcext:value-type="float">
            <text:p>2.3</text:p>
          </table:table-cell>
          <table:table-cell table:formula="of:=AVERAGE([.B735];[.E735];[.H735];[.K735];[.N735];[.Q735])" office:value-type="float" office:value="25.6566666666667" calcext:value-type="float">
            <text:p>25.656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1.73" calcext:value-type="float">
            <text:p>31.7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5.13" calcext:value-type="float">
            <text:p>35.1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0.87" calcext:value-type="float">
            <text:p>30.8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1.92" calcext:value-type="float">
            <text:p>31.9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1.42" calcext:value-type="float">
            <text:p>31.42</text:p>
          </table:table-cell>
          <table:table-cell/>
          <table:table-cell table:formula="of:=AVERAGE([.A736];[.D736];[.G736];[.J736];[.M736];[.P736])" office:value-type="float" office:value="2.4" calcext:value-type="float">
            <text:p>2.4</text:p>
          </table:table-cell>
          <table:table-cell table:formula="of:=AVERAGE([.B736];[.E736];[.H736];[.K736];[.N736];[.Q736])" office:value-type="float" office:value="32.6616666666667" calcext:value-type="float">
            <text:p>32.66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2.28" calcext:value-type="float">
            <text:p>42.2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8.84" calcext:value-type="float">
            <text:p>38.8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1.97" calcext:value-type="float">
            <text:p>41.9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7.73" calcext:value-type="float">
            <text:p>37.7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8.49" calcext:value-type="float">
            <text:p>38.4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8.17" calcext:value-type="float">
            <text:p>38.17</text:p>
          </table:table-cell>
          <table:table-cell/>
          <table:table-cell table:formula="of:=AVERAGE([.A737];[.D737];[.G737];[.J737];[.M737];[.P737])" office:value-type="float" office:value="2.5" calcext:value-type="float">
            <text:p>2.5</text:p>
          </table:table-cell>
          <table:table-cell table:formula="of:=AVERAGE([.B737];[.E737];[.H737];[.K737];[.N737];[.Q737])" office:value-type="float" office:value="39.58" calcext:value-type="float">
            <text:p>39.5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9.01" calcext:value-type="float">
            <text:p>49.0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5.57" calcext:value-type="float">
            <text:p>45.5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8.33" calcext:value-type="float">
            <text:p>48.3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4.36" calcext:value-type="float">
            <text:p>44.3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5.01" calcext:value-type="float">
            <text:p>45.0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4.48" calcext:value-type="float">
            <text:p>44.48</text:p>
          </table:table-cell>
          <table:table-cell/>
          <table:table-cell table:formula="of:=AVERAGE([.A738];[.D738];[.G738];[.J738];[.M738];[.P738])" office:value-type="float" office:value="2.6" calcext:value-type="float">
            <text:p>2.6</text:p>
          </table:table-cell>
          <table:table-cell table:formula="of:=AVERAGE([.B738];[.E738];[.H738];[.K738];[.N738];[.Q738])" office:value-type="float" office:value="46.1266666666667" calcext:value-type="float">
            <text:p>46.126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1.49" calcext:value-type="float">
            <text:p>51.4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3.68" calcext:value-type="float">
            <text:p>53.6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0.02" calcext:value-type="float">
            <text:p>50.0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0.99" calcext:value-type="float">
            <text:p>50.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0.55" calcext:value-type="float">
            <text:p>50.55</text:p>
          </table:table-cell>
          <table:table-cell/>
          <table:table-cell table:formula="of:=AVERAGE([.A739];[.D739];[.G739];[.J739];[.M739];[.P739])" office:value-type="float" office:value="2.7" calcext:value-type="float">
            <text:p>2.7</text:p>
          </table:table-cell>
          <table:table-cell table:formula="of:=AVERAGE([.B739];[.E739];[.H739];[.K739];[.N739];[.Q739])" office:value-type="float" office:value="51.93" calcext:value-type="float">
            <text:p>51.9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0.21" calcext:value-type="float">
            <text:p>60.2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6.68" calcext:value-type="float">
            <text:p>56.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8.79" calcext:value-type="float">
            <text:p>58.7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4.97" calcext:value-type="float">
            <text:p>54.9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5.89" calcext:value-type="float">
            <text:p>55.8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5.65" calcext:value-type="float">
            <text:p>55.65</text:p>
          </table:table-cell>
          <table:table-cell/>
          <table:table-cell table:formula="of:=AVERAGE([.A740];[.D740];[.G740];[.J740];[.M740];[.P740])" office:value-type="float" office:value="2.8" calcext:value-type="float">
            <text:p>2.8</text:p>
          </table:table-cell>
          <table:table-cell table:formula="of:=AVERAGE([.B740];[.E740];[.H740];[.K740];[.N740];[.Q740])" office:value-type="float" office:value="57.0316666666667" calcext:value-type="float">
            <text:p>57.031666666666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4.41" calcext:value-type="float">
            <text:p>64.4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2.71" calcext:value-type="float">
            <text:p>62.7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9.73" calcext:value-type="float">
            <text:p>59.7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06" calcext:value-type="float">
            <text:p>60.0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60.08" calcext:value-type="float">
            <text:p>60.08</text:p>
          </table:table-cell>
          <table:table-cell/>
          <table:table-cell table:formula="of:=AVERAGE([.A741];[.D741];[.G741];[.J741];[.M741];[.P741])" office:value-type="float" office:value="2.9" calcext:value-type="float">
            <text:p>2.9</text:p>
          </table:table-cell>
          <table:table-cell table:formula="of:=AVERAGE([.B741];[.E741];[.H741];[.K741];[.N741];[.Q741])" office:value-type="float" office:value="61.3983333333333" calcext:value-type="float">
            <text:p>61.39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54" calcext:value-type="float">
            <text:p>65.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98" calcext:value-type="float">
            <text:p>65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36" calcext:value-type="float">
            <text:p>63.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89" calcext:value-type="float">
            <text:p>63.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.95" calcext:value-type="float">
            <text:p>63.95</text:p>
          </table:table-cell>
          <table:table-cell/>
          <table:table-cell table:formula="of:=AVERAGE([.A742];[.D742];[.G742];[.J742];[.M742];[.P742])" office:value-type="float" office:value="3" calcext:value-type="float">
            <text:p>3</text:p>
          </table:table-cell>
          <table:table-cell table:formula="of:=AVERAGE([.B742];[.E742];[.H742];[.K742];[.N742];[.Q742])" office:value-type="float" office:value="65.0866666666667" calcext:value-type="float">
            <text:p>65.086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0.75" calcext:value-type="float">
            <text:p>70.7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8.81" calcext:value-type="float">
            <text:p>68.8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8.91" calcext:value-type="float">
            <text:p>68.9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6.67" calcext:value-type="float">
            <text:p>66.6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67.17" calcext:value-type="float">
            <text:p>67.17</text:p>
          </table:table-cell>
          <table:table-cell/>
          <table:table-cell table:formula="of:=AVERAGE([.A743];[.D743];[.G743];[.J743];[.M743];[.P743])" office:value-type="float" office:value="3.1" calcext:value-type="float">
            <text:p>3.1</text:p>
          </table:table-cell>
          <table:table-cell table:formula="of:=AVERAGE([.B743];[.E743];[.H743];[.K743];[.N743];[.Q743])" office:value-type="float" office:value="68.26" calcext:value-type="float">
            <text:p>68.2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3.24" calcext:value-type="float">
            <text:p>73.2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35" calcext:value-type="float">
            <text:p>71.3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1.24" calcext:value-type="float">
            <text:p>71.2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31" calcext:value-type="float">
            <text:p>69.3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98" calcext:value-type="float">
            <text:p>69.9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69.95" calcext:value-type="float">
            <text:p>69.95</text:p>
          </table:table-cell>
          <table:table-cell/>
          <table:table-cell table:formula="of:=AVERAGE([.A744];[.D744];[.G744];[.J744];[.M744];[.P744])" office:value-type="float" office:value="3.2" calcext:value-type="float">
            <text:p>3.2</text:p>
          </table:table-cell>
          <table:table-cell table:formula="of:=AVERAGE([.B744];[.E744];[.H744];[.K744];[.N744];[.Q744])" office:value-type="float" office:value="70.845" calcext:value-type="float">
            <text:p>70.8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48" calcext:value-type="float">
            <text:p>73.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3.16" calcext:value-type="float">
            <text:p>73.1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1.24" calcext:value-type="float">
            <text:p>71.2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16" calcext:value-type="float">
            <text:p>72.1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2.31" calcext:value-type="float">
            <text:p>72.31</text:p>
          </table:table-cell>
          <table:table-cell/>
          <table:table-cell table:formula="of:=AVERAGE([.A745];[.D745];[.G745];[.J745];[.M745];[.P745])" office:value-type="float" office:value="3.3" calcext:value-type="float">
            <text:p>3.3</text:p>
          </table:table-cell>
          <table:table-cell table:formula="of:=AVERAGE([.B745];[.E745];[.H745];[.K745];[.N745];[.Q745])" office:value-type="float" office:value="72.9083333333333" calcext:value-type="float">
            <text:p>72.90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6.62" calcext:value-type="float">
            <text:p>76.6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5.28" calcext:value-type="float">
            <text:p>75.2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71" calcext:value-type="float">
            <text:p>74.7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13" calcext:value-type="float">
            <text:p>73.1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3.96" calcext:value-type="float">
            <text:p>73.9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4.28" calcext:value-type="float">
            <text:p>74.28</text:p>
          </table:table-cell>
          <table:table-cell/>
          <table:table-cell table:formula="of:=AVERAGE([.A746];[.D746];[.G746];[.J746];[.M746];[.P746])" office:value-type="float" office:value="3.4" calcext:value-type="float">
            <text:p>3.4</text:p>
          </table:table-cell>
          <table:table-cell table:formula="of:=AVERAGE([.B746];[.E746];[.H746];[.K746];[.N746];[.Q746])" office:value-type="float" office:value="74.6633333333333" calcext:value-type="float">
            <text:p>74.66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7.84" calcext:value-type="float">
            <text:p>77.8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67" calcext:value-type="float">
            <text:p>76.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4.45" calcext:value-type="float">
            <text:p>74.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69" calcext:value-type="float">
            <text:p>75.6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5.7" calcext:value-type="float">
            <text:p>75.7</text:p>
          </table:table-cell>
          <table:table-cell/>
          <table:table-cell table:formula="of:=AVERAGE([.A747];[.D747];[.G747];[.J747];[.M747];[.P747])" office:value-type="float" office:value="3.5" calcext:value-type="float">
            <text:p>3.5</text:p>
          </table:table-cell>
          <table:table-cell table:formula="of:=AVERAGE([.B747];[.E747];[.H747];[.K747];[.N747];[.Q747])" office:value-type="float" office:value="76.0783333333333" calcext:value-type="float">
            <text:p>76.078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8.78" calcext:value-type="float">
            <text:p>78.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73" calcext:value-type="float">
            <text:p>77.7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24" calcext:value-type="float">
            <text:p>77.2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7.14" calcext:value-type="float">
            <text:p>77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6.93" calcext:value-type="float">
            <text:p>76.93</text:p>
          </table:table-cell>
          <table:table-cell/>
          <table:table-cell table:formula="of:=AVERAGE([.A748];[.D748];[.G748];[.J748];[.M748];[.P748])" office:value-type="float" office:value="3.6" calcext:value-type="float">
            <text:p>3.6</text:p>
          </table:table-cell>
          <table:table-cell table:formula="of:=AVERAGE([.B748];[.E748];[.H748];[.K748];[.N748];[.Q748])" office:value-type="float" office:value="77.2533333333333" calcext:value-type="float">
            <text:p>77.25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9.72" calcext:value-type="float">
            <text:p>79.7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21" calcext:value-type="float">
            <text:p>78.2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6.85" calcext:value-type="float">
            <text:p>76.8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8.38" calcext:value-type="float">
            <text:p>78.3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7.93" calcext:value-type="float">
            <text:p>77.93</text:p>
          </table:table-cell>
          <table:table-cell/>
          <table:table-cell table:formula="of:=AVERAGE([.A749];[.D749];[.G749];[.J749];[.M749];[.P749])" office:value-type="float" office:value="3.7" calcext:value-type="float">
            <text:p>3.7</text:p>
          </table:table-cell>
          <table:table-cell table:formula="of:=AVERAGE([.B749];[.E749];[.H749];[.K749];[.N749];[.Q749])"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55" calcext:value-type="float">
            <text:p>79.5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04" calcext:value-type="float">
            <text:p>79.0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7.59" calcext:value-type="float">
            <text:p>77.5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23" calcext:value-type="float">
            <text:p>79.2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8.87" calcext:value-type="float">
            <text:p>78.87</text:p>
          </table:table-cell>
          <table:table-cell/>
          <table:table-cell table:formula="of:=AVERAGE([.A750];[.D750];[.G750];[.J750];[.M750];[.P750])" office:value-type="float" office:value="3.8" calcext:value-type="float">
            <text:p>3.8</text:p>
          </table:table-cell>
          <table:table-cell table:formula="of:=AVERAGE([.B750];[.E750];[.H750];[.K750];[.N750];[.Q750])" office:value-type="float" office:value="79.12" calcext:value-type="float">
            <text:p>79.1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1.13" calcext:value-type="float">
            <text:p>81.1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29" calcext:value-type="float">
            <text:p>80.2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77" calcext:value-type="float">
            <text:p>79.7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8.32" calcext:value-type="float">
            <text:p>78.3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14" calcext:value-type="float">
            <text:p>80.1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79.81" calcext:value-type="float">
            <text:p>79.81</text:p>
          </table:table-cell>
          <table:table-cell/>
          <table:table-cell table:formula="of:=AVERAGE([.A751];[.D751];[.G751];[.J751];[.M751];[.P751])" office:value-type="float" office:value="3.9" calcext:value-type="float">
            <text:p>3.9</text:p>
          </table:table-cell>
          <table:table-cell table:formula="of:=AVERAGE([.B751];[.E751];[.H751];[.K751];[.N751];[.Q751])" office:value-type="float" office:value="79.91" calcext:value-type="float">
            <text:p>79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89" calcext:value-type="float">
            <text:p>80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42" calcext:value-type="float">
            <text:p>80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97" calcext:value-type="float">
            <text:p>78.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46" calcext:value-type="float">
            <text:p>80.46</text:p>
          </table:table-cell>
          <table:table-cell/>
          <table:table-cell table:formula="of:=AVERAGE([.A752];[.D752];[.G752];[.J752];[.M752];[.P752])" office:value-type="float" office:value="4" calcext:value-type="float">
            <text:p>4</text:p>
          </table:table-cell>
          <table:table-cell table:formula="of:=AVERAGE([.B752];[.E752];[.H752];[.K752];[.N752];[.Q752])" office:value-type="float" office:value="80.5616666666667" calcext:value-type="float">
            <text:p>80.56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2.16" calcext:value-type="float">
            <text:p>82.1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44" calcext:value-type="float">
            <text:p>81.4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.84" calcext:value-type="float">
            <text:p>80.8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79.46" calcext:value-type="float">
            <text:p>79.46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69" calcext:value-type="float">
            <text:p>81.6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1" calcext:value-type="float">
            <text:p>81.1</text:p>
          </table:table-cell>
          <table:table-cell/>
          <table:table-cell table:formula="of:=AVERAGE([.A753];[.D753];[.G753];[.J753];[.M753];[.P753])" office:value-type="float" office:value="4.1" calcext:value-type="float">
            <text:p>4.1</text:p>
          </table:table-cell>
          <table:table-cell table:formula="of:=AVERAGE([.B753];[.E753];[.H753];[.K753];[.N753];[.Q753])" office:value-type="float" office:value="81.115" calcext:value-type="float">
            <text:p>81.1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2.58" calcext:value-type="float">
            <text:p>82.5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01" calcext:value-type="float">
            <text:p>82.0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18" calcext:value-type="float">
            <text:p>81.1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15" calcext:value-type="float">
            <text:p>82.1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71" calcext:value-type="float">
            <text:p>81.71</text:p>
          </table:table-cell>
          <table:table-cell/>
          <table:table-cell table:formula="of:=AVERAGE([.A754];[.D754];[.G754];[.J754];[.M754];[.P754])" office:value-type="float" office:value="4.2" calcext:value-type="float">
            <text:p>4.2</text:p>
          </table:table-cell>
          <table:table-cell table:formula="of:=AVERAGE([.B754];[.E754];[.H754];[.K754];[.N754];[.Q754])" office:value-type="float" office:value="81.6233333333333" calcext:value-type="float">
            <text:p>81.62333333333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2.94" calcext:value-type="float">
            <text:p>82.9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48" calcext:value-type="float">
            <text:p>82.4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1.58" calcext:value-type="float">
            <text:p>81.5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32" calcext:value-type="float">
            <text:p>82.32</text:p>
          </table:table-cell>
          <table:table-cell/>
          <table:table-cell table:formula="of:=AVERAGE([.A755];[.D755];[.G755];[.J755];[.M755];[.P755])" office:value-type="float" office:value="4.3" calcext:value-type="float">
            <text:p>4.3</text:p>
          </table:table-cell>
          <table:table-cell table:formula="of:=AVERAGE([.B755];[.E755];[.H755];[.K755];[.N755];[.Q755])" office:value-type="float" office:value="82.105" calcext:value-type="float">
            <text:p>82.10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3.27" calcext:value-type="float">
            <text:p>83.2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01" calcext:value-type="float">
            <text:p>83.0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96" calcext:value-type="float">
            <text:p>81.9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1.04" calcext:value-type="float">
            <text:p>81.0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13" calcext:value-type="float">
            <text:p>83.1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83" calcext:value-type="float">
            <text:p>82.83</text:p>
          </table:table-cell>
          <table:table-cell/>
          <table:table-cell table:formula="of:=AVERAGE([.A756];[.D756];[.G756];[.J756];[.M756];[.P756])" office:value-type="float" office:value="4.4" calcext:value-type="float">
            <text:p>4.4</text:p>
          </table:table-cell>
          <table:table-cell table:formula="of:=AVERAGE([.B756];[.E756];[.H756];[.K756];[.N756];[.Q756])" office:value-type="float" office:value="82.54" calcext:value-type="float">
            <text:p>82.5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2.35" calcext:value-type="float">
            <text:p>82.3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.46" calcext:value-type="float">
            <text:p>81.4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56" calcext:value-type="float">
            <text:p>83.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3" calcext:value-type="float">
            <text:p>83.3</text:p>
          </table:table-cell>
          <table:table-cell/>
          <table:table-cell table:formula="of:=AVERAGE([.A757];[.D757];[.G757];[.J757];[.M757];[.P757])" office:value-type="float" office:value="4.5" calcext:value-type="float">
            <text:p>4.5</text:p>
          </table:table-cell>
          <table:table-cell table:formula="of:=AVERAGE([.B757];[.E757];[.H757];[.K757];[.N757];[.Q757])" office:value-type="float" office:value="82.9516666666667" calcext:value-type="float">
            <text:p>82.9516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71" calcext:value-type="float">
            <text:p>83.7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1.78" calcext:value-type="float">
            <text:p>81.7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07" calcext:value-type="float">
            <text:p>84.0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3.85" calcext:value-type="float">
            <text:p>83.85</text:p>
          </table:table-cell>
          <table:table-cell/>
          <table:table-cell table:formula="of:=AVERAGE([.A758];[.D758];[.G758];[.J758];[.M758];[.P758])" office:value-type="float" office:value="4.6" calcext:value-type="float">
            <text:p>4.6</text:p>
          </table:table-cell>
          <table:table-cell table:formula="of:=AVERAGE([.B758];[.E758];[.H758];[.K758];[.N758];[.Q758])" office:value-type="float" office:value="83.3683333333333" calcext:value-type="float">
            <text:p>83.36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4.49" calcext:value-type="float">
            <text:p>84.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2" calcext:value-type="float">
            <text:p>84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2.21" calcext:value-type="float">
            <text:p>82.2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55" calcext:value-type="float">
            <text:p>84.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32" calcext:value-type="float">
            <text:p>84.32</text:p>
          </table:table-cell>
          <table:table-cell/>
          <table:table-cell table:formula="of:=AVERAGE([.A759];[.D759];[.G759];[.J759];[.M759];[.P759])" office:value-type="float" office:value="4.7" calcext:value-type="float">
            <text:p>4.7</text:p>
          </table:table-cell>
          <table:table-cell table:formula="of:=AVERAGE([.B759];[.E759];[.H759];[.K759];[.N759];[.Q759])" office:value-type="float" office:value="83.8283333333333" calcext:value-type="float">
            <text:p>83.82833333333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4.93" calcext:value-type="float">
            <text:p>84.9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57" calcext:value-type="float">
            <text:p>84.5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3.62" calcext:value-type="float">
            <text:p>83.6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2.66" calcext:value-type="float">
            <text:p>82.6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98" calcext:value-type="float">
            <text:p>84.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4.67" calcext:value-type="float">
            <text:p>84.67</text:p>
          </table:table-cell>
          <table:table-cell/>
          <table:table-cell table:formula="of:=AVERAGE([.A760];[.D760];[.G760];[.J760];[.M760];[.P760])" office:value-type="float" office:value="4.8" calcext:value-type="float">
            <text:p>4.8</text:p>
          </table:table-cell>
          <table:table-cell table:formula="of:=AVERAGE([.B760];[.E760];[.H760];[.K760];[.N760];[.Q760])" office:value-type="float" office:value="84.2383333333333" calcext:value-type="float">
            <text:p>84.23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5.43" calcext:value-type="float">
            <text:p>85.4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13" calcext:value-type="float">
            <text:p>85.1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3.18" calcext:value-type="float">
            <text:p>83.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56" calcext:value-type="float">
            <text:p>85.5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5.2" calcext:value-type="float">
            <text:p>85.2</text:p>
          </table:table-cell>
          <table:table-cell/>
          <table:table-cell table:formula="of:=AVERAGE([.A761];[.D761];[.G761];[.J761];[.M761];[.P761])" office:value-type="float" office:value="4.9" calcext:value-type="float">
            <text:p>4.9</text:p>
          </table:table-cell>
          <table:table-cell table:formula="of:=AVERAGE([.B761];[.E761];[.H761];[.K761];[.N761];[.Q761])" office:value-type="float" office:value="84.76" calcext:value-type="float">
            <text:p>84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06" calcext:value-type="float">
            <text:p>86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.72" calcext:value-type="float">
            <text:p>84.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.13" calcext:value-type="float">
            <text:p>86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.76" calcext:value-type="float">
            <text:p>85.76</text:p>
          </table:table-cell>
          <table:table-cell/>
          <table:table-cell table:formula="of:=AVERAGE([.A762];[.D762];[.G762];[.J762];[.M762];[.P762])" office:value-type="float" office:value="5" calcext:value-type="float">
            <text:p>5</text:p>
          </table:table-cell>
          <table:table-cell table:formula="of:=AVERAGE([.B762];[.E762];[.H762];[.K762];[.N762];[.Q762])" office:value-type="float" office:value="85.3533333333333" calcext:value-type="float">
            <text:p>85.353333333333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6.65" calcext:value-type="float">
            <text:p>86.6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32" calcext:value-type="float">
            <text:p>86.3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5.37" calcext:value-type="float">
            <text:p>85.3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4.43" calcext:value-type="float">
            <text:p>84.4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67" calcext:value-type="float">
            <text:p>86.6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6.41" calcext:value-type="float">
            <text:p>86.41</text:p>
          </table:table-cell>
          <table:table-cell/>
          <table:table-cell table:formula="of:=AVERAGE([.A763];[.D763];[.G763];[.J763];[.M763];[.P763])" office:value-type="float" office:value="5.1" calcext:value-type="float">
            <text:p>5.1</text:p>
          </table:table-cell>
          <table:table-cell table:formula="of:=AVERAGE([.B763];[.E763];[.H763];[.K763];[.N763];[.Q763])" office:value-type="float" office:value="85.975" calcext:value-type="float">
            <text:p>85.97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7.43" calcext:value-type="float">
            <text:p>87.4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22" calcext:value-type="float">
            <text:p>87.2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01" calcext:value-type="float">
            <text:p>86.0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5.11" calcext:value-type="float">
            <text:p>85.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7.19" calcext:value-type="float">
            <text:p>87.1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6.99" calcext:value-type="float">
            <text:p>86.99</text:p>
          </table:table-cell>
          <table:table-cell/>
          <table:table-cell table:formula="of:=AVERAGE([.A764];[.D764];[.G764];[.J764];[.M764];[.P764])" office:value-type="float" office:value="5.2" calcext:value-type="float">
            <text:p>5.2</text:p>
          </table:table-cell>
          <table:table-cell table:formula="of:=AVERAGE([.B764];[.E764];[.H764];[.K764];[.N764];[.Q764])" office:value-type="float" office:value="86.6583333333333" calcext:value-type="float">
            <text:p>86.658333333333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94" calcext:value-type="float">
            <text:p>87.9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6.87" calcext:value-type="float">
            <text:p>86.8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5.88" calcext:value-type="float">
            <text:p>85.8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76" calcext:value-type="float">
            <text:p>87.7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87.6" calcext:value-type="float">
            <text:p>87.6</text:p>
          </table:table-cell>
          <table:table-cell/>
          <table:table-cell table:formula="of:=AVERAGE([.A765];[.D765];[.G765];[.J765];[.M765];[.P765])" office:value-type="float" office:value="5.3" calcext:value-type="float">
            <text:p>5.3</text:p>
          </table:table-cell>
          <table:table-cell table:formula="of:=AVERAGE([.B765];[.E765];[.H765];[.K765];[.N765];[.Q765])" office:value-type="float" office:value="87.355" calcext:value-type="float">
            <text:p>87.35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8.88" calcext:value-type="float">
            <text:p>88.8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69" calcext:value-type="float">
            <text:p>88.6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35" calcext:value-type="float">
            <text:p>88.3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88.22" calcext:value-type="float">
            <text:p>88.22</text:p>
          </table:table-cell>
          <table:table-cell/>
          <table:table-cell table:formula="of:=AVERAGE([.A766];[.D766];[.G766];[.J766];[.M766];[.P766])" office:value-type="float" office:value="5.4" calcext:value-type="float">
            <text:p>5.4</text:p>
          </table:table-cell>
          <table:table-cell table:formula="of:=AVERAGE([.B766];[.E766];[.H766];[.K766];[.N766];[.Q766])" office:value-type="float" office:value="88.0766666666667" calcext:value-type="float">
            <text:p>88.07666666666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43" calcext:value-type="float">
            <text:p>89.4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7.59" calcext:value-type="float">
            <text:p>87.5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9.01" calcext:value-type="float">
            <text:p>89.0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8.92" calcext:value-type="float">
            <text:p>88.92</text:p>
          </table:table-cell>
          <table:table-cell/>
          <table:table-cell table:formula="of:=AVERAGE([.A767];[.D767];[.G767];[.J767];[.M767];[.P767])" office:value-type="float" office:value="5.5" calcext:value-type="float">
            <text:p>5.5</text:p>
          </table:table-cell>
          <table:table-cell table:formula="of:=AVERAGE([.B767];[.E767];[.H767];[.K767];[.N767];[.Q767])" office:value-type="float" office:value="88.825" calcext:value-type="float">
            <text:p>88.82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0.37" calcext:value-type="float">
            <text:p>90.3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0.28" calcext:value-type="float">
            <text:p>90.2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9.58" calcext:value-type="float">
            <text:p>89.58</text:p>
          </table:table-cell>
          <table:table-cell/>
          <table:table-cell table:formula="of:=AVERAGE([.A768];[.D768];[.G768];[.J768];[.M768];[.P768])" office:value-type="float" office:value="5.6" calcext:value-type="float">
            <text:p>5.6</text:p>
          </table:table-cell>
          <table:table-cell table:formula="of:=AVERAGE([.B768];[.E768];[.H768];[.K768];[.N768];[.Q768])" office:value-type="float" office:value="89.5966666666667" calcext:value-type="float">
            <text:p>89.596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1.21" calcext:value-type="float">
            <text:p>91.2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1.08" calcext:value-type="float">
            <text:p>91.0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92" calcext:value-type="float">
            <text:p>89.9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89.27" calcext:value-type="float">
            <text:p>89.2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36" calcext:value-type="float">
            <text:p>90.3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0.39" calcext:value-type="float">
            <text:p>90.39</text:p>
          </table:table-cell>
          <table:table-cell/>
          <table:table-cell table:formula="of:=AVERAGE([.A769];[.D769];[.G769];[.J769];[.M769];[.P769])" office:value-type="float" office:value="5.7" calcext:value-type="float">
            <text:p>5.7</text:p>
          </table:table-cell>
          <table:table-cell table:formula="of:=AVERAGE([.B769];[.E769];[.H769];[.K769];[.N769];[.Q769])" office:value-type="float" office:value="90.3716666666667" calcext:value-type="float">
            <text:p>90.37166666666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2.03" calcext:value-type="float">
            <text:p>92.0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78" calcext:value-type="float">
            <text:p>91.7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79" calcext:value-type="float">
            <text:p>90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13" calcext:value-type="float">
            <text:p>90.1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1.04" calcext:value-type="float">
            <text:p>91.04</text:p>
          </table:table-cell>
          <table:table-cell/>
          <table:table-cell table:formula="of:=AVERAGE([.A770];[.D770];[.G770];[.J770];[.M770];[.P770])" office:value-type="float" office:value="5.8" calcext:value-type="float">
            <text:p>5.8</text:p>
          </table:table-cell>
          <table:table-cell table:formula="of:=AVERAGE([.B770];[.E770];[.H770];[.K770];[.N770];[.Q770])" office:value-type="float" office:value="91.1266666666667" calcext:value-type="float">
            <text:p>91.126666666666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2.71" calcext:value-type="float">
            <text:p>92.7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2.47" calcext:value-type="float">
            <text:p>92.4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58" calcext:value-type="float">
            <text:p>91.5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0.82" calcext:value-type="float">
            <text:p>90.8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64" calcext:value-type="float">
            <text:p>91.6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1.69" calcext:value-type="float">
            <text:p>91.69</text:p>
          </table:table-cell>
          <table:table-cell/>
          <table:table-cell table:formula="of:=AVERAGE([.A771];[.D771];[.G771];[.J771];[.M771];[.P771])" office:value-type="float" office:value="5.9" calcext:value-type="float">
            <text:p>5.9</text:p>
          </table:table-cell>
          <table:table-cell table:formula="of:=AVERAGE([.B771];[.E771];[.H771];[.K771];[.N771];[.Q771])" office:value-type="float" office:value="91.8183333333333" calcext:value-type="float">
            <text:p>91.81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34" calcext:value-type="float">
            <text:p>93.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5" calcext:value-type="float">
            <text:p>93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13" calcext:value-type="float">
            <text:p>92.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54" calcext:value-type="float">
            <text:p>91.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.28" calcext:value-type="float">
            <text:p>92.28</text:p>
          </table:table-cell>
          <table:table-cell/>
          <table:table-cell table:formula="of:=AVERAGE([.A772];[.D772];[.G772];[.J772];[.M772];[.P772])" office:value-type="float" office:value="6" calcext:value-type="float">
            <text:p>6</text:p>
          </table:table-cell>
          <table:table-cell table:formula="of:=AVERAGE([.B772];[.E772];[.H772];[.K772];[.N772];[.Q772])" office:value-type="float" office:value="92.46" calcext:value-type="float">
            <text:p>92.4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3.98" calcext:value-type="float">
            <text:p>93.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3.81" calcext:value-type="float">
            <text:p>93.8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76" calcext:value-type="float">
            <text:p>92.7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22" calcext:value-type="float">
            <text:p>92.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3" calcext:value-type="float">
            <text:p>92.8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2.89" calcext:value-type="float">
            <text:p>92.89</text:p>
          </table:table-cell>
          <table:table-cell/>
          <table:table-cell table:formula="of:=AVERAGE([.A773];[.D773];[.G773];[.J773];[.M773];[.P773])" office:value-type="float" office:value="6.1" calcext:value-type="float">
            <text:p>6.1</text:p>
          </table:table-cell>
          <table:table-cell table:formula="of:=AVERAGE([.B773];[.E773];[.H773];[.K773];[.N773];[.Q773])" office:value-type="float" office:value="93.0816666666667" calcext:value-type="float">
            <text:p>93.0816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51" calcext:value-type="float">
            <text:p>94.5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44" calcext:value-type="float">
            <text:p>93.4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2.87" calcext:value-type="float">
            <text:p>92.8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39" calcext:value-type="float">
            <text:p>93.3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3.38" calcext:value-type="float">
            <text:p>93.38</text:p>
          </table:table-cell>
          <table:table-cell/>
          <table:table-cell table:formula="of:=AVERAGE([.A774];[.D774];[.G774];[.J774];[.M774];[.P774])" office:value-type="float" office:value="6.2" calcext:value-type="float">
            <text:p>6.2</text:p>
          </table:table-cell>
          <table:table-cell table:formula="of:=AVERAGE([.B774];[.E774];[.H774];[.K774];[.N774];[.Q774])" office:value-type="float" office:value="93.685" calcext:value-type="float">
            <text:p>93.68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48" calcext:value-type="float">
            <text:p>93.4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3.82" calcext:value-type="float">
            <text:p>93.82</text:p>
          </table:table-cell>
          <table:table-cell/>
          <table:table-cell table:formula="of:=AVERAGE([.A775];[.D775];[.G775];[.J775];[.M775];[.P775])" office:value-type="float" office:value="6.3" calcext:value-type="float">
            <text:p>6.3</text:p>
          </table:table-cell>
          <table:table-cell table:formula="of:=AVERAGE([.B775];[.E775];[.H775];[.K775];[.N775];[.Q775])" office:value-type="float" office:value="94.16" calcext:value-type="float">
            <text:p>94.1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44" calcext:value-type="float">
            <text:p>95.4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33" calcext:value-type="float">
            <text:p>94.3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07" calcext:value-type="float">
            <text:p>94.07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21" calcext:value-type="float">
            <text:p>94.2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4.2" calcext:value-type="float">
            <text:p>94.2</text:p>
          </table:table-cell>
          <table:table-cell/>
          <table:table-cell table:formula="of:=AVERAGE([.A776];[.D776];[.G776];[.J776];[.M776];[.P776])" office:value-type="float" office:value="6.4" calcext:value-type="float">
            <text:p>6.4</text:p>
          </table:table-cell>
          <table:table-cell table:formula="of:=AVERAGE([.B776];[.E776];[.H776];[.K776];[.N776];[.Q776])" office:value-type="float" office:value="94.6016666666667" calcext:value-type="float">
            <text:p>94.601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67" calcext:value-type="float">
            <text:p>95.6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85" calcext:value-type="float">
            <text:p>95.8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76" calcext:value-type="float">
            <text:p>94.7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4.59" calcext:value-type="float">
            <text:p>94.59</text:p>
          </table:table-cell>
          <table:table-cell/>
          <table:table-cell table:formula="of:=AVERAGE([.A777];[.D777];[.G777];[.J777];[.M777];[.P777])" office:value-type="float" office:value="6.5" calcext:value-type="float">
            <text:p>6.5</text:p>
          </table:table-cell>
          <table:table-cell table:formula="of:=AVERAGE([.B777];[.E777];[.H777];[.K777];[.N777];[.Q777])" office:value-type="float" office:value="94.995" calcext:value-type="float">
            <text:p>94.9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6.01" calcext:value-type="float">
            <text:p>96.0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88" calcext:value-type="float">
            <text:p>94.8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7" calcext:value-type="float">
            <text:p>94.9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4.93" calcext:value-type="float">
            <text:p>94.93</text:p>
          </table:table-cell>
          <table:table-cell/>
          <table:table-cell table:formula="of:=AVERAGE([.A778];[.D778];[.G778];[.J778];[.M778];[.P778])" office:value-type="float" office:value="6.6" calcext:value-type="float">
            <text:p>6.6</text:p>
          </table:table-cell>
          <table:table-cell table:formula="of:=AVERAGE([.B778];[.E778];[.H778];[.K778];[.N778];[.Q778])" office:value-type="float" office:value="95.3666666666667" calcext:value-type="float">
            <text:p>95.36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6.35" calcext:value-type="float">
            <text:p>96.3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55" calcext:value-type="float">
            <text:p>95.5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3" calcext:value-type="float">
            <text:p>95.2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5.22" calcext:value-type="float">
            <text:p>95.22</text:p>
          </table:table-cell>
          <table:table-cell/>
          <table:table-cell table:formula="of:=AVERAGE([.A779];[.D779];[.G779];[.J779];[.M779];[.P779])" office:value-type="float" office:value="6.7" calcext:value-type="float">
            <text:p>6.7</text:p>
          </table:table-cell>
          <table:table-cell table:formula="of:=AVERAGE([.B779];[.E779];[.H779];[.K779];[.N779];[.Q779])" office:value-type="float" office:value="95.69" calcext:value-type="float">
            <text:p>95.6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6.66" calcext:value-type="float">
            <text:p>96.6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72" calcext:value-type="float">
            <text:p>96.72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78" calcext:value-type="float">
            <text:p>95.7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8" calcext:value-type="float">
            <text:p>95.4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58" calcext:value-type="float">
            <text:p>95.5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5.49" calcext:value-type="float">
            <text:p>95.49</text:p>
          </table:table-cell>
          <table:table-cell/>
          <table:table-cell table:formula="of:=AVERAGE([.A780];[.D780];[.G780];[.J780];[.M780];[.P780])" office:value-type="float" office:value="6.8" calcext:value-type="float">
            <text:p>6.8</text:p>
          </table:table-cell>
          <table:table-cell table:formula="of:=AVERAGE([.B780];[.E780];[.H780];[.K780];[.N780];[.Q780])" office:value-type="float" office:value="95.9516666666667" calcext:value-type="float">
            <text:p>95.95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6.88" calcext:value-type="float">
            <text:p>96.8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07" calcext:value-type="float">
            <text:p>96.0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7" calcext:value-type="float">
            <text:p>95.7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5.7" calcext:value-type="float">
            <text:p>95.7</text:p>
          </table:table-cell>
          <table:table-cell/>
          <table:table-cell table:formula="of:=AVERAGE([.A781];[.D781];[.G781];[.J781];[.M781];[.P781])" office:value-type="float" office:value="6.9" calcext:value-type="float">
            <text:p>6.9</text:p>
          </table:table-cell>
          <table:table-cell table:formula="of:=AVERAGE([.B781];[.E781];[.H781];[.K781];[.N781];[.Q781])" office:value-type="float" office:value="96.2033333333333" calcext:value-type="float">
            <text:p>96.20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8" calcext:value-type="float">
            <text:p>97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27" calcext:value-type="float">
            <text:p>96.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8" calcext:value-type="float">
            <text:p>96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04" calcext:value-type="float">
            <text:p>96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5.91" calcext:value-type="float">
            <text:p>95.91</text:p>
          </table:table-cell>
          <table:table-cell/>
          <table:table-cell table:formula="of:=AVERAGE([.A782];[.D782];[.G782];[.J782];[.M782];[.P782])" office:value-type="float" office:value="7" calcext:value-type="float">
            <text:p>7</text:p>
          </table:table-cell>
          <table:table-cell table:formula="of:=AVERAGE([.B782];[.E782];[.H782];[.K782];[.N782];[.Q782])" office:value-type="float" office:value="96.425" calcext:value-type="float">
            <text:p>96.42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7.27" calcext:value-type="float">
            <text:p>97.2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6.2" calcext:value-type="float">
            <text:p>96.2</text:p>
          </table:table-cell>
          <table:table-cell/>
          <table:table-cell table:formula="of:=AVERAGE([.A783];[.D783];[.G783];[.J783];[.M783];[.P783])" office:value-type="float" office:value="7.1" calcext:value-type="float">
            <text:p>7.1</text:p>
          </table:table-cell>
          <table:table-cell table:formula="of:=AVERAGE([.B783];[.E783];[.H783];[.K783];[.N783];[.Q783])" office:value-type="float" office:value="96.6366666666667" calcext:value-type="float">
            <text:p>96.63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59" calcext:value-type="float">
            <text:p>96.5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6.39" calcext:value-type="float">
            <text:p>96.39</text:p>
          </table:table-cell>
          <table:table-cell/>
          <table:table-cell table:formula="of:=AVERAGE([.A784];[.D784];[.G784];[.J784];[.M784];[.P784])" office:value-type="float" office:value="7.2" calcext:value-type="float">
            <text:p>7.2</text:p>
          </table:table-cell>
          <table:table-cell table:formula="of:=AVERAGE([.B784];[.E784];[.H784];[.K784];[.N784];[.Q784])" office:value-type="float" office:value="96.8383333333333" calcext:value-type="float">
            <text:p>96.8383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7.55" calcext:value-type="float">
            <text:p>97.5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85" calcext:value-type="float">
            <text:p>96.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61" calcext:value-type="float">
            <text:p>96.6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6.53" calcext:value-type="float">
            <text:p>96.53</text:p>
          </table:table-cell>
          <table:table-cell/>
          <table:table-cell table:formula="of:=AVERAGE([.A785];[.D785];[.G785];[.J785];[.M785];[.P785])" office:value-type="float" office:value="7.3" calcext:value-type="float">
            <text:p>7.3</text:p>
          </table:table-cell>
          <table:table-cell table:formula="of:=AVERAGE([.B785];[.E785];[.H785];[.K785];[.N785];[.Q785])" office:value-type="float" office:value="96.9883333333333" calcext:value-type="float">
            <text:p>96.988333333333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73" calcext:value-type="float">
            <text:p>96.7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6.67" calcext:value-type="float">
            <text:p>96.67</text:p>
          </table:table-cell>
          <table:table-cell/>
          <table:table-cell table:formula="of:=AVERAGE([.A786];[.D786];[.G786];[.J786];[.M786];[.P786])" office:value-type="float" office:value="7.4" calcext:value-type="float">
            <text:p>7.4</text:p>
          </table:table-cell>
          <table:table-cell table:formula="of:=AVERAGE([.B786];[.E786];[.H786];[.K786];[.N786];[.Q786])" office:value-type="float" office:value="97.13" calcext:value-type="float">
            <text:p>97.1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9" calcext:value-type="float">
            <text:p>97.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04" calcext:value-type="float">
            <text:p>97.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6.82" calcext:value-type="float">
            <text:p>96.82</text:p>
          </table:table-cell>
          <table:table-cell/>
          <table:table-cell table:formula="of:=AVERAGE([.A787];[.D787];[.G787];[.J787];[.M787];[.P787])" office:value-type="float" office:value="7.5" calcext:value-type="float">
            <text:p>7.5</text:p>
          </table:table-cell>
          <table:table-cell table:formula="of:=AVERAGE([.B787];[.E787];[.H787];[.K787];[.N787];[.Q787])" office:value-type="float" office:value="97.2716666666667" calcext:value-type="float">
            <text:p>97.27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89" calcext:value-type="float">
            <text:p>97.89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23" calcext:value-type="float">
            <text:p>97.2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01" calcext:value-type="float">
            <text:p>97.0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6.94" calcext:value-type="float">
            <text:p>96.94</text:p>
          </table:table-cell>
          <table:table-cell/>
          <table:table-cell table:formula="of:=AVERAGE([.A788];[.D788];[.G788];[.J788];[.M788];[.P788])" office:value-type="float" office:value="7.6" calcext:value-type="float">
            <text:p>7.6</text:p>
          </table:table-cell>
          <table:table-cell table:formula="of:=AVERAGE([.B788];[.E788];[.H788];[.K788];[.N788];[.Q788])" office:value-type="float" office:value="97.3916666666667" calcext:value-type="float">
            <text:p>97.391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8" calcext:value-type="float">
            <text:p>97.3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35" calcext:value-type="float">
            <text:p>97.3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06" calcext:value-type="float">
            <text:p>97.06</text:p>
          </table:table-cell>
          <table:table-cell/>
          <table:table-cell table:formula="of:=AVERAGE([.A789];[.D789];[.G789];[.J789];[.M789];[.P789])" office:value-type="float" office:value="7.7" calcext:value-type="float">
            <text:p>7.7</text:p>
          </table:table-cell>
          <table:table-cell table:formula="of:=AVERAGE([.B789];[.E789];[.H789];[.K789];[.N789];[.Q789])" office:value-type="float" office:value="97.5066666666667" calcext:value-type="float">
            <text:p>97.50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7" calcext:value-type="float">
            <text:p>97.4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42" calcext:value-type="float">
            <text:p>97.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14" calcext:value-type="float">
            <text:p>97.14</text:p>
          </table:table-cell>
          <table:table-cell/>
          <table:table-cell table:formula="of:=AVERAGE([.A790];[.D790];[.G790];[.J790];[.M790];[.P790])" office:value-type="float" office:value="7.8" calcext:value-type="float">
            <text:p>7.8</text:p>
          </table:table-cell>
          <table:table-cell table:formula="of:=AVERAGE([.B790];[.E790];[.H790];[.K790];[.N790];[.Q790])" office:value-type="float" office:value="97.5966666666667" calcext:value-type="float">
            <text:p>97.59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53" calcext:value-type="float">
            <text:p>97.5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22" calcext:value-type="float">
            <text:p>97.22</text:p>
          </table:table-cell>
          <table:table-cell/>
          <table:table-cell table:formula="of:=AVERAGE([.A791];[.D791];[.G791];[.J791];[.M791];[.P791])" office:value-type="float" office:value="7.9" calcext:value-type="float">
            <text:p>7.9</text:p>
          </table:table-cell>
          <table:table-cell table:formula="of:=AVERAGE([.B791];[.E791];[.H791];[.K791];[.N791];[.Q791])" office:value-type="float" office:value="97.6833333333333" calcext:value-type="float">
            <text:p>97.68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34" calcext:value-type="float">
            <text:p>98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29" calcext:value-type="float">
            <text:p>97.29</text:p>
          </table:table-cell>
          <table:table-cell/>
          <table:table-cell table:formula="of:=AVERAGE([.A792];[.D792];[.G792];[.J792];[.M792];[.P792])" office:value-type="float" office:value="8" calcext:value-type="float">
            <text:p>8</text:p>
          </table:table-cell>
          <table:table-cell table:formula="of:=AVERAGE([.B792];[.E792];[.H792];[.K792];[.N792];[.Q792])" office:value-type="float" office:value="97.76" calcext:value-type="float">
            <text:p>97.7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43" calcext:value-type="float">
            <text:p>98.4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36" calcext:value-type="float">
            <text:p>97.36</text:p>
          </table:table-cell>
          <table:table-cell/>
          <table:table-cell table:formula="of:=AVERAGE([.A793];[.D793];[.G793];[.J793];[.M793];[.P793])" office:value-type="float" office:value="8.1" calcext:value-type="float">
            <text:p>8.1</text:p>
          </table:table-cell>
          <table:table-cell table:formula="of:=AVERAGE([.B793];[.E793];[.H793];[.K793];[.N793];[.Q793])" office:value-type="float" office:value="97.84" calcext:value-type="float">
            <text:p>97.8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74" calcext:value-type="float">
            <text:p>97.7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56" calcext:value-type="float">
            <text:p>97.5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7.46" calcext:value-type="float">
            <text:p>97.46</text:p>
          </table:table-cell>
          <table:table-cell/>
          <table:table-cell table:formula="of:=AVERAGE([.A794];[.D794];[.G794];[.J794];[.M794];[.P794])" office:value-type="float" office:value="8.2" calcext:value-type="float">
            <text:p>8.2</text:p>
          </table:table-cell>
          <table:table-cell table:formula="of:=AVERAGE([.B794];[.E794];[.H794];[.K794];[.N794];[.Q794])" office:value-type="float" office:value="97.905" calcext:value-type="float">
            <text:p>97.90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7.59" calcext:value-type="float">
            <text:p>97.59</text:p>
          </table:table-cell>
          <table:table-cell/>
          <table:table-cell table:formula="of:=AVERAGE([.A795];[.D795];[.G795];[.J795];[.M795];[.P795])" office:value-type="float" office:value="8.3" calcext:value-type="float">
            <text:p>8.3</text:p>
          </table:table-cell>
          <table:table-cell table:formula="of:=AVERAGE([.B795];[.E795];[.H795];[.K795];[.N795];[.Q795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92" calcext:value-type="float">
            <text:p>97.9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7.65" calcext:value-type="float">
            <text:p>97.65</text:p>
          </table:table-cell>
          <table:table-cell/>
          <table:table-cell table:formula="of:=AVERAGE([.A796];[.D796];[.G796];[.J796];[.M796];[.P796])" office:value-type="float" office:value="8.4" calcext:value-type="float">
            <text:p>8.4</text:p>
          </table:table-cell>
          <table:table-cell table:formula="of:=AVERAGE([.B796];[.E796];[.H796];[.K796];[.N796];[.Q796])" office:value-type="float" office:value="98.0583333333333" calcext:value-type="float">
            <text:p>98.05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01" calcext:value-type="float">
            <text:p>98.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88" calcext:value-type="float">
            <text:p>97.8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7.71" calcext:value-type="float">
            <text:p>97.71</text:p>
          </table:table-cell>
          <table:table-cell/>
          <table:table-cell table:formula="of:=AVERAGE([.A797];[.D797];[.G797];[.J797];[.M797];[.P797])" office:value-type="float" office:value="8.5" calcext:value-type="float">
            <text:p>8.5</text:p>
          </table:table-cell>
          <table:table-cell table:formula="of:=AVERAGE([.B797];[.E797];[.H797];[.K797];[.N797];[.Q797])" office:value-type="float" office:value="98.1316666666667" calcext:value-type="float">
            <text:p>98.131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09" calcext:value-type="float">
            <text:p>98.0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11" calcext:value-type="float">
            <text:p>98.1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95" calcext:value-type="float">
            <text:p>97.9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7.8" calcext:value-type="float">
            <text:p>97.8</text:p>
          </table:table-cell>
          <table:table-cell/>
          <table:table-cell table:formula="of:=AVERAGE([.A798];[.D798];[.G798];[.J798];[.M798];[.P798])" office:value-type="float" office:value="8.6" calcext:value-type="float">
            <text:p>8.6</text:p>
          </table:table-cell>
          <table:table-cell table:formula="of:=AVERAGE([.B798];[.E798];[.H798];[.K798];[.N798];[.Q798])" office:value-type="float" office:value="98.2133333333333" calcext:value-type="float">
            <text:p>98.213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74" calcext:value-type="float">
            <text:p>98.7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02" calcext:value-type="float">
            <text:p>98.0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7.88" calcext:value-type="float">
            <text:p>97.88</text:p>
          </table:table-cell>
          <table:table-cell/>
          <table:table-cell table:formula="of:=AVERAGE([.A799];[.D799];[.G799];[.J799];[.M799];[.P799])" office:value-type="float" office:value="8.7" calcext:value-type="float">
            <text:p>8.7</text:p>
          </table:table-cell>
          <table:table-cell table:formula="of:=AVERAGE([.B799];[.E799];[.H799];[.K799];[.N799];[.Q799])" office:value-type="float" office:value="98.2633333333333" calcext:value-type="float">
            <text:p>98.26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12" calcext:value-type="float">
            <text:p>98.1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7.96" calcext:value-type="float">
            <text:p>97.96</text:p>
          </table:table-cell>
          <table:table-cell/>
          <table:table-cell table:formula="of:=AVERAGE([.A800];[.D800];[.G800];[.J800];[.M800];[.P800])" office:value-type="float" office:value="8.8" calcext:value-type="float">
            <text:p>8.8</text:p>
          </table:table-cell>
          <table:table-cell table:formula="of:=AVERAGE([.B800];[.E800];[.H800];[.K800];[.N800];[.Q800])" office:value-type="float" office:value="98.3266666666667" calcext:value-type="float">
            <text:p>98.32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26" calcext:value-type="float">
            <text:p>98.2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AVERAGE([.A801];[.D801];[.G801];[.J801];[.M801];[.P801])" office:value-type="float" office:value="8.9" calcext:value-type="float">
            <text:p>8.9</text:p>
          </table:table-cell>
          <table:table-cell table:formula="of:=AVERAGE([.B801];[.E801];[.H801];[.K801];[.N801];[.Q801])" office:value-type="float" office:value="98.3783333333333" calcext:value-type="float">
            <text:p>98.378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7" calcext:value-type="float">
            <text:p>98.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12" calcext:value-type="float">
            <text:p>98.12</text:p>
          </table:table-cell>
          <table:table-cell/>
          <table:table-cell table:formula="of:=AVERAGE([.A802];[.D802];[.G802];[.J802];[.M802];[.P802])" office:value-type="float" office:value="9" calcext:value-type="float">
            <text:p>9</text:p>
          </table:table-cell>
          <table:table-cell table:formula="of:=AVERAGE([.B802];[.E802];[.H802];[.K802];[.N802];[.Q802])" office:value-type="float" office:value="98.4316666666667" calcext:value-type="float">
            <text:p>98.431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8.82" calcext:value-type="float">
            <text:p>98.8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91" calcext:value-type="float">
            <text:p>98.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2" calcext:value-type="float">
            <text:p>98.32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6" calcext:value-type="float">
            <text:p>98.3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803];[.D803];[.G803];[.J803];[.M803];[.P803])" office:value-type="float" office:value="9.1" calcext:value-type="float">
            <text:p>9.1</text:p>
          </table:table-cell>
          <table:table-cell table:formula="of:=AVERAGE([.B803];[.E803];[.H803];[.K803];[.N803];[.Q803])" office:value-type="float" office:value="98.485" calcext:value-type="float">
            <text:p>98.48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25" calcext:value-type="float">
            <text:p>98.25</text:p>
          </table:table-cell>
          <table:table-cell/>
          <table:table-cell table:formula="of:=AVERAGE([.A804];[.D804];[.G804];[.J804];[.M804];[.P804])" office:value-type="float" office:value="9.2" calcext:value-type="float">
            <text:p>9.2</text:p>
          </table:table-cell>
          <table:table-cell table:formula="of:=AVERAGE([.B804];[.E804];[.H804];[.K804];[.N804];[.Q804])" office:value-type="float" office:value="98.5416666666667" calcext:value-type="float">
            <text:p>98.541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95" calcext:value-type="float">
            <text:p>98.9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31" calcext:value-type="float">
            <text:p>98.31</text:p>
          </table:table-cell>
          <table:table-cell/>
          <table:table-cell table:formula="of:=AVERAGE([.A805];[.D805];[.G805];[.J805];[.M805];[.P805])" office:value-type="float" office:value="9.3" calcext:value-type="float">
            <text:p>9.3</text:p>
          </table:table-cell>
          <table:table-cell table:formula="of:=AVERAGE([.B805];[.E805];[.H805];[.K805];[.N805];[.Q805])" office:value-type="float" office:value="98.585" calcext:value-type="float">
            <text:p>98.58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7" calcext:value-type="float">
            <text:p>98.9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42" calcext:value-type="float">
            <text:p>98.4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36" calcext:value-type="float">
            <text:p>98.36</text:p>
          </table:table-cell>
          <table:table-cell/>
          <table:table-cell table:formula="of:=AVERAGE([.A806];[.D806];[.G806];[.J806];[.M806];[.P806])" office:value-type="float" office:value="9.4" calcext:value-type="float">
            <text:p>9.4</text:p>
          </table:table-cell>
          <table:table-cell table:formula="of:=AVERAGE([.B806];[.E806];[.H806];[.K806];[.N806];[.Q806])" office:value-type="float" office:value="98.6266666666667" calcext:value-type="float">
            <text:p>98.62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58" calcext:value-type="float">
            <text:p>98.5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41" calcext:value-type="float">
            <text:p>98.41</text:p>
          </table:table-cell>
          <table:table-cell/>
          <table:table-cell table:formula="of:=AVERAGE([.A807];[.D807];[.G807];[.J807];[.M807];[.P807])" office:value-type="float" office:value="9.5" calcext:value-type="float">
            <text:p>9.5</text:p>
          </table:table-cell>
          <table:table-cell table:formula="of:=AVERAGE([.B807];[.E807];[.H807];[.K807];[.N807];[.Q807])" office:value-type="float" office:value="98.665" calcext:value-type="float">
            <text:p>98.66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808];[.D808];[.G808];[.J808];[.M808];[.P808])" office:value-type="float" office:value="9.6" calcext:value-type="float">
            <text:p>9.6</text:p>
          </table:table-cell>
          <table:table-cell table:formula="of:=AVERAGE([.B808];[.E808];[.H808];[.K808];[.N808];[.Q808])" office:value-type="float" office:value="98.71" calcext:value-type="float">
            <text:p>98.7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7" calcext:value-type="float">
            <text:p>99.0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4" calcext:value-type="float">
            <text:p>98.5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809];[.D809];[.G809];[.J809];[.M809];[.P809])" office:value-type="float" office:value="9.7" calcext:value-type="float">
            <text:p>9.7</text:p>
          </table:table-cell>
          <table:table-cell table:formula="of:=AVERAGE([.B809];[.E809];[.H809];[.K809];[.N809];[.Q809])" office:value-type="float" office:value="98.7533333333333" calcext:value-type="float">
            <text:p>98.75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58" calcext:value-type="float">
            <text:p>98.58</text:p>
          </table:table-cell>
          <table:table-cell/>
          <table:table-cell table:formula="of:=AVERAGE([.A810];[.D810];[.G810];[.J810];[.M810];[.P810])" office:value-type="float" office:value="9.8" calcext:value-type="float">
            <text:p>9.8</text:p>
          </table:table-cell>
          <table:table-cell table:formula="of:=AVERAGE([.B810];[.E810];[.H810];[.K810];[.N810];[.Q810])" office:value-type="float" office:value="98.8066666666667" calcext:value-type="float">
            <text:p>98.80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4" calcext:value-type="float">
            <text:p>98.6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62" calcext:value-type="float">
            <text:p>98.62</text:p>
          </table:table-cell>
          <table:table-cell/>
          <table:table-cell table:formula="of:=AVERAGE([.A811];[.D811];[.G811];[.J811];[.M811];[.P811])" office:value-type="float" office:value="9.9" calcext:value-type="float">
            <text:p>9.9</text:p>
          </table:table-cell>
          <table:table-cell table:formula="of:=AVERAGE([.B811];[.E811];[.H811];[.K811];[.N811];[.Q811])" office:value-type="float" office:value="98.8516666666667" calcext:value-type="float">
            <text:p>98.85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1" calcext:value-type="float">
            <text:p>99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AVERAGE([.A812];[.D812];[.G812];[.J812];[.M812];[.P812])" office:value-type="float" office:value="10" calcext:value-type="float">
            <text:p>10</text:p>
          </table:table-cell>
          <table:table-cell table:formula="of:=AVERAGE([.B812];[.E812];[.H812];[.K812];[.N812];[.Q812])" office:value-type="float" office:value="99.0366666666667" calcext:value-type="float">
            <text:p>99.03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43" calcext:value-type="float">
            <text:p>99.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1" calcext:value-type="float">
            <text:p>99.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13" calcext:value-type="float">
            <text:p>99.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08" calcext:value-type="float">
            <text:p>99.08</text:p>
          </table:table-cell>
          <table:table-cell/>
          <table:table-cell table:formula="of:=AVERAGE([.A813];[.D813];[.G813];[.J813];[.M813];[.P813])" office:value-type="float" office:value="11" calcext:value-type="float">
            <text:p>11</text:p>
          </table:table-cell>
          <table:table-cell table:formula="of:=AVERAGE([.B813];[.E813];[.H813];[.K813];[.N813];[.Q813])" office:value-type="float" office:value="99.2883333333333" calcext:value-type="float">
            <text:p>99.28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56" calcext:value-type="float">
            <text:p>99.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7" calcext:value-type="float">
            <text:p>99.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26" calcext:value-type="float">
            <text:p>99.26</text:p>
          </table:table-cell>
          <table:table-cell/>
          <table:table-cell table:formula="of:=AVERAGE([.A814];[.D814];[.G814];[.J814];[.M814];[.P814])" office:value-type="float" office:value="12" calcext:value-type="float">
            <text:p>12</text:p>
          </table:table-cell>
          <table:table-cell table:formula="of:=AVERAGE([.B814];[.E814];[.H814];[.K814];[.N814];[.Q814])" office:value-type="float" office:value="99.435" calcext:value-type="float">
            <text:p>99.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2" calcext:value-type="float">
            <text:p>99.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35" calcext:value-type="float">
            <text:p>99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44" calcext:value-type="float">
            <text:p>99.44</text:p>
          </table:table-cell>
          <table:table-cell/>
          <table:table-cell table:formula="of:=AVERAGE([.A815];[.D815];[.G815];[.J815];[.M815];[.P815])" office:value-type="float" office:value="13" calcext:value-type="float">
            <text:p>13</text:p>
          </table:table-cell>
          <table:table-cell table:formula="of:=AVERAGE([.B815];[.E815];[.H815];[.K815];[.N815];[.Q815])" office:value-type="float" office:value="99.5633333333333" calcext:value-type="float">
            <text:p>99.56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7" calcext:value-type="float">
            <text:p>99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54" calcext:value-type="float">
            <text:p>99.54</text:p>
          </table:table-cell>
          <table:table-cell/>
          <table:table-cell table:formula="of:=AVERAGE([.A816];[.D816];[.G816];[.J816];[.M816];[.P816])" office:value-type="float" office:value="14" calcext:value-type="float">
            <text:p>14</text:p>
          </table:table-cell>
          <table:table-cell table:formula="of:=AVERAGE([.B816];[.E816];[.H816];[.K816];[.N816];[.Q816])" office:value-type="float" office:value="99.6466666666667" calcext:value-type="float">
            <text:p>99.64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817];[.D817];[.G817];[.J817];[.M817];[.P817])" office:value-type="float" office:value="15" calcext:value-type="float">
            <text:p>15</text:p>
          </table:table-cell>
          <table:table-cell table:formula="of:=AVERAGE([.B817];[.E817];[.H817];[.K817];[.N817];[.Q817])" office:value-type="float" office:value="99.7016666666667" calcext:value-type="float">
            <text:p>99.701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67" calcext:value-type="float">
            <text:p>99.67</text:p>
          </table:table-cell>
          <table:table-cell/>
          <table:table-cell table:formula="of:=AVERAGE([.A818];[.D818];[.G818];[.J818];[.M818];[.P818])" office:value-type="float" office:value="16.1666666666667" calcext:value-type="float">
            <text:p>16.1666666666667</text:p>
          </table:table-cell>
          <table:table-cell table:formula="of:=AVERAGE([.B818];[.E818];[.H818];[.K818];[.N818];[.Q818])" office:value-type="float" office:value="99.745" calcext:value-type="float">
            <text:p>99.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819];[.D819];[.G819];[.J819];[.M819];[.P819])" office:value-type="float" office:value="17.1666666666667" calcext:value-type="float">
            <text:p>17.1666666666667</text:p>
          </table:table-cell>
          <table:table-cell table:formula="of:=AVERAGE([.B819];[.E819];[.H819];[.K819];[.N819];[.Q819])"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78" calcext:value-type="float">
            <text:p>99.78</text:p>
          </table:table-cell>
          <table:table-cell/>
          <table:table-cell table:formula="of:=AVERAGE([.A820];[.D820];[.G820];[.J820];[.M820];[.P820])" office:value-type="float" office:value="18.1666666666667" calcext:value-type="float">
            <text:p>18.1666666666667</text:p>
          </table:table-cell>
          <table:table-cell table:formula="of:=AVERAGE([.B820];[.E820];[.H820];[.K820];[.N820];[.Q820])"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821];[.D821];[.G821];[.J821];[.M821];[.P821])" office:value-type="float" office:value="19.1666666666667" calcext:value-type="float">
            <text:p>19.1666666666667</text:p>
          </table:table-cell>
          <table:table-cell table:formula="of:=AVERAGE([.B821];[.E821];[.H821];[.K821];[.N821];[.Q821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78" calcext:value-type="float">
            <text:p>99.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822];[.D822];[.G822];[.J822];[.M822];[.P822])" office:value-type="float" office:value="20.1666666666667" calcext:value-type="float">
            <text:p>20.1666666666667</text:p>
          </table:table-cell>
          <table:table-cell table:formula="of:=AVERAGE([.B822];[.E822];[.H822];[.K822];[.N822];[.Q822])"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823];[.D823];[.G823];[.J823];[.M823];[.P823])" office:value-type="float" office:value="21.1666666666667" calcext:value-type="float">
            <text:p>21.1666666666667</text:p>
          </table:table-cell>
          <table:table-cell table:formula="of:=AVERAGE([.B823];[.E823];[.H823];[.K823];[.N823];[.Q823])" office:value-type="float" office:value="99.9033333333334" calcext:value-type="float">
            <text:p>99.90333333333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824];[.D824];[.G824];[.J824];[.M824];[.P824])" office:value-type="float" office:value="22.3333333333333" calcext:value-type="float">
            <text:p>22.3333333333333</text:p>
          </table:table-cell>
          <table:table-cell table:formula="of:=AVERAGE([.B824];[.E824];[.H824];[.K824];[.N824];[.Q824])"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5" calcext:value-type="float">
            <text:p>99.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825];[.D825];[.G825];[.J825];[.M825];[.P825])" office:value-type="float" office:value="24" calcext:value-type="float">
            <text:p>24</text:p>
          </table:table-cell>
          <table:table-cell table:formula="of:=AVERAGE([.B825];[.E825];[.H825];[.K825];[.N825];[.Q825])" office:value-type="float" office:value="99.925" calcext:value-type="float">
            <text:p>99.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826];[.D826];[.G826];[.J826];[.M826];[.P826])" office:value-type="float" office:value="25.1666666666667" calcext:value-type="float">
            <text:p>25.1666666666667</text:p>
          </table:table-cell>
          <table:table-cell table:formula="of:=AVERAGE([.B826];[.E826];[.H826];[.K826];[.N826];[.Q826])"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827];[.D827];[.G827];[.J827];[.M827];[.P827])" office:value-type="float" office:value="31" calcext:value-type="float">
            <text:p>31</text:p>
          </table:table-cell>
          <table:table-cell table:formula="of:=AVERAGE([.B827];[.E827];[.H827];[.K827];[.N827];[.Q827])"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828];[.D828];[.G828];[.J828];[.M828];[.P828])" office:value-type="float" office:value="37.3333333333333" calcext:value-type="float">
            <text:p>37.3333333333333</text:p>
          </table:table-cell>
          <table:table-cell table:formula="of:=AVERAGE([.B828];[.E828];[.H828];[.K828];[.N828];[.Q828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29];[.D829];[.G829];[.J829];[.M829];[.P829])" office:value-type="float" office:value="45" calcext:value-type="float">
            <text:p>45</text:p>
          </table:table-cell>
          <table:table-cell table:formula="of:=AVERAGE([.B829];[.E829];[.H829];[.K829];[.N829];[.Q829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830];[.D830];[.G830];[.J830];[.M830];[.P830])" office:value-type="float" office:value="73.5" calcext:value-type="float">
            <text:p>73.5</text:p>
          </table:table-cell>
          <table:table-cell table:formula="of:=AVERAGE([.B830];[.E830];[.H830];[.K830];[.N830];[.Q830])"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831];[.D831];[.G831];[.J831];[.M831];[.P831])" office:value-type="float" office:value="91.3333333333333" calcext:value-type="float">
            <text:p>91.3333333333333</text:p>
          </table:table-cell>
          <table:table-cell table:formula="of:=AVERAGE([.B831];[.E831];[.H831];[.K831];[.N831];[.Q831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2];[.D832];[.G832];[.J832];[.M832];[.P832])" office:value-type="float" office:value="107" calcext:value-type="float">
            <text:p>107</text:p>
          </table:table-cell>
          <table:table-cell table:formula="of:=AVERAGE([.B832];[.E832];[.H832];[.K832];[.N832];[.Q832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3];[.D833];[.G833];[.J833];[.M833];[.P833])" office:value-type="float" office:value="107.333333333333" calcext:value-type="float">
            <text:p>107.333333333333</text:p>
          </table:table-cell>
          <table:table-cell table:formula="of:=AVERAGE([.B833];[.E833];[.H833];[.K833];[.N833];[.Q833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4];[.D834];[.G834];[.J834];[.M834];[.P834])" office:value-type="float" office:value="109.833333333333" calcext:value-type="float">
            <text:p>109.833333333333</text:p>
          </table:table-cell>
          <table:table-cell table:formula="of:=AVERAGE([.B834];[.E834];[.H834];[.K834];[.N834];[.Q834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5];[.D835];[.G835];[.J835];[.M835];[.P835])" office:value-type="float" office:value="110" calcext:value-type="float">
            <text:p>110</text:p>
          </table:table-cell>
          <table:table-cell table:formula="of:=AVERAGE([.B835];[.E835];[.H835];[.K835];[.N835];[.Q835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6];[.D836];[.G836];[.J836];[.M836];[.P836])" office:value-type="float" office:value="110.5" calcext:value-type="float">
            <text:p>110.5</text:p>
          </table:table-cell>
          <table:table-cell table:formula="of:=AVERAGE([.B836];[.E836];[.H836];[.K836];[.N836];[.Q836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7];[.D837];[.G837];[.J837];[.M837];[.P837])" office:value-type="float" office:value="112" calcext:value-type="float">
            <text:p>112</text:p>
          </table:table-cell>
          <table:table-cell table:formula="of:=AVERAGE([.B837];[.E837];[.H837];[.K837];[.N837];[.Q837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8];[.D838];[.G838];[.J838];[.M838];[.P838])" office:value-type="float" office:value="112.333333333333" calcext:value-type="float">
            <text:p>112.333333333333</text:p>
          </table:table-cell>
          <table:table-cell table:formula="of:=AVERAGE([.B838];[.E838];[.H838];[.K838];[.N838];[.Q838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39];[.D839];[.G839];[.J839];[.M839];[.P839])" office:value-type="float" office:value="121" calcext:value-type="float">
            <text:p>121</text:p>
          </table:table-cell>
          <table:table-cell table:formula="of:=AVERAGE([.B839];[.E839];[.H839];[.K839];[.N839];[.Q839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840];[.D840];[.G840];[.J840];[.M840];[.P840])" office:value-type="float" office:value="127.666666666667" calcext:value-type="float">
            <text:p>127.666666666667</text:p>
          </table:table-cell>
          <table:table-cell table:formula="of:=AVERAGE([.B840];[.E840];[.H840];[.K840];[.N840];[.Q840])"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VERAGE([.A848];[.D848];[.G848];[.J848];[.M848];[.P848])" office:value-type="float" office:value="1.16666666666667" calcext:value-type="float">
            <text:p>1.16666666666667</text:p>
          </table:table-cell>
          <table:table-cell table:formula="of:=AVERAGE([.B848];[.E848];[.H848];[.K848];[.N848];[.Q848]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AVERAGE([.A849];[.D849];[.G849];[.J849];[.M849];[.P849])" office:value-type="float" office:value="1.26666666666667" calcext:value-type="float">
            <text:p>1.26666666666667</text:p>
          </table:table-cell>
          <table:table-cell table:formula="of:=AVERAGE([.B849];[.E849];[.H849];[.K849];[.N849];[.Q849])" office:value-type="float" office:value="0.253333333333333" calcext:value-type="float">
            <text:p>0.2533333333333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AVERAGE([.A850];[.D850];[.G850];[.J850];[.M850];[.P850])" office:value-type="float" office:value="1.36666666666667" calcext:value-type="float">
            <text:p>1.36666666666667</text:p>
          </table:table-cell>
          <table:table-cell table:formula="of:=AVERAGE([.B850];[.E850];[.H850];[.K850];[.N850];[.Q850]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AVERAGE([.A851];[.D851];[.G851];[.J851];[.M851];[.P851])" office:value-type="float" office:value="1.46666666666667" calcext:value-type="float">
            <text:p>1.46666666666667</text:p>
          </table:table-cell>
          <table:table-cell table:formula="of:=AVERAGE([.B851];[.E851];[.H851];[.K851];[.N851];[.Q851])" office:value-type="float" office:value="2.99666666666667" calcext:value-type="float">
            <text:p>2.99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97" calcext:value-type="float">
            <text:p>7.9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AVERAGE([.A852];[.D852];[.G852];[.J852];[.M852];[.P852])" office:value-type="float" office:value="1.56666666666667" calcext:value-type="float">
            <text:p>1.56666666666667</text:p>
          </table:table-cell>
          <table:table-cell table:formula="of:=AVERAGE([.B852];[.E852];[.H852];[.K852];[.N852];[.Q852])" office:value-type="float" office:value="6.49333333333333" calcext:value-type="float">
            <text:p>6.4933333333333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.11" calcext:value-type="float">
            <text:p>15.1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8.35" calcext:value-type="float">
            <text:p>8.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82" calcext:value-type="float">
            <text:p>6.82</text:p>
          </table:table-cell>
          <table:table-cell/>
          <table:table-cell table:formula="of:=AVERAGE([.A853];[.D853];[.G853];[.J853];[.M853];[.P853])" office:value-type="float" office:value="1.66666666666667" calcext:value-type="float">
            <text:p>1.66666666666667</text:p>
          </table:table-cell>
          <table:table-cell table:formula="of:=AVERAGE([.B853];[.E853];[.H853];[.K853];[.N853];[.Q853])" office:value-type="float" office:value="11.5116666666667" calcext:value-type="float">
            <text:p>11.51166666666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2.14" calcext:value-type="float">
            <text:p>22.1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4.18" calcext:value-type="float">
            <text:p>14.1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9.16" calcext:value-type="float">
            <text:p>19.1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.46" calcext:value-type="float">
            <text:p>18.4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2.01" calcext:value-type="float">
            <text:p>12.01</text:p>
          </table:table-cell>
          <table:table-cell/>
          <table:table-cell table:formula="of:=AVERAGE([.A854];[.D854];[.G854];[.J854];[.M854];[.P854])" office:value-type="float" office:value="1.76666666666667" calcext:value-type="float">
            <text:p>1.76666666666667</text:p>
          </table:table-cell>
          <table:table-cell table:formula="of:=AVERAGE([.B854];[.E854];[.H854];[.K854];[.N854];[.Q854])" office:value-type="float" office:value="17.5683333333333" calcext:value-type="float">
            <text:p>17.56833333333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.12" calcext:value-type="float">
            <text:p>30.1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6.32" calcext:value-type="float">
            <text:p>26.3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6.17" calcext:value-type="float">
            <text:p>26.1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.25" calcext:value-type="float">
            <text:p>25.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8.23" calcext:value-type="float">
            <text:p>18.23</text:p>
          </table:table-cell>
          <table:table-cell/>
          <table:table-cell table:formula="of:=AVERAGE([.A855];[.D855];[.G855];[.J855];[.M855];[.P855])" office:value-type="float" office:value="1.86666666666667" calcext:value-type="float">
            <text:p>1.86666666666667</text:p>
          </table:table-cell>
          <table:table-cell table:formula="of:=AVERAGE([.B855];[.E855];[.H855];[.K855];[.N855];[.Q855])"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7" calcext:value-type="float">
            <text:p>37.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05" calcext:value-type="float">
            <text:p>34.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45" calcext:value-type="float">
            <text:p>33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27" calcext:value-type="float">
            <text:p>32.2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.29" calcext:value-type="float">
            <text:p>25.29</text:p>
          </table:table-cell>
          <table:table-cell/>
          <table:table-cell table:formula="of:=AVERAGE([.A856];[.D856];[.G856];[.J856];[.M856];[.P856])" office:value-type="float" office:value="1.96666666666667" calcext:value-type="float">
            <text:p>1.96666666666667</text:p>
          </table:table-cell>
          <table:table-cell table:formula="of:=AVERAGE([.B856];[.E856];[.H856];[.K856];[.N856];[.Q856])" office:value-type="float" office:value="31.8883333333333" calcext:value-type="float">
            <text:p>31.888333333333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4.83" calcext:value-type="float">
            <text:p>44.8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1.12" calcext:value-type="float">
            <text:p>41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96" calcext:value-type="float">
            <text:p>35.9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0.24" calcext:value-type="float">
            <text:p>40.2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41" calcext:value-type="float">
            <text:p>32.41</text:p>
          </table:table-cell>
          <table:table-cell/>
          <table:table-cell table:formula="of:=AVERAGE([.A857];[.D857];[.G857];[.J857];[.M857];[.P857])" office:value-type="float" office:value="2.06666666666667" calcext:value-type="float">
            <text:p>2.06666666666667</text:p>
          </table:table-cell>
          <table:table-cell table:formula="of:=AVERAGE([.B857];[.E857];[.H857];[.K857];[.N857];[.Q857])" office:value-type="float" office:value="38.9133333333333" calcext:value-type="float">
            <text:p>38.91333333333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1.55" calcext:value-type="float">
            <text:p>51.5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7.28" calcext:value-type="float">
            <text:p>47.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3.14" calcext:value-type="float">
            <text:p>43.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9.26" calcext:value-type="float">
            <text:p>39.26</text:p>
          </table:table-cell>
          <table:table-cell/>
          <table:table-cell table:formula="of:=AVERAGE([.A858];[.D858];[.G858];[.J858];[.M858];[.P858])" office:value-type="float" office:value="2.16666666666667" calcext:value-type="float">
            <text:p>2.16666666666667</text:p>
          </table:table-cell>
          <table:table-cell table:formula="of:=AVERAGE([.B858];[.E858];[.H858];[.K858];[.N858];[.Q858])" office:value-type="float" office:value="45.5216666666667" calcext:value-type="float">
            <text:p>45.5216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6.87" calcext:value-type="float">
            <text:p>56.8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3.45" calcext:value-type="float">
            <text:p>53.4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9.14" calcext:value-type="float">
            <text:p>49.1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51" calcext:value-type="float">
            <text:p>51.5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5.56" calcext:value-type="float">
            <text:p>45.56</text:p>
          </table:table-cell>
          <table:table-cell/>
          <table:table-cell table:formula="of:=AVERAGE([.A859];[.D859];[.G859];[.J859];[.M859];[.P859])" office:value-type="float" office:value="2.26666666666667" calcext:value-type="float">
            <text:p>2.26666666666667</text:p>
          </table:table-cell>
          <table:table-cell table:formula="of:=AVERAGE([.B859];[.E859];[.H859];[.K859];[.N859];[.Q859])" office:value-type="float" office:value="51.4216666666667" calcext:value-type="float">
            <text:p>51.421666666666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1.62" calcext:value-type="float">
            <text:p>61.6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8.21" calcext:value-type="float">
            <text:p>58.2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4.67" calcext:value-type="float">
            <text:p>54.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74" calcext:value-type="float">
            <text:p>56.7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08" calcext:value-type="float">
            <text:p>56.0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1.21" calcext:value-type="float">
            <text:p>51.21</text:p>
          </table:table-cell>
          <table:table-cell/>
          <table:table-cell table:formula="of:=AVERAGE([.A860];[.D860];[.G860];[.J860];[.M860];[.P860])" office:value-type="float" office:value="2.36666666666667" calcext:value-type="float">
            <text:p>2.36666666666667</text:p>
          </table:table-cell>
          <table:table-cell table:formula="of:=AVERAGE([.B860];[.E860];[.H860];[.K860];[.N860];[.Q860])" office:value-type="float" office:value="56.4216666666667" calcext:value-type="float">
            <text:p>56.421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5.33" calcext:value-type="float">
            <text:p>65.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2.62" calcext:value-type="float">
            <text:p>62.6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9.23" calcext:value-type="float">
            <text:p>59.2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1.04" calcext:value-type="float">
            <text:p>61.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19" calcext:value-type="float">
            <text:p>60.1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6.38" calcext:value-type="float">
            <text:p>56.38</text:p>
          </table:table-cell>
          <table:table-cell/>
          <table:table-cell table:formula="of:=AVERAGE([.A861];[.D861];[.G861];[.J861];[.M861];[.P861])" office:value-type="float" office:value="2.46666666666667" calcext:value-type="float">
            <text:p>2.46666666666667</text:p>
          </table:table-cell>
          <table:table-cell table:formula="of:=AVERAGE([.B861];[.E861];[.H861];[.K861];[.N861];[.Q861])" office:value-type="float" office:value="60.7983333333333" calcext:value-type="float">
            <text:p>60.7983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8.44" calcext:value-type="float">
            <text:p>68.4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3.03" calcext:value-type="float">
            <text:p>63.0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21" calcext:value-type="float">
            <text:p>64.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.59" calcext:value-type="float">
            <text:p>63.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/>
          <table:table-cell table:formula="of:=AVERAGE([.A862];[.D862];[.G862];[.J862];[.M862];[.P862])" office:value-type="float" office:value="2.56666666666667" calcext:value-type="float">
            <text:p>2.56666666666667</text:p>
          </table:table-cell>
          <table:table-cell table:formula="of:=AVERAGE([.B862];[.E862];[.H862];[.K862];[.N862];[.Q862])" office:value-type="float" office:value="64.3616666666667" calcext:value-type="float">
            <text:p>64.36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1.07" calcext:value-type="float">
            <text:p>71.0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6.16" calcext:value-type="float">
            <text:p>66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96" calcext:value-type="float">
            <text:p>66.9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6.85" calcext:value-type="float">
            <text:p>66.8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.09" calcext:value-type="float">
            <text:p>64.09</text:p>
          </table:table-cell>
          <table:table-cell/>
          <table:table-cell table:formula="of:=AVERAGE([.A863];[.D863];[.G863];[.J863];[.M863];[.P863])" office:value-type="float" office:value="2.66666666666667" calcext:value-type="float">
            <text:p>2.66666666666667</text:p>
          </table:table-cell>
          <table:table-cell table:formula="of:=AVERAGE([.B863];[.E863];[.H863];[.K863];[.N863];[.Q863])"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3.25" calcext:value-type="float">
            <text:p>73.2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.84" calcext:value-type="float">
            <text:p>68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27" calcext:value-type="float">
            <text:p>69.2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.35" calcext:value-type="float">
            <text:p>67.35</text:p>
          </table:table-cell>
          <table:table-cell/>
          <table:table-cell table:formula="of:=AVERAGE([.A864];[.D864];[.G864];[.J864];[.M864];[.P864])" office:value-type="float" office:value="2.76666666666667" calcext:value-type="float">
            <text:p>2.76666666666667</text:p>
          </table:table-cell>
          <table:table-cell table:formula="of:=AVERAGE([.B864];[.E864];[.H864];[.K864];[.N864];[.Q864])" office:value-type="float" office:value="69.9133333333333" calcext:value-type="float">
            <text:p>69.913333333333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5.18" calcext:value-type="float">
            <text:p>75.1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3.39" calcext:value-type="float">
            <text:p>73.3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0.93" calcext:value-type="float">
            <text:p>70.9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25" calcext:value-type="float">
            <text:p>71.2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31" calcext:value-type="float">
            <text:p>71.3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69.96" calcext:value-type="float">
            <text:p>69.96</text:p>
          </table:table-cell>
          <table:table-cell/>
          <table:table-cell table:formula="of:=AVERAGE([.A865];[.D865];[.G865];[.J865];[.M865];[.P865])" office:value-type="float" office:value="2.86666666666667" calcext:value-type="float">
            <text:p>2.86666666666667</text:p>
          </table:table-cell>
          <table:table-cell table:formula="of:=AVERAGE([.B865];[.E865];[.H865];[.K865];[.N865];[.Q865])" office:value-type="float" office:value="72.0033333333333" calcext:value-type="float">
            <text:p>72.00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67" calcext:value-type="float">
            <text:p>76.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.11" calcext:value-type="float">
            <text:p>75.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2.66" calcext:value-type="float">
            <text:p>72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.96" calcext:value-type="float">
            <text:p>72.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19" calcext:value-type="float">
            <text:p>73.1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71.86" calcext:value-type="float">
            <text:p>71.86</text:p>
          </table:table-cell>
          <table:table-cell/>
          <table:table-cell table:formula="of:=AVERAGE([.A866];[.D866];[.G866];[.J866];[.M866];[.P866])" office:value-type="float" office:value="2.96666666666667" calcext:value-type="float">
            <text:p>2.96666666666667</text:p>
          </table:table-cell>
          <table:table-cell table:formula="of:=AVERAGE([.B866];[.E866];[.H866];[.K866];[.N866];[.Q866])" office:value-type="float" office:value="73.7416666666667" calcext:value-type="float">
            <text:p>73.74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7.66" calcext:value-type="float">
            <text:p>77.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6.58" calcext:value-type="float">
            <text:p>76.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14" calcext:value-type="float">
            <text:p>74.1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35" calcext:value-type="float">
            <text:p>74.3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4.78" calcext:value-type="float">
            <text:p>74.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.72" calcext:value-type="float">
            <text:p>73.72</text:p>
          </table:table-cell>
          <table:table-cell/>
          <table:table-cell table:formula="of:=AVERAGE([.A867];[.D867];[.G867];[.J867];[.M867];[.P867])" office:value-type="float" office:value="3.06666666666667" calcext:value-type="float">
            <text:p>3.06666666666667</text:p>
          </table:table-cell>
          <table:table-cell table:formula="of:=AVERAGE([.B867];[.E867];[.H867];[.K867];[.N867];[.Q867])" office:value-type="float" office:value="75.205" calcext:value-type="float">
            <text:p>75.20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8.9" calcext:value-type="float">
            <text:p>78.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41" calcext:value-type="float">
            <text:p>75.4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55" calcext:value-type="float">
            <text:p>75.5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5.95" calcext:value-type="float">
            <text:p>75.9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75.22" calcext:value-type="float">
            <text:p>75.22</text:p>
          </table:table-cell>
          <table:table-cell/>
          <table:table-cell table:formula="of:=AVERAGE([.A868];[.D868];[.G868];[.J868];[.M868];[.P868])" office:value-type="float" office:value="3.16666666666667" calcext:value-type="float">
            <text:p>3.16666666666667</text:p>
          </table:table-cell>
          <table:table-cell table:formula="of:=AVERAGE([.B868];[.E868];[.H868];[.K868];[.N868];[.Q868])" office:value-type="float" office:value="76.4716666666667" calcext:value-type="float">
            <text:p>76.471666666666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8.63" calcext:value-type="float">
            <text:p>78.6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47" calcext:value-type="float">
            <text:p>76.4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6.53" calcext:value-type="float">
            <text:p>76.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76.49" calcext:value-type="float">
            <text:p>76.49</text:p>
          </table:table-cell>
          <table:table-cell/>
          <table:table-cell table:formula="of:=AVERAGE([.A869];[.D869];[.G869];[.J869];[.M869];[.P869])" office:value-type="float" office:value="3.26666666666667" calcext:value-type="float">
            <text:p>3.26666666666667</text:p>
          </table:table-cell>
          <table:table-cell table:formula="of:=AVERAGE([.B869];[.E869];[.H869];[.K869];[.N869];[.Q869])" office:value-type="float" office:value="77.4783333333333" calcext:value-type="float">
            <text:p>77.47833333333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0.44" calcext:value-type="float">
            <text:p>80.4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9.43" calcext:value-type="float">
            <text:p>79.4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24" calcext:value-type="float">
            <text:p>77.2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32" calcext:value-type="float">
            <text:p>77.3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77.67" calcext:value-type="float">
            <text:p>77.67</text:p>
          </table:table-cell>
          <table:table-cell/>
          <table:table-cell table:formula="of:=AVERAGE([.A870];[.D870];[.G870];[.J870];[.M870];[.P870])" office:value-type="float" office:value="3.36666666666667" calcext:value-type="float">
            <text:p>3.36666666666667</text:p>
          </table:table-cell>
          <table:table-cell table:formula="of:=AVERAGE([.B870];[.E870];[.H870];[.K870];[.N870];[.Q870])" office:value-type="float" office:value="78.3333333333333" calcext:value-type="float">
            <text:p>78.33333333333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0.15" calcext:value-type="float">
            <text:p>80.1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03" calcext:value-type="float">
            <text:p>78.0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83" calcext:value-type="float">
            <text:p>78.8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78.55" calcext:value-type="float">
            <text:p>78.55</text:p>
          </table:table-cell>
          <table:table-cell/>
          <table:table-cell table:formula="of:=AVERAGE([.A871];[.D871];[.G871];[.J871];[.M871];[.P871])" office:value-type="float" office:value="3.46666666666667" calcext:value-type="float">
            <text:p>3.46666666666667</text:p>
          </table:table-cell>
          <table:table-cell table:formula="of:=AVERAGE([.B871];[.E871];[.H871];[.K871];[.N871];[.Q871])" office:value-type="float" office:value="79.1433333333333" calcext:value-type="float">
            <text:p>79.1433333333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1.68" calcext:value-type="float">
            <text:p>81.6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80.61" calcext:value-type="float">
            <text:p>80.6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8.78" calcext:value-type="float">
            <text:p>78.7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8.58" calcext:value-type="float">
            <text:p>78.5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51" calcext:value-type="float">
            <text:p>79.5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9.3" calcext:value-type="float">
            <text:p>79.3</text:p>
          </table:table-cell>
          <table:table-cell/>
          <table:table-cell table:formula="of:=AVERAGE([.A872];[.D872];[.G872];[.J872];[.M872];[.P872])" office:value-type="float" office:value="3.56666666666667" calcext:value-type="float">
            <text:p>3.56666666666667</text:p>
          </table:table-cell>
          <table:table-cell table:formula="of:=AVERAGE([.B872];[.E872];[.H872];[.K872];[.N872];[.Q872])" office:value-type="float" office:value="79.7433333333333" calcext:value-type="float">
            <text:p>79.743333333333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1.14" calcext:value-type="float">
            <text:p>81.1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25" calcext:value-type="float">
            <text:p>79.2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24" calcext:value-type="float">
            <text:p>80.2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79.95" calcext:value-type="float">
            <text:p>79.95</text:p>
          </table:table-cell>
          <table:table-cell/>
          <table:table-cell table:formula="of:=AVERAGE([.A873];[.D873];[.G873];[.J873];[.M873];[.P873])" office:value-type="float" office:value="3.66666666666667" calcext:value-type="float">
            <text:p>3.66666666666667</text:p>
          </table:table-cell>
          <table:table-cell table:formula="of:=AVERAGE([.B873];[.E873];[.H873];[.K873];[.N873];[.Q873])" office:value-type="float" office:value="80.315" calcext:value-type="float">
            <text:p>80.31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2.52" calcext:value-type="float">
            <text:p>82.5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69" calcext:value-type="float">
            <text:p>81.6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79.83" calcext:value-type="float">
            <text:p>79.8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79.63" calcext:value-type="float">
            <text:p>79.6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98" calcext:value-type="float">
            <text:p>80.9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80.59" calcext:value-type="float">
            <text:p>80.59</text:p>
          </table:table-cell>
          <table:table-cell/>
          <table:table-cell table:formula="of:=AVERAGE([.A874];[.D874];[.G874];[.J874];[.M874];[.P874])" office:value-type="float" office:value="3.76666666666667" calcext:value-type="float">
            <text:p>3.76666666666667</text:p>
          </table:table-cell>
          <table:table-cell table:formula="of:=AVERAGE([.B874];[.E874];[.H874];[.K874];[.N874];[.Q874])" office:value-type="float" office:value="80.8733333333333" calcext:value-type="float">
            <text:p>80.87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2.96" calcext:value-type="float">
            <text:p>82.9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2.15" calcext:value-type="float">
            <text:p>82.15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0.35" calcext:value-type="float">
            <text:p>80.3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11" calcext:value-type="float">
            <text:p>80.1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81.17" calcext:value-type="float">
            <text:p>81.17</text:p>
          </table:table-cell>
          <table:table-cell/>
          <table:table-cell table:formula="of:=AVERAGE([.A875];[.D875];[.G875];[.J875];[.M875];[.P875])" office:value-type="float" office:value="3.86666666666667" calcext:value-type="float">
            <text:p>3.86666666666667</text:p>
          </table:table-cell>
          <table:table-cell table:formula="of:=AVERAGE([.B875];[.E875];[.H875];[.K875];[.N875];[.Q875])" office:value-type="float" office:value="81.385" calcext:value-type="float">
            <text:p>81.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.41" calcext:value-type="float">
            <text:p>83.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0.87" calcext:value-type="float">
            <text:p>80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52" calcext:value-type="float">
            <text:p>80.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05" calcext:value-type="float">
            <text:p>82.0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81.83" calcext:value-type="float">
            <text:p>81.83</text:p>
          </table:table-cell>
          <table:table-cell/>
          <table:table-cell table:formula="of:=AVERAGE([.A876];[.D876];[.G876];[.J876];[.M876];[.P876])" office:value-type="float" office:value="3.96666666666667" calcext:value-type="float">
            <text:p>3.96666666666667</text:p>
          </table:table-cell>
          <table:table-cell table:formula="of:=AVERAGE([.B876];[.E876];[.H876];[.K876];[.N876];[.Q876])" office:value-type="float" office:value="81.8816666666667" calcext:value-type="float">
            <text:p>81.881666666666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83.89" calcext:value-type="float">
            <text:p>83.8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.04" calcext:value-type="float">
            <text:p>83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.23" calcext:value-type="float">
            <text:p>81.2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01" calcext:value-type="float">
            <text:p>81.0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.28" calcext:value-type="float">
            <text:p>82.28</text:p>
          </table:table-cell>
          <table:table-cell/>
          <table:table-cell table:formula="of:=AVERAGE([.A877];[.D877];[.G877];[.J877];[.M877];[.P877])" office:value-type="float" office:value="4.06666666666667" calcext:value-type="float">
            <text:p>4.06666666666667</text:p>
          </table:table-cell>
          <table:table-cell table:formula="of:=AVERAGE([.B877];[.E877];[.H877];[.K877];[.N877];[.Q877])" office:value-type="float" office:value="82.3416666666667" calcext:value-type="float">
            <text:p>82.3416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84.48" calcext:value-type="float">
            <text:p>84.4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.78" calcext:value-type="float">
            <text:p>81.7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.51" calcext:value-type="float">
            <text:p>81.5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05" calcext:value-type="float">
            <text:p>83.0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.88" calcext:value-type="float">
            <text:p>82.88</text:p>
          </table:table-cell>
          <table:table-cell/>
          <table:table-cell table:formula="of:=AVERAGE([.A878];[.D878];[.G878];[.J878];[.M878];[.P878])" office:value-type="float" office:value="4.16666666666667" calcext:value-type="float">
            <text:p>4.16666666666667</text:p>
          </table:table-cell>
          <table:table-cell table:formula="of:=AVERAGE([.B878];[.E878];[.H878];[.K878];[.N878];[.Q878])" office:value-type="float" office:value="82.8716666666667" calcext:value-type="float">
            <text:p>82.8716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85.08" calcext:value-type="float">
            <text:p>85.0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2.33" calcext:value-type="float">
            <text:p>82.33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12" calcext:value-type="float">
            <text:p>82.1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63" calcext:value-type="float">
            <text:p>83.6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.44" calcext:value-type="float">
            <text:p>83.44</text:p>
          </table:table-cell>
          <table:table-cell/>
          <table:table-cell table:formula="of:=AVERAGE([.A879];[.D879];[.G879];[.J879];[.M879];[.P879])" office:value-type="float" office:value="4.26666666666667" calcext:value-type="float">
            <text:p>4.26666666666667</text:p>
          </table:table-cell>
          <table:table-cell table:formula="of:=AVERAGE([.B879];[.E879];[.H879];[.K879];[.N879];[.Q879])" office:value-type="float" office:value="83.465" calcext:value-type="float">
            <text:p>83.46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64" calcext:value-type="float">
            <text:p>84.6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2.99" calcext:value-type="float">
            <text:p>82.9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2.73" calcext:value-type="float">
            <text:p>82.7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17" calcext:value-type="float">
            <text:p>84.1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83.98" calcext:value-type="float">
            <text:p>83.98</text:p>
          </table:table-cell>
          <table:table-cell/>
          <table:table-cell table:formula="of:=AVERAGE([.A880];[.D880];[.G880];[.J880];[.M880];[.P880])" office:value-type="float" office:value="4.36666666666667" calcext:value-type="float">
            <text:p>4.36666666666667</text:p>
          </table:table-cell>
          <table:table-cell table:formula="of:=AVERAGE([.B880];[.E880];[.H880];[.K880];[.N880];[.Q880])" office:value-type="float" office:value="84.0433333333333" calcext:value-type="float">
            <text:p>84.04333333333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6.38" calcext:value-type="float">
            <text:p>86.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3.6" calcext:value-type="float">
            <text:p>83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3.35" calcext:value-type="float">
            <text:p>83.3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69" calcext:value-type="float">
            <text:p>84.6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84.53" calcext:value-type="float">
            <text:p>84.53</text:p>
          </table:table-cell>
          <table:table-cell/>
          <table:table-cell table:formula="of:=AVERAGE([.A881];[.D881];[.G881];[.J881];[.M881];[.P881])" office:value-type="float" office:value="4.46666666666667" calcext:value-type="float">
            <text:p>4.46666666666667</text:p>
          </table:table-cell>
          <table:table-cell table:formula="of:=AVERAGE([.B881];[.E881];[.H881];[.K881];[.N881];[.Q881])" office:value-type="float" office:value="84.6333333333333" calcext:value-type="float">
            <text:p>84.633333333333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7.14" calcext:value-type="float">
            <text:p>87.1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4.45" calcext:value-type="float">
            <text:p>84.4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4.06" calcext:value-type="float">
            <text:p>84.0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5.09" calcext:value-type="float">
            <text:p>85.09</text:p>
          </table:table-cell>
          <table:table-cell/>
          <table:table-cell table:formula="of:=AVERAGE([.A882];[.D882];[.G882];[.J882];[.M882];[.P882])" office:value-type="float" office:value="4.56666666666667" calcext:value-type="float">
            <text:p>4.56666666666667</text:p>
          </table:table-cell>
          <table:table-cell table:formula="of:=AVERAGE([.B882];[.E882];[.H882];[.K882];[.N882];[.Q882])" office:value-type="float" office:value="85.3183333333333" calcext:value-type="float">
            <text:p>85.31833333333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66" calcext:value-type="float">
            <text:p>86.6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12" calcext:value-type="float">
            <text:p>85.1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4.99" calcext:value-type="float">
            <text:p>84.9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97" calcext:value-type="float">
            <text:p>85.9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5.71" calcext:value-type="float">
            <text:p>85.71</text:p>
          </table:table-cell>
          <table:table-cell/>
          <table:table-cell table:formula="of:=AVERAGE([.A883];[.D883];[.G883];[.J883];[.M883];[.P883])" office:value-type="float" office:value="4.66666666666667" calcext:value-type="float">
            <text:p>4.66666666666667</text:p>
          </table:table-cell>
          <table:table-cell table:formula="of:=AVERAGE([.B883];[.E883];[.H883];[.K883];[.N883];[.Q883])" office:value-type="float" office:value="86.06" calcext:value-type="float">
            <text:p>86.0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.47" calcext:value-type="float">
            <text:p>87.4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71" calcext:value-type="float">
            <text:p>86.7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86.38" calcext:value-type="float">
            <text:p>86.38</text:p>
          </table:table-cell>
          <table:table-cell/>
          <table:table-cell table:formula="of:=AVERAGE([.A884];[.D884];[.G884];[.J884];[.M884];[.P884])" office:value-type="float" office:value="4.76666666666667" calcext:value-type="float">
            <text:p>4.76666666666667</text:p>
          </table:table-cell>
          <table:table-cell table:formula="of:=AVERAGE([.B884];[.E884];[.H884];[.K884];[.N884];[.Q884])" office:value-type="float" office:value="86.8683333333333" calcext:value-type="float">
            <text:p>86.86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9.73" calcext:value-type="float">
            <text:p>89.7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8.32" calcext:value-type="float">
            <text:p>88.3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6.66" calcext:value-type="float">
            <text:p>86.66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6.78" calcext:value-type="float">
            <text:p>86.7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44" calcext:value-type="float">
            <text:p>87.4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/>
          <table:table-cell table:formula="of:=AVERAGE([.A885];[.D885];[.G885];[.J885];[.M885];[.P885])" office:value-type="float" office:value="4.86666666666667" calcext:value-type="float">
            <text:p>4.86666666666667</text:p>
          </table:table-cell>
          <table:table-cell table:formula="of:=AVERAGE([.B885];[.E885];[.H885];[.K885];[.N885];[.Q885])" office:value-type="float" office:value="87.655" calcext:value-type="float">
            <text:p>87.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49" calcext:value-type="float">
            <text:p>90.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.18" calcext:value-type="float">
            <text:p>89.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55" calcext:value-type="float">
            <text:p>87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05" calcext:value-type="float">
            <text:p>88.0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7.77" calcext:value-type="float">
            <text:p>87.77</text:p>
          </table:table-cell>
          <table:table-cell/>
          <table:table-cell table:formula="of:=AVERAGE([.A886];[.D886];[.G886];[.J886];[.M886];[.P886])" office:value-type="float" office:value="4.96666666666667" calcext:value-type="float">
            <text:p>4.96666666666667</text:p>
          </table:table-cell>
          <table:table-cell table:formula="of:=AVERAGE([.B886];[.E886];[.H886];[.K886];[.N886];[.Q886])" office:value-type="float" office:value="88.4466666666667" calcext:value-type="float">
            <text:p>88.446666666666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1.31" calcext:value-type="float">
            <text:p>91.3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96" calcext:value-type="float">
            <text:p>89.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39" calcext:value-type="float">
            <text:p>88.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45" calcext:value-type="float">
            <text:p>88.4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8.85" calcext:value-type="float">
            <text:p>88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.63" calcext:value-type="float">
            <text:p>88.63</text:p>
          </table:table-cell>
          <table:table-cell/>
          <table:table-cell table:formula="of:=AVERAGE([.A887];[.D887];[.G887];[.J887];[.M887];[.P887])" office:value-type="float" office:value="5.06666666666667" calcext:value-type="float">
            <text:p>5.06666666666667</text:p>
          </table:table-cell>
          <table:table-cell table:formula="of:=AVERAGE([.B887];[.E887];[.H887];[.K887];[.N887];[.Q887])" office:value-type="float" office:value="89.265" calcext:value-type="float">
            <text:p>89.26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85" calcext:value-type="float">
            <text:p>90.8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28" calcext:value-type="float">
            <text:p>89.2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37" calcext:value-type="float">
            <text:p>89.3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82" calcext:value-type="float">
            <text:p>89.8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89.34" calcext:value-type="float">
            <text:p>89.34</text:p>
          </table:table-cell>
          <table:table-cell/>
          <table:table-cell table:formula="of:=AVERAGE([.A888];[.D888];[.G888];[.J888];[.M888];[.P888])" office:value-type="float" office:value="5.16666666666667" calcext:value-type="float">
            <text:p>5.16666666666667</text:p>
          </table:table-cell>
          <table:table-cell table:formula="of:=AVERAGE([.B888];[.E888];[.H888];[.K888];[.N888];[.Q888])" office:value-type="float" office:value="90.1266666666667" calcext:value-type="float">
            <text:p>90.12666666666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2.9" calcext:value-type="float">
            <text:p>92.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71" calcext:value-type="float">
            <text:p>91.7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26" calcext:value-type="float">
            <text:p>90.2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58" calcext:value-type="float">
            <text:p>90.5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9.98" calcext:value-type="float">
            <text:p>89.98</text:p>
          </table:table-cell>
          <table:table-cell/>
          <table:table-cell table:formula="of:=AVERAGE([.A889];[.D889];[.G889];[.J889];[.M889];[.P889])" office:value-type="float" office:value="5.26666666666667" calcext:value-type="float">
            <text:p>5.26666666666667</text:p>
          </table:table-cell>
          <table:table-cell table:formula="of:=AVERAGE([.B889];[.E889];[.H889];[.K889];[.N889];[.Q889])" office:value-type="float" office:value="90.9383333333333" calcext:value-type="float">
            <text:p>90.938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3.61" calcext:value-type="float">
            <text:p>93.6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2.59" calcext:value-type="float">
            <text:p>92.5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1.17" calcext:value-type="float">
            <text:p>91.17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0.99" calcext:value-type="float">
            <text:p>90.9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19" calcext:value-type="float">
            <text:p>91.1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0.7" calcext:value-type="float">
            <text:p>90.7</text:p>
          </table:table-cell>
          <table:table-cell/>
          <table:table-cell table:formula="of:=AVERAGE([.A890];[.D890];[.G890];[.J890];[.M890];[.P890])" office:value-type="float" office:value="5.36666666666667" calcext:value-type="float">
            <text:p>5.36666666666667</text:p>
          </table:table-cell>
          <table:table-cell table:formula="of:=AVERAGE([.B890];[.E890];[.H890];[.K890];[.N890];[.Q890])" office:value-type="float" office:value="91.7083333333334" calcext:value-type="float">
            <text:p>91.708333333333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4.11" calcext:value-type="float">
            <text:p>94.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84" calcext:value-type="float">
            <text:p>91.8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91.41" calcext:value-type="float">
            <text:p>91.41</text:p>
          </table:table-cell>
          <table:table-cell/>
          <table:table-cell table:formula="of:=AVERAGE([.A891];[.D891];[.G891];[.J891];[.M891];[.P891])" office:value-type="float" office:value="5.46666666666667" calcext:value-type="float">
            <text:p>5.46666666666667</text:p>
          </table:table-cell>
          <table:table-cell table:formula="of:=AVERAGE([.B891];[.E891];[.H891];[.K891];[.N891];[.Q891])" office:value-type="float" office:value="92.4066666666667" calcext:value-type="float">
            <text:p>92.4066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4.63" calcext:value-type="float">
            <text:p>94.6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82" calcext:value-type="float">
            <text:p>93.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62" calcext:value-type="float">
            <text:p>92.6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39" calcext:value-type="float">
            <text:p>92.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1" calcext:value-type="float">
            <text:p>92.5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92.04" calcext:value-type="float">
            <text:p>92.04</text:p>
          </table:table-cell>
          <table:table-cell/>
          <table:table-cell table:formula="of:=AVERAGE([.A892];[.D892];[.G892];[.J892];[.M892];[.P892])" office:value-type="float" office:value="5.56666666666667" calcext:value-type="float">
            <text:p>5.56666666666667</text:p>
          </table:table-cell>
          <table:table-cell table:formula="of:=AVERAGE([.B892];[.E892];[.H892];[.K892];[.N892];[.Q892])" office:value-type="float" office:value="93.0016666666667" calcext:value-type="float">
            <text:p>93.00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5.27" calcext:value-type="float">
            <text:p>95.2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3.21" calcext:value-type="float">
            <text:p>93.2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2.93" calcext:value-type="float">
            <text:p>92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07" calcext:value-type="float">
            <text:p>93.0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2.53" calcext:value-type="float">
            <text:p>92.53</text:p>
          </table:table-cell>
          <table:table-cell/>
          <table:table-cell table:formula="of:=AVERAGE([.A893];[.D893];[.G893];[.J893];[.M893];[.P893])" office:value-type="float" office:value="5.66666666666667" calcext:value-type="float">
            <text:p>5.66666666666667</text:p>
          </table:table-cell>
          <table:table-cell table:formula="of:=AVERAGE([.B893];[.E893];[.H893];[.K893];[.N893];[.Q893])" office:value-type="float" office:value="93.5683333333333" calcext:value-type="float">
            <text:p>93.5683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5.83" calcext:value-type="float">
            <text:p>95.83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78" calcext:value-type="float">
            <text:p>93.78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52" calcext:value-type="float">
            <text:p>93.5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3.04" calcext:value-type="float">
            <text:p>93.04</text:p>
          </table:table-cell>
          <table:table-cell/>
          <table:table-cell table:formula="of:=AVERAGE([.A894];[.D894];[.G894];[.J894];[.M894];[.P894])" office:value-type="float" office:value="5.76666666666667" calcext:value-type="float">
            <text:p>5.76666666666667</text:p>
          </table:table-cell>
          <table:table-cell table:formula="of:=AVERAGE([.B894];[.E894];[.H894];[.K894];[.N894];[.Q894])" office:value-type="float" office:value="94.125" calcext:value-type="float">
            <text:p>94.12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5.51" calcext:value-type="float">
            <text:p>95.5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3.99" calcext:value-type="float">
            <text:p>93.9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3.53" calcext:value-type="float">
            <text:p>93.53</text:p>
          </table:table-cell>
          <table:table-cell/>
          <table:table-cell table:formula="of:=AVERAGE([.A895];[.D895];[.G895];[.J895];[.M895];[.P895])" office:value-type="float" office:value="5.86666666666667" calcext:value-type="float">
            <text:p>5.86666666666667</text:p>
          </table:table-cell>
          <table:table-cell table:formula="of:=AVERAGE([.B895];[.E895];[.H895];[.K895];[.N895];[.Q895])" office:value-type="float" office:value="94.5883333333333" calcext:value-type="float">
            <text:p>94.588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.47" calcext:value-type="float">
            <text:p>96.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95" calcext:value-type="float">
            <text:p>95.9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59" calcext:value-type="float">
            <text:p>94.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8" calcext:value-type="float">
            <text:p>94.48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4.02" calcext:value-type="float">
            <text:p>94.02</text:p>
          </table:table-cell>
          <table:table-cell/>
          <table:table-cell table:formula="of:=AVERAGE([.A896];[.D896];[.G896];[.J896];[.M896];[.P896])" office:value-type="float" office:value="5.96666666666667" calcext:value-type="float">
            <text:p>5.96666666666667</text:p>
          </table:table-cell>
          <table:table-cell table:formula="of:=AVERAGE([.B896];[.E896];[.H896];[.K896];[.N896];[.Q896])" office:value-type="float" office:value="94.9883333333333" calcext:value-type="float">
            <text:p>94.98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6.76" calcext:value-type="float">
            <text:p>96.7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98" calcext:value-type="float">
            <text:p>94.9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91" calcext:value-type="float">
            <text:p>94.9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84" calcext:value-type="float">
            <text:p>94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3" calcext:value-type="float">
            <text:p>94.43</text:p>
          </table:table-cell>
          <table:table-cell/>
          <table:table-cell table:formula="of:=AVERAGE([.A897];[.D897];[.G897];[.J897];[.M897];[.P897])" office:value-type="float" office:value="6.06666666666667" calcext:value-type="float">
            <text:p>6.06666666666667</text:p>
          </table:table-cell>
          <table:table-cell table:formula="of:=AVERAGE([.B897];[.E897];[.H897];[.K897];[.N897];[.Q897])" office:value-type="float" office:value="95.37" calcext:value-type="float">
            <text:p>95.3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6.98" calcext:value-type="float">
            <text:p>96.9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4" calcext:value-type="float">
            <text:p>95.2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1" calcext:value-type="float">
            <text:p>95.2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4.87" calcext:value-type="float">
            <text:p>94.87</text:p>
          </table:table-cell>
          <table:table-cell/>
          <table:table-cell table:formula="of:=AVERAGE([.A898];[.D898];[.G898];[.J898];[.M898];[.P898])" office:value-type="float" office:value="6.16666666666667" calcext:value-type="float">
            <text:p>6.16666666666667</text:p>
          </table:table-cell>
          <table:table-cell table:formula="of:=AVERAGE([.B898];[.E898];[.H898];[.K898];[.N898];[.Q898])" office:value-type="float" office:value="95.7033333333333" calcext:value-type="float">
            <text:p>95.70333333333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7.22" calcext:value-type="float">
            <text:p>97.2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82" calcext:value-type="float">
            <text:p>96.8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75" calcext:value-type="float">
            <text:p>95.7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61" calcext:value-type="float">
            <text:p>95.6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49" calcext:value-type="float">
            <text:p>95.4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5.24" calcext:value-type="float">
            <text:p>95.24</text:p>
          </table:table-cell>
          <table:table-cell/>
          <table:table-cell table:formula="of:=AVERAGE([.A899];[.D899];[.G899];[.J899];[.M899];[.P899])" office:value-type="float" office:value="6.26666666666667" calcext:value-type="float">
            <text:p>6.26666666666667</text:p>
          </table:table-cell>
          <table:table-cell table:formula="of:=AVERAGE([.B899];[.E899];[.H899];[.K899];[.N899];[.Q899])" office:value-type="float" office:value="96.0216666666667" calcext:value-type="float">
            <text:p>96.0216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99" calcext:value-type="float">
            <text:p>96.9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84" calcext:value-type="float">
            <text:p>95.8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69" calcext:value-type="float">
            <text:p>95.6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95.53" calcext:value-type="float">
            <text:p>95.53</text:p>
          </table:table-cell>
          <table:table-cell/>
          <table:table-cell table:formula="of:=AVERAGE([.A900];[.D900];[.G900];[.J900];[.M900];[.P900])" office:value-type="float" office:value="6.36666666666667" calcext:value-type="float">
            <text:p>6.36666666666667</text:p>
          </table:table-cell>
          <table:table-cell table:formula="of:=AVERAGE([.B900];[.E900];[.H900];[.K900];[.N900];[.Q900])" office:value-type="float" office:value="96.26" calcext:value-type="float">
            <text:p>96.2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7.15" calcext:value-type="float">
            <text:p>97.1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03" calcext:value-type="float">
            <text:p>96.0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94" calcext:value-type="float">
            <text:p>95.9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5.74" calcext:value-type="float">
            <text:p>95.74</text:p>
          </table:table-cell>
          <table:table-cell/>
          <table:table-cell table:formula="of:=AVERAGE([.A901];[.D901];[.G901];[.J901];[.M901];[.P901])" office:value-type="float" office:value="6.46666666666667" calcext:value-type="float">
            <text:p>6.46666666666667</text:p>
          </table:table-cell>
          <table:table-cell table:formula="of:=AVERAGE([.B901];[.E901];[.H901];[.K901];[.N901];[.Q901])" office:value-type="float" office:value="96.4533333333333" calcext:value-type="float">
            <text:p>96.453333333333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7.32" calcext:value-type="float">
            <text:p>97.3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6.49" calcext:value-type="float">
            <text:p>96.4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4" calcext:value-type="float">
            <text:p>96.2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23" calcext:value-type="float">
            <text:p>96.2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5.98" calcext:value-type="float">
            <text:p>95.98</text:p>
          </table:table-cell>
          <table:table-cell/>
          <table:table-cell table:formula="of:=AVERAGE([.A902];[.D902];[.G902];[.J902];[.M902];[.P902])" office:value-type="float" office:value="6.56666666666667" calcext:value-type="float">
            <text:p>6.56666666666667</text:p>
          </table:table-cell>
          <table:table-cell table:formula="of:=AVERAGE([.B902];[.E902];[.H902];[.K902];[.N902];[.Q902])" office:value-type="float" office:value="96.6716666666667" calcext:value-type="float">
            <text:p>96.67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69" calcext:value-type="float">
            <text:p>96.6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41" calcext:value-type="float">
            <text:p>96.4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53" calcext:value-type="float">
            <text:p>96.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96.16" calcext:value-type="float">
            <text:p>96.16</text:p>
          </table:table-cell>
          <table:table-cell/>
          <table:table-cell table:formula="of:=AVERAGE([.A903];[.D903];[.G903];[.J903];[.M903];[.P903])" office:value-type="float" office:value="6.66666666666667" calcext:value-type="float">
            <text:p>6.66666666666667</text:p>
          </table:table-cell>
          <table:table-cell table:formula="of:=AVERAGE([.B903];[.E903];[.H903];[.K903];[.N903];[.Q903])" office:value-type="float" office:value="96.8583333333333" calcext:value-type="float">
            <text:p>96.85833333333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8.04" calcext:value-type="float">
            <text:p>98.0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7.62" calcext:value-type="float">
            <text:p>97.6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81" calcext:value-type="float">
            <text:p>96.8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56" calcext:value-type="float">
            <text:p>96.5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68" calcext:value-type="float">
            <text:p>96.6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6.35" calcext:value-type="float">
            <text:p>96.35</text:p>
          </table:table-cell>
          <table:table-cell/>
          <table:table-cell table:formula="of:=AVERAGE([.A904];[.D904];[.G904];[.J904];[.M904];[.P904])" office:value-type="float" office:value="6.76666666666667" calcext:value-type="float">
            <text:p>6.76666666666667</text:p>
          </table:table-cell>
          <table:table-cell table:formula="of:=AVERAGE([.B904];[.E904];[.H904];[.K904];[.N904];[.Q904])" office:value-type="float" office:value="97.01" calcext:value-type="float">
            <text:p>97.0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77" calcext:value-type="float">
            <text:p>97.7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93" calcext:value-type="float">
            <text:p>96.9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71" calcext:value-type="float">
            <text:p>96.7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83" calcext:value-type="float">
            <text:p>96.8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6.59" calcext:value-type="float">
            <text:p>96.59</text:p>
          </table:table-cell>
          <table:table-cell/>
          <table:table-cell table:formula="of:=AVERAGE([.A905];[.D905];[.G905];[.J905];[.M905];[.P905])" office:value-type="float" office:value="6.86666666666667" calcext:value-type="float">
            <text:p>6.86666666666667</text:p>
          </table:table-cell>
          <table:table-cell table:formula="of:=AVERAGE([.B905];[.E905];[.H905];[.K905];[.N905];[.Q905])" office:value-type="float" office:value="97.16" calcext:value-type="float">
            <text:p>97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84" calcext:value-type="float">
            <text:p>97.8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7.03" calcext:value-type="float">
            <text:p>97.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9" calcext:value-type="float">
            <text:p>96.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97" calcext:value-type="float">
            <text:p>96.9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96.77" calcext:value-type="float">
            <text:p>96.77</text:p>
          </table:table-cell>
          <table:table-cell/>
          <table:table-cell table:formula="of:=AVERAGE([.A906];[.D906];[.G906];[.J906];[.M906];[.P906])" office:value-type="float" office:value="6.96666666666667" calcext:value-type="float">
            <text:p>6.96666666666667</text:p>
          </table:table-cell>
          <table:table-cell table:formula="of:=AVERAGE([.B906];[.E906];[.H906];[.K906];[.N906];[.Q906])" office:value-type="float" office:value="97.2833333333334" calcext:value-type="float">
            <text:p>97.283333333333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8.28" calcext:value-type="float">
            <text:p>98.2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93" calcext:value-type="float">
            <text:p>97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.16" calcext:value-type="float">
            <text:p>97.1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7" calcext:value-type="float">
            <text:p>97.0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13" calcext:value-type="float">
            <text:p>97.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AVERAGE([.A907];[.D907];[.G907];[.J907];[.M907];[.P907])" office:value-type="float" office:value="7.06666666666667" calcext:value-type="float">
            <text:p>7.06666666666667</text:p>
          </table:table-cell>
          <table:table-cell table:formula="of:=AVERAGE([.B907];[.E907];[.H907];[.K907];[.N907];[.Q907])" office:value-type="float" office:value="97.405" calcext:value-type="float">
            <text:p>97.40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8.05" calcext:value-type="float">
            <text:p>98.0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24" calcext:value-type="float">
            <text:p>97.2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19" calcext:value-type="float">
            <text:p>97.1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7.02" calcext:value-type="float">
            <text:p>97.02</text:p>
          </table:table-cell>
          <table:table-cell/>
          <table:table-cell table:formula="of:=AVERAGE([.A908];[.D908];[.G908];[.J908];[.M908];[.P908])" office:value-type="float" office:value="7.16666666666667" calcext:value-type="float">
            <text:p>7.16666666666667</text:p>
          </table:table-cell>
          <table:table-cell table:formula="of:=AVERAGE([.B908];[.E908];[.H908];[.K908];[.N908];[.Q908])" office:value-type="float" office:value="97.5316666666667" calcext:value-type="float">
            <text:p>97.531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8.39" calcext:value-type="float">
            <text:p>98.3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45" calcext:value-type="float">
            <text:p>97.4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8" calcext:value-type="float">
            <text:p>97.2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31" calcext:value-type="float">
            <text:p>97.3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7.12" calcext:value-type="float">
            <text:p>97.12</text:p>
          </table:table-cell>
          <table:table-cell/>
          <table:table-cell table:formula="of:=AVERAGE([.A909];[.D909];[.G909];[.J909];[.M909];[.P909])" office:value-type="float" office:value="7.26666666666667" calcext:value-type="float">
            <text:p>7.26666666666667</text:p>
          </table:table-cell>
          <table:table-cell table:formula="of:=AVERAGE([.B909];[.E909];[.H909];[.K909];[.N909];[.Q909])" office:value-type="float" office:value="97.6133333333334" calcext:value-type="float">
            <text:p>97.613333333333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59" calcext:value-type="float">
            <text:p>97.59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37" calcext:value-type="float">
            <text:p>97.3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43" calcext:value-type="float">
            <text:p>97.4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97.21" calcext:value-type="float">
            <text:p>97.21</text:p>
          </table:table-cell>
          <table:table-cell/>
          <table:table-cell table:formula="of:=AVERAGE([.A910];[.D910];[.G910];[.J910];[.M910];[.P910])" office:value-type="float" office:value="7.36666666666667" calcext:value-type="float">
            <text:p>7.36666666666667</text:p>
          </table:table-cell>
          <table:table-cell table:formula="of:=AVERAGE([.B910];[.E910];[.H910];[.K910];[.N910];[.Q910])"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8.52" calcext:value-type="float">
            <text:p>98.5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69" calcext:value-type="float">
            <text:p>97.6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48" calcext:value-type="float">
            <text:p>97.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58" calcext:value-type="float">
            <text:p>97.5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97.27" calcext:value-type="float">
            <text:p>97.27</text:p>
          </table:table-cell>
          <table:table-cell/>
          <table:table-cell table:formula="of:=AVERAGE([.A911];[.D911];[.G911];[.J911];[.M911];[.P911])" office:value-type="float" office:value="7.46666666666667" calcext:value-type="float">
            <text:p>7.46666666666667</text:p>
          </table:table-cell>
          <table:table-cell table:formula="of:=AVERAGE([.B911];[.E911];[.H911];[.K911];[.N911];[.Q911])" office:value-type="float" office:value="97.7983333333333" calcext:value-type="float">
            <text:p>97.798333333333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78" calcext:value-type="float">
            <text:p>97.7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57" calcext:value-type="float">
            <text:p>97.5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68" calcext:value-type="float">
            <text:p>97.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7.38" calcext:value-type="float">
            <text:p>97.38</text:p>
          </table:table-cell>
          <table:table-cell/>
          <table:table-cell table:formula="of:=AVERAGE([.A912];[.D912];[.G912];[.J912];[.M912];[.P912])" office:value-type="float" office:value="7.56666666666667" calcext:value-type="float">
            <text:p>7.56666666666667</text:p>
          </table:table-cell>
          <table:table-cell table:formula="of:=AVERAGE([.B912];[.E912];[.H912];[.K912];[.N912];[.Q912])"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8.37" calcext:value-type="float">
            <text:p>98.3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65" calcext:value-type="float">
            <text:p>97.6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75" calcext:value-type="float">
            <text:p>97.7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7.48" calcext:value-type="float">
            <text:p>97.48</text:p>
          </table:table-cell>
          <table:table-cell/>
          <table:table-cell table:formula="of:=AVERAGE([.A913];[.D913];[.G913];[.J913];[.M913];[.P913])" office:value-type="float" office:value="7.66666666666667" calcext:value-type="float">
            <text:p>7.66666666666667</text:p>
          </table:table-cell>
          <table:table-cell table:formula="of:=AVERAGE([.B913];[.E913];[.H913];[.K913];[.N913];[.Q913])" office:value-type="float" office:value="97.95" calcext:value-type="float">
            <text:p>97.9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44" calcext:value-type="float">
            <text:p>98.4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96" calcext:value-type="float">
            <text:p>97.9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72" calcext:value-type="float">
            <text:p>97.7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7.56" calcext:value-type="float">
            <text:p>97.56</text:p>
          </table:table-cell>
          <table:table-cell/>
          <table:table-cell table:formula="of:=AVERAGE([.A914];[.D914];[.G914];[.J914];[.M914];[.P914])" office:value-type="float" office:value="7.76666666666667" calcext:value-type="float">
            <text:p>7.76666666666667</text:p>
          </table:table-cell>
          <table:table-cell table:formula="of:=AVERAGE([.B914];[.E914];[.H914];[.K914];[.N914];[.Q914])" office:value-type="float" office:value="98.0266666666667" calcext:value-type="float">
            <text:p>98.02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71" calcext:value-type="float">
            <text:p>98.7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8.08" calcext:value-type="float">
            <text:p>98.0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3" calcext:value-type="float">
            <text:p>97.8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86" calcext:value-type="float">
            <text:p>97.86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7.67" calcext:value-type="float">
            <text:p>97.67</text:p>
          </table:table-cell>
          <table:table-cell/>
          <table:table-cell table:formula="of:=AVERAGE([.A915];[.D915];[.G915];[.J915];[.M915];[.P915])" office:value-type="float" office:value="7.86666666666667" calcext:value-type="float">
            <text:p>7.86666666666667</text:p>
          </table:table-cell>
          <table:table-cell table:formula="of:=AVERAGE([.B915];[.E915];[.H915];[.K915];[.N915];[.Q915])" office:value-type="float" office:value="98.1066666666667" calcext:value-type="float">
            <text:p>98.10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77" calcext:value-type="float">
            <text:p>98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5" calcext:value-type="float">
            <text:p>97.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91" calcext:value-type="float">
            <text:p>97.9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97.77" calcext:value-type="float">
            <text:p>97.77</text:p>
          </table:table-cell>
          <table:table-cell/>
          <table:table-cell table:formula="of:=AVERAGE([.A916];[.D916];[.G916];[.J916];[.M916];[.P916])" office:value-type="float" office:value="7.96666666666667" calcext:value-type="float">
            <text:p>7.96666666666667</text:p>
          </table:table-cell>
          <table:table-cell table:formula="of:=AVERAGE([.B916];[.E916];[.H916];[.K916];[.N916];[.Q916])" office:value-type="float" office:value="98.175" calcext:value-type="float">
            <text:p>98.17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.18" calcext:value-type="float">
            <text:p>98.1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8" calcext:value-type="float">
            <text:p>97.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.85" calcext:value-type="float">
            <text:p>97.85</text:p>
          </table:table-cell>
          <table:table-cell/>
          <table:table-cell table:formula="of:=AVERAGE([.A917];[.D917];[.G917];[.J917];[.M917];[.P917])" office:value-type="float" office:value="8.06666666666667" calcext:value-type="float">
            <text:p>8.06666666666667</text:p>
          </table:table-cell>
          <table:table-cell table:formula="of:=AVERAGE([.B917];[.E917];[.H917];[.K917];[.N917];[.Q917])" office:value-type="float" office:value="98.25" calcext:value-type="float">
            <text:p>98.2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69" calcext:value-type="float">
            <text:p>98.6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6" calcext:value-type="float">
            <text:p>98.0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7" calcext:value-type="float">
            <text:p>98.0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7.95" calcext:value-type="float">
            <text:p>97.95</text:p>
          </table:table-cell>
          <table:table-cell/>
          <table:table-cell table:formula="of:=AVERAGE([.A918];[.D918];[.G918];[.J918];[.M918];[.P918])" office:value-type="float" office:value="8.16666666666667" calcext:value-type="float">
            <text:p>8.16666666666667</text:p>
          </table:table-cell>
          <table:table-cell table:formula="of:=AVERAGE([.B918];[.E918];[.H918];[.K918];[.N918];[.Q918])" office:value-type="float" office:value="98.3266666666667" calcext:value-type="float">
            <text:p>98.32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31" calcext:value-type="float">
            <text:p>98.3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5" calcext:value-type="float">
            <text:p>98.1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13" calcext:value-type="float">
            <text:p>98.1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8.02" calcext:value-type="float">
            <text:p>98.02</text:p>
          </table:table-cell>
          <table:table-cell/>
          <table:table-cell table:formula="of:=AVERAGE([.A919];[.D919];[.G919];[.J919];[.M919];[.P919])" office:value-type="float" office:value="8.26666666666667" calcext:value-type="float">
            <text:p>8.26666666666667</text:p>
          </table:table-cell>
          <table:table-cell table:formula="of:=AVERAGE([.B919];[.E919];[.H919];[.K919];[.N919];[.Q919])" office:value-type="float" office:value="98.39" calcext:value-type="float">
            <text:p>98.3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35" calcext:value-type="float">
            <text:p>98.3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2" calcext:value-type="float">
            <text:p>98.2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21" calcext:value-type="float">
            <text:p>98.2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98.06" calcext:value-type="float">
            <text:p>98.06</text:p>
          </table:table-cell>
          <table:table-cell/>
          <table:table-cell table:formula="of:=AVERAGE([.A920];[.D920];[.G920];[.J920];[.M920];[.P920])" office:value-type="float" office:value="8.36666666666667" calcext:value-type="float">
            <text:p>8.36666666666667</text:p>
          </table:table-cell>
          <table:table-cell table:formula="of:=AVERAGE([.B920];[.E920];[.H920];[.K920];[.N920];[.Q920])" office:value-type="float" office:value="98.4383333333333" calcext:value-type="float">
            <text:p>98.438333333333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81" calcext:value-type="float">
            <text:p>98.8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4" calcext:value-type="float">
            <text:p>98.2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98.15" calcext:value-type="float">
            <text:p>98.15</text:p>
          </table:table-cell>
          <table:table-cell/>
          <table:table-cell table:formula="of:=AVERAGE([.A921];[.D921];[.G921];[.J921];[.M921];[.P921])" office:value-type="float" office:value="8.46666666666667" calcext:value-type="float">
            <text:p>8.46666666666667</text:p>
          </table:table-cell>
          <table:table-cell table:formula="of:=AVERAGE([.B921];[.E921];[.H921];[.K921];[.N921];[.Q921])" office:value-type="float" office:value="98.5033333333333" calcext:value-type="float">
            <text:p>98.50333333333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12" calcext:value-type="float">
            <text:p>99.1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48" calcext:value-type="float">
            <text:p>98.4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9" calcext:value-type="float">
            <text:p>98.2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8.2" calcext:value-type="float">
            <text:p>98.2</text:p>
          </table:table-cell>
          <table:table-cell/>
          <table:table-cell table:formula="of:=AVERAGE([.A922];[.D922];[.G922];[.J922];[.M922];[.P922])" office:value-type="float" office:value="8.56666666666667" calcext:value-type="float">
            <text:p>8.56666666666667</text:p>
          </table:table-cell>
          <table:table-cell table:formula="of:=AVERAGE([.B922];[.E922];[.H922];[.K922];[.N922];[.Q922])" office:value-type="float" office:value="98.555" calcext:value-type="float">
            <text:p>98.55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89" calcext:value-type="float">
            <text:p>98.8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51" calcext:value-type="float">
            <text:p>98.5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46" calcext:value-type="float">
            <text:p>98.4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8" calcext:value-type="float">
            <text:p>98.3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8.24" calcext:value-type="float">
            <text:p>98.24</text:p>
          </table:table-cell>
          <table:table-cell/>
          <table:table-cell table:formula="of:=AVERAGE([.A923];[.D923];[.G923];[.J923];[.M923];[.P923])" office:value-type="float" office:value="8.66666666666667" calcext:value-type="float">
            <text:p>8.66666666666667</text:p>
          </table:table-cell>
          <table:table-cell table:formula="of:=AVERAGE([.B923];[.E923];[.H923];[.K923];[.N923];[.Q923])" office:value-type="float" office:value="98.6033333333333" calcext:value-type="float">
            <text:p>98.603333333333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93" calcext:value-type="float">
            <text:p>98.9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55" calcext:value-type="float">
            <text:p>98.5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9" calcext:value-type="float">
            <text:p>98.4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41" calcext:value-type="float">
            <text:p>98.41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8.32" calcext:value-type="float">
            <text:p>98.32</text:p>
          </table:table-cell>
          <table:table-cell/>
          <table:table-cell table:formula="of:=AVERAGE([.A924];[.D924];[.G924];[.J924];[.M924];[.P924])" office:value-type="float" office:value="8.76666666666667" calcext:value-type="float">
            <text:p>8.76666666666667</text:p>
          </table:table-cell>
          <table:table-cell table:formula="of:=AVERAGE([.B924];[.E924];[.H924];[.K924];[.N924];[.Q924])" office:value-type="float" office:value="98.6433333333333" calcext:value-type="float">
            <text:p>98.64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23" calcext:value-type="float">
            <text:p>99.2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62" calcext:value-type="float">
            <text:p>98.6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56" calcext:value-type="float">
            <text:p>98.5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7" calcext:value-type="float">
            <text:p>98.4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8.33" calcext:value-type="float">
            <text:p>98.33</text:p>
          </table:table-cell>
          <table:table-cell/>
          <table:table-cell table:formula="of:=AVERAGE([.A925];[.D925];[.G925];[.J925];[.M925];[.P925])" office:value-type="float" office:value="8.86666666666667" calcext:value-type="float">
            <text:p>8.86666666666667</text:p>
          </table:table-cell>
          <table:table-cell table:formula="of:=AVERAGE([.B925];[.E925];[.H925];[.K925];[.N925];[.Q925])" office:value-type="float" office:value="98.695" calcext:value-type="float">
            <text:p>98.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27" calcext:value-type="float">
            <text:p>99.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66" calcext:value-type="float">
            <text:p>98.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61" calcext:value-type="float">
            <text:p>98.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3" calcext:value-type="float">
            <text:p>98.5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8.45" calcext:value-type="float">
            <text:p>98.45</text:p>
          </table:table-cell>
          <table:table-cell/>
          <table:table-cell table:formula="of:=AVERAGE([.A926];[.D926];[.G926];[.J926];[.M926];[.P926])" office:value-type="float" office:value="8.96666666666667" calcext:value-type="float">
            <text:p>8.96666666666667</text:p>
          </table:table-cell>
          <table:table-cell table:formula="of:=AVERAGE([.B926];[.E926];[.H926];[.K926];[.N926];[.Q926])" office:value-type="float" office:value="98.7566666666667" calcext:value-type="float">
            <text:p>98.75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9.05" calcext:value-type="float">
            <text:p>99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75" calcext:value-type="float">
            <text:p>98.7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67" calcext:value-type="float">
            <text:p>98.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9" calcext:value-type="float">
            <text:p>98.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8.5" calcext:value-type="float">
            <text:p>98.5</text:p>
          </table:table-cell>
          <table:table-cell/>
          <table:table-cell table:formula="of:=AVERAGE([.A927];[.D927];[.G927];[.J927];[.M927];[.P927])" office:value-type="float" office:value="9.06666666666667" calcext:value-type="float">
            <text:p>9.06666666666667</text:p>
          </table:table-cell>
          <table:table-cell table:formula="of:=AVERAGE([.B927];[.E927];[.H927];[.K927];[.N927];[.Q927])" office:value-type="float" office:value="98.8083333333333" calcext:value-type="float">
            <text:p>98.8083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9.11" calcext:value-type="float">
            <text:p>99.1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65" calcext:value-type="float">
            <text:p>98.6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8.52" calcext:value-type="float">
            <text:p>98.52</text:p>
          </table:table-cell>
          <table:table-cell/>
          <table:table-cell table:formula="of:=AVERAGE([.A928];[.D928];[.G928];[.J928];[.M928];[.P928])" office:value-type="float" office:value="9.16666666666667" calcext:value-type="float">
            <text:p>9.16666666666667</text:p>
          </table:table-cell>
          <table:table-cell table:formula="of:=AVERAGE([.B928];[.E928];[.H928];[.K928];[.N928];[.Q928])"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37" calcext:value-type="float">
            <text:p>99.3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84" calcext:value-type="float">
            <text:p>98.8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72" calcext:value-type="float">
            <text:p>98.7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8.56" calcext:value-type="float">
            <text:p>98.56</text:p>
          </table:table-cell>
          <table:table-cell/>
          <table:table-cell table:formula="of:=AVERAGE([.A929];[.D929];[.G929];[.J929];[.M929];[.P929])" office:value-type="float" office:value="9.26666666666667" calcext:value-type="float">
            <text:p>9.26666666666667</text:p>
          </table:table-cell>
          <table:table-cell table:formula="of:=AVERAGE([.B929];[.E929];[.H929];[.K929];[.N929];[.Q929])" office:value-type="float" office:value="98.9016666666667" calcext:value-type="float">
            <text:p>98.901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38" calcext:value-type="float">
            <text:p>99.3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9.16" calcext:value-type="float">
            <text:p>99.1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76" calcext:value-type="float">
            <text:p>98.7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AVERAGE([.A930];[.D930];[.G930];[.J930];[.M930];[.P930])" office:value-type="float" office:value="9.38333333333333" calcext:value-type="float">
            <text:p>9.38333333333333</text:p>
          </table:table-cell>
          <table:table-cell table:formula="of:=AVERAGE([.B930];[.E930];[.H930];[.K930];[.N930];[.Q930])" office:value-type="float" office:value="98.9283333333333" calcext:value-type="float">
            <text:p>98.928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79" calcext:value-type="float">
            <text:p>98.7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8.66" calcext:value-type="float">
            <text:p>98.66</text:p>
          </table:table-cell>
          <table:table-cell/>
          <table:table-cell table:formula="of:=AVERAGE([.A931];[.D931];[.G931];[.J931];[.M931];[.P931])" office:value-type="float" office:value="9.48333333333333" calcext:value-type="float">
            <text:p>9.48333333333333</text:p>
          </table:table-cell>
          <table:table-cell table:formula="of:=AVERAGE([.B931];[.E931];[.H931];[.K931];[.N931];[.Q931])" office:value-type="float" office:value="98.9683333333333" calcext:value-type="float">
            <text:p>98.968333333333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22" calcext:value-type="float">
            <text:p>99.2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99" calcext:value-type="float">
            <text:p>98.9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83" calcext:value-type="float">
            <text:p>98.8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8.69" calcext:value-type="float">
            <text:p>98.69</text:p>
          </table:table-cell>
          <table:table-cell/>
          <table:table-cell table:formula="of:=AVERAGE([.A932];[.D932];[.G932];[.J932];[.M932];[.P932])" office:value-type="float" office:value="9.58333333333333" calcext:value-type="float">
            <text:p>9.58333333333333</text:p>
          </table:table-cell>
          <table:table-cell table:formula="of:=AVERAGE([.B932];[.E932];[.H932];[.K932];[.N932];[.Q932])" office:value-type="float" office:value="99.0033333333333" calcext:value-type="float">
            <text:p>99.0033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45" calcext:value-type="float">
            <text:p>99.4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24" calcext:value-type="float">
            <text:p>99.24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92" calcext:value-type="float">
            <text:p>98.9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86" calcext:value-type="float">
            <text:p>98.8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8.71" calcext:value-type="float">
            <text:p>98.71</text:p>
          </table:table-cell>
          <table:table-cell/>
          <table:table-cell table:formula="of:=AVERAGE([.A933];[.D933];[.G933];[.J933];[.M933];[.P933])" office:value-type="float" office:value="9.68333333333333" calcext:value-type="float">
            <text:p>9.68333333333333</text:p>
          </table:table-cell>
          <table:table-cell table:formula="of:=AVERAGE([.B933];[.E933];[.H933];[.K933];[.N933];[.Q933])" office:value-type="float" office:value="99.0366666666667" calcext:value-type="float">
            <text:p>99.03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48" calcext:value-type="float">
            <text:p>99.4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26" calcext:value-type="float">
            <text:p>99.2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9.09" calcext:value-type="float">
            <text:p>99.0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96" calcext:value-type="float">
            <text:p>98.9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8.73" calcext:value-type="float">
            <text:p>98.73</text:p>
          </table:table-cell>
          <table:table-cell/>
          <table:table-cell table:formula="of:=AVERAGE([.A934];[.D934];[.G934];[.J934];[.M934];[.P934])" office:value-type="float" office:value="9.78333333333333" calcext:value-type="float">
            <text:p>9.78333333333333</text:p>
          </table:table-cell>
          <table:table-cell table:formula="of:=AVERAGE([.B934];[.E934];[.H934];[.K934];[.N934];[.Q934])" office:value-type="float" office:value="99.065" calcext:value-type="float">
            <text:p>99.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01" calcext:value-type="float">
            <text:p>99.0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8.78" calcext:value-type="float">
            <text:p>98.78</text:p>
          </table:table-cell>
          <table:table-cell/>
          <table:table-cell table:formula="of:=AVERAGE([.A935];[.D935];[.G935];[.J935];[.M935];[.P935])" office:value-type="float" office:value="9.88333333333333" calcext:value-type="float">
            <text:p>9.88333333333333</text:p>
          </table:table-cell>
          <table:table-cell table:formula="of:=AVERAGE([.B935];[.E935];[.H935];[.K935];[.N935];[.Q935])" office:value-type="float" office:value="99.1033333333333" calcext:value-type="float">
            <text:p>99.10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42" calcext:value-type="float">
            <text:p>99.4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9.14" calcext:value-type="float">
            <text:p>99.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04" calcext:value-type="float">
            <text:p>99.0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8.81" calcext:value-type="float">
            <text:p>98.81</text:p>
          </table:table-cell>
          <table:table-cell/>
          <table:table-cell table:formula="of:=AVERAGE([.A936];[.D936];[.G936];[.J936];[.M936];[.P936])" office:value-type="float" office:value="10.1333333333333" calcext:value-type="float">
            <text:p>10.1333333333333</text:p>
          </table:table-cell>
          <table:table-cell table:formula="of:=AVERAGE([.B936];[.E936];[.H936];[.K936];[.N936];[.Q936])" office:value-type="float" office:value="99.2183333333333" calcext:value-type="float">
            <text:p>99.218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61" calcext:value-type="float">
            <text:p>99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.28" calcext:value-type="float">
            <text:p>9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41" calcext:value-type="float">
            <text:p>99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31" calcext:value-type="float">
            <text:p>99.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.95" calcext:value-type="float">
            <text:p>98.95</text:p>
          </table:table-cell>
          <table:table-cell/>
          <table:table-cell table:formula="of:=AVERAGE([.A937];[.D937];[.G937];[.J937];[.M937];[.P937])" office:value-type="float" office:value="10.8333333333333" calcext:value-type="float">
            <text:p>10.8333333333333</text:p>
          </table:table-cell>
          <table:table-cell table:formula="of:=AVERAGE([.B937];[.E937];[.H937];[.K937];[.N937];[.Q937])" office:value-type="float" office:value="99.3916666666667" calcext:value-type="float">
            <text:p>99.391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72" calcext:value-type="float">
            <text:p>99.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55" calcext:value-type="float">
            <text:p>99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9" calcext:value-type="float">
            <text:p>99.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.23" calcext:value-type="float">
            <text:p>99.23</text:p>
          </table:table-cell>
          <table:table-cell/>
          <table:table-cell table:formula="of:=AVERAGE([.A938];[.D938];[.G938];[.J938];[.M938];[.P938])" office:value-type="float" office:value="11.8333333333333" calcext:value-type="float">
            <text:p>11.8333333333333</text:p>
          </table:table-cell>
          <table:table-cell table:formula="of:=AVERAGE([.B938];[.E938];[.H938];[.K938];[.N938];[.Q938])" office:value-type="float" office:value="99.5616666666667" calcext:value-type="float">
            <text:p>99.56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8" calcext:value-type="float">
            <text:p>99.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9.43" calcext:value-type="float">
            <text:p>99.43</text:p>
          </table:table-cell>
          <table:table-cell/>
          <table:table-cell table:formula="of:=AVERAGE([.A939];[.D939];[.G939];[.J939];[.M939];[.P939])" office:value-type="float" office:value="12.8333333333333" calcext:value-type="float">
            <text:p>12.8333333333333</text:p>
          </table:table-cell>
          <table:table-cell table:formula="of:=AVERAGE([.B939];[.E939];[.H939];[.K939];[.N939];[.Q939])"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2" calcext:value-type="float">
            <text:p>99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76" calcext:value-type="float">
            <text:p>99.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75" calcext:value-type="float">
            <text:p>99.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.53" calcext:value-type="float">
            <text:p>99.53</text:p>
          </table:table-cell>
          <table:table-cell/>
          <table:table-cell table:formula="of:=AVERAGE([.A940];[.D940];[.G940];[.J940];[.M940];[.P940])" office:value-type="float" office:value="13.8333333333333" calcext:value-type="float">
            <text:p>13.8333333333333</text:p>
          </table:table-cell>
          <table:table-cell table:formula="of:=AVERAGE([.B940];[.E940];[.H940];[.K940];[.N940];[.Q940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4" calcext:value-type="float">
            <text:p>99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74" calcext:value-type="float">
            <text:p>99.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AVERAGE([.A941];[.D941];[.G941];[.J941];[.M941];[.P941])" office:value-type="float" office:value="14.8333333333333" calcext:value-type="float">
            <text:p>14.8333333333333</text:p>
          </table:table-cell>
          <table:table-cell table:formula="of:=AVERAGE([.B941];[.E941];[.H941];[.K941];[.N941];[.Q941])" office:value-type="float" office:value="99.785" calcext:value-type="float">
            <text:p>99.7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9" calcext:value-type="float">
            <text:p>99.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.66" calcext:value-type="float">
            <text:p>99.66</text:p>
          </table:table-cell>
          <table:table-cell/>
          <table:table-cell table:formula="of:=AVERAGE([.A942];[.D942];[.G942];[.J942];[.M942];[.P942])" office:value-type="float" office:value="15.8333333333333" calcext:value-type="float">
            <text:p>15.8333333333333</text:p>
          </table:table-cell>
          <table:table-cell table:formula="of:=AVERAGE([.B942];[.E942];[.H942];[.K942];[.N942];[.Q942])" office:value-type="float" office:value="99.8283333333333" calcext:value-type="float">
            <text:p>99.8283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87" calcext:value-type="float">
            <text:p>99.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3" calcext:value-type="float">
            <text:p>99.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.72" calcext:value-type="float">
            <text:p>99.72</text:p>
          </table:table-cell>
          <table:table-cell/>
          <table:table-cell table:formula="of:=AVERAGE([.A943];[.D943];[.G943];[.J943];[.M943];[.P943])" office:value-type="float" office:value="16.8333333333333" calcext:value-type="float">
            <text:p>16.8333333333333</text:p>
          </table:table-cell>
          <table:table-cell table:formula="of:=AVERAGE([.B943];[.E943];[.H943];[.K943];[.N943];[.Q943])"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89" calcext:value-type="float">
            <text:p>99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6" calcext:value-type="float">
            <text:p>99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9.77" calcext:value-type="float">
            <text:p>99.77</text:p>
          </table:table-cell>
          <table:table-cell/>
          <table:table-cell table:formula="of:=AVERAGE([.A944];[.D944];[.G944];[.J944];[.M944];[.P944])" office:value-type="float" office:value="17.8333333333333" calcext:value-type="float">
            <text:p>17.8333333333333</text:p>
          </table:table-cell>
          <table:table-cell table:formula="of:=AVERAGE([.B944];[.E944];[.H944];[.K944];[.N944];[.Q944])"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8" calcext:value-type="float">
            <text:p>99.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.8" calcext:value-type="float">
            <text:p>99.8</text:p>
          </table:table-cell>
          <table:table-cell/>
          <table:table-cell table:formula="of:=AVERAGE([.A945];[.D945];[.G945];[.J945];[.M945];[.P945])" office:value-type="float" office:value="19" calcext:value-type="float">
            <text:p>19</text:p>
          </table:table-cell>
          <table:table-cell table:formula="of:=AVERAGE([.B945];[.E945];[.H945];[.K945];[.N945];[.Q945])"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93" calcext:value-type="float">
            <text:p>99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9.81" calcext:value-type="float">
            <text:p>99.81</text:p>
          </table:table-cell>
          <table:table-cell/>
          <table:table-cell table:formula="of:=AVERAGE([.A946];[.D946];[.G946];[.J946];[.M946];[.P946])" office:value-type="float" office:value="20" calcext:value-type="float">
            <text:p>20</text:p>
          </table:table-cell>
          <table:table-cell table:formula="of:=AVERAGE([.B946];[.E946];[.H946];[.K946];[.N946];[.Q946])"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1" calcext:value-type="float">
            <text:p>99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.84" calcext:value-type="float">
            <text:p>99.84</text:p>
          </table:table-cell>
          <table:table-cell/>
          <table:table-cell table:formula="of:=AVERAGE([.A947];[.D947];[.G947];[.J947];[.M947];[.P947])" office:value-type="float" office:value="21.6666666666667" calcext:value-type="float">
            <text:p>21.6666666666667</text:p>
          </table:table-cell>
          <table:table-cell table:formula="of:=AVERAGE([.B947];[.E947];[.H947];[.K947];[.N947];[.Q947])"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92" calcext:value-type="float">
            <text:p>99.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9.85" calcext:value-type="float">
            <text:p>99.85</text:p>
          </table:table-cell>
          <table:table-cell/>
          <table:table-cell table:formula="of:=AVERAGE([.A948];[.D948];[.G948];[.J948];[.M948];[.P948])" office:value-type="float" office:value="24" calcext:value-type="float">
            <text:p>24</text:p>
          </table:table-cell>
          <table:table-cell table:formula="of:=AVERAGE([.B948];[.E948];[.H948];[.K948];[.N948];[.Q948])"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.86" calcext:value-type="float">
            <text:p>99.86</text:p>
          </table:table-cell>
          <table:table-cell/>
          <table:table-cell table:formula="of:=AVERAGE([.A949];[.D949];[.G949];[.J949];[.M949];[.P949])" office:value-type="float" office:value="47.3333333333333" calcext:value-type="float">
            <text:p>47.3333333333333</text:p>
          </table:table-cell>
          <table:table-cell table:formula="of:=AVERAGE([.B949];[.E949];[.H949];[.K949];[.N949];[.Q949])"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4" calcext:value-type="float">
            <text:p>99.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9.88" calcext:value-type="float">
            <text:p>99.88</text:p>
          </table:table-cell>
          <table:table-cell/>
          <table:table-cell table:formula="of:=AVERAGE([.A950];[.D950];[.G950];[.J950];[.M950];[.P950])" office:value-type="float" office:value="51.8333333333333" calcext:value-type="float">
            <text:p>51.8333333333333</text:p>
          </table:table-cell>
          <table:table-cell table:formula="of:=AVERAGE([.B950];[.E950];[.H950];[.K950];[.N950];[.Q950])"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.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9.89" calcext:value-type="float">
            <text:p>99.89</text:p>
          </table:table-cell>
          <table:table-cell/>
          <table:table-cell table:formula="of:=AVERAGE([.A951];[.D951];[.G951];[.J951];[.M951];[.P951])" office:value-type="float" office:value="52.5" calcext:value-type="float">
            <text:p>52.5</text:p>
          </table:table-cell>
          <table:table-cell table:formula="of:=AVERAGE([.B951];[.E951];[.H951];[.K951];[.N951];[.Q951])"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9.96" calcext:value-type="float">
            <text:p>99.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9.9" calcext:value-type="float">
            <text:p>99.9</text:p>
          </table:table-cell>
          <table:table-cell/>
          <table:table-cell table:formula="of:=AVERAGE([.A952];[.D952];[.G952];[.J952];[.M952];[.P952])" office:value-type="float" office:value="70.3333333333333" calcext:value-type="float">
            <text:p>70.3333333333333</text:p>
          </table:table-cell>
          <table:table-cell table:formula="of:=AVERAGE([.B952];[.E952];[.H952];[.K952];[.N952];[.Q952])"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9.91" calcext:value-type="float">
            <text:p>99.91</text:p>
          </table:table-cell>
          <table:table-cell/>
          <table:table-cell table:formula="of:=AVERAGE([.A953];[.D953];[.G953];[.J953];[.M953];[.P953])" office:value-type="float" office:value="71.5" calcext:value-type="float">
            <text:p>71.5</text:p>
          </table:table-cell>
          <table:table-cell table:formula="of:=AVERAGE([.B953];[.E953];[.H953];[.K953];[.N953];[.Q953])"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9.92" calcext:value-type="float">
            <text:p>99.92</text:p>
          </table:table-cell>
          <table:table-cell/>
          <table:table-cell table:formula="of:=AVERAGE([.A954];[.D954];[.G954];[.J954];[.M954];[.P954])" office:value-type="float" office:value="74.5" calcext:value-type="float">
            <text:p>74.5</text:p>
          </table:table-cell>
          <table:table-cell table:formula="of:=AVERAGE([.B954];[.E954];[.H954];[.K954];[.N954];[.Q954])"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8" calcext:value-type="float">
            <text:p>99.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9.93" calcext:value-type="float">
            <text:p>99.93</text:p>
          </table:table-cell>
          <table:table-cell/>
          <table:table-cell table:formula="of:=AVERAGE([.A955];[.D955];[.G955];[.J955];[.M955];[.P955])" office:value-type="float" office:value="77.3333333333333" calcext:value-type="float">
            <text:p>77.3333333333333</text:p>
          </table:table-cell>
          <table:table-cell table:formula="of:=AVERAGE([.B955];[.E955];[.H955];[.K955];[.N955];[.Q955])"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956];[.D956];[.G956];[.J956];[.M956];[.P956])" office:value-type="float" office:value="78.1666666666667" calcext:value-type="float">
            <text:p>78.1666666666667</text:p>
          </table:table-cell>
          <table:table-cell table:formula="of:=AVERAGE([.B956];[.E956];[.H956];[.K956];[.N956];[.Q956])"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9.94" calcext:value-type="float">
            <text:p>99.94</text:p>
          </table:table-cell>
          <table:table-cell/>
          <table:table-cell table:formula="of:=AVERAGE([.A957];[.D957];[.G957];[.J957];[.M957];[.P957])" office:value-type="float" office:value="79.1666666666667" calcext:value-type="float">
            <text:p>79.1666666666667</text:p>
          </table:table-cell>
          <table:table-cell table:formula="of:=AVERAGE([.B957];[.E957];[.H957];[.K957];[.N957];[.Q957])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.95" calcext:value-type="float">
            <text:p>99.95</text:p>
          </table:table-cell>
          <table:table-cell/>
          <table:table-cell table:formula="of:=AVERAGE([.A958];[.D958];[.G958];[.J958];[.M958];[.P958])" office:value-type="float" office:value="81.6666666666667" calcext:value-type="float">
            <text:p>81.6666666666667</text:p>
          </table:table-cell>
          <table:table-cell table:formula="of:=AVERAGE([.B958];[.E958];[.H958];[.K958];[.N958];[.Q958])"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9.96" calcext:value-type="float">
            <text:p>99.96</text:p>
          </table:table-cell>
          <table:table-cell/>
          <table:table-cell table:formula="of:=AVERAGE([.A959];[.D959];[.G959];[.J959];[.M959];[.P959])" office:value-type="float" office:value="81.8333333333333" calcext:value-type="float">
            <text:p>81.8333333333333</text:p>
          </table:table-cell>
          <table:table-cell table:formula="of:=AVERAGE([.B959];[.E959];[.H959];[.K959];[.N959];[.Q959])"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9.97" calcext:value-type="float">
            <text:p>99.97</text:p>
          </table:table-cell>
          <table:table-cell/>
          <table:table-cell table:formula="of:=AVERAGE([.A960];[.D960];[.G960];[.J960];[.M960];[.P960])" office:value-type="float" office:value="82" calcext:value-type="float">
            <text:p>82</text:p>
          </table:table-cell>
          <table:table-cell table:formula="of:=AVERAGE([.B960];[.E960];[.H960];[.K960];[.N960];[.Q960])"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961];[.D961];[.G961];[.J961];[.M961];[.P961])" office:value-type="float" office:value="83.8333333333333" calcext:value-type="float">
            <text:p>83.8333333333333</text:p>
          </table:table-cell>
          <table:table-cell table:formula="of:=AVERAGE([.B961];[.E961];[.H961];[.K961];[.N961];[.Q961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9.98" calcext:value-type="float">
            <text:p>99.98</text:p>
          </table:table-cell>
          <table:table-cell/>
          <table:table-cell table:formula="of:=AVERAGE([.A962];[.D962];[.G962];[.J962];[.M962];[.P962])" office:value-type="float" office:value="84.5" calcext:value-type="float">
            <text:p>84.5</text:p>
          </table:table-cell>
          <table:table-cell table:formula="of:=AVERAGE([.B962];[.E962];[.H962];[.K962];[.N962];[.Q962])"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9.99" calcext:value-type="float">
            <text:p>99.99</text:p>
          </table:table-cell>
          <table:table-cell/>
          <table:table-cell table:formula="of:=AVERAGE([.A963];[.D963];[.G963];[.J963];[.M963];[.P963])" office:value-type="float" office:value="85.3333333333333" calcext:value-type="float">
            <text:p>85.3333333333333</text:p>
          </table:table-cell>
          <table:table-cell table:formula="of:=AVERAGE([.B963];[.E963];[.H963];[.K963];[.N963];[.Q963])"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964];[.D964];[.G964];[.J964];[.M964];[.P964])" office:value-type="float" office:value="93" calcext:value-type="float">
            <text:p>93</text:p>
          </table:table-cell>
          <table:table-cell table:formula="of:=AVERAGE([.B964];[.E964];[.H964];[.K964];[.N964];[.Q96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16:35.87756388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18:35.928851011</dc:date>
    <meta:editing-duration>PT1H5M42S</meta:editing-duration>
    <meta:editing-cycles>47</meta:editing-cycles>
    <meta:generator>LibreOffice/5.3.1.2$Linux_X86_64 LibreOffice_project/30m0$Build-2</meta:generator>
    <meta:document-statistic meta:table-count="1" meta:cell-count="12558" meta:object-count="0"/>
  </office:meta>
</office:document-meta>
</file>